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727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2.798cm"/>
    </style:style>
    <style:style style:family="table-column" style:name="co4">
      <style:table-column-properties fo:break-before="auto" style:column-width="2.461cm"/>
    </style:style>
    <style:style style:family="table-column" style:name="co5">
      <style:table-column-properties fo:break-before="auto" style:column-width="2.602cm"/>
    </style:style>
    <style:style style:family="table-column" style:name="co6">
      <style:table-column-properties fo:break-before="auto" style:column-width="2.097cm"/>
    </style:style>
    <style:style style:family="table-column" style:name="co7">
      <style:table-column-properties fo:break-before="auto" style:column-width="1.035cm"/>
    </style:style>
    <style:style style:family="table-column" style:name="co8">
      <style:table-column-properties fo:break-before="auto" style:column-width="1.649cm"/>
    </style:style>
    <style:style style:family="table-column" style:name="co9">
      <style:table-column-properties fo:break-before="auto" style:column-width="1.147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2.489cm"/>
    </style:style>
    <style:style style:family="table-column" style:name="co12">
      <style:table-column-properties fo:break-before="auto" style:column-width="1.774cm"/>
    </style:style>
    <style:style style:family="table-column" style:name="co13">
      <style:table-column-properties fo:break-before="auto" style:column-width="4.643cm"/>
    </style:style>
    <style:style style:family="table-column" style:name="co14">
      <style:table-column-properties fo:break-before="auto" style:column-width="0.474cm"/>
    </style:style>
    <style:style style:family="table-column" style:name="co15">
      <style:table-column-properties fo:break-before="auto" style:column-width="2.432cm"/>
    </style:style>
    <style:style style:family="table-column" style:name="co16">
      <style:table-column-properties fo:break-before="auto" style:column-width="2.35cm"/>
    </style:style>
    <style:style style:family="table-column" style:name="co17">
      <style:table-column-properties fo:break-before="auto" style:column-width="2.237cm"/>
    </style:style>
    <style:style style:family="table-column" style:name="co18">
      <style:table-column-properties fo:break-before="auto" style:column-width="2.265cm"/>
    </style:style>
    <style:style style:family="table-column" style:name="co19">
      <style:table-column-properties fo:break-before="auto" style:column-width="1.231cm"/>
    </style:style>
    <style:style style:family="table-column" style:name="co20">
      <style:table-column-properties fo:break-before="auto" style:column-width="0.979cm"/>
    </style:style>
    <style:style style:family="table-column" style:name="co21">
      <style:table-column-properties fo:break-before="auto" style:column-width="1.595cm"/>
    </style:style>
    <style:style style:family="table-column" style:name="co22">
      <style:table-column-properties fo:break-before="auto" style:column-width="4.503cm"/>
    </style:style>
    <style:style style:family="table-column" style:name="co23">
      <style:table-column-properties fo:break-before="auto" style:column-width="0.559cm"/>
    </style:style>
    <style:style style:family="table-column" style:name="co24">
      <style:table-column-properties fo:break-before="auto" style:column-width="2.21cm"/>
    </style:style>
    <style:style style:family="table-column" style:name="co25">
      <style:table-column-properties fo:break-before="auto" style:column-width="2.824cm"/>
    </style:style>
    <style:style style:family="table-column" style:name="co26">
      <style:table-column-properties fo:break-before="auto" style:column-width="2.545cm"/>
    </style:style>
    <style:style style:family="table-column" style:name="co27">
      <style:table-column-properties fo:break-before="auto" style:column-width="2.965cm"/>
    </style:style>
    <style:style style:family="table-column" style:name="co28">
      <style:table-column-properties fo:break-before="auto" style:column-width="3.076cm"/>
    </style:style>
    <style:style style:family="table-column" style:name="co29">
      <style:table-column-properties fo:break-before="auto" style:column-width="6.209cm"/>
    </style:style>
    <style:style style:family="table-column" style:name="co30">
      <style:table-column-properties fo:break-before="auto" style:column-width="0.616cm"/>
    </style:style>
    <style:style style:family="table-column" style:name="co31">
      <style:table-column-properties fo:break-before="auto" style:column-width="2.069cm"/>
    </style:style>
    <style:style style:family="table-column" style:name="co32">
      <style:table-column-properties fo:break-before="auto" style:column-width="1.118cm"/>
    </style:style>
    <style:style style:family="table-column" style:name="co33">
      <style:table-column-properties fo:break-before="auto" style:column-width="4.838cm"/>
    </style:style>
    <style:style style:family="table-column" style:name="co34">
      <style:table-column-properties fo:break-before="auto" style:column-width="0.894cm"/>
    </style:style>
    <style:style style:family="table-column" style:name="co35">
      <style:table-column-properties fo:break-before="auto" style:column-width="2.182cm"/>
    </style:style>
    <style:style style:family="table-column" style:name="co36">
      <style:table-column-properties fo:break-before="auto" style:column-width="2.574cm"/>
    </style:style>
    <style:style style:family="table-column" style:name="co37">
      <style:table-column-properties fo:break-before="auto" style:column-width="2.014cm"/>
    </style:style>
    <style:style style:family="table-column" style:name="co38">
      <style:table-column-properties fo:break-before="auto" style:column-width="1.342cm"/>
    </style:style>
    <style:style style:family="table-column" style:name="co39">
      <style:table-column-properties fo:break-before="auto" style:column-width="2.628cm"/>
    </style:style>
    <style:style style:family="table-column" style:name="co40">
      <style:table-column-properties fo:break-before="auto" style:column-width="7.44cm"/>
    </style:style>
    <style:style style:family="table-column" style:name="co41">
      <style:table-column-properties fo:break-before="auto" style:column-width="0.783cm"/>
    </style:style>
    <style:style style:family="table-column" style:name="co42">
      <style:table-column-properties fo:break-before="auto" style:column-width="2.154cm"/>
    </style:style>
    <style:style style:family="table-column" style:name="co43">
      <style:table-column-properties fo:break-before="auto" style:column-width="2.378cm"/>
    </style:style>
    <style:style style:family="table-column" style:name="co44">
      <style:table-column-properties fo:break-before="auto" style:column-width="1.203cm"/>
    </style:style>
    <style:style style:family="table-column" style:name="co45">
      <style:table-column-properties fo:break-before="auto" style:column-width="1.51cm"/>
    </style:style>
    <style:style style:family="table-column" style:name="co46">
      <style:table-column-properties fo:break-before="auto" style:column-width="0.923cm"/>
    </style:style>
    <style:style style:family="table-column" style:name="co47">
      <style:table-column-properties fo:break-before="auto" style:column-width="2.51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032cm"/>
    </style:style>
    <style:style style:family="table-row" style:name="ro3">
      <style:table-row-properties fo:break-before="auto" style:use-optimal-row-height="false" style:row-height="0.847cm"/>
    </style:style>
    <style:style style:family="table-row" style:name="ro4">
      <style:table-row-properties fo:break-before="auto" style:use-optimal-row-height="false" style:row-height="0.661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529cm"/>
    </style:style>
    <style:style style:family="table-row" style:name="ro7">
      <style:table-row-properties fo:break-before="auto" style:use-optimal-row-height="false" style:row-height="0.794cm"/>
    </style:style>
    <style:style style:family="table-row" style:name="ro8">
      <style:table-row-properties fo:break-before="auto" style:use-optimal-row-height="false" style:row-height="0.741cm"/>
    </style:style>
    <style:style style:family="table-row" style:name="ro9">
      <style:table-row-properties fo:break-before="auto" style:use-optimal-row-height="false" style:row-height="0.926cm"/>
    </style:style>
    <style:style style:family="table-row" style:name="ro10">
      <style:table-row-properties fo:break-before="auto" style:use-optimal-row-height="false" style:row-height="0.767cm"/>
    </style:style>
    <style:style style:family="table-row" style:name="ro11">
      <style:table-row-properties fo:break-before="auto" style:use-optimal-row-height="false" style:row-height="0.635cm"/>
    </style:style>
    <style:style style:family="table-row" style:name="ro12">
      <style:table-row-properties fo:break-before="auto" style:use-optimal-row-height="false" style:row-height="0.979cm"/>
    </style:style>
    <style:style style:family="table-row" style:name="ro13">
      <style:table-row-properties fo:break-before="auto" style:use-optimal-row-height="false" style:row-height="0.714cm"/>
    </style:style>
    <style:style style:family="table-row" style:name="ro14">
      <style:table-row-properties fo:break-before="auto" style:use-optimal-row-height="false" style:row-height="0.503cm"/>
    </style:style>
    <style:style style:family="table-row" style:name="ro15">
      <style:table-row-properties fo:break-before="auto" style:use-optimal-row-height="false" style:row-height="1.402cm"/>
    </style:style>
    <style:style style:family="table" style:name="ta1" style:master-page-name="PageStyle_5f_Tabel_20_1">
      <style:table-properties style:writing-mode="lr-tb" table:display="true"/>
    </style:style>
    <style:style style:family="table" style:name="ta2" style:master-page-name="PageStyle_5f_Tabel_20_2">
      <style:table-properties style:writing-mode="lr-tb" table:display="true"/>
    </style:style>
    <style:style style:family="table" style:name="ta3" style:master-page-name="PageStyle_5f_Tabel_20_3">
      <style:table-properties style:writing-mode="lr-tb" table:display="true"/>
    </style:style>
    <style:style style:family="table" style:name="ta4" style:master-page-name="PageStyle_5f_Tabel_20_4">
      <style:table-properties style:writing-mode="lr-tb" table:display="true"/>
    </style:style>
    <style:style style:family="table" style:name="ta5" style:master-page-name="PageStyle_5f_Tabel_20_5">
      <style:table-properties style:writing-mode="lr-tb" table:display="true"/>
    </style:style>
    <style:style style:family="table" style:name="ta6" style:master-page-name="PageStyle_5f_Tabel_20_7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tru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6">
      <style:table-cell-properties fo:padding="0.071cm" style:diagonal-bl-tr="none" style:rotation-align="none" fo:border="none" style:diagonal-tl-br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justify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TL 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79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TL Data" style:name="ce82">
      <style:table-cell-properties fo:padding="0.071cm" fo:border="none" style:diagonal-tl-br="none" style:diagonal-bl-tr="none" style:rotation-align="none"/>
    </style:style>
    <style:style style:family="table-cell" style:parent-style-name="TL Data" style:name="ce8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8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justify" style:vertical-justify="auto" style:rotation-align="none" style:rotation-angle="90"/>
      <style:paragraph-properties fo:margin-left="0cm" fo:text-align="end" css3t:text-justify="auto" style:writing-mode="pag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8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95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9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justify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justify" style:vertical-justify="auto" style:rotation-align="none" style:rotation-angle="9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0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0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0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0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0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1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11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HRowHeader" style:name="ce11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HRowHeader" style:name="ce11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HRowHeader" style:name="ce11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HRowHeader" style:name="ce11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1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1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justify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TL Data" style:name="ce136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3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Title" style:name="ce13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justify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4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4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4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Data" style:family="table-cell" style:name="ce143" style:display-name="ce14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44" style:display-name="ce144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145" style:display-name="ce145">
      <style:table-cell-properties fo:padding="0.071cm" style:diagonal-bl-tr="none" style:rotation-align="none" fo:border="none" style:diagonal-tl-br="none"/>
    </style:style>
    <style:style style:parent-style-name="TL Data" style:family="table-cell" style:name="ce146" style:display-name="ce1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parent-style-name="Default" style:family="table-cell" style:name="ce147" style:display-name="ce1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48" style:display-name="ce14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TL RowProperty" style:family="table-cell" style:name="ce149" style:display-name="ce1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Property" style:family="table-cell" style:name="ce150" style:display-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Property" style:family="table-cell" style:name="ce151" style:display-name="ce1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152" style:display-name="ce15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parent-style-name="TL Data" style:family="table-cell" style:name="ce153" style:display-name="ce15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parent-style-name="TL HRowHeader" style:family="table-cell" style:name="ce154" style:display-name="ce15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HRowHeader" style:family="table-cell" style:name="ce155" style:display-name="ce155">
      <style:table-cell-properties fo:padding="0.071cm" style:diagonal-bl-tr="none" style:rotation-align="none" fo:border="none" style:diagonal-tl-br="none"/>
    </style:style>
    <style:style style:parent-style-name="TL HRowHeader" style:family="table-cell" style:name="ce156" style:display-name="ce15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HRowHeader" style:family="table-cell" style:name="ce157" style:display-name="ce1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HRowHeader" style:family="table-cell" style:name="ce158" style:display-name="ce15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59" style:display-name="ce159">
      <style:table-cell-properties fo:padding="0.071cm" fo:border-left="none" fo:border-top="none" fo:border-right="1.76pt solid #000000" style:diagonal-tl-br="none" fo:border-bottom="none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2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Default" table:number-columns-repeated="1013"/>
        <table:table-row table:style-name="ro1">
          <table:table-cell ns41:value-type="string" table:style-name="ce1" office:value-type="string">
            <text:p>ADMINISTRATIVE EN GEREGTELIJKE KANTONS</text:p>
          </table:table-cell>
          <table:table-cell table:style-name="ce6" table:number-columns-repeated="3"/>
          <table:table-cell table:style-name="ce26"/>
          <table:table-cell table:style-name="ce6"/>
          <table:table-cell table:style-name="ce36" table:number-columns-repeated="5"/>
          <table:table-cell table:style-name="ce60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7"/>
          <table:table-cell table:style-name="ce2"/>
          <table:table-cell table:number-columns-repeated="1018"/>
        </table:table-row>
        <table:table-row table:style-name="ro2">
          <table:table-cell ns41:value-type="string" table:number-rows-spanned="3" table:style-name="ce3" table:number-columns-spanned="1" office:value-type="string">
            <text:p>ADMINISTRATIVE EN GEREGTELIJKE KANTONS</text:p>
          </table:table-cell>
          <table:table-cell table:style-name="ce11"/>
          <table:table-cell ns41:value-type="string" table:number-rows-spanned="3" table:style-name="ce13" table:number-columns-spanned="1" office:value-type="string">
            <text:p>Getal gemeenten</text:p>
          </table:table-cell>
          <table:table-cell ns41:value-type="string" table:number-rows-spanned="3" table:style-name="ce20" table:number-columns-spanned="1" office:value-type="string">
            <text:p>Werkelijke bevolking op 1 december 1869</text:p>
          </table:table-cell>
          <table:table-cell ns41:value-type="string" table:number-rows-spanned="3" table:style-name="ce20" table:number-columns-spanned="1" office:value-type="string">
            <text:p>Oppervlakte in hectaren, aren en contiaren</text:p>
          </table:table-cell>
          <table:table-cell ns41:value-type="string" table:number-rows-spanned="3" table:style-name="ce33" table:number-columns-spanned="1" office:value-type="string">
            <text:p>Bewoners op duizend hectaren</text:p>
          </table:table-cell>
          <table:table-cell ns41:value-type="string" table:number-rows-spanned="3" table:style-name="ce37" table:number-columns-spanned="1" office:value-type="string">
            <text:p>Telling</text:p>
          </table:table-cell>
          <table:table-cell ns41:value-type="string" table:number-rows-spanned="3" table:style-name="ce44" table:number-columns-spanned="1" office:value-type="string">
            <text:p>Tabel</text:p>
          </table:table-cell>
          <table:table-cell ns41:value-type="string" table:number-rows-spanned="3" table:style-name="ce44" table:number-columns-spanned="1" office:value-type="string">
            <text:p>Pagina links</text:p>
          </table:table-cell>
          <table:table-cell ns41:value-type="string" table:number-rows-spanned="3" table:style-name="ce54" table:number-columns-spanned="1" office:value-type="string">
            <text:p>Pagina rechts</text:p>
          </table:table-cell>
          <table:table-cell ns41:value-type="string" table:number-rows-spanned="3" table:style-name="ce44" table:number-columns-spanned="1" office:value-type="string">
            <text:p>Provincie</text:p>
          </table:table-cell>
          <table:table-cell ns41:value-type="string" table:number-rows-spanned="3" table:style-name="ce61" table:number-columns-spanned="1" office:value-type="string">
            <text:p>Image nr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1"/>
          <table:covered-table-cell table:style-name="ce14"/>
          <table:covered-table-cell table:style-name="ce21" table:number-columns-repeated="2"/>
          <table:covered-table-cell table:style-name="ce34"/>
          <table:covered-table-cell table:style-name="ce38"/>
          <table:covered-table-cell table:style-name="ce45" table:number-columns-repeated="2"/>
          <table:covered-table-cell table:style-name="ce55"/>
          <table:covered-table-cell table:style-name="ce45"/>
          <table:covered-table-cell table:style-name="ce62"/>
          <table:table-cell table:number-columns-repeated="1012"/>
        </table:table-row>
        <table:table-row table:style-name="ro4">
          <table:covered-table-cell table:style-name="ce5"/>
          <table:table-cell table:style-name="ce11"/>
          <table:covered-table-cell table:style-name="ce15"/>
          <table:covered-table-cell table:style-name="ce22" table:number-columns-repeated="2"/>
          <table:covered-table-cell table:style-name="ce35"/>
          <table:covered-table-cell table:style-name="ce39"/>
          <table:covered-table-cell table:style-name="ce46" table:number-columns-repeated="2"/>
          <table:covered-table-cell table:style-name="ce56"/>
          <table:covered-table-cell table:style-name="ce46"/>
          <table:covered-table-cell table:style-name="ce63"/>
          <table:table-cell table:number-columns-repeated="1012"/>
        </table:table-row>
        <table:table-row table:style-name="ro1">
          <table:table-cell table:style-name="ce6"/>
          <table:table-cell table:style-name="ce2" table:number-columns-repeated="3"/>
          <table:table-cell table:style-name="ce27"/>
          <table:table-cell table:style-name="ce2"/>
          <table:table-cell table:style-name="ce40"/>
          <table:table-cell table:style-name="ce47" table:number-columns-repeated="3"/>
          <table:table-cell table:style-name="ce57"/>
          <table:table-cell table:style-name="ce47"/>
          <table:table-cell table:number-columns-repeated="1012"/>
        </table:table-row>
        <table:table-row table:style-name="ro5">
          <table:table-cell ns41:value-type="string" table:style-name="ce7" office:value-type="string">
            <text:p>s Hertogenbosch</text:p>
          </table:table-cell>
          <table:table-cell table:style-name="ce12"/>
          <table:table-cell ns41:value-type="float" table:style-name="ce16" office:value="8" office:value-type="float">
            <text:p>8</text:p>
          </table:table-cell>
          <table:table-cell ns41:value-type="float" table:style-name="ce23" office:value="35122" office:value-type="float">
            <text:p>35122</text:p>
          </table:table-cell>
          <table:table-cell ns41:value-type="string" table:style-name="ce28" office:value-type="string">
            <text:p>15250,52,16</text:p>
          </table:table-cell>
          <table:table-cell ns41:value-type="float" table:style-name="ce23" office:value="2303" office:value-type="float">
            <text:p>2303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8" office:value-type="string">
            <text:p>01_H5</text:p>
          </table:table-cell>
          <table:table-cell ns41:value-type="float" table:style-name="ce51" office:value="434" office:value-type="float">
            <text:p>434</text:p>
          </table:table-cell>
          <table:table-cell ns41:value-type="float" table:style-name="ce51" office:value="435" office:value-type="float">
            <text:p>435</text:p>
          </table:table-cell>
          <table:table-cell ns41:value-type="string" table:style-name="ce51" office:value-type="string">
            <text:p>Noordbrabant</text:p>
          </table:table-cell>
          <table:table-cell ns41:value-type="string" table:style-name="ce64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ss</text:p>
          </table:table-cell>
          <table:table-cell table:style-name="ce12"/>
          <table:table-cell ns41:value-type="float" table:style-name="ce17" office:value="11" office:value-type="float">
            <text:p>11</text:p>
          </table:table-cell>
          <table:table-cell ns41:value-type="float" table:style-name="ce143" office:value="18691" office:value-type="float">
            <text:p>18691</text:p>
          </table:table-cell>
          <table:table-cell ns41:value-type="string" table:style-name="ce29" office:value-type="string">
            <text:p>20974,27,37</text:p>
          </table:table-cell>
          <table:table-cell ns41:value-type="float" table:style-name="ce143" office:value="891" office:value-type="float">
            <text:p>89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Grave</text:p>
          </table:table-cell>
          <table:table-cell table:style-name="ce12"/>
          <table:table-cell ns41:value-type="float" table:style-name="ce17" office:value="15" office:value-type="float">
            <text:p>15</text:p>
          </table:table-cell>
          <table:table-cell ns41:value-type="float" table:style-name="ce143" office:value="16688" office:value-type="float">
            <text:p>16688</text:p>
          </table:table-cell>
          <table:table-cell ns41:value-type="string" table:style-name="ce29" office:value-type="string">
            <text:p>21925,50,14</text:p>
          </table:table-cell>
          <table:table-cell ns41:value-type="float" table:style-name="ce143" office:value="761" office:value-type="float">
            <text:p>7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eusden</text:p>
          </table:table-cell>
          <table:table-cell table:style-name="ce12"/>
          <table:table-cell ns41:value-type="float" table:style-name="ce17" office:value="19" office:value-type="float">
            <text:p>19</text:p>
          </table:table-cell>
          <table:table-cell ns41:value-type="float" table:style-name="ce143" office:value="21916" office:value-type="float">
            <text:p>21916</text:p>
          </table:table-cell>
          <table:table-cell ns41:value-type="string" table:style-name="ce29" office:value-type="string">
            <text:p>24349,43,33</text:p>
          </table:table-cell>
          <table:table-cell ns41:value-type="float" table:style-name="ce143" office:value="900" office:value-type="float">
            <text:p>90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ilburg</text:p>
          </table:table-cell>
          <table:table-cell table:style-name="ce12"/>
          <table:table-cell ns41:value-type="float" table:style-name="ce17" office:value="6" office:value-type="float">
            <text:p>6</text:p>
          </table:table-cell>
          <table:table-cell ns41:value-type="float" table:style-name="ce143" office:value="32104" office:value-type="float">
            <text:p>32104</text:p>
          </table:table-cell>
          <table:table-cell ns41:value-type="string" table:style-name="ce29" office:value-type="string">
            <text:p>19825,66,11</text:p>
          </table:table-cell>
          <table:table-cell ns41:value-type="float" table:style-name="ce143" office:value="1619" office:value-type="float">
            <text:p>161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Boxtel</text:p>
          </table:table-cell>
          <table:table-cell table:style-name="ce12"/>
          <table:table-cell ns41:value-type="float" table:style-name="ce17" office:value="7" office:value-type="float">
            <text:p>7</text:p>
          </table:table-cell>
          <table:table-cell ns41:value-type="float" table:style-name="ce143" office:value="17701" office:value-type="float">
            <text:p>17701</text:p>
          </table:table-cell>
          <table:table-cell ns41:value-type="string" table:style-name="ce29" office:value-type="string">
            <text:p>19485,90,01</text:p>
          </table:table-cell>
          <table:table-cell ns41:value-type="float" table:style-name="ce143" office:value="908" office:value-type="float">
            <text:p>9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Waalwijk</text:p>
          </table:table-cell>
          <table:table-cell table:style-name="ce12"/>
          <table:table-cell ns41:value-type="float" table:style-name="ce17" office:value="11" office:value-type="float">
            <text:p>11</text:p>
          </table:table-cell>
          <table:table-cell ns41:value-type="float" table:style-name="ce143" office:value="25702" office:value-type="float">
            <text:p>25702</text:p>
          </table:table-cell>
          <table:table-cell ns41:value-type="string" table:style-name="ce29" office:value-type="string">
            <text:p>17028,01,25</text:p>
          </table:table-cell>
          <table:table-cell ns41:value-type="float" table:style-name="ce143" office:value="1509" office:value-type="float">
            <text:p>15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eghel</text:p>
          </table:table-cell>
          <table:table-cell table:style-name="ce12"/>
          <table:table-cell ns41:value-type="float" table:style-name="ce17" office:value="7" office:value-type="float">
            <text:p>7</text:p>
          </table:table-cell>
          <table:table-cell ns41:value-type="float" table:style-name="ce143" office:value="21401" office:value-type="float">
            <text:p>21401</text:p>
          </table:table-cell>
          <table:table-cell ns41:value-type="string" table:style-name="ce29" office:value-type="string">
            <text:p>27642,36,22</text:p>
          </table:table-cell>
          <table:table-cell ns41:value-type="float" table:style-name="ce143" office:value="774" office:value-type="float">
            <text:p>77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Boxmeer</text:p>
          </table:table-cell>
          <table:table-cell table:style-name="ce12"/>
          <table:table-cell ns41:value-type="float" table:style-name="ce17" office:value="10" office:value-type="float">
            <text:p>10</text:p>
          </table:table-cell>
          <table:table-cell ns41:value-type="float" table:style-name="ce143" office:value="14343" office:value-type="float">
            <text:p>14343</text:p>
          </table:table-cell>
          <table:table-cell ns41:value-type="string" table:style-name="ce29" office:value-type="string">
            <text:p>24674,06,40</text:p>
          </table:table-cell>
          <table:table-cell ns41:value-type="float" table:style-name="ce143" office:value="606" office:value-type="float">
            <text:p>6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 </text:p>
          </table:table-cell>
          <table:table-cell table:style-name="ce12"/>
          <table:table-cell table:formula="of:=SUM([.C7:.C15])" ns41:value-type="float" table:style-name="ce17" office:value-type="float" office:value="94">
            <text:p>94</text:p>
          </table:table-cell>
          <table:table-cell table:formula="of:=SUM([.D7:.D15])" ns41:value-type="float" table:style-name="ce143" office:value-type="float" office:value="203668">
            <text:p>203668</text:p>
          </table:table-cell>
          <table:table-cell ns41:value-type="string" table:style-name="ce29" office:value-type="string">
            <text:p>191155,72,99</text:p>
          </table:table-cell>
          <table:table-cell ns41:value-type="float" table:style-name="ce143" office:value="1065" office:value-type="float">
            <text:p>10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indhoven</text:p>
          </table:table-cell>
          <table:table-cell table:style-name="ce12"/>
          <table:table-cell ns41:value-type="float" table:style-name="ce17" office:value="20" office:value-type="float">
            <text:p>20</text:p>
          </table:table-cell>
          <table:table-cell ns41:value-type="float" table:style-name="ce143" office:value="25896" office:value-type="float">
            <text:p>25896</text:p>
          </table:table-cell>
          <table:table-cell ns41:value-type="string" table:style-name="ce30" office:value-type="string">
            <text:p>34605,13,50</text:p>
          </table:table-cell>
          <table:table-cell ns41:value-type="float" table:style-name="ce143" office:value="748" office:value-type="float">
            <text:p>7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sten</text:p>
          </table:table-cell>
          <table:table-cell table:style-name="ce12"/>
          <table:table-cell ns41:value-type="float" table:style-name="ce17" office:value="11" office:value-type="float">
            <text:p>11</text:p>
          </table:table-cell>
          <table:table-cell ns41:value-type="float" table:style-name="ce143" office:value="20428" office:value-type="float">
            <text:p>20428</text:p>
          </table:table-cell>
          <table:table-cell ns41:value-type="string" table:style-name="ce30" office:value-type="string">
            <text:p>52671,75,73</text:p>
          </table:table-cell>
          <table:table-cell ns41:value-type="float" table:style-name="ce143" office:value="388" office:value-type="float">
            <text:p>3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elmond</text:p>
          </table:table-cell>
          <table:table-cell table:style-name="ce12"/>
          <table:table-cell ns41:value-type="float" table:style-name="ce17" office:value="11" office:value-type="float">
            <text:p>11</text:p>
          </table:table-cell>
          <table:table-cell ns41:value-type="float" table:style-name="ce143" office:value="25222" office:value-type="float">
            <text:p>25222</text:p>
          </table:table-cell>
          <table:table-cell ns41:value-type="string" table:style-name="ce30" office:value-type="string">
            <text:p>24196,04,53</text:p>
          </table:table-cell>
          <table:table-cell ns41:value-type="float" table:style-name="ce143" office:value="1042" office:value-type="float">
            <text:p>104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irschot</text:p>
          </table:table-cell>
          <table:table-cell table:style-name="ce12"/>
          <table:table-cell ns41:value-type="float" table:style-name="ce17" office:value="11" office:value-type="float">
            <text:p>11</text:p>
          </table:table-cell>
          <table:table-cell ns41:value-type="float" table:style-name="ce143" office:value="17275" office:value-type="float">
            <text:p>17275</text:p>
          </table:table-cell>
          <table:table-cell ns41:value-type="string" table:style-name="ce30" office:value-type="string">
            <text:p>46349,90,48</text:p>
          </table:table-cell>
          <table:table-cell ns41:value-type="float" table:style-name="ce143" office:value="373" office:value-type="float">
            <text:p>37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7:.C20])" ns41:value-type="float" table:style-name="ce17" office:value-type="float" office:value="53">
            <text:p>53</text:p>
          </table:table-cell>
          <table:table-cell table:formula="of:=SUM([.D17:.D20])" ns41:value-type="float" table:style-name="ce143" office:value-type="float" office:value="88821">
            <text:p>88821</text:p>
          </table:table-cell>
          <table:table-cell ns41:value-type="string" table:style-name="ce29" office:value-type="string">
            <text:p>157822,84,33</text:p>
          </table:table-cell>
          <table:table-cell ns41:value-type="float" table:style-name="ce143" office:value="563" office:value-type="float">
            <text:p>5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Breda</text:p>
          </table:table-cell>
          <table:table-cell table:style-name="ce12"/>
          <table:table-cell ns41:value-type="float" table:style-name="ce18" office:value="4" office:value-type="float">
            <text:p>4</text:p>
          </table:table-cell>
          <table:table-cell ns41:value-type="float" table:style-name="ce24" office:value="24688" office:value-type="float">
            <text:p>24688</text:p>
          </table:table-cell>
          <table:table-cell ns41:value-type="string" table:style-name="ce30" office:value-type="string">
            <text:p>11864,86,65</text:p>
          </table:table-cell>
          <table:table-cell ns41:value-type="float" table:style-name="ce143" office:value="2081" office:value-type="float">
            <text:p>20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Ginneken</text:p>
          </table:table-cell>
          <table:table-cell table:style-name="ce12"/>
          <table:table-cell ns41:value-type="float" table:style-name="ce18" office:value="7" office:value-type="float">
            <text:p>7</text:p>
          </table:table-cell>
          <table:table-cell ns41:value-type="float" table:style-name="ce24" office:value="17351" office:value-type="float">
            <text:p>17351</text:p>
          </table:table-cell>
          <table:table-cell ns41:value-type="string" table:style-name="ce30" office:value-type="string">
            <text:p>41652,71,71</text:p>
          </table:table-cell>
          <table:table-cell ns41:value-type="float" table:style-name="ce143" office:value="417" office:value-type="float">
            <text:p>4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osterhout</text:p>
          </table:table-cell>
          <table:table-cell table:style-name="ce12"/>
          <table:table-cell ns41:value-type="float" table:style-name="ce18" office:value="5" office:value-type="float">
            <text:p>5</text:p>
          </table:table-cell>
          <table:table-cell ns41:value-type="float" table:style-name="ce24" office:value="18128" office:value-type="float">
            <text:p>18128</text:p>
          </table:table-cell>
          <table:table-cell ns41:value-type="string" table:style-name="ce30" office:value-type="string">
            <text:p>17535,02,11</text:p>
          </table:table-cell>
          <table:table-cell ns41:value-type="float" table:style-name="ce143" office:value="1034" office:value-type="float">
            <text:p>10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udenbosch</text:p>
          </table:table-cell>
          <table:table-cell table:style-name="ce12"/>
          <table:table-cell ns41:value-type="float" table:style-name="ce18" office:value="7" office:value-type="float">
            <text:p>7</text:p>
          </table:table-cell>
          <table:table-cell ns41:value-type="float" table:style-name="ce24" office:value="29102" office:value-type="float">
            <text:p>29102</text:p>
          </table:table-cell>
          <table:table-cell ns41:value-type="string" table:style-name="ce30" office:value-type="string">
            <text:p>31142,93,48</text:p>
          </table:table-cell>
          <table:table-cell ns41:value-type="float" table:style-name="ce143" office:value="934" office:value-type="float">
            <text:p>9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venbergen</text:p>
          </table:table-cell>
          <table:table-cell table:style-name="ce12"/>
          <table:table-cell ns41:value-type="float" table:style-name="ce18" office:value="6" office:value-type="float">
            <text:p>6</text:p>
          </table:table-cell>
          <table:table-cell ns41:value-type="float" table:style-name="ce24" office:value="19204" office:value-type="float">
            <text:p>19204</text:p>
          </table:table-cell>
          <table:table-cell ns41:value-type="string" table:style-name="ce30" office:value-type="string">
            <text:p>23360,81,77</text:p>
          </table:table-cell>
          <table:table-cell ns41:value-type="float" table:style-name="ce143" office:value="822" office:value-type="float">
            <text:p>8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Bergen op Zoom</text:p>
          </table:table-cell>
          <table:table-cell table:style-name="ce12"/>
          <table:table-cell ns41:value-type="float" table:style-name="ce18" office:value="9" office:value-type="float">
            <text:p>9</text:p>
          </table:table-cell>
          <table:table-cell ns41:value-type="float" table:style-name="ce24" office:value="27910" office:value-type="float">
            <text:p>27910</text:p>
          </table:table-cell>
          <table:table-cell ns41:value-type="string" table:style-name="ce30" office:value-type="string">
            <text:p>38239,09,35</text:p>
          </table:table-cell>
          <table:table-cell ns41:value-type="float" table:style-name="ce143" office:value="730" office:value-type="float">
            <text:p>7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22:.C27])" ns41:value-type="float" table:style-name="ce17" office:value-type="float" office:value="38">
            <text:p>38</text:p>
          </table:table-cell>
          <table:table-cell table:formula="of:=SUM([.D22:.D27])" ns41:value-type="float" table:style-name="ce143" office:value-type="float" office:value="136383">
            <text:p>136383</text:p>
          </table:table-cell>
          <table:table-cell ns41:value-type="string" table:style-name="ce29" office:value-type="string">
            <text:p>163795,45,07</text:p>
          </table:table-cell>
          <table:table-cell ns41:value-type="float" table:style-name="ce143" office:value="833" office:value-type="float">
            <text:p>83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e provincie Noordbrabant</text:p>
          </table:table-cell>
          <table:table-cell table:style-name="ce12"/>
          <table:table-cell table:formula="of:=SUM([.C16];[.C21];[.C28])" ns41:value-type="float" table:style-name="ce17" office:value-type="float" office:value="185">
            <text:p>185</text:p>
          </table:table-cell>
          <table:table-cell table:formula="of:=SUM([.D16];[.D21];[.D28])" ns41:value-type="float" table:style-name="ce143" office:value-type="float" office:value="428872">
            <text:p>428872</text:p>
          </table:table-cell>
          <table:table-cell ns41:value-type="string" table:style-name="ce29" office:value-type="string">
            <text:p>512774,02,39</text:p>
          </table:table-cell>
          <table:table-cell ns41:value-type="float" table:style-name="ce143" office:value="836" office:value-type="float">
            <text:p>8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Arnhem</text:p>
          </table:table-cell>
          <table:table-cell table:style-name="ce12"/>
          <table:table-cell ns41:value-type="float" table:style-name="ce17" office:value="3" office:value-type="float">
            <text:p>3</text:p>
          </table:table-cell>
          <table:table-cell ns41:value-type="float" table:style-name="ce143" office:value="41735" office:value-type="float">
            <text:p>41735</text:p>
          </table:table-cell>
          <table:table-cell ns41:value-type="string" table:style-name="ce30" office:value-type="string">
            <text:p>18711,03,28</text:p>
          </table:table-cell>
          <table:table-cell ns41:value-type="float" table:style-name="ce143" office:value="2230" office:value-type="float">
            <text:p>22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venaar</text:p>
          </table:table-cell>
          <table:table-cell table:style-name="ce12"/>
          <table:table-cell ns41:value-type="float" table:style-name="ce17" office:value="5" office:value-type="float">
            <text:p>5</text:p>
          </table:table-cell>
          <table:table-cell ns41:value-type="float" table:style-name="ce143" office:value="11718" office:value-type="float">
            <text:p>11718</text:p>
          </table:table-cell>
          <table:table-cell ns41:value-type="string" table:style-name="ce30" office:value-type="string">
            <text:p>11512,18,19</text:p>
          </table:table-cell>
          <table:table-cell ns41:value-type="float" table:style-name="ce143" office:value="1018" office:value-type="float">
            <text:p>10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Wageningen</text:p>
          </table:table-cell>
          <table:table-cell table:style-name="ce12"/>
          <table:table-cell ns41:value-type="float" table:style-name="ce17" office:value="5" office:value-type="float">
            <text:p>5</text:p>
          </table:table-cell>
          <table:table-cell ns41:value-type="float" table:style-name="ce143" office:value="22551" office:value-type="float">
            <text:p>22551</text:p>
          </table:table-cell>
          <table:table-cell ns41:value-type="string" table:style-name="ce30" office:value-type="string">
            <text:p>42105,33,12</text:p>
          </table:table-cell>
          <table:table-cell ns41:value-type="float" table:style-name="ce143" office:value="523" office:value-type="float">
            <text:p>5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Nijkerk</text:p>
          </table:table-cell>
          <table:table-cell table:style-name="ce12"/>
          <table:table-cell ns41:value-type="float" table:style-name="ce17" office:value="3" office:value-type="float">
            <text:p>3</text:p>
          </table:table-cell>
          <table:table-cell ns41:value-type="float" table:style-name="ce143" office:value="14644" office:value-type="float">
            <text:p>14644</text:p>
          </table:table-cell>
          <table:table-cell ns41:value-type="string" table:style-name="ce30" office:value-type="string">
            <text:p>24710,00,01</text:p>
          </table:table-cell>
          <table:table-cell ns41:value-type="float" table:style-name="ce143" office:value="593" office:value-type="float">
            <text:p>5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lburg</text:p>
          </table:table-cell>
          <table:table-cell table:style-name="ce12"/>
          <table:table-cell ns41:value-type="float" table:style-name="ce17" office:value="5" office:value-type="float">
            <text:p>5</text:p>
          </table:table-cell>
          <table:table-cell ns41:value-type="float" table:style-name="ce143" office:value="18031" office:value-type="float">
            <text:p>18031</text:p>
          </table:table-cell>
          <table:table-cell ns41:value-type="string" table:style-name="ce30" office:value-type="string">
            <text:p>27322,47,41</text:p>
          </table:table-cell>
          <table:table-cell ns41:value-type="float" table:style-name="ce143" office:value="660" office:value-type="float">
            <text:p>6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peldoorn</text:p>
          </table:table-cell>
          <table:table-cell table:style-name="ce12"/>
          <table:table-cell ns41:value-type="float" table:style-name="ce17" office:value="4" office:value-type="float">
            <text:p>4</text:p>
          </table:table-cell>
          <table:table-cell ns41:value-type="float" table:style-name="ce143" office:value="35346" office:value-type="float">
            <text:p>35346</text:p>
          </table:table-cell>
          <table:table-cell ns41:value-type="string" table:style-name="ce30" office:value-type="string">
            <text:p>70615,12,95</text:p>
          </table:table-cell>
          <table:table-cell ns41:value-type="float" table:style-name="ce143" office:value="501" office:value-type="float">
            <text:p>50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arderwijk</text:p>
          </table:table-cell>
          <table:table-cell table:style-name="ce12"/>
          <table:table-cell ns41:value-type="float" table:style-name="ce17" office:value="3" office:value-type="float">
            <text:p>3</text:p>
          </table:table-cell>
          <table:table-cell ns41:value-type="float" table:style-name="ce143" office:value="15809" office:value-type="float">
            <text:p>15809</text:p>
          </table:table-cell>
          <table:table-cell ns41:value-type="string" table:style-name="ce30" office:value-type="string">
            <text:p>32688,04,44</text:p>
          </table:table-cell>
          <table:table-cell ns41:value-type="float" table:style-name="ce143" office:value="484" office:value-type="float">
            <text:p>4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30:.C36])" ns41:value-type="float" table:style-name="ce17" office:value-type="float" office:value="28">
            <text:p>28</text:p>
          </table:table-cell>
          <table:table-cell table:formula="of:=SUM([.D30:.D36])" ns41:value-type="float" table:style-name="ce143" office:value-type="float" office:value="159834">
            <text:p>159834</text:p>
          </table:table-cell>
          <table:table-cell ns41:value-type="string" table:style-name="ce29" office:value-type="string">
            <text:p>227664,20,30</text:p>
          </table:table-cell>
          <table:table-cell ns41:value-type="float" table:style-name="ce143" office:value="702" office:value-type="float">
            <text:p>7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Nijmegen</text:p>
          </table:table-cell>
          <table:table-cell table:style-name="ce12"/>
          <table:table-cell ns41:value-type="float" table:style-name="ce17" office:value="4" office:value-type="float">
            <text:p>4</text:p>
          </table:table-cell>
          <table:table-cell ns41:value-type="float" table:style-name="ce143" office:value="31871" office:value-type="float">
            <text:p>31871</text:p>
          </table:table-cell>
          <table:table-cell ns41:value-type="string" table:style-name="ce30" office:value-type="string">
            <text:p>13367,56,17</text:p>
          </table:table-cell>
          <table:table-cell ns41:value-type="float" table:style-name="ce143" office:value="2384" office:value-type="float">
            <text:p>23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Wijchen</text:p>
          </table:table-cell>
          <table:table-cell table:style-name="ce12"/>
          <table:table-cell ns41:value-type="float" table:style-name="ce17" office:value="6" office:value-type="float">
            <text:p>6</text:p>
          </table:table-cell>
          <table:table-cell ns41:value-type="float" table:style-name="ce143" office:value="9963" office:value-type="float">
            <text:p>9963</text:p>
          </table:table-cell>
          <table:table-cell ns41:value-type="string" table:style-name="ce30" office:value-type="string">
            <text:p>12729,07,51</text:p>
          </table:table-cell>
          <table:table-cell ns41:value-type="float" table:style-name="ce143" office:value="783" office:value-type="float">
            <text:p>7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lst</text:p>
          </table:table-cell>
          <table:table-cell table:style-name="ce12"/>
          <table:table-cell ns41:value-type="float" table:style-name="ce17" office:value="7" office:value-type="float">
            <text:p>7</text:p>
          </table:table-cell>
          <table:table-cell ns41:value-type="float" table:style-name="ce143" office:value="23363" office:value-type="float">
            <text:p>23363</text:p>
          </table:table-cell>
          <table:table-cell ns41:value-type="string" table:style-name="ce30" office:value-type="string">
            <text:p>22162,00,86</text:p>
          </table:table-cell>
          <table:table-cell ns41:value-type="float" table:style-name="ce143" office:value="1045" office:value-type="float">
            <text:p>10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ruten</text:p>
          </table:table-cell>
          <table:table-cell table:style-name="ce12"/>
          <table:table-cell ns41:value-type="float" table:style-name="ce17" office:value="7" office:value-type="float">
            <text:p>7</text:p>
          </table:table-cell>
          <table:table-cell ns41:value-type="float" table:style-name="ce143" office:value="17823" office:value-type="float">
            <text:p>17823</text:p>
          </table:table-cell>
          <table:table-cell ns41:value-type="string" table:style-name="ce30" office:value-type="string">
            <text:p>15791,94,48</text:p>
          </table:table-cell>
          <table:table-cell ns41:value-type="float" table:style-name="ce143" office:value="1129" office:value-type="float">
            <text:p>112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38:.C41])" ns41:value-type="float" table:style-name="ce17" office:value-type="float" office:value="24">
            <text:p>24</text:p>
          </table:table-cell>
          <table:table-cell table:formula="of:=SUM([.D38:.D41])" ns41:value-type="float" table:style-name="ce143" office:value-type="float" office:value="83020">
            <text:p>83020</text:p>
          </table:table-cell>
          <table:table-cell ns41:value-type="string" table:style-name="ce29" office:value-type="string">
            <text:p>64050,59,02</text:p>
          </table:table-cell>
          <table:table-cell ns41:value-type="float" table:style-name="ce143" office:value="1296" office:value-type="float">
            <text:p>12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Zutphen</text:p>
          </table:table-cell>
          <table:table-cell table:style-name="ce12"/>
          <table:table-cell ns41:value-type="float" table:style-name="ce17" office:value="3" office:value-type="float">
            <text:p>3</text:p>
          </table:table-cell>
          <table:table-cell ns41:value-type="float" table:style-name="ce143" office:value="21033" office:value-type="float">
            <text:p>21033</text:p>
          </table:table-cell>
          <table:table-cell ns41:value-type="string" table:style-name="ce30" office:value-type="string">
            <text:p>13254,89,57</text:p>
          </table:table-cell>
          <table:table-cell ns41:value-type="float" table:style-name="ce143" office:value="1587" office:value-type="float">
            <text:p>15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Lochem</text:p>
          </table:table-cell>
          <table:table-cell table:style-name="ce12"/>
          <table:table-cell ns41:value-type="float" table:style-name="ce17" office:value="5" office:value-type="float">
            <text:p>5</text:p>
          </table:table-cell>
          <table:table-cell ns41:value-type="float" table:style-name="ce143" office:value="16407" office:value-type="float">
            <text:p>16407</text:p>
          </table:table-cell>
          <table:table-cell ns41:value-type="string" table:style-name="ce30" office:value-type="string">
            <text:p>31506,77,64</text:p>
          </table:table-cell>
          <table:table-cell ns41:value-type="float" table:style-name="ce143" office:value="521" office:value-type="float">
            <text:p>5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Groenlo</text:p>
          </table:table-cell>
          <table:table-cell table:style-name="ce12"/>
          <table:table-cell ns41:value-type="float" table:style-name="ce17" office:value="4" office:value-type="float">
            <text:p>4</text:p>
          </table:table-cell>
          <table:table-cell ns41:value-type="float" table:style-name="ce143" office:value="14488" office:value-type="float">
            <text:p>14488</text:p>
          </table:table-cell>
          <table:table-cell ns41:value-type="string" table:style-name="ce30" office:value-type="string">
            <text:p>24583,28,15</text:p>
          </table:table-cell>
          <table:table-cell ns41:value-type="float" table:style-name="ce143" office:value="589" office:value-type="float">
            <text:p>58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alten</text:p>
          </table:table-cell>
          <table:table-cell table:style-name="ce12"/>
          <table:table-cell ns41:value-type="float" table:style-name="ce17" office:value="3" office:value-type="float">
            <text:p>3</text:p>
          </table:table-cell>
          <table:table-cell ns41:value-type="float" table:style-name="ce143" office:value="15986" office:value-type="float">
            <text:p>15986</text:p>
          </table:table-cell>
          <table:table-cell ns41:value-type="string" table:style-name="ce30" office:value-type="string">
            <text:p>23433,62,24</text:p>
          </table:table-cell>
          <table:table-cell ns41:value-type="float" table:style-name="ce143" office:value="725" office:value-type="float">
            <text:p>72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oetinchem</text:p>
          </table:table-cell>
          <table:table-cell table:style-name="ce12"/>
          <table:table-cell ns41:value-type="float" table:style-name="ce17" office:value="5" office:value-type="float">
            <text:p>5</text:p>
          </table:table-cell>
          <table:table-cell ns41:value-type="float" table:style-name="ce143" office:value="15217" office:value-type="float">
            <text:p>15217</text:p>
          </table:table-cell>
          <table:table-cell ns41:value-type="string" table:style-name="ce30" office:value-type="string">
            <text:p>20409,98,36</text:p>
          </table:table-cell>
          <table:table-cell ns41:value-type="float" table:style-name="ce143" office:value="746" office:value-type="float">
            <text:p>74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oesburg</text:p>
          </table:table-cell>
          <table:table-cell table:style-name="ce12"/>
          <table:table-cell ns41:value-type="float" table:style-name="ce17" office:value="5" office:value-type="float">
            <text:p>5</text:p>
          </table:table-cell>
          <table:table-cell ns41:value-type="float" table:style-name="ce143" office:value="16134" office:value-type="float">
            <text:p>16134</text:p>
          </table:table-cell>
          <table:table-cell ns41:value-type="string" table:style-name="ce30" office:value-type="string">
            <text:p>16599,84,50</text:p>
          </table:table-cell>
          <table:table-cell ns41:value-type="float" table:style-name="ce143" office:value="972" office:value-type="float">
            <text:p>9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erborg</text:p>
          </table:table-cell>
          <table:table-cell table:style-name="ce12"/>
          <table:table-cell ns41:value-type="float" table:style-name="ce17" office:value="3" office:value-type="float">
            <text:p>3</text:p>
          </table:table-cell>
          <table:table-cell ns41:value-type="float" table:style-name="ce143" office:value="16909" office:value-type="float">
            <text:p>16909</text:p>
          </table:table-cell>
          <table:table-cell ns41:value-type="string" table:style-name="ce30" office:value-type="string">
            <text:p>21301,04,87</text:p>
          </table:table-cell>
          <table:table-cell ns41:value-type="float" table:style-name="ce143" office:value="794" office:value-type="float">
            <text:p>79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43:.C49])" ns41:value-type="float" table:style-name="ce17" office:value-type="float" office:value="28">
            <text:p>28</text:p>
          </table:table-cell>
          <table:table-cell table:formula="of:=SUM([.D43:.D49])" ns41:value-type="float" table:style-name="ce143" office:value-type="float" office:value="116174">
            <text:p>116174</text:p>
          </table:table-cell>
          <table:table-cell ns41:value-type="string" table:style-name="ce30" office:value-type="string">
            <text:p>151089,45,33</text:p>
          </table:table-cell>
          <table:table-cell ns41:value-type="float" table:style-name="ce143" office:value="769" office:value-type="float">
            <text:p>7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Tiel</text:p>
          </table:table-cell>
          <table:table-cell table:style-name="ce12"/>
          <table:table-cell ns41:value-type="float" table:style-name="ce17" office:value="9" office:value-type="float">
            <text:p>9</text:p>
          </table:table-cell>
          <table:table-cell ns41:value-type="float" table:style-name="ce143" office:value="25629" office:value-type="float">
            <text:p>25629</text:p>
          </table:table-cell>
          <table:table-cell ns41:value-type="string" table:style-name="ce30" office:value-type="string">
            <text:p>20278,92,88</text:p>
          </table:table-cell>
          <table:table-cell ns41:value-type="float" table:style-name="ce143" office:value="1264" office:value-type="float">
            <text:p>12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Geldermalsen</text:p>
          </table:table-cell>
          <table:table-cell table:style-name="ce12"/>
          <table:table-cell ns41:value-type="float" table:style-name="ce17" office:value="9" office:value-type="float">
            <text:p>9</text:p>
          </table:table-cell>
          <table:table-cell ns41:value-type="float" table:style-name="ce143" office:value="14143" office:value-type="float">
            <text:p>14143</text:p>
          </table:table-cell>
          <table:table-cell ns41:value-type="string" table:style-name="ce30" office:value-type="string">
            <text:p>17717,87,77</text:p>
          </table:table-cell>
          <table:table-cell ns41:value-type="float" table:style-name="ce143" office:value="798" office:value-type="float">
            <text:p>7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Culenborg</text:p>
          </table:table-cell>
          <table:table-cell table:style-name="ce12"/>
          <table:table-cell ns41:value-type="float" table:style-name="ce17" office:value="5" office:value-type="float">
            <text:p>5</text:p>
          </table:table-cell>
          <table:table-cell ns41:value-type="float" table:style-name="ce143" office:value="13735" office:value-type="float">
            <text:p>13735</text:p>
          </table:table-cell>
          <table:table-cell ns41:value-type="string" table:style-name="ce30" office:value-type="string">
            <text:p>12015,29,45</text:p>
          </table:table-cell>
          <table:table-cell ns41:value-type="float" table:style-name="ce143" office:value="1143" office:value-type="float">
            <text:p>11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alt-Bommel</text:p>
          </table:table-cell>
          <table:table-cell table:style-name="ce12"/>
          <table:table-cell ns41:value-type="float" table:style-name="ce17" office:value="13" office:value-type="float">
            <text:p>13</text:p>
          </table:table-cell>
          <table:table-cell ns41:value-type="float" table:style-name="ce143" office:value="20158" office:value-type="float">
            <text:p>20158</text:p>
          </table:table-cell>
          <table:table-cell ns41:value-type="string" table:style-name="ce30" office:value-type="string">
            <text:p>15832,02,68</text:p>
          </table:table-cell>
          <table:table-cell ns41:value-type="float" table:style-name="ce143" office:value="1273" office:value-type="float">
            <text:p>127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51:.C54])" ns41:value-type="float" table:style-name="ce17" office:value-type="float" office:value="36">
            <text:p>36</text:p>
          </table:table-cell>
          <table:table-cell table:formula="of:=SUM([.D51:.D54])" ns41:value-type="float" table:style-name="ce143" office:value-type="float" office:value="73665">
            <text:p>73665</text:p>
          </table:table-cell>
          <table:table-cell ns41:value-type="string" table:style-name="ce30" office:value-type="string">
            <text:p>65844,12,78</text:p>
          </table:table-cell>
          <table:table-cell ns41:value-type="float" table:style-name="ce143" office:value="1119" office:value-type="float">
            <text:p>111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e provincie Gelderland</text:p>
          </table:table-cell>
          <table:table-cell table:style-name="ce12"/>
          <table:table-cell table:formula="of:=SUM([.C37];[.C42];[.C50];[.C55])" ns41:value-type="float" table:style-name="ce17" office:value-type="float" office:value="116">
            <text:p>116</text:p>
          </table:table-cell>
          <table:table-cell table:formula="of:=SUM([.D37];[.D42];[.D50];[.D55])" ns41:value-type="float" table:style-name="ce143" office:value-type="float" office:value="432693">
            <text:p>432693</text:p>
          </table:table-cell>
          <table:table-cell ns41:value-type="string" table:style-name="ce30" office:value-type="string">
            <text:p>508648,37,43</text:p>
          </table:table-cell>
          <table:table-cell ns41:value-type="float" table:style-name="ce143" office:value="851" office:value-type="float">
            <text:p>8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<text:s/>'s Gravenhage</text:p>
          </table:table-cell>
          <table:table-cell table:style-name="ce12"/>
          <table:table-cell ns41:value-type="float" table:style-name="ce17" office:value="2" office:value-type="float">
            <text:p>2</text:p>
          </table:table-cell>
          <table:table-cell ns41:value-type="float" table:style-name="ce143" office:value="93472" office:value-type="float">
            <text:p>93472</text:p>
          </table:table-cell>
          <table:table-cell ns41:value-type="string" table:style-name="ce30" office:value-type="string">
            <text:p>8250,88,24</text:p>
          </table:table-cell>
          <table:table-cell ns41:value-type="float" table:style-name="ce143" office:value="11329" office:value-type="float">
            <text:p>1132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lft</text:p>
          </table:table-cell>
          <table:table-cell table:style-name="ce12"/>
          <table:table-cell ns41:value-type="float" table:style-name="ce17" office:value="5" office:value-type="float">
            <text:p>5</text:p>
          </table:table-cell>
          <table:table-cell ns41:value-type="float" table:style-name="ce143" office:value="27447" office:value-type="float">
            <text:p>27447</text:p>
          </table:table-cell>
          <table:table-cell ns41:value-type="string" table:style-name="ce30" office:value-type="string">
            <text:p>8273,40,71</text:p>
          </table:table-cell>
          <table:table-cell ns41:value-type="float" table:style-name="ce143" office:value="3317" office:value-type="float">
            <text:p>33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oorburg</text:p>
          </table:table-cell>
          <table:table-cell table:style-name="ce12"/>
          <table:table-cell ns41:value-type="float" table:style-name="ce17" office:value="7" office:value-type="float">
            <text:p>7</text:p>
          </table:table-cell>
          <table:table-cell ns41:value-type="float" table:style-name="ce143" office:value="12330" office:value-type="float">
            <text:p>12330</text:p>
          </table:table-cell>
          <table:table-cell ns41:value-type="string" table:style-name="ce30" office:value-type="string">
            <text:p>11050,77,04</text:p>
          </table:table-cell>
          <table:table-cell ns41:value-type="float" table:style-name="ce143" office:value="1072" office:value-type="float">
            <text:p>10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6">
          <table:table-cell ns41:value-type="string" table:style-name="ce7" office:value-type="string">
            <text:p>Naaldwijk</text:p>
          </table:table-cell>
          <table:table-cell table:style-name="ce12"/>
          <table:table-cell ns41:value-type="float" table:style-name="ce18" office:value="6" office:value-type="float">
            <text:p>6</text:p>
          </table:table-cell>
          <table:table-cell ns41:value-type="float" table:style-name="ce24" office:value="16616" office:value-type="float">
            <text:p>16616</text:p>
          </table:table-cell>
          <table:table-cell ns41:value-type="string" table:style-name="ce30" office:value-type="string">
            <text:p>13187,35,04</text:p>
          </table:table-cell>
          <table:table-cell ns41:value-type="float" table:style-name="ce143" office:value="1260" office:value-type="float">
            <text:p>12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57:.C60])" ns41:value-type="float" table:style-name="ce17" office:value-type="float" office:value="20">
            <text:p>20</text:p>
          </table:table-cell>
          <table:table-cell table:formula="of:=SUM([.D57:.D60])" ns41:value-type="float" table:style-name="ce143" office:value-type="float" office:value="149865">
            <text:p>149865</text:p>
          </table:table-cell>
          <table:table-cell ns41:value-type="string" table:style-name="ce30" office:value-type="string">
            <text:p>40762,41,03</text:p>
          </table:table-cell>
          <table:table-cell ns41:value-type="float" table:style-name="ce143" office:value="3677" office:value-type="float">
            <text:p>367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Leiden</text:p>
          </table:table-cell>
          <table:table-cell table:style-name="ce12"/>
          <table:table-cell ns41:value-type="float" table:style-name="ce18" office:value="4" office:value-type="float">
            <text:p>4</text:p>
          </table:table-cell>
          <table:table-cell ns41:value-type="float" table:style-name="ce24" office:value="46379" office:value-type="float">
            <text:p>46379</text:p>
          </table:table-cell>
          <table:table-cell ns41:value-type="string" table:style-name="ce30" office:value-type="string">
            <text:p>6251,77,65</text:p>
          </table:table-cell>
          <table:table-cell ns41:value-type="float" table:style-name="ce143" office:value="7427" office:value-type="float">
            <text:p>74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Noordwijk</text:p>
          </table:table-cell>
          <table:table-cell table:style-name="ce12"/>
          <table:table-cell ns41:value-type="float" table:style-name="ce18" office:value="11" office:value-type="float">
            <text:p>11</text:p>
          </table:table-cell>
          <table:table-cell ns41:value-type="float" table:style-name="ce24" office:value="22434" office:value-type="float">
            <text:p>22434</text:p>
          </table:table-cell>
          <table:table-cell ns41:value-type="string" table:style-name="ce30" office:value-type="string">
            <text:p>15873,00,39</text:p>
          </table:table-cell>
          <table:table-cell ns41:value-type="float" table:style-name="ce143" office:value="1413" office:value-type="float">
            <text:p>141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Woubrugge</text:p>
          </table:table-cell>
          <table:table-cell table:style-name="ce12"/>
          <table:table-cell ns41:value-type="float" table:style-name="ce18" office:value="8" office:value-type="float">
            <text:p>8</text:p>
          </table:table-cell>
          <table:table-cell ns41:value-type="float" table:style-name="ce24" office:value="12971" office:value-type="float">
            <text:p>12971</text:p>
          </table:table-cell>
          <table:table-cell ns41:value-type="string" table:style-name="ce30" office:value-type="string">
            <text:p>12869,93,34</text:p>
          </table:table-cell>
          <table:table-cell ns41:value-type="float" table:style-name="ce143" office:value="1008" office:value-type="float">
            <text:p>10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lphen</text:p>
          </table:table-cell>
          <table:table-cell table:style-name="ce12"/>
          <table:table-cell ns41:value-type="float" table:style-name="ce18" office:value="7" office:value-type="float">
            <text:p>7</text:p>
          </table:table-cell>
          <table:table-cell ns41:value-type="float" table:style-name="ce24" office:value="15371" office:value-type="float">
            <text:p>15371</text:p>
          </table:table-cell>
          <table:table-cell ns41:value-type="string" table:style-name="ce30" office:value-type="string">
            <text:p>13166,14,78</text:p>
          </table:table-cell>
          <table:table-cell ns41:value-type="float" table:style-name="ce143" office:value="1167" office:value-type="float">
            <text:p>11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Woerden</text:p>
          </table:table-cell>
          <table:table-cell table:style-name="ce12"/>
          <table:table-cell ns41:value-type="float" table:style-name="ce18" office:value="9" office:value-type="float">
            <text:p>9</text:p>
          </table:table-cell>
          <table:table-cell ns41:value-type="float" table:style-name="ce24" office:value="12846" office:value-type="float">
            <text:p>12846</text:p>
          </table:table-cell>
          <table:table-cell ns41:value-type="string" table:style-name="ce30" office:value-type="string">
            <text:p>12068,49,58</text:p>
          </table:table-cell>
          <table:table-cell ns41:value-type="float" table:style-name="ce143" office:value="1064" office:value-type="float">
            <text:p>10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62:.C66])" ns41:value-type="float" table:style-name="ce17" office:value-type="float" office:value="39">
            <text:p>39</text:p>
          </table:table-cell>
          <table:table-cell table:formula="of:=SUM([.D62:.D66])" ns41:value-type="float" table:style-name="ce143" office:value-type="float" office:value="110001">
            <text:p>110001</text:p>
          </table:table-cell>
          <table:table-cell ns41:value-type="string" table:style-name="ce30" office:value-type="string">
            <text:p>60229,35,74</text:p>
          </table:table-cell>
          <table:table-cell ns41:value-type="float" table:style-name="ce143" office:value="1826" office:value-type="float">
            <text:p>18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Rotterdam (2 kantons)</text:p>
          </table:table-cell>
          <table:table-cell table:style-name="ce12"/>
          <table:table-cell ns41:value-type="float" table:style-name="ce18" office:value="2" office:value-type="float">
            <text:p>2</text:p>
          </table:table-cell>
          <table:table-cell ns41:value-type="float" table:style-name="ce24" office:value="123331" office:value-type="float">
            <text:p>123331</text:p>
          </table:table-cell>
          <table:table-cell ns41:value-type="string" table:style-name="ce30" office:value-type="string">
            <text:p>2554,28,04</text:p>
          </table:table-cell>
          <table:table-cell ns41:value-type="float" table:style-name="ce143" office:value="48284" office:value-type="float">
            <text:p>482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laardingen</text:p>
          </table:table-cell>
          <table:table-cell table:style-name="ce12"/>
          <table:table-cell ns41:value-type="float" table:style-name="ce18" office:value="5" office:value-type="float">
            <text:p>5</text:p>
          </table:table-cell>
          <table:table-cell ns41:value-type="float" table:style-name="ce24" office:value="17033" office:value-type="float">
            <text:p>17033</text:p>
          </table:table-cell>
          <table:table-cell ns41:value-type="string" table:style-name="ce30" office:value-type="string">
            <text:p>10962,54,93</text:p>
          </table:table-cell>
          <table:table-cell ns41:value-type="float" table:style-name="ce143" office:value="1554" office:value-type="float">
            <text:p>15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Schiedam</text:p>
          </table:table-cell>
          <table:table-cell table:style-name="ce12"/>
          <table:table-cell ns41:value-type="float" table:style-name="ce18" office:value="4" office:value-type="float">
            <text:p>4</text:p>
          </table:table-cell>
          <table:table-cell ns41:value-type="float" table:style-name="ce24" office:value="31296" office:value-type="float">
            <text:p>31296</text:p>
          </table:table-cell>
          <table:table-cell ns41:value-type="string" table:style-name="ce30" office:value-type="string">
            <text:p>4802,39,57</text:p>
          </table:table-cell>
          <table:table-cell ns41:value-type="float" table:style-name="ce143" office:value="6517" office:value-type="float">
            <text:p>65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illegersberg</text:p>
          </table:table-cell>
          <table:table-cell table:style-name="ce12"/>
          <table:table-cell ns41:value-type="float" table:style-name="ce18" office:value="9" office:value-type="float">
            <text:p>9</text:p>
          </table:table-cell>
          <table:table-cell ns41:value-type="float" table:style-name="ce24" office:value="14074" office:value-type="float">
            <text:p>14074</text:p>
          </table:table-cell>
          <table:table-cell ns41:value-type="string" table:style-name="ce30" office:value-type="string">
            <text:p>15269,35,62</text:p>
          </table:table-cell>
          <table:table-cell ns41:value-type="float" table:style-name="ce143" office:value="922" office:value-type="float">
            <text:p>9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Gouda</text:p>
          </table:table-cell>
          <table:table-cell table:style-name="ce12"/>
          <table:table-cell ns41:value-type="float" table:style-name="ce18" office:value="9" office:value-type="float">
            <text:p>9</text:p>
          </table:table-cell>
          <table:table-cell ns41:value-type="float" table:style-name="ce24" office:value="26156" office:value-type="float">
            <text:p>26156</text:p>
          </table:table-cell>
          <table:table-cell ns41:value-type="string" table:style-name="ce30" office:value-type="string">
            <text:p>10297,19,16</text:p>
          </table:table-cell>
          <table:table-cell ns41:value-type="float" table:style-name="ce143" office:value="2540" office:value-type="float">
            <text:p>254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Schoonhoven</text:p>
          </table:table-cell>
          <table:table-cell table:style-name="ce12"/>
          <table:table-cell ns41:value-type="float" table:style-name="ce18" office:value="12" office:value-type="float">
            <text:p>12</text:p>
          </table:table-cell>
          <table:table-cell ns41:value-type="float" table:style-name="ce24" office:value="21258" office:value-type="float">
            <text:p>21258</text:p>
          </table:table-cell>
          <table:table-cell ns41:value-type="string" table:style-name="ce30" office:value-type="string">
            <text:p>15390,27,26</text:p>
          </table:table-cell>
          <table:table-cell ns41:value-type="float" table:style-name="ce143" office:value="1381" office:value-type="float">
            <text:p>13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ns41:value-type="float" table:style-name="ce18" office:value="41" office:value-type="float">
            <text:p>41</text:p>
          </table:table-cell>
          <table:table-cell ns41:value-type="float" table:style-name="ce24" office:value="233148" office:value-type="float">
            <text:p>233148</text:p>
          </table:table-cell>
          <table:table-cell ns41:value-type="string" table:style-name="ce30" office:value-type="string">
            <text:p>59276,04,58</text:p>
          </table:table-cell>
          <table:table-cell ns41:value-type="float" table:style-name="ce143" office:value="3933" office:value-type="float">
            <text:p>393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ordrecht</text:p>
          </table:table-cell>
          <table:table-cell table:style-name="ce12"/>
          <table:table-cell ns41:value-type="float" table:style-name="ce18" office:value="6" office:value-type="float">
            <text:p>6</text:p>
          </table:table-cell>
          <table:table-cell ns41:value-type="float" table:style-name="ce24" office:value="36424" office:value-type="float">
            <text:p>36424</text:p>
          </table:table-cell>
          <table:table-cell ns41:value-type="string" table:style-name="ce30" office:value-type="string">
            <text:p>10869,14,33</text:p>
          </table:table-cell>
          <table:table-cell ns41:value-type="float" table:style-name="ce143" office:value="3351" office:value-type="float">
            <text:p>33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s Gravendeel</text:p>
          </table:table-cell>
          <table:table-cell table:style-name="ce12"/>
          <table:table-cell ns41:value-type="float" table:style-name="ce18" office:value="6" office:value-type="float">
            <text:p>6</text:p>
          </table:table-cell>
          <table:table-cell ns41:value-type="float" table:style-name="ce24" office:value="13088" office:value-type="float">
            <text:p>13088</text:p>
          </table:table-cell>
          <table:table-cell ns41:value-type="string" table:style-name="ce30" office:value-type="string">
            <text:p>11720,13,84</text:p>
          </table:table-cell>
          <table:table-cell ns41:value-type="float" table:style-name="ce143" office:value="1119" office:value-type="float">
            <text:p>111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ud-Beijerland</text:p>
          </table:table-cell>
          <table:table-cell table:style-name="ce12"/>
          <table:table-cell ns41:value-type="float" table:style-name="ce18" office:value="8" office:value-type="float">
            <text:p>8</text:p>
          </table:table-cell>
          <table:table-cell ns41:value-type="float" table:style-name="ce24" office:value="15131" office:value-type="float">
            <text:p>15131</text:p>
          </table:table-cell>
          <table:table-cell ns41:value-type="string" table:style-name="ce30" office:value-type="string">
            <text:p>18327,43,82</text:p>
          </table:table-cell>
          <table:table-cell ns41:value-type="float" table:style-name="ce143" office:value="826" office:value-type="float">
            <text:p>8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Ridderkerk</text:p>
          </table:table-cell>
          <table:table-cell table:style-name="ce12"/>
          <table:table-cell ns41:value-type="float" table:style-name="ce18" office:value="9" office:value-type="float">
            <text:p>9</text:p>
          </table:table-cell>
          <table:table-cell ns41:value-type="float" table:style-name="ce24" office:value="22699" office:value-type="float">
            <text:p>22699</text:p>
          </table:table-cell>
          <table:table-cell ns41:value-type="string" table:style-name="ce30" office:value-type="string">
            <text:p>13475,07,37</text:p>
          </table:table-cell>
          <table:table-cell ns41:value-type="float" table:style-name="ce143" office:value="1685" office:value-type="float">
            <text:p>16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75:.C78])" ns41:value-type="float" table:style-name="ce17" office:value-type="float" office:value="29">
            <text:p>29</text:p>
          </table:table-cell>
          <table:table-cell table:formula="of:=SUM([.D75:.D78])" ns41:value-type="float" table:style-name="ce143" office:value-type="float" office:value="87342">
            <text:p>87342</text:p>
          </table:table-cell>
          <table:table-cell ns41:value-type="string" table:style-name="ce29" office:value-type="string">
            <text:p>54390,79,36</text:p>
          </table:table-cell>
          <table:table-cell ns41:value-type="float" table:style-name="ce143" office:value="1606" office:value-type="float">
            <text:p>16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Gorinchem</text:p>
          </table:table-cell>
          <table:table-cell table:style-name="ce12"/>
          <table:table-cell ns41:value-type="float" table:style-name="ce18" office:value="13" office:value-type="float">
            <text:p>13</text:p>
          </table:table-cell>
          <table:table-cell ns41:value-type="float" table:style-name="ce24" office:value="20275" office:value-type="float">
            <text:p>20275</text:p>
          </table:table-cell>
          <table:table-cell ns41:value-type="string" table:style-name="ce30" office:value-type="string">
            <text:p>11599,95,72</text:p>
          </table:table-cell>
          <table:table-cell ns41:value-type="float" table:style-name="ce143" office:value="1748" office:value-type="float">
            <text:p>17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Sliedrecht</text:p>
          </table:table-cell>
          <table:table-cell table:style-name="ce12"/>
          <table:table-cell ns41:value-type="float" table:style-name="ce18" office:value="18" office:value-type="float">
            <text:p>18</text:p>
          </table:table-cell>
          <table:table-cell ns41:value-type="float" table:style-name="ce24" office:value="28268" office:value-type="float">
            <text:p>28268</text:p>
          </table:table-cell>
          <table:table-cell ns41:value-type="string" table:style-name="ce30" office:value-type="string">
            <text:p>21576,29,87</text:p>
          </table:table-cell>
          <table:table-cell ns41:value-type="float" table:style-name="ce143" office:value="1310" office:value-type="float">
            <text:p>13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anen</text:p>
          </table:table-cell>
          <table:table-cell table:style-name="ce12"/>
          <table:table-cell ns41:value-type="float" table:style-name="ce18" office:value="9" office:value-type="float">
            <text:p>9</text:p>
          </table:table-cell>
          <table:table-cell ns41:value-type="float" table:style-name="ce24" office:value="13653" office:value-type="float">
            <text:p>13653</text:p>
          </table:table-cell>
          <table:table-cell ns41:value-type="string" table:style-name="ce30" office:value-type="string">
            <text:p>10613,24,14</text:p>
          </table:table-cell>
          <table:table-cell ns41:value-type="float" table:style-name="ce143" office:value="1286" office:value-type="float">
            <text:p>128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80:.C82])" ns41:value-type="float" table:style-name="ce17" office:value-type="float" office:value="40">
            <text:p>40</text:p>
          </table:table-cell>
          <table:table-cell table:formula="of:=SUM([.D80:.D82])" ns41:value-type="float" table:style-name="ce143" office:value-type="float" office:value="62196">
            <text:p>62196</text:p>
          </table:table-cell>
          <table:table-cell ns41:value-type="string" table:style-name="ce29" office:value-type="string">
            <text:p>43789,49,73</text:p>
          </table:table-cell>
          <table:table-cell ns41:value-type="float" table:style-name="ce143" office:value="1420" office:value-type="float">
            <text:p>142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Brielle</text:p>
          </table:table-cell>
          <table:table-cell table:style-name="ce12"/>
          <table:table-cell ns41:value-type="float" table:style-name="ce18" office:value="15" office:value-type="float">
            <text:p>15</text:p>
          </table:table-cell>
          <table:table-cell ns41:value-type="float" table:style-name="ce24" office:value="23055" office:value-type="float">
            <text:p>23055</text:p>
          </table:table-cell>
          <table:table-cell ns41:value-type="string" table:style-name="ce30" office:value-type="string">
            <text:p>21115,18,51</text:p>
          </table:table-cell>
          <table:table-cell ns41:value-type="float" table:style-name="ce143" office:value="1092" office:value-type="float">
            <text:p>10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Sommelsdijk</text:p>
          </table:table-cell>
          <table:table-cell table:style-name="ce12"/>
          <table:table-cell ns41:value-type="float" table:style-name="ce18" office:value="13" office:value-type="float">
            <text:p>13</text:p>
          </table:table-cell>
          <table:table-cell ns41:value-type="float" table:style-name="ce24" office:value="22597" office:value-type="float">
            <text:p>22597</text:p>
          </table:table-cell>
          <table:table-cell ns41:value-type="string" table:style-name="ce30" office:value-type="string">
            <text:p>22193,20,33</text:p>
          </table:table-cell>
          <table:table-cell ns41:value-type="float" table:style-name="ce143" office:value="1018" office:value-type="float">
            <text:p>10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84:.C85])" ns41:value-type="float" table:style-name="ce17" office:value-type="float" office:value="28">
            <text:p>28</text:p>
          </table:table-cell>
          <table:table-cell table:formula="of:=SUM([.D84:.D85])" ns41:value-type="float" table:style-name="ce143" office:value-type="float" office:value="45652">
            <text:p>45652</text:p>
          </table:table-cell>
          <table:table-cell ns41:value-type="string" table:style-name="ce30" office:value-type="string">
            <text:p>43308,38,84</text:p>
          </table:table-cell>
          <table:table-cell ns41:value-type="float" table:style-name="ce143" office:value="1054" office:value-type="float">
            <text:p>10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e Provincie Zuidholland</text:p>
          </table:table-cell>
          <table:table-cell table:style-name="ce12"/>
          <table:table-cell ns41:value-type="float" table:style-name="ce17" office:value="197" office:value-type="float">
            <text:p>197</text:p>
          </table:table-cell>
          <table:table-cell ns41:value-type="float" table:style-name="ce143" office:value="688204" office:value-type="float">
            <text:p>688204</text:p>
          </table:table-cell>
          <table:table-cell ns41:value-type="string" table:style-name="ce29" office:value-type="string">
            <text:p>301756,49,28</text:p>
          </table:table-cell>
          <table:table-cell ns41:value-type="float" table:style-name="ce143" office:value="2281" office:value-type="float">
            <text:p>22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msterdam (4 kantons)</text:p>
          </table:table-cell>
          <table:table-cell table:style-name="ce12"/>
          <table:table-cell ns41:value-type="float" table:style-name="ce17" office:value="3" office:value-type="float">
            <text:p>3</text:p>
          </table:table-cell>
          <table:table-cell ns41:value-type="float" table:style-name="ce143" office:value="268567" office:value-type="float">
            <text:p>268567</text:p>
          </table:table-cell>
          <table:table-cell ns41:value-type="string" table:style-name="ce30" office:value-type="string">
            <text:p>6212,67,83</text:p>
          </table:table-cell>
          <table:table-cell ns41:value-type="float" table:style-name="ce143" office:value="43229" office:value-type="float">
            <text:p>4322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Nieuwer-Amstel</text:p>
          </table:table-cell>
          <table:table-cell table:style-name="ce12"/>
          <table:table-cell ns41:value-type="float" table:style-name="ce17" office:value="4" office:value-type="float">
            <text:p>4</text:p>
          </table:table-cell>
          <table:table-cell ns41:value-type="float" table:style-name="ce143" office:value="14821" office:value-type="float">
            <text:p>14821</text:p>
          </table:table-cell>
          <table:table-cell ns41:value-type="string" table:style-name="ce30" office:value-type="string">
            <text:p>14423,99,92</text:p>
          </table:table-cell>
          <table:table-cell ns41:value-type="float" table:style-name="ce143" office:value="1028" office:value-type="float">
            <text:p>10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Weesp</text:p>
          </table:table-cell>
          <table:table-cell table:style-name="ce12"/>
          <table:table-cell ns41:value-type="float" table:style-name="ce17" office:value="6" office:value-type="float">
            <text:p>6</text:p>
          </table:table-cell>
          <table:table-cell ns41:value-type="float" table:style-name="ce143" office:value="8796" office:value-type="float">
            <text:p>8796</text:p>
          </table:table-cell>
          <table:table-cell ns41:value-type="string" table:style-name="ce30" office:value-type="string">
            <text:p>9899,18,48</text:p>
          </table:table-cell>
          <table:table-cell ns41:value-type="float" table:style-name="ce143" office:value="889" office:value-type="float">
            <text:p>88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Naarden</text:p>
          </table:table-cell>
          <table:table-cell table:style-name="ce12"/>
          <table:table-cell ns41:value-type="float" table:style-name="ce17" office:value="8" office:value-type="float">
            <text:p>8</text:p>
          </table:table-cell>
          <table:table-cell ns41:value-type="float" table:style-name="ce143" office:value="18508" office:value-type="float">
            <text:p>18508</text:p>
          </table:table-cell>
          <table:table-cell ns41:value-type="string" table:style-name="ce30" office:value-type="string">
            <text:p>13376,37,04</text:p>
          </table:table-cell>
          <table:table-cell ns41:value-type="float" table:style-name="ce143" office:value="1384" office:value-type="float">
            <text:p>13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88:.C91])" ns41:value-type="float" table:style-name="ce17" office:value-type="float" office:value="21">
            <text:p>21</text:p>
          </table:table-cell>
          <table:table-cell table:formula="of:=SUM([.D88:.D91])" ns41:value-type="float" table:style-name="ce143" office:value-type="float" office:value="310692">
            <text:p>310692</text:p>
          </table:table-cell>
          <table:table-cell ns41:value-type="string" table:style-name="ce30" office:value-type="string">
            <text:p>43912,23,27</text:p>
          </table:table-cell>
          <table:table-cell ns41:value-type="float" table:style-name="ce143" office:value="7075" office:value-type="float">
            <text:p>707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Alkmaar</text:p>
          </table:table-cell>
          <table:table-cell table:style-name="ce12"/>
          <table:table-cell ns41:value-type="float" table:style-name="ce17" office:value="19" office:value-type="float">
            <text:p>19</text:p>
          </table:table-cell>
          <table:table-cell ns41:value-type="float" table:style-name="ce143" office:value="31022" office:value-type="float">
            <text:p>31022</text:p>
          </table:table-cell>
          <table:table-cell ns41:value-type="string" table:style-name="ce30" office:value-type="string">
            <text:p>30812,63,57</text:p>
          </table:table-cell>
          <table:table-cell ns41:value-type="float" table:style-name="ce143" office:value="1007" office:value-type="float">
            <text:p>100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Schagen</text:p>
          </table:table-cell>
          <table:table-cell table:style-name="ce12"/>
          <table:table-cell ns41:value-type="float" table:style-name="ce17" office:value="12" office:value-type="float">
            <text:p>12</text:p>
          </table:table-cell>
          <table:table-cell ns41:value-type="float" table:style-name="ce143" office:value="22164" office:value-type="float">
            <text:p>22164</text:p>
          </table:table-cell>
          <table:table-cell ns41:value-type="string" table:style-name="ce30" office:value-type="string">
            <text:p>31028,36,54</text:p>
          </table:table-cell>
          <table:table-cell ns41:value-type="float" table:style-name="ce143" office:value="714" office:value-type="float">
            <text:p>71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elder</text:p>
          </table:table-cell>
          <table:table-cell table:style-name="ce12"/>
          <table:table-cell ns41:value-type="float" table:style-name="ce17" office:value="3" office:value-type="float">
            <text:p>3</text:p>
          </table:table-cell>
          <table:table-cell ns41:value-type="float" table:style-name="ce143" office:value="26760" office:value-type="float">
            <text:p>26760</text:p>
          </table:table-cell>
          <table:table-cell ns41:value-type="string" table:style-name="ce30" office:value-type="string">
            <text:p>25518,29,38</text:p>
          </table:table-cell>
          <table:table-cell ns41:value-type="float" table:style-name="ce143" office:value="1049" office:value-type="float">
            <text:p>104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93:.C95])" ns41:value-type="float" table:style-name="ce17" office:value-type="float" office:value="34">
            <text:p>34</text:p>
          </table:table-cell>
          <table:table-cell table:formula="of:=SUM([.D93:.D95])" ns41:value-type="float" table:style-name="ce143" office:value-type="float" office:value="79946">
            <text:p>79946</text:p>
          </table:table-cell>
          <table:table-cell ns41:value-type="string" table:style-name="ce30" office:value-type="string">
            <text:p>87359,29,38</text:p>
          </table:table-cell>
          <table:table-cell ns41:value-type="float" table:style-name="ce143" office:value="915" office:value-type="float">
            <text:p>91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Hoorn</text:p>
          </table:table-cell>
          <table:table-cell table:style-name="ce12"/>
          <table:table-cell ns41:value-type="float" table:style-name="ce17" office:value="12" office:value-type="float">
            <text:p>12</text:p>
          </table:table-cell>
          <table:table-cell ns41:value-type="float" table:style-name="ce143" office:value="21511" office:value-type="float">
            <text:p>21511</text:p>
          </table:table-cell>
          <table:table-cell ns41:value-type="string" table:style-name="ce30" office:value-type="string">
            <text:p>13469,07,56</text:p>
          </table:table-cell>
          <table:table-cell ns41:value-type="float" table:style-name="ce143" office:value="1597" office:value-type="float">
            <text:p>15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nkhuizen</text:p>
          </table:table-cell>
          <table:table-cell table:style-name="ce12"/>
          <table:table-cell ns41:value-type="float" table:style-name="ce17" office:value="8" office:value-type="float">
            <text:p>8</text:p>
          </table:table-cell>
          <table:table-cell ns41:value-type="float" table:style-name="ce143" office:value="17430" office:value-type="float">
            <text:p>17430</text:p>
          </table:table-cell>
          <table:table-cell ns41:value-type="string" table:style-name="ce30" office:value-type="string">
            <text:p>9633,87,51</text:p>
          </table:table-cell>
          <table:table-cell ns41:value-type="float" table:style-name="ce143" office:value="1809" office:value-type="float">
            <text:p>18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Medemblik</text:p>
          </table:table-cell>
          <table:table-cell table:style-name="ce12"/>
          <table:table-cell ns41:value-type="float" table:style-name="ce17" office:value="14" office:value-type="float">
            <text:p>14</text:p>
          </table:table-cell>
          <table:table-cell ns41:value-type="float" table:style-name="ce143" office:value="17143" office:value-type="float">
            <text:p>17143</text:p>
          </table:table-cell>
          <table:table-cell ns41:value-type="string" table:style-name="ce30" office:value-type="string">
            <text:p>29204,45,00</text:p>
          </table:table-cell>
          <table:table-cell ns41:value-type="float" table:style-name="ce143" office:value="587" office:value-type="float">
            <text:p>5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Purmerend</text:p>
          </table:table-cell>
          <table:table-cell table:style-name="ce12"/>
          <table:table-cell ns41:value-type="float" table:style-name="ce17" office:value="11" office:value-type="float">
            <text:p>11</text:p>
          </table:table-cell>
          <table:table-cell ns41:value-type="float" table:style-name="ce143" office:value="18510" office:value-type="float">
            <text:p>18510</text:p>
          </table:table-cell>
          <table:table-cell ns41:value-type="string" table:style-name="ce30" office:value-type="string">
            <text:p>20746,64,10</text:p>
          </table:table-cell>
          <table:table-cell ns41:value-type="float" table:style-name="ce143" office:value="892" office:value-type="float">
            <text:p>8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dam</text:p>
          </table:table-cell>
          <table:table-cell table:style-name="ce12"/>
          <table:table-cell ns41:value-type="float" table:style-name="ce17" office:value="10" office:value-type="float">
            <text:p>10</text:p>
          </table:table-cell>
          <table:table-cell ns41:value-type="float" table:style-name="ce143" office:value="16275" office:value-type="float">
            <text:p>16275</text:p>
          </table:table-cell>
          <table:table-cell ns41:value-type="string" table:style-name="ce30" office:value-type="string">
            <text:p>12446,56,61</text:p>
          </table:table-cell>
          <table:table-cell ns41:value-type="float" table:style-name="ce143" office:value="1308" office:value-type="float">
            <text:p>13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97:.C101])" ns41:value-type="float" table:style-name="ce17" office:value-type="float" office:value="55">
            <text:p>55</text:p>
          </table:table-cell>
          <table:table-cell table:formula="of:=SUM([.D97:.D101])" ns41:value-type="float" table:style-name="ce143" office:value-type="float" office:value="90869">
            <text:p>90869</text:p>
          </table:table-cell>
          <table:table-cell ns41:value-type="string" table:style-name="ce30" office:value-type="string">
            <text:p>85500,60,78</text:p>
          </table:table-cell>
          <table:table-cell ns41:value-type="float" table:style-name="ce143" office:value="1063" office:value-type="float">
            <text:p>10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8" office:value-type="string">
            <text:p>Haarlem</text:p>
          </table:table-cell>
          <table:table-cell table:style-name="ce12"/>
          <table:table-cell ns41:value-type="float" table:style-name="ce17" office:value="9" office:value-type="float">
            <text:p>9</text:p>
          </table:table-cell>
          <table:table-cell ns41:value-type="float" table:style-name="ce143" office:value="53015" office:value-type="float">
            <text:p>53015</text:p>
          </table:table-cell>
          <table:table-cell ns41:value-type="string" table:style-name="ce30" office:value-type="string">
            <text:p>31715,38,58</text:p>
          </table:table-cell>
          <table:table-cell ns41:value-type="float" table:style-name="ce143" office:value="1672" office:value-type="float">
            <text:p>16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8" office:value-type="string">
            <text:p>Beverwijk</text:p>
          </table:table-cell>
          <table:table-cell table:style-name="ce12"/>
          <table:table-cell ns41:value-type="float" table:style-name="ce17" office:value="8" office:value-type="float">
            <text:p>8</text:p>
          </table:table-cell>
          <table:table-cell ns41:value-type="float" table:style-name="ce143" office:value="18537" office:value-type="float">
            <text:p>18537</text:p>
          </table:table-cell>
          <table:table-cell ns41:value-type="string" table:style-name="ce30" office:value-type="string">
            <text:p>17179,97,59</text:p>
          </table:table-cell>
          <table:table-cell ns41:value-type="float" table:style-name="ce143" office:value="1080" office:value-type="float">
            <text:p>108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8" office:value-type="string">
            <text:p>Zaandam</text:p>
          </table:table-cell>
          <table:table-cell table:style-name="ce12"/>
          <table:table-cell ns41:value-type="float" table:style-name="ce17" office:value="6" office:value-type="float">
            <text:p>6</text:p>
          </table:table-cell>
          <table:table-cell ns41:value-type="float" table:style-name="ce143" office:value="24377" office:value-type="float">
            <text:p>24377</text:p>
          </table:table-cell>
          <table:table-cell ns41:value-type="string" table:style-name="ce30" office:value-type="string">
            <text:p>5968,76,13</text:p>
          </table:table-cell>
          <table:table-cell ns41:value-type="float" table:style-name="ce143" office:value="4084" office:value-type="float">
            <text:p>40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03:.C105])" ns41:value-type="float" table:style-name="ce17" office:value-type="float" office:value="23">
            <text:p>23</text:p>
          </table:table-cell>
          <table:table-cell table:formula="of:=SUM([.D103:.D105])" ns41:value-type="float" table:style-name="ce143" office:value-type="float" office:value="95929">
            <text:p>95929</text:p>
          </table:table-cell>
          <table:table-cell ns41:value-type="string" table:style-name="ce30" office:value-type="string">
            <text:p>54864,12,30</text:p>
          </table:table-cell>
          <table:table-cell ns41:value-type="float" table:style-name="ce143" office:value="1748" office:value-type="float">
            <text:p>17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e provincie Noordholland</text:p>
          </table:table-cell>
          <table:table-cell table:style-name="ce12"/>
          <table:table-cell table:formula="of:=SUM([.C92];[.C96];[.C102];[.C106])" ns41:value-type="float" table:style-name="ce17" office:value-type="float" office:value="133">
            <text:p>133</text:p>
          </table:table-cell>
          <table:table-cell table:formula="of:=SUM([.D92];[.D96];[.D102];[.D106])" ns41:value-type="float" table:style-name="ce143" office:value-type="float" office:value="577436">
            <text:p>577436</text:p>
          </table:table-cell>
          <table:table-cell ns41:value-type="string" table:style-name="ce30" office:value-type="string">
            <text:p>271636.25.73</text:p>
          </table:table-cell>
          <table:table-cell ns41:value-type="float" table:style-name="ce143" office:value="2126" office:value-type="float">
            <text:p>21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Middelburg</text:p>
          </table:table-cell>
          <table:table-cell table:style-name="ce12"/>
          <table:table-cell ns41:value-type="float" table:style-name="ce17" office:value="11" office:value-type="float">
            <text:p>11</text:p>
          </table:table-cell>
          <table:table-cell ns41:value-type="float" table:style-name="ce143" office:value="25931" office:value-type="float">
            <text:p>25931</text:p>
          </table:table-cell>
          <table:table-cell ns41:value-type="string" table:style-name="ce30" office:value-type="string">
            <text:p>12972,97,82</text:p>
          </table:table-cell>
          <table:table-cell ns41:value-type="float" table:style-name="ce143" office:value="1999" office:value-type="float">
            <text:p>19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lissingen</text:p>
          </table:table-cell>
          <table:table-cell table:style-name="ce12"/>
          <table:table-cell ns41:value-type="float" table:style-name="ce17" office:value="8" office:value-type="float">
            <text:p>8</text:p>
          </table:table-cell>
          <table:table-cell ns41:value-type="float" table:style-name="ce143" office:value="17240" office:value-type="float">
            <text:p>17240</text:p>
          </table:table-cell>
          <table:table-cell ns41:value-type="string" table:style-name="ce30" office:value-type="string">
            <text:p>7745,00,42</text:p>
          </table:table-cell>
          <table:table-cell ns41:value-type="float" table:style-name="ce143" office:value="2223" office:value-type="float">
            <text:p>22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Sluis</text:p>
          </table:table-cell>
          <table:table-cell table:style-name="ce12"/>
          <table:table-cell ns41:value-type="float" table:style-name="ce17" office:value="10" office:value-type="float">
            <text:p>10</text:p>
          </table:table-cell>
          <table:table-cell ns41:value-type="float" table:style-name="ce143" office:value="9682" office:value-type="float">
            <text:p>9682</text:p>
          </table:table-cell>
          <table:table-cell ns41:value-type="string" table:style-name="ce30" office:value-type="string">
            <text:p>12146,04,49</text:p>
          </table:table-cell>
          <table:table-cell ns41:value-type="float" table:style-name="ce143" office:value="797" office:value-type="float">
            <text:p>7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ostburg</text:p>
          </table:table-cell>
          <table:table-cell table:style-name="ce12"/>
          <table:table-cell ns41:value-type="float" table:style-name="ce17" office:value="8" office:value-type="float">
            <text:p>8</text:p>
          </table:table-cell>
          <table:table-cell ns41:value-type="float" table:style-name="ce143" office:value="14062" office:value-type="float">
            <text:p>14062</text:p>
          </table:table-cell>
          <table:table-cell ns41:value-type="string" table:style-name="ce30" office:value-type="string">
            <text:p>17901,79,41</text:p>
          </table:table-cell>
          <table:table-cell ns41:value-type="float" table:style-name="ce143" office:value="786" office:value-type="float">
            <text:p>78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08:.C111])" ns41:value-type="float" table:style-name="ce17" office:value-type="float" office:value="37">
            <text:p>37</text:p>
          </table:table-cell>
          <table:table-cell table:formula="of:=SUM([.D108:.D111])" ns41:value-type="float" table:style-name="ce143" office:value-type="float" office:value="66915">
            <text:p>66915</text:p>
          </table:table-cell>
          <table:table-cell ns41:value-type="string" table:style-name="ce30" office:value-type="string">
            <text:p>50774,82,14</text:p>
          </table:table-cell>
          <table:table-cell ns41:value-type="float" table:style-name="ce143" office:value="1318" office:value-type="float">
            <text:p>13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Goes</text:p>
          </table:table-cell>
          <table:table-cell table:style-name="ce12"/>
          <table:table-cell ns41:value-type="float" table:style-name="ce17" office:value="13" office:value-type="float">
            <text:p>13</text:p>
          </table:table-cell>
          <table:table-cell ns41:value-type="float" table:style-name="ce143" office:value="19957" office:value-type="float">
            <text:p>19957</text:p>
          </table:table-cell>
          <table:table-cell ns41:value-type="string" table:style-name="ce30" office:value-type="string">
            <text:p>18705,65,74</text:p>
          </table:table-cell>
          <table:table-cell ns41:value-type="float" table:style-name="ce143" office:value="1067" office:value-type="float">
            <text:p>10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einkenszand</text:p>
          </table:table-cell>
          <table:table-cell table:style-name="ce12"/>
          <table:table-cell ns41:value-type="float" table:style-name="ce17" office:value="13" office:value-type="float">
            <text:p>13</text:p>
          </table:table-cell>
          <table:table-cell ns41:value-type="float" table:style-name="ce143" office:value="12179" office:value-type="float">
            <text:p>12179</text:p>
          </table:table-cell>
          <table:table-cell ns41:value-type="string" table:style-name="ce30" office:value-type="string">
            <text:p>15952,21,52</text:p>
          </table:table-cell>
          <table:table-cell ns41:value-type="float" table:style-name="ce143" office:value="763" office:value-type="float">
            <text:p>7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Cortgene</text:p>
          </table:table-cell>
          <table:table-cell table:style-name="ce12"/>
          <table:table-cell ns41:value-type="float" table:style-name="ce17" office:value="4" office:value-type="float">
            <text:p>4</text:p>
          </table:table-cell>
          <table:table-cell ns41:value-type="float" table:style-name="ce143" office:value="6964" office:value-type="float">
            <text:p>6964</text:p>
          </table:table-cell>
          <table:table-cell ns41:value-type="string" table:style-name="ce30" office:value-type="string">
            <text:p>8593,69,22</text:p>
          </table:table-cell>
          <table:table-cell ns41:value-type="float" table:style-name="ce143" office:value="810" office:value-type="float">
            <text:p>8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xel</text:p>
          </table:table-cell>
          <table:table-cell table:style-name="ce12"/>
          <table:table-cell ns41:value-type="float" table:style-name="ce17" office:value="10" office:value-type="float">
            <text:p>10</text:p>
          </table:table-cell>
          <table:table-cell ns41:value-type="float" table:style-name="ce143" office:value="17212" office:value-type="float">
            <text:p>17212</text:p>
          </table:table-cell>
          <table:table-cell ns41:value-type="string" table:style-name="ce30" office:value-type="string">
            <text:p>24806,63,90</text:p>
          </table:table-cell>
          <table:table-cell ns41:value-type="float" table:style-name="ce143" office:value="694" office:value-type="float">
            <text:p>69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ulst</text:p>
          </table:table-cell>
          <table:table-cell table:style-name="ce12"/>
          <table:table-cell ns41:value-type="float" table:style-name="ce17" office:value="9" office:value-type="float">
            <text:p>9</text:p>
          </table:table-cell>
          <table:table-cell ns41:value-type="float" table:style-name="ce143" office:value="16928" office:value-type="float">
            <text:p>16928</text:p>
          </table:table-cell>
          <table:table-cell ns41:value-type="string" table:style-name="ce30" office:value-type="string">
            <text:p>19041,47,61</text:p>
          </table:table-cell>
          <table:table-cell ns41:value-type="float" table:style-name="ce143" office:value="889" office:value-type="float">
            <text:p>88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13:.C117])" ns41:value-type="float" table:style-name="ce17" office:value-type="float" office:value="49">
            <text:p>49</text:p>
          </table:table-cell>
          <table:table-cell table:formula="of:=SUM([.D113:.D117])" ns41:value-type="float" table:style-name="ce143" office:value-type="float" office:value="73240">
            <text:p>73240</text:p>
          </table:table-cell>
          <table:table-cell ns41:value-type="string" table:style-name="ce30" office:value-type="string">
            <text:p>87099,68,08</text:p>
          </table:table-cell>
          <table:table-cell ns41:value-type="float" table:style-name="ce143" office:value="841" office:value-type="float">
            <text:p>8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Zierikzee</text:p>
          </table:table-cell>
          <table:table-cell table:style-name="ce12"/>
          <table:table-cell ns41:value-type="float" table:style-name="ce17" office:value="5" office:value-type="float">
            <text:p>5</text:p>
          </table:table-cell>
          <table:table-cell ns41:value-type="float" table:style-name="ce143" office:value="12984" office:value-type="float">
            <text:p>12984</text:p>
          </table:table-cell>
          <table:table-cell ns41:value-type="string" table:style-name="ce30" office:value-type="string">
            <text:p>7871,42,89</text:p>
          </table:table-cell>
          <table:table-cell ns41:value-type="float" table:style-name="ce143" office:value="1650" office:value-type="float">
            <text:p>165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Brouwershaven</text:p>
          </table:table-cell>
          <table:table-cell table:style-name="ce12"/>
          <table:table-cell ns41:value-type="float" table:style-name="ce17" office:value="13" office:value-type="float">
            <text:p>13</text:p>
          </table:table-cell>
          <table:table-cell ns41:value-type="float" table:style-name="ce143" office:value="9960" office:value-type="float">
            <text:p>9960</text:p>
          </table:table-cell>
          <table:table-cell ns41:value-type="string" table:style-name="ce30" office:value-type="string">
            <text:p>17397,05,48</text:p>
          </table:table-cell>
          <table:table-cell ns41:value-type="float" table:style-name="ce143" office:value="692" office:value-type="float">
            <text:p>6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holen</text:p>
          </table:table-cell>
          <table:table-cell table:style-name="ce12"/>
          <table:table-cell ns41:value-type="float" table:style-name="ce17" office:value="8" office:value-type="float">
            <text:p>8</text:p>
          </table:table-cell>
          <table:table-cell ns41:value-type="float" table:style-name="ce143" office:value="14470" office:value-type="float">
            <text:p>14470</text:p>
          </table:table-cell>
          <table:table-cell ns41:value-type="string" table:style-name="ce30" office:value-type="string">
            <text:p>16356,95,79</text:p>
          </table:table-cell>
          <table:table-cell ns41:value-type="float" table:style-name="ce143" office:value="885" office:value-type="float">
            <text:p>8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19:.C121])" ns41:value-type="float" table:style-name="ce17" office:value-type="float" office:value="26">
            <text:p>26</text:p>
          </table:table-cell>
          <table:table-cell table:formula="of:=SUM([.D119:.D121])" ns41:value-type="float" table:style-name="ce143" office:value-type="float" office:value="37414">
            <text:p>37414</text:p>
          </table:table-cell>
          <table:table-cell ns41:value-type="string" table:style-name="ce30" office:value-type="string">
            <text:p>38625,44,16</text:p>
          </table:table-cell>
          <table:table-cell ns41:value-type="float" table:style-name="ce143" office:value="969" office:value-type="float">
            <text:p>9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e provincie Zeeland</text:p>
          </table:table-cell>
          <table:table-cell table:style-name="ce12"/>
          <table:table-cell table:formula="of:=SUM([.C112];[.C118];[.C122])" ns41:value-type="float" table:style-name="ce17" office:value-type="float" office:value="112">
            <text:p>112</text:p>
          </table:table-cell>
          <table:table-cell table:formula="of:=SUM([.D112];[.D118];[.D122])" ns41:value-type="float" table:style-name="ce143" office:value-type="float" office:value="177569">
            <text:p>177569</text:p>
          </table:table-cell>
          <table:table-cell ns41:value-type="string" table:style-name="ce29" office:value-type="string">
            <text:p>176499,94,38</text:p>
          </table:table-cell>
          <table:table-cell ns41:value-type="float" table:style-name="ce143" office:value="1006" office:value-type="float">
            <text:p>10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Utrecht</text:p>
          </table:table-cell>
          <table:table-cell table:style-name="ce12"/>
          <table:table-cell ns41:value-type="float" table:style-name="ce17" office:value="2" office:value-type="float">
            <text:p>2</text:p>
          </table:table-cell>
          <table:table-cell ns41:value-type="float" table:style-name="ce143" office:value="61317" office:value-type="float">
            <text:p>61317</text:p>
          </table:table-cell>
          <table:table-cell ns41:value-type="float" table:style-name="ce29" office:value="5252.86" office:value-type="float">
            <text:p>5252.86</text:p>
          </table:table-cell>
          <table:table-cell ns41:value-type="float" table:style-name="ce143" office:value="11673" office:value-type="float">
            <text:p>1167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Ijsselstein</text:p>
          </table:table-cell>
          <table:table-cell table:style-name="ce12"/>
          <table:table-cell ns41:value-type="float" table:style-name="ce17" office:value="15" office:value-type="float">
            <text:p>15</text:p>
          </table:table-cell>
          <table:table-cell ns41:value-type="float" table:style-name="ce143" office:value="17949" office:value-type="float">
            <text:p>17949</text:p>
          </table:table-cell>
          <table:table-cell ns41:value-type="string" table:style-name="ce29" office:value-type="string">
            <text:p>22239,61,07</text:p>
          </table:table-cell>
          <table:table-cell ns41:value-type="float" table:style-name="ce143" office:value="807" office:value-type="float">
            <text:p>80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Maarssen</text:p>
          </table:table-cell>
          <table:table-cell table:style-name="ce12"/>
          <table:table-cell ns41:value-type="float" table:style-name="ce17" office:value="14" office:value-type="float">
            <office:annotation draw:style-name="gr1" svg:height="1.111cm" draw:caption-point-y="45.968cm" svg:width="7.918cm" svg:x="5.788cm" draw:caption-point-x="2.397cm" svg:y="11.615cm" draw:text-style-name="P1">
              <dc:creator>CDM</dc:creator>
              <dc:date>2014-12-12T00:00:00</dc:date>
              <text:p text:style-name="P1"><text:span text:style-name="T1">'Daarenboven Portengen (gem Breukelen-Nijenrode).'</text:span></text:p>
              <text:p text:style-name="P1"><text:span text:style-name="T1"/></text:p>
            </office:annotation>
            <text:p>14</text:p>
          </table:table-cell>
          <table:table-cell ns41:value-type="float" table:style-name="ce143" office:value="14362" office:value-type="float">
            <text:p>14362</text:p>
          </table:table-cell>
          <table:table-cell ns41:value-type="string" table:style-name="ce29" office:value-type="string">
            <text:p>18931,94,70</text:p>
          </table:table-cell>
          <table:table-cell ns41:value-type="float" table:style-name="ce143" office:value="759" office:value-type="float">
            <text:p>75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Loenen</text:p>
          </table:table-cell>
          <table:table-cell table:style-name="ce12"/>
          <table:table-cell ns41:value-type="float" table:style-name="ce17" office:value="13" office:value-type="float">
            <office:annotation draw:style-name="gr1" svg:height="1.136cm" draw:caption-point-y="46.073cm" svg:width="7.891cm" svg:x="5.788cm" draw:caption-point-x="2.397cm" svg:y="11.96cm" draw:text-style-name="P1">
              <dc:creator>CDM</dc:creator>
              <dc:date>2014-12-12T00:00:00</dc:date>
              <text:p text:style-name="P1"><text:span text:style-name="T2">'Behalve Portengen (gem Breukelen-Nijenrode).'</text:span></text:p>
            </office:annotation>
            <text:p>13</text:p>
          </table:table-cell>
          <table:table-cell ns41:value-type="float" table:style-name="ce143" office:value="18565" office:value-type="float">
            <text:p>18565</text:p>
          </table:table-cell>
          <table:table-cell ns41:value-type="string" table:style-name="ce29" office:value-type="string">
            <text:p>21352,08,66</text:p>
          </table:table-cell>
          <table:table-cell ns41:value-type="float" table:style-name="ce143" office:value="869" office:value-type="float">
            <text:p>8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24:.C127])" ns41:value-type="float" table:style-name="ce17" office:value-type="float" office:value="44">
            <text:p>44</text:p>
          </table:table-cell>
          <table:table-cell table:formula="of:=SUM([.D124:.D127])" ns41:value-type="float" table:style-name="ce143" office:value-type="float" office:value="112193">
            <text:p>112193</text:p>
          </table:table-cell>
          <table:table-cell ns41:value-type="string" table:style-name="ce29" office:value-type="string">
            <text:p>67776,51,40</text:p>
          </table:table-cell>
          <table:table-cell ns41:value-type="float" table:style-name="ce143" office:value="1655" office:value-type="float">
            <text:p>165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Amersfoort</text:p>
          </table:table-cell>
          <table:table-cell table:style-name="ce12"/>
          <table:table-cell ns41:value-type="float" table:style-name="ce17" office:value="9" office:value-type="float">
            <text:p>9</text:p>
          </table:table-cell>
          <table:table-cell ns41:value-type="float" table:style-name="ce143" office:value="28820" office:value-type="float">
            <text:p>28820</text:p>
          </table:table-cell>
          <table:table-cell ns41:value-type="string" table:style-name="ce30" office:value-type="string">
            <text:p>29671,39,76</text:p>
          </table:table-cell>
          <table:table-cell ns41:value-type="float" table:style-name="ce143" office:value="971" office:value-type="float">
            <text:p>97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Rhenen</text:p>
          </table:table-cell>
          <table:table-cell table:style-name="ce12"/>
          <table:table-cell ns41:value-type="float" table:style-name="ce17" office:value="6" office:value-type="float">
            <text:p>6</text:p>
          </table:table-cell>
          <table:table-cell ns41:value-type="float" table:style-name="ce143" office:value="13042" office:value-type="float">
            <text:p>13042</text:p>
          </table:table-cell>
          <table:table-cell ns41:value-type="string" table:style-name="ce30" office:value-type="string">
            <text:p>16229,07,11</text:p>
          </table:table-cell>
          <table:table-cell ns41:value-type="float" table:style-name="ce143" office:value="804" office:value-type="float">
            <text:p>8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Wijk bij Duurstede</text:p>
          </table:table-cell>
          <table:table-cell table:style-name="ce12"/>
          <table:table-cell ns41:value-type="float" table:style-name="ce17" office:value="13" office:value-type="float">
            <text:p>13</text:p>
          </table:table-cell>
          <table:table-cell ns41:value-type="float" table:style-name="ce143" office:value="19501" office:value-type="float">
            <text:p>19501</text:p>
          </table:table-cell>
          <table:table-cell ns41:value-type="string" table:style-name="ce30" office:value-type="string">
            <text:p>24752,40,52</text:p>
          </table:table-cell>
          <table:table-cell ns41:value-type="float" table:style-name="ce143" office:value="788" office:value-type="float">
            <text:p>7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29:.C131])" ns41:value-type="float" table:style-name="ce17" office:value-type="float" office:value="28">
            <text:p>28</text:p>
          </table:table-cell>
          <table:table-cell table:formula="of:=SUM([.D129:.D131])" ns41:value-type="float" table:style-name="ce143" office:value-type="float" office:value="61363">
            <text:p>61363</text:p>
          </table:table-cell>
          <table:table-cell ns41:value-type="string" table:style-name="ce30" office:value-type="string">
            <text:p>70652,87,39</text:p>
          </table:table-cell>
          <table:table-cell ns41:value-type="float" table:style-name="ce143" office:value="869" office:value-type="float">
            <text:p>8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e provincie Utrecht</text:p>
          </table:table-cell>
          <table:table-cell table:style-name="ce12"/>
          <table:table-cell table:formula="of:=SUM([.C128];[.C132])" ns41:value-type="float" table:style-name="ce17" office:value-type="float" office:value="72">
            <text:p>72</text:p>
          </table:table-cell>
          <table:table-cell table:formula="of:=SUM([.D128];[.D132])" ns41:value-type="float" table:style-name="ce143" office:value-type="float" office:value="173556">
            <text:p>173556</text:p>
          </table:table-cell>
          <table:table-cell ns41:value-type="string" table:style-name="ce29" office:value-type="string">
            <text:p>138429,38,79</text:p>
          </table:table-cell>
          <table:table-cell ns41:value-type="float" table:style-name="ce143" office:value="1254" office:value-type="float">
            <text:p>1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Leeuwarden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143" office:value="33032" office:value-type="float">
            <text:p>33032</text:p>
          </table:table-cell>
          <table:table-cell ns41:value-type="string" table:style-name="ce30" office:value-type="string">
            <text:p>10577,02,25</text:p>
          </table:table-cell>
          <table:table-cell ns41:value-type="float" table:style-name="ce143" office:value="3123" office:value-type="float">
            <text:p>31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Berlicum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143" office:value="17789" office:value-type="float">
            <text:p>17789</text:p>
          </table:table-cell>
          <table:table-cell ns41:value-type="string" table:style-name="ce30" office:value-type="string">
            <text:p>15552,90,18</text:p>
          </table:table-cell>
          <table:table-cell ns41:value-type="float" table:style-name="ce143" office:value="1144" office:value-type="float">
            <text:p>11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olwerd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143" office:value="18133" office:value-type="float">
            <text:p>18133</text:p>
          </table:table-cell>
          <table:table-cell ns41:value-type="string" table:style-name="ce30" office:value-type="string">
            <text:p>21241,64,06</text:p>
          </table:table-cell>
          <table:table-cell ns41:value-type="float" table:style-name="ce143" office:value="854" office:value-type="float">
            <text:p>8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ockum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143" office:value="28126" office:value-type="float">
            <text:p>28126</text:p>
          </table:table-cell>
          <table:table-cell ns41:value-type="string" table:style-name="ce30" office:value-type="string">
            <text:p>27702,53,96</text:p>
          </table:table-cell>
          <table:table-cell ns41:value-type="float" table:style-name="ce143" office:value="1015" office:value-type="float">
            <text:p>101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Bergum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143" office:value="20812" office:value-type="float">
            <text:p>20812</text:p>
          </table:table-cell>
          <table:table-cell ns41:value-type="string" table:style-name="ce30" office:value-type="string">
            <text:p>27597,07,97</text:p>
          </table:table-cell>
          <table:table-cell ns41:value-type="float" table:style-name="ce143" office:value="754" office:value-type="float">
            <text:p>7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Rauwerd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143" office:value="12959" office:value-type="float">
            <text:p>12959</text:p>
          </table:table-cell>
          <table:table-cell ns41:value-type="string" table:style-name="ce30" office:value-type="string">
            <text:p>17652,27,14</text:p>
          </table:table-cell>
          <table:table-cell ns41:value-type="float" table:style-name="ce143" office:value="734" office:value-type="float">
            <text:p>7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arling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143" office:value="28633" office:value-type="float">
            <text:p>28633</text:p>
          </table:table-cell>
          <table:table-cell ns41:value-type="string" table:style-name="ce30" office:value-type="string">
            <text:p>13850,77,71</text:p>
          </table:table-cell>
          <table:table-cell ns41:value-type="float" table:style-name="ce143" office:value="2067" office:value-type="float">
            <text:p>20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34:.C140])" ns41:value-type="float" table:style-name="ce17" office:value-type="float" office:value="21">
            <text:p>21</text:p>
          </table:table-cell>
          <table:table-cell table:formula="of:=SUM([.D134:.D140])" ns41:value-type="float" table:style-name="ce143" office:value-type="float" office:value="159484">
            <text:p>159484</text:p>
          </table:table-cell>
          <table:table-cell ns41:value-type="string" table:style-name="ce30" office:value-type="string">
            <text:p>13417,23,27</text:p>
          </table:table-cell>
          <table:table-cell ns41:value-type="float" table:style-name="ce143" office:value="1189" office:value-type="float">
            <text:p>118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4" office:value-type="float">
            <text:p>434</text:p>
          </table:table-cell>
          <table:table-cell ns41:value-type="float" table:style-name="ce52" office:value="435" office:value-type="float">
            <text:p>435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0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Heerenve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143" office:value="25634" office:value-type="float">
            <text:p>25634</text:p>
          </table:table-cell>
          <table:table-cell ns41:value-type="string" table:style-name="ce30" office:value-type="string">
            <text:p>31704,27,77</text:p>
          </table:table-cell>
          <table:table-cell ns41:value-type="float" table:style-name="ce143" office:value="809" office:value-type="float">
            <text:p>8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Beetsterzwang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143" office:value="21419" office:value-type="float">
            <text:p>21419</text:p>
          </table:table-cell>
          <table:table-cell ns41:value-type="string" table:style-name="ce30" office:value-type="string">
            <text:p>35555,53,36</text:p>
          </table:table-cell>
          <table:table-cell ns41:value-type="float" table:style-name="ce143" office:value="602" office:value-type="float">
            <text:p>6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ldeberkoop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143" office:value="21842" office:value-type="float">
            <text:p>21842</text:p>
          </table:table-cell>
          <table:table-cell ns41:value-type="string" table:style-name="ce30" office:value-type="string">
            <text:p>45222,59,88</text:p>
          </table:table-cell>
          <table:table-cell ns41:value-type="float" table:style-name="ce143" office:value="483" office:value-type="float">
            <text:p>4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42:.C144])" ns41:value-type="float" table:style-name="ce17" office:value-type="float" office:value="8">
            <text:p>8</text:p>
          </table:table-cell>
          <table:table-cell table:formula="of:=SUM([.D142:.D144])" ns41:value-type="float" table:style-name="ce143" office:value-type="float" office:value="68895">
            <text:p>68895</text:p>
          </table:table-cell>
          <table:table-cell ns41:value-type="string" table:style-name="ce29" office:value-type="string">
            <text:p>112482,41,01</text:p>
          </table:table-cell>
          <table:table-cell ns41:value-type="float" table:style-name="ce143" office:value="613" office:value-type="float">
            <text:p>61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Sneek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143" office:value="20402" office:value-type="float">
            <text:p>20402</text:p>
          </table:table-cell>
          <table:table-cell ns41:value-type="string" table:style-name="ce30" office:value-type="string">
            <text:p>18149,38,26</text:p>
          </table:table-cell>
          <table:table-cell ns41:value-type="float" table:style-name="ce143" office:value="1124" office:value-type="float">
            <text:p>11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Bolsward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143" office:value="20345" office:value-type="float">
            <text:p>20345</text:p>
          </table:table-cell>
          <table:table-cell ns41:value-type="string" table:style-name="ce30" office:value-type="string">
            <text:p>22325,85,55</text:p>
          </table:table-cell>
          <table:table-cell ns41:value-type="float" table:style-name="ce143" office:value="911" office:value-type="float">
            <text:p>91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Lemmer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143" office:value="13689" office:value-type="float">
            <text:p>13689</text:p>
          </table:table-cell>
          <table:table-cell ns41:value-type="string" table:style-name="ce30" office:value-type="string">
            <text:p>28206,01,33</text:p>
          </table:table-cell>
          <table:table-cell ns41:value-type="float" table:style-name="ce143" office:value="485" office:value-type="float">
            <text:p>4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indelop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143" office:value="9539" office:value-type="float">
            <text:p>9539</text:p>
          </table:table-cell>
          <table:table-cell ns41:value-type="string" table:style-name="ce30" office:value-type="string">
            <text:p>12156,03,84</text:p>
          </table:table-cell>
          <table:table-cell ns41:value-type="float" table:style-name="ce143" office:value="785" office:value-type="float">
            <text:p>7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46:.C149])" ns41:value-type="float" table:style-name="ce17" office:value-type="float" office:value="14">
            <text:p>14</text:p>
          </table:table-cell>
          <table:table-cell table:formula="of:=SUM([.D146:.D149])" ns41:value-type="float" table:style-name="ce143" office:value-type="float" office:value="63975">
            <text:p>63975</text:p>
          </table:table-cell>
          <table:table-cell ns41:value-type="string" table:style-name="ce30" office:value-type="string">
            <text:p>80837,28,08</text:p>
          </table:table-cell>
          <table:table-cell ns41:value-type="float" table:style-name="ce143" office:value="791" office:value-type="float">
            <text:p>79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e provincie Friesland</text:p>
          </table:table-cell>
          <table:table-cell table:style-name="ce12"/>
          <table:table-cell table:formula="of:=SUM([.C141];[.C145];[.C150])" ns41:value-type="float" table:style-name="ce17" office:value-type="float" office:value="43">
            <text:p>43</text:p>
          </table:table-cell>
          <table:table-cell table:formula="of:=SUM([.D141];[.D145];[.D150])" ns41:value-type="float" table:style-name="ce143" office:value-type="float" office:value="292354">
            <text:p>292354</text:p>
          </table:table-cell>
          <table:table-cell ns41:value-type="string" table:style-name="ce29" office:value-type="string">
            <text:p>327493,93,26</text:p>
          </table:table-cell>
          <table:table-cell ns41:value-type="float" table:style-name="ce143" office:value="893" office:value-type="float">
            <text:p>8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Zwolle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143" office:value="46345" office:value-type="float">
            <text:p>46345</text:p>
          </table:table-cell>
          <table:table-cell ns41:value-type="string" table:style-name="ce30" office:value-type="string">
            <text:p>54210,60,42</text:p>
          </table:table-cell>
          <table:table-cell ns41:value-type="float" table:style-name="ce143" office:value="855" office:value-type="float">
            <text:p>85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Kampen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143" office:value="21428" office:value-type="float">
            <text:p>21428</text:p>
          </table:table-cell>
          <table:table-cell ns41:value-type="string" table:style-name="ce30" office:value-type="string">
            <text:p>15250,72,67</text:p>
          </table:table-cell>
          <table:table-cell ns41:value-type="float" table:style-name="ce143" office:value="1405" office:value-type="float">
            <text:p>14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ollenhoven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143" office:value="12268" office:value-type="float">
            <text:p>12268</text:p>
          </table:table-cell>
          <table:table-cell ns41:value-type="string" table:style-name="ce30" office:value-type="string">
            <text:p>14526,62,86</text:p>
          </table:table-cell>
          <table:table-cell ns41:value-type="float" table:style-name="ce143" office:value="845" office:value-type="float">
            <text:p>8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Steenwijk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4417" office:value-type="float">
            <text:p>14417</text:p>
          </table:table-cell>
          <table:table-cell ns41:value-type="string" table:style-name="ce30" office:value-type="string">
            <text:p>19312,95,84</text:p>
          </table:table-cell>
          <table:table-cell ns41:value-type="float" table:style-name="ce143" office:value="747" office:value-type="float">
            <text:p>74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52:.C155])" ns41:value-type="float" table:style-name="ce17" office:value-type="float" office:value="25">
            <text:p>25</text:p>
          </table:table-cell>
          <table:table-cell table:formula="of:=SUM([.D152:.D155])" ns41:value-type="float" table:style-name="ce143" office:value-type="float" office:value="94458">
            <text:p>94458</text:p>
          </table:table-cell>
          <table:table-cell ns41:value-type="string" table:style-name="ce29" office:value-type="string">
            <text:p>103300,91,29</text:p>
          </table:table-cell>
          <table:table-cell ns41:value-type="float" table:style-name="ce143" office:value="914" office:value-type="float">
            <text:p>91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eventer</text:p>
          </table:table-cell>
          <table:table-cell table:style-name="ce2"/>
          <table:table-cell ns41:value-type="float" table:style-name="ce18" office:value="5" office:value-type="float">
            <text:p>5</text:p>
          </table:table-cell>
          <table:table-cell ns41:value-type="float" table:style-name="ce143" office:value="30361" office:value-type="float">
            <text:p>30361</text:p>
          </table:table-cell>
          <table:table-cell ns41:value-type="string" table:style-name="ce30" office:value-type="string">
            <text:p>25262,77,73</text:p>
          </table:table-cell>
          <table:table-cell ns41:value-type="float" table:style-name="ce143" office:value="1202" office:value-type="float">
            <text:p>12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mmen</text:p>
          </table:table-cell>
          <table:table-cell table:style-name="ce2"/>
          <table:table-cell ns41:value-type="float" table:style-name="ce18" office:value="6" office:value-type="float">
            <text:p>6</text:p>
          </table:table-cell>
          <table:table-cell ns41:value-type="float" table:style-name="ce143" office:value="21335" office:value-type="float">
            <text:p>21335</text:p>
          </table:table-cell>
          <table:table-cell ns41:value-type="string" table:style-name="ce30" office:value-type="string">
            <text:p>46777,62,75</text:p>
          </table:table-cell>
          <table:table-cell ns41:value-type="float" table:style-name="ce143" office:value="456" office:value-type="float">
            <text:p>45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Raalte</text:p>
          </table:table-cell>
          <table:table-cell table:style-name="ce2"/>
          <table:table-cell ns41:value-type="float" table:style-name="ce18" office:value="4" office:value-type="float">
            <text:p>4</text:p>
          </table:table-cell>
          <table:table-cell ns41:value-type="float" table:style-name="ce143" office:value="16709" office:value-type="float">
            <text:p>16709</text:p>
          </table:table-cell>
          <table:table-cell ns41:value-type="string" table:style-name="ce30" office:value-type="string">
            <text:p>35190,66,56</text:p>
          </table:table-cell>
          <table:table-cell ns41:value-type="float" table:style-name="ce143" office:value="475" office:value-type="float">
            <text:p>47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Goor</text:p>
          </table:table-cell>
          <table:table-cell table:style-name="ce2"/>
          <table:table-cell ns41:value-type="float" table:style-name="ce18" office:value="4" office:value-type="float">
            <text:p>4</text:p>
          </table:table-cell>
          <table:table-cell ns41:value-type="float" table:style-name="ce24" office:value="11640" office:value-type="float">
            <text:p>11640</text:p>
          </table:table-cell>
          <table:table-cell ns41:value-type="string" table:style-name="ce30" office:value-type="string">
            <text:p>15072,83,78</text:p>
          </table:table-cell>
          <table:table-cell ns41:value-type="float" table:style-name="ce143" office:value="772" office:value-type="float">
            <text:p>7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57:.C160])" ns41:value-type="float" table:style-name="ce17" office:value-type="float" office:value="19">
            <text:p>19</text:p>
          </table:table-cell>
          <table:table-cell table:formula="of:=SUM([.D157:.D160])" ns41:value-type="float" table:style-name="ce143" office:value-type="float" office:value="80045">
            <text:p>80045</text:p>
          </table:table-cell>
          <table:table-cell ns41:value-type="string" table:style-name="ce29" office:value-type="string">
            <text:p>122303,90,82</text:p>
          </table:table-cell>
          <table:table-cell ns41:value-type="float" table:style-name="ce143" office:value="654" office:value-type="float">
            <text:p>6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Almelo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9559" office:value-type="float">
            <text:p>19559</text:p>
          </table:table-cell>
          <table:table-cell ns41:value-type="string" table:style-name="ce30" office:value-type="string">
            <text:p>21108,94,09</text:p>
          </table:table-cell>
          <table:table-cell ns41:value-type="float" table:style-name="ce143" office:value="927" office:value-type="float">
            <text:p>9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ld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3937" office:value-type="float">
            <text:p>13937</text:p>
          </table:table-cell>
          <table:table-cell ns41:value-type="string" table:style-name="ce30" office:value-type="string">
            <text:p>16846,46,41</text:p>
          </table:table-cell>
          <table:table-cell ns41:value-type="float" table:style-name="ce143" office:value="827" office:value-type="float">
            <text:p>8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nschede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20365" office:value-type="float">
            <text:p>20365</text:p>
          </table:table-cell>
          <table:table-cell ns41:value-type="string" table:style-name="ce30" office:value-type="string">
            <text:p>25489,59,16</text:p>
          </table:table-cell>
          <table:table-cell ns41:value-type="float" table:style-name="ce143" office:value="799" office:value-type="float">
            <text:p>7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ldenzaal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3638" office:value-type="float">
            <text:p>13638</text:p>
          </table:table-cell>
          <table:table-cell ns41:value-type="string" table:style-name="ce30" office:value-type="string">
            <text:p>21893,40,71</text:p>
          </table:table-cell>
          <table:table-cell ns41:value-type="float" table:style-name="ce143" office:value="623" office:value-type="float">
            <text:p>6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otmarsum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143" office:value="12049" office:value-type="float">
            <text:p>12049</text:p>
          </table:table-cell>
          <table:table-cell ns41:value-type="string" table:style-name="ce29" office:value-type="string">
            <text:p>23361,34,40</text:p>
          </table:table-cell>
          <table:table-cell ns41:value-type="float" table:style-name="ce143" office:value="516" office:value-type="float">
            <text:p>5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62:.C166])" ns41:value-type="float" table:style-name="ce17" office:value-type="float" office:value="17">
            <text:p>17</text:p>
          </table:table-cell>
          <table:table-cell table:formula="of:=SUM([.D162:.D166])" ns41:value-type="float" table:style-name="ce143" office:value-type="float" office:value="79548">
            <text:p>79548</text:p>
          </table:table-cell>
          <table:table-cell ns41:value-type="string" table:style-name="ce29" office:value-type="string">
            <text:p>108699,74,77</text:p>
          </table:table-cell>
          <table:table-cell ns41:value-type="float" table:style-name="ce143" office:value="732" office:value-type="float">
            <text:p>7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e provincie Overijssel</text:p>
          </table:table-cell>
          <table:table-cell table:style-name="ce12"/>
          <table:table-cell table:formula="of:=SUM([.C156];[.C161];[.C167])" ns41:value-type="float" table:style-name="ce17" office:value-type="float" office:value="61">
            <text:p>61</text:p>
          </table:table-cell>
          <table:table-cell table:formula="of:=SUM([.D156];[.D161];[.D167])" ns41:value-type="float" table:style-name="ce143" office:value-type="float" office:value="254051">
            <text:p>254051</text:p>
          </table:table-cell>
          <table:table-cell ns41:value-type="string" table:style-name="ce29" office:value-type="string">
            <text:p>334304,56,88</text:p>
          </table:table-cell>
          <table:table-cell ns41:value-type="float" table:style-name="ce143" office:value="760" office:value-type="float">
            <text:p>7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Groningen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143" office:value="42930" office:value-type="float">
            <text:p>42930</text:p>
          </table:table-cell>
          <table:table-cell ns41:value-type="string" table:style-name="ce30" office:value-type="string">
            <text:p>10484,68,27</text:p>
          </table:table-cell>
          <table:table-cell ns41:value-type="float" table:style-name="ce143" office:value="4095" office:value-type="float">
            <text:p>409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oogezand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143" office:value="19066" office:value-type="float">
            <text:p>19066</text:p>
          </table:table-cell>
          <table:table-cell ns41:value-type="string" table:style-name="ce30" office:value-type="string">
            <text:p>21702,98,48</text:p>
          </table:table-cell>
          <table:table-cell ns41:value-type="float" table:style-name="ce143" office:value="878" office:value-type="float">
            <text:p>87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uidhorn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143" office:value="28000" office:value-type="float">
            <text:p>28000</text:p>
          </table:table-cell>
          <table:table-cell ns41:value-type="string" table:style-name="ce30" office:value-type="string">
            <text:p>38833,57,07</text:p>
          </table:table-cell>
          <table:table-cell ns41:value-type="float" table:style-name="ce143" office:value="721" office:value-type="float">
            <text:p>7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69:.C171])" ns41:value-type="float" table:style-name="ce17" office:value-type="float" office:value="16">
            <text:p>16</text:p>
          </table:table-cell>
          <table:table-cell table:formula="of:=SUM([.D169:.D171])" ns41:value-type="float" table:style-name="ce143" office:value-type="float" office:value="89996">
            <text:p>89996</text:p>
          </table:table-cell>
          <table:table-cell ns41:value-type="string" table:style-name="ce29" office:value-type="string">
            <text:p>71021,23,82</text:p>
          </table:table-cell>
          <table:table-cell ns41:value-type="float" table:style-name="ce143" office:value="1267" office:value-type="float">
            <text:p>12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Winschoten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37702" office:value-type="float">
            <text:p>37702</text:p>
          </table:table-cell>
          <table:table-cell ns41:value-type="string" table:style-name="ce30" office:value-type="string">
            <text:p>52862,01,11</text:p>
          </table:table-cell>
          <table:table-cell ns41:value-type="float" table:style-name="ce143" office:value="713" office:value-type="float">
            <text:p>71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uidbroek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38203" office:value-type="float">
            <text:p>38203</text:p>
          </table:table-cell>
          <table:table-cell ns41:value-type="string" table:style-name="ce30" office:value-type="string">
            <text:p>34870,91,68</text:p>
          </table:table-cell>
          <table:table-cell ns41:value-type="float" table:style-name="ce143" office:value="1096" office:value-type="float">
            <text:p>10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73:.C174])" ns41:value-type="float" table:style-name="ce17" office:value-type="float" office:value="20">
            <text:p>20</text:p>
          </table:table-cell>
          <table:table-cell table:formula="of:=SUM([.D173:.D174])" ns41:value-type="float" table:style-name="ce143" office:value-type="float" office:value="75905">
            <text:p>75905</text:p>
          </table:table-cell>
          <table:table-cell ns41:value-type="string" table:style-name="ce29" office:value-type="string">
            <text:p>87732,92,79</text:p>
          </table:table-cell>
          <table:table-cell ns41:value-type="float" table:style-name="ce143" office:value="865" office:value-type="float">
            <text:p>8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ppingedam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143" office:value="23875" office:value-type="float">
            <text:p>23875</text:p>
          </table:table-cell>
          <table:table-cell ns41:value-type="string" table:style-name="ce30" office:value-type="string">
            <text:p>26695,00,94</text:p>
          </table:table-cell>
          <table:table-cell ns41:value-type="float" table:style-name="ce143" office:value="894" office:value-type="float">
            <text:p>89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Onderdendam</text:p>
          </table:table-cell>
          <table:table-cell table:style-name="ce2"/>
          <table:table-cell ns41:value-type="float" table:style-name="ce17" office:value="14" office:value-type="float">
            <text:p>14</text:p>
          </table:table-cell>
          <table:table-cell ns41:value-type="float" table:style-name="ce143" office:value="35560" office:value-type="float">
            <text:p>35560</text:p>
          </table:table-cell>
          <table:table-cell ns41:value-type="string" table:style-name="ce29" office:value-type="string">
            <text:p>43818,94,58</text:p>
          </table:table-cell>
          <table:table-cell ns41:value-type="float" table:style-name="ce143" office:value="812" office:value-type="float">
            <text:p>81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76:.C177])" ns41:value-type="float" table:style-name="ce17" office:value-type="float" office:value="21">
            <text:p>21</text:p>
          </table:table-cell>
          <table:table-cell table:formula="of:=SUM([.D176:.D177])" ns41:value-type="float" table:style-name="ce143" office:value-type="float" office:value="59435">
            <text:p>59435</text:p>
          </table:table-cell>
          <table:table-cell ns41:value-type="string" table:style-name="ce29" office:value-type="string">
            <text:p>70513,95,52</text:p>
          </table:table-cell>
          <table:table-cell ns41:value-type="float" table:style-name="ce143" office:value="843" office:value-type="float">
            <text:p>8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De provincie Groningen</text:p>
          </table:table-cell>
          <table:table-cell table:style-name="ce12"/>
          <table:table-cell table:formula="of:=SUM([.C172];[.C175];[.C178])" ns41:value-type="float" table:style-name="ce17" office:value-type="float" office:value="57">
            <text:p>57</text:p>
          </table:table-cell>
          <table:table-cell table:formula="of:=SUM([.D172];[.D175];[.D178])" ns41:value-type="float" table:style-name="ce143" office:value-type="float" office:value="225336">
            <text:p>225336</text:p>
          </table:table-cell>
          <table:table-cell ns41:value-type="string" table:style-name="ce29" office:value-type="string">
            <text:p>229268,12,13</text:p>
          </table:table-cell>
          <table:table-cell ns41:value-type="float" table:style-name="ce143" office:value="983" office:value-type="float">
            <text:p>9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Assen</text:p>
          </table:table-cell>
          <table:table-cell table:style-name="ce2"/>
          <table:table-cell ns41:value-type="float" table:style-name="ce17" office:value="15" office:value-type="float">
            <text:p>15</text:p>
          </table:table-cell>
          <table:table-cell ns41:value-type="float" table:style-name="ce143" office:value="50915" office:value-type="float">
            <text:p>50915</text:p>
          </table:table-cell>
          <table:table-cell ns41:value-type="string" table:style-name="ce29" office:value-type="string">
            <text:p>13381,55,19</text:p>
          </table:table-cell>
          <table:table-cell ns41:value-type="float" table:style-name="ce143" office:value="380" office:value-type="float">
            <text:p>38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oogeveen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143" office:value="33903" office:value-type="float">
            <text:p>33903</text:p>
          </table:table-cell>
          <table:table-cell ns41:value-type="string" table:style-name="ce29" office:value-type="string">
            <text:p>93892,95,39</text:p>
          </table:table-cell>
          <table:table-cell ns41:value-type="float" table:style-name="ce143" office:value="361" office:value-type="float">
            <text:p>3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Meppel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143" office:value="20819" office:value-type="float">
            <text:p>20819</text:p>
          </table:table-cell>
          <table:table-cell ns41:value-type="string" table:style-name="ce29" office:value-type="string">
            <text:p>38552,94,86</text:p>
          </table:table-cell>
          <table:table-cell ns41:value-type="float" table:style-name="ce143" office:value="540" office:value-type="float">
            <text:p>54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Drenthe</text:p>
          </table:table-cell>
          <table:table-cell table:style-name="ce12"/>
          <table:table-cell table:formula="of:=SUM([.C180:.C182])" ns41:value-type="float" table:style-name="ce17" office:value-type="float" office:value="33">
            <text:p>33</text:p>
          </table:table-cell>
          <table:table-cell table:formula="of:=SUM([.D180:.D182])" ns41:value-type="float" table:style-name="ce143" office:value-type="float" office:value="105637">
            <text:p>105637</text:p>
          </table:table-cell>
          <table:table-cell ns41:value-type="string" table:style-name="ce29" office:value-type="string">
            <text:p>266262,45,44</text:p>
          </table:table-cell>
          <table:table-cell ns41:value-type="float" table:style-name="ce143" office:value="397" office:value-type="float">
            <text:p>3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Maastricht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30045" office:value-type="float">
            <text:p>30045</text:p>
          </table:table-cell>
          <table:table-cell ns41:value-type="string" table:style-name="ce30" office:value-type="string">
            <text:p>2561,35,60</text:p>
          </table:table-cell>
          <table:table-cell ns41:value-type="float" table:style-name="ce143" office:value="11730" office:value-type="float">
            <text:p>117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Meerssen</text:p>
          </table:table-cell>
          <table:table-cell table:style-name="ce2"/>
          <table:table-cell ns41:value-type="float" table:style-name="ce17" office:value="22" office:value-type="float">
            <text:p>22</text:p>
          </table:table-cell>
          <table:table-cell ns41:value-type="float" table:style-name="ce24" office:value="24790" office:value-type="float">
            <text:p>24790</text:p>
          </table:table-cell>
          <table:table-cell ns41:value-type="string" table:style-name="ce30" office:value-type="string">
            <text:p>17725,17,71</text:p>
          </table:table-cell>
          <table:table-cell ns41:value-type="float" table:style-name="ce143" office:value="1398" office:value-type="float">
            <text:p>13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eerlen</text:p>
          </table:table-cell>
          <table:table-cell table:style-name="ce2"/>
          <table:table-cell ns41:value-type="float" table:style-name="ce17" office:value="12" office:value-type="float">
            <text:p>12</text:p>
          </table:table-cell>
          <table:table-cell ns41:value-type="float" table:style-name="ce24" office:value="20130" office:value-type="float">
            <text:p>20130</text:p>
          </table:table-cell>
          <table:table-cell ns41:value-type="string" table:style-name="ce30" office:value-type="string">
            <text:p>13629,24,98</text:p>
          </table:table-cell>
          <table:table-cell ns41:value-type="float" table:style-name="ce143" office:value="1477" office:value-type="float">
            <text:p>147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Sittard</text:p>
          </table:table-cell>
          <table:table-cell table:style-name="ce2"/>
          <table:table-cell ns41:value-type="float" table:style-name="ce17" office:value="20" office:value-type="float">
            <text:p>20</text:p>
          </table:table-cell>
          <table:table-cell ns41:value-type="float" table:style-name="ce24" office:value="24520" office:value-type="float">
            <text:p>24520</text:p>
          </table:table-cell>
          <table:table-cell ns41:value-type="string" table:style-name="ce30" office:value-type="string">
            <text:p>17003,05,35</text:p>
          </table:table-cell>
          <table:table-cell ns41:value-type="float" table:style-name="ce143" office:value="1445" office:value-type="float">
            <text:p>14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Gulpen</text:p>
          </table:table-cell>
          <table:table-cell table:style-name="ce2"/>
          <table:table-cell ns41:value-type="float" table:style-name="ce17" office:value="14" office:value-type="float">
            <text:p>14</text:p>
          </table:table-cell>
          <table:table-cell ns41:value-type="float" table:style-name="ce24" office:value="19745" office:value-type="float">
            <text:p>19745</text:p>
          </table:table-cell>
          <table:table-cell ns41:value-type="string" table:style-name="ce30" office:value-type="string">
            <text:p>17259,62,55</text:p>
          </table:table-cell>
          <table:table-cell ns41:value-type="float" table:style-name="ce143" office:value="1144" office:value-type="float">
            <text:p>11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84:.C188])" ns41:value-type="float" table:style-name="ce17" office:value-type="float" office:value="71">
            <text:p>71</text:p>
          </table:table-cell>
          <table:table-cell table:formula="of:=SUM([.D184:.D188])" ns41:value-type="float" table:style-name="ce143" office:value-type="float" office:value="119230">
            <text:p>119230</text:p>
          </table:table-cell>
          <table:table-cell ns41:value-type="string" table:style-name="ce29" office:value-type="string">
            <text:p>68178,46,19</text:p>
          </table:table-cell>
          <table:table-cell ns41:value-type="float" table:style-name="ce143" office:value="1749" office:value-type="float">
            <text:p>174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7" office:value-type="string">
            <text:p>Roermond</text:p>
          </table:table-cell>
          <table:table-cell table:style-name="ce2"/>
          <table:table-cell ns41:value-type="float" table:style-name="ce17" office:value="23" office:value-type="float">
            <text:p>23</text:p>
          </table:table-cell>
          <table:table-cell ns41:value-type="float" table:style-name="ce24" office:value="35004" office:value-type="float">
            <text:p>35004</text:p>
          </table:table-cell>
          <table:table-cell ns41:value-type="string" table:style-name="ce30" office:value-type="string">
            <text:p>34448,31,31</text:p>
          </table:table-cell>
          <table:table-cell ns41:value-type="float" table:style-name="ce143" office:value="1016" office:value-type="float">
            <text:p>10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Horst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18360" office:value-type="float">
            <text:p>18360</text:p>
          </table:table-cell>
          <table:table-cell ns41:value-type="string" table:style-name="ce30" office:value-type="string">
            <text:p>44086,97,05</text:p>
          </table:table-cell>
          <table:table-cell ns41:value-type="float" table:style-name="ce143" office:value="416" office:value-type="float">
            <text:p>4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enlo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19815" office:value-type="float">
            <text:p>19815</text:p>
          </table:table-cell>
          <table:table-cell ns41:value-type="string" table:style-name="ce30" office:value-type="string">
            <text:p>21347,23,65</text:p>
          </table:table-cell>
          <table:table-cell ns41:value-type="float" table:style-name="ce143" office:value="928" office:value-type="float">
            <text:p>9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Weert</text:p>
          </table:table-cell>
          <table:table-cell table:style-name="ce2"/>
          <table:table-cell ns41:value-type="float" table:style-name="ce17" office:value="12" office:value-type="float">
            <text:p>12</text:p>
          </table:table-cell>
          <table:table-cell ns41:value-type="float" table:style-name="ce24" office:value="22342" office:value-type="float">
            <text:p>22342</text:p>
          </table:table-cell>
          <table:table-cell ns41:value-type="string" table:style-name="ce30" office:value-type="string">
            <text:p>34549,80,91</text:p>
          </table:table-cell>
          <table:table-cell ns41:value-type="float" table:style-name="ce143" office:value="647" office:value-type="float">
            <text:p>64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Gennep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9070" office:value-type="float">
            <text:p>9070</text:p>
          </table:table-cell>
          <table:table-cell ns41:value-type="string" table:style-name="ce30" office:value-type="string">
            <text:p>17803,54,63</text:p>
          </table:table-cell>
          <table:table-cell ns41:value-type="float" table:style-name="ce143" office:value="509" office:value-type="float">
            <text:p>5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otaal</text:p>
          </table:table-cell>
          <table:table-cell table:style-name="ce12"/>
          <table:table-cell table:formula="of:=SUM([.C190:.C194])" ns41:value-type="float" table:style-name="ce17" office:value-type="float" office:value="54">
            <text:p>54</text:p>
          </table:table-cell>
          <table:table-cell table:formula="of:=SUM([.D190:.D194])" ns41:value-type="float" table:style-name="ce143" office:value-type="float" office:value="104591">
            <text:p>104591</text:p>
          </table:table-cell>
          <table:table-cell ns41:value-type="string" table:style-name="ce29" office:value-type="string">
            <text:p>152235,87,55</text:p>
          </table:table-cell>
          <table:table-cell ns41:value-type="float" table:style-name="ce143" office:value="687" office:value-type="float">
            <text:p>6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6" office:value-type="float">
            <text:p>436</text:p>
          </table:table-cell>
          <table:table-cell ns41:value-type="float" table:style-name="ce52" office:value="437" office:value-type="float">
            <text:p>437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style-name="ce47" table:number-columns-repeated="1012"/>
        </table:table-row>
        <table:table-row table:style-name="ro1">
          <table:table-cell ns41:value-type="string" table:style-name="ce9" office:value-type="string">
            <text:p>De provincie Limburg</text:p>
          </table:table-cell>
          <table:table-cell table:style-name="ce12"/>
          <table:table-cell table:formula="of:=SUM([.C189];[.C195])" ns41:value-type="float" table:style-name="ce19" office:value-type="float" office:value="125">
            <text:p>125</text:p>
          </table:table-cell>
          <table:table-cell table:formula="of:=SUM([.D189];[.D195])" ns41:value-type="float" table:style-name="ce25" office:value-type="float" office:value="223821">
            <text:p>223821</text:p>
          </table:table-cell>
          <table:table-cell ns41:value-type="string" table:style-name="ce31" office:value-type="string">
            <text:p>220414,33,74</text:p>
          </table:table-cell>
          <table:table-cell ns41:value-type="float" table:style-name="ce25" office:value="1015" office:value-type="float">
            <text:p>101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53" office:value="436" office:value-type="float">
            <text:p>436</text:p>
          </table:table-cell>
          <table:table-cell ns41:value-type="float" table:style-name="ce53" office:value="437" office:value-type="float">
            <text:p>437</text:p>
          </table:table-cell>
          <table:table-cell ns41:value-type="string" table:style-name="ce59" office:value-type="string">
            <text:p>Limburg</text:p>
          </table:table-cell>
          <table:table-cell ns41:value-type="string" table:style-name="ce66" office:value-type="string">
            <text:p>36_0431</text:p>
          </table:table-cell>
          <table:table-cell table:style-name="ce47" table:number-columns-repeated="1012"/>
        </table:table-row>
        <table:table-row table:style-name="ro5">
          <table:table-cell table:style-name="ce2"/>
          <table:table-cell table:style-name="ce12"/>
          <table:table-cell table:style-name="ce2" table:number-columns-repeated="2"/>
          <table:table-cell table:style-name="ce27"/>
          <table:table-cell table:style-name="ce2"/>
          <table:table-cell table:number-columns-repeated="1018"/>
        </table:table-row>
        <table:table-row table:style-name="ro5" table:number-rows-repeated="10483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Tabel 2"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3" table:default-cell-style-name="ce32"/>
        <table:table-column table:style-name="co18" table:default-cell-style-name="ce10"/>
        <table:table-column table:style-name="co19" table:default-cell-style-name="ce10"/>
        <table:table-column table:style-name="co12" table:default-cell-style-name="Default"/>
        <table:table-column table:style-name="co20" table:default-cell-style-name="ce10"/>
        <table:table-column table:style-name="co10" table:default-cell-style-name="ce10"/>
        <table:table-column table:style-name="co15" table:default-cell-style-name="ce10"/>
        <table:table-column table:style-name="co21" table:default-cell-style-name="ce10"/>
        <table:table-column table:style-name="co12" table:default-cell-style-name="Default" table:number-columns-repeated="1011"/>
        <table:table-row table:style-name="ro1">
          <table:table-cell ns41:value-type="string" table:style-name="ce1" office:value-type="string">
            <text:p>ADMINISTRATIVE EN GEREGTELIJKE KANTONS</text:p>
          </table:table-cell>
          <table:table-cell table:style-name="ce36" table:number-columns-repeated="4"/>
          <table:table-cell table:style-name="ce84"/>
          <table:table-cell table:style-name="ce36" table:number-columns-repeated="6"/>
          <table:table-cell table:style-name="ce60"/>
          <table:table-cell table:number-columns-repeated="1011"/>
        </table:table-row>
        <table:table-row table:style-name="ro1">
          <table:table-cell table:style-name="ce67"/>
          <table:table-cell table:style-name="ce74"/>
          <table:table-cell table:style-name="ce77"/>
          <table:table-cell table:style-name="ce81"/>
          <table:table-cell table:style-name="ce77"/>
          <table:table-cell table:style-name="ce85"/>
          <table:table-cell table:style-name="ce77"/>
          <table:table-cell table:style-name="ce90" table:number-columns-repeated="3"/>
          <table:table-cell table:style-name="ce93"/>
          <table:table-cell table:style-name="ce90" table:number-columns-repeated="2"/>
          <table:table-cell table:number-columns-repeated="1011"/>
        </table:table-row>
        <table:table-row table:style-name="ro7">
          <table:table-cell ns41:value-type="string" table:number-rows-spanned="3" table:style-name="ce68" table:number-columns-spanned="1" office:value-type="string">
            <text:p>HOOFDKIESDISTRIKTEN</text:p>
          </table:table-cell>
          <table:table-cell table:style-name="ce75"/>
          <table:table-cell ns41:value-type="string" table:number-rows-spanned="3" table:style-name="ce13" table:number-columns-spanned="1" office:value-type="string">
            <text:p>Getal leden van de Tweede Kamer</text:p>
          </table:table-cell>
          <table:table-cell ns41:value-type="string" table:number-rows-spanned="3" table:style-name="ce20" table:number-columns-spanned="1" office:value-type="string">
            <text:p>Getal gemeenten</text:p>
          </table:table-cell>
          <table:table-cell ns41:value-type="string" table:number-rows-spanned="3" table:style-name="ce20" table:number-columns-spanned="1" office:value-type="string">
            <text:p>Werkelijke bevolking op 1 december 1869</text:p>
          </table:table-cell>
          <table:table-cell ns41:value-type="string" table:number-rows-spanned="3" table:style-name="ce20" table:number-columns-spanned="1" office:value-type="string">
            <text:p>Oppervlakte in hectaren, aren en centiaren</text:p>
          </table:table-cell>
          <table:table-cell ns41:value-type="string" table:number-rows-spanned="3" table:style-name="ce33" table:number-columns-spanned="1" office:value-type="string">
            <text:p>Bewoners op duizend hectaren</text:p>
          </table:table-cell>
          <table:table-cell ns41:value-type="string" table:number-rows-spanned="3" table:style-name="ce37" table:number-columns-spanned="1" office:value-type="string">
            <text:p>Telling</text:p>
          </table:table-cell>
          <table:table-cell ns41:value-type="string" table:number-rows-spanned="3" table:style-name="ce44" table:number-columns-spanned="1" office:value-type="string">
            <text:p>Tabel</text:p>
          </table:table-cell>
          <table:table-cell ns41:value-type="string" table:number-rows-spanned="3" table:style-name="ce44" table:number-columns-spanned="1" office:value-type="string">
            <text:p>Pagina links</text:p>
          </table:table-cell>
          <table:table-cell ns41:value-type="string" table:number-rows-spanned="3" table:style-name="ce54" table:number-columns-spanned="1" office:value-type="string">
            <text:p>Pagina rechts</text:p>
          </table:table-cell>
          <table:table-cell ns41:value-type="string" table:number-rows-spanned="3" table:style-name="ce44" table:number-columns-spanned="1" office:value-type="string">
            <text:p>Provincie</text:p>
          </table:table-cell>
          <table:table-cell ns41:value-type="string" table:number-rows-spanned="3" table:style-name="ce61" table:number-columns-spanned="1" office:value-type="string">
            <text:p>Image nr</text:p>
          </table:table-cell>
          <table:table-cell table:number-columns-repeated="1011"/>
        </table:table-row>
        <table:table-row table:style-name="ro2">
          <table:covered-table-cell table:style-name="ce69"/>
          <table:table-cell table:style-name="ce75"/>
          <table:covered-table-cell table:style-name="ce14"/>
          <table:covered-table-cell table:style-name="ce21" table:number-columns-repeated="3"/>
          <table:covered-table-cell table:style-name="ce34"/>
          <table:covered-table-cell table:style-name="ce38"/>
          <table:covered-table-cell table:style-name="ce45" table:number-columns-repeated="2"/>
          <table:covered-table-cell table:style-name="ce55"/>
          <table:covered-table-cell table:style-name="ce45"/>
          <table:covered-table-cell table:style-name="ce62"/>
          <table:table-cell table:number-columns-repeated="1011"/>
        </table:table-row>
        <table:table-row table:style-name="ro8">
          <table:covered-table-cell table:style-name="ce68"/>
          <table:table-cell table:style-name="ce75"/>
          <table:covered-table-cell table:style-name="ce15"/>
          <table:covered-table-cell table:style-name="ce22" table:number-columns-repeated="3"/>
          <table:covered-table-cell table:style-name="ce35"/>
          <table:covered-table-cell table:style-name="ce39"/>
          <table:covered-table-cell table:style-name="ce46" table:number-columns-repeated="2"/>
          <table:covered-table-cell table:style-name="ce56"/>
          <table:covered-table-cell table:style-name="ce46"/>
          <table:covered-table-cell table:style-name="ce63"/>
          <table:table-cell table:number-columns-repeated="1011"/>
        </table:table-row>
        <table:table-row table:style-name="ro6">
          <table:table-cell table:style-name="ce70"/>
          <table:table-cell table:style-name="ce76" table:number-columns-repeated="4"/>
          <table:table-cell table:style-name="ce86"/>
          <table:table-cell table:style-name="ce76" table:number-columns-repeated="7"/>
          <table:table-cell table:number-columns-repeated="1011"/>
        </table:table-row>
        <table:table-row table:style-name="ro5">
          <table:table-cell ns41:value-type="string" table:style-name="ce71" office:value-type="string">
            <text:p>Groningen</text:p>
          </table:table-cell>
          <table:table-cell table:style-name="ce76"/>
          <table:table-cell ns41:value-type="float" table:style-name="ce78" office:value="1" office:value-type="float">
            <text:p>1</text:p>
          </table:table-cell>
          <table:table-cell ns41:value-type="float" table:style-name="ce144" office:value="4" office:value-type="float">
            <text:p>4</text:p>
          </table:table-cell>
          <table:table-cell ns41:value-type="float" table:style-name="ce144" office:value="47100" office:value-type="float">
            <text:p>47100</text:p>
          </table:table-cell>
          <table:table-cell ns41:value-type="string" table:style-name="ce87" office:value-type="string">
            <text:p>16173,81,10</text:p>
          </table:table-cell>
          <table:table-cell ns41:value-type="float" table:style-name="ce144" office:value="2912" office:value-type="float">
            <text:p>291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8" office:value-type="string">
            <text:p>01_H5</text:p>
          </table:table-cell>
          <table:table-cell ns41:value-type="float" table:style-name="ce91" office:value="436" office:value-type="float">
            <text:p>436</text:p>
          </table:table-cell>
          <table:table-cell ns41:value-type="float" table:style-name="ce91" office:value="437" office:value-type="float">
            <text:p>437</text:p>
          </table:table-cell>
          <table:table-cell ns41:value-type="string" table:style-name="ce91" office:value-type="string">
            <text:p>Groningen</text:p>
          </table:table-cell>
          <table:table-cell ns41:value-type="string" table:style-name="ce64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Zuidhorn</text:p>
          </table:table-cell>
          <table:table-cell table:style-name="ce76"/>
          <table:table-cell ns41:value-type="float" table:style-name="ce79" office:value="1" office:value-type="float">
            <text:p>1</text:p>
          </table:table-cell>
          <table:table-cell ns41:value-type="float" table:style-name="ce145" office:value="18" office:value-type="float">
            <text:p>18</text:p>
          </table:table-cell>
          <table:table-cell ns41:value-type="float" table:style-name="ce145" office:value="43741" office:value-type="float">
            <text:p>43741</text:p>
          </table:table-cell>
          <table:table-cell ns41:value-type="string" table:style-name="ce146" office:value-type="string">
            <text:p>65881,55,82</text:p>
          </table:table-cell>
          <table:table-cell ns41:value-type="float" table:style-name="ce145" office:value="664" office:value-type="float">
            <text:p>6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57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Appingedam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145" office:value="27" office:value-type="float">
            <text:p>27</text:p>
          </table:table-cell>
          <table:table-cell ns41:value-type="float" table:style-name="ce145" office:value="85825" office:value-type="float">
            <text:p>85825</text:p>
          </table:table-cell>
          <table:table-cell ns41:value-type="string" table:style-name="ce146" office:value-type="string">
            <text:p>100551,36,74</text:p>
          </table:table-cell>
          <table:table-cell ns41:value-type="float" table:style-name="ce145" office:value="844" office:value-type="float">
            <text:p>8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57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Winschoten</text:p>
          </table:table-cell>
          <table:table-cell table:style-name="ce76"/>
          <table:table-cell ns41:value-type="float" table:style-name="ce79" office:value="1" office:value-type="float">
            <text:p>1</text:p>
          </table:table-cell>
          <table:table-cell ns41:value-type="float" table:style-name="ce82" office:value="9" office:value-type="float">
            <text:p>9</text:p>
          </table:table-cell>
          <table:table-cell ns41:value-type="float" table:style-name="ce82" office:value="47704" office:value-type="float">
            <text:p>47704</text:p>
          </table:table-cell>
          <table:table-cell ns41:value-type="string" table:style-name="ce88" office:value-type="string">
            <text:p>53513,88,06</text:p>
          </table:table-cell>
          <table:table-cell ns41:value-type="float" table:style-name="ce145" office:value="891" office:value-type="float">
            <text:p>89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57" office:value-type="string">
            <text:p>Groningen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Assen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5" office:value-type="float">
            <text:p>25</text:p>
          </table:table-cell>
          <table:table-cell ns41:value-type="float" table:style-name="ce82" office:value="87967" office:value-type="float">
            <text:p>87967</text:p>
          </table:table-cell>
          <table:table-cell ns41:value-type="string" table:style-name="ce88" office:value-type="string">
            <text:p>220878,86,88</text:p>
          </table:table-cell>
          <table:table-cell ns41:value-type="float" table:style-name="ce145" office:value="398" office:value-type="float">
            <text:p>3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Drenthe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Leeuwarden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10" office:value-type="float">
            <text:p>10</text:p>
          </table:table-cell>
          <table:table-cell ns41:value-type="float" table:style-name="ce82" office:value="89841" office:value-type="float">
            <text:p>89841</text:p>
          </table:table-cell>
          <table:table-cell ns41:value-type="string" table:style-name="ce88" office:value-type="string">
            <text:p>54142,41,80</text:p>
          </table:table-cell>
          <table:table-cell ns41:value-type="float" table:style-name="ce145" office:value="1659" office:value-type="float">
            <text:p>165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Sneek</text:p>
          </table:table-cell>
          <table:table-cell table:style-name="ce76"/>
          <table:table-cell ns41:value-type="float" table:style-name="ce79" office:value="3" office:value-type="float">
            <text:p>3</text:p>
          </table:table-cell>
          <table:table-cell ns41:value-type="float" table:style-name="ce82" office:value="22" office:value-type="float">
            <text:p>22</text:p>
          </table:table-cell>
          <table:table-cell ns41:value-type="float" table:style-name="ce82" office:value="126741" office:value-type="float">
            <text:p>126741</text:p>
          </table:table-cell>
          <table:table-cell ns41:value-type="string" table:style-name="ce88" office:value-type="string">
            <text:p>184315,34,48</text:p>
          </table:table-cell>
          <table:table-cell ns41:value-type="float" table:style-name="ce145" office:value="688" office:value-type="float">
            <text:p>6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Dokkum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14" office:value-type="float">
            <text:p>14</text:p>
          </table:table-cell>
          <table:table-cell ns41:value-type="float" table:style-name="ce82" office:value="86868" office:value-type="float">
            <text:p>86868</text:p>
          </table:table-cell>
          <table:table-cell ns41:value-type="string" table:style-name="ce88" office:value-type="string">
            <text:p>105169,85,03</text:p>
          </table:table-cell>
          <table:table-cell ns41:value-type="float" table:style-name="ce145" office:value="826" office:value-type="float">
            <text:p>8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Steenwijk</text:p>
          </table:table-cell>
          <table:table-cell table:style-name="ce76"/>
          <table:table-cell ns41:value-type="float" table:style-name="ce79" office:value="1" office:value-type="float">
            <text:p>1</text:p>
          </table:table-cell>
          <table:table-cell ns41:value-type="float" table:style-name="ce82" office:value="18" office:value-type="float">
            <text:p>18</text:p>
          </table:table-cell>
          <table:table-cell ns41:value-type="float" table:style-name="ce82" office:value="43629" office:value-type="float">
            <text:p>43629</text:p>
          </table:table-cell>
          <table:table-cell ns41:value-type="string" table:style-name="ce88" office:value-type="string">
            <text:p>72552,70,69</text:p>
          </table:table-cell>
          <table:table-cell ns41:value-type="float" table:style-name="ce145" office:value="601" office:value-type="float">
            <text:p>60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Fries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Zwolle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19" office:value-type="float">
            <text:p>19</text:p>
          </table:table-cell>
          <table:table-cell ns41:value-type="float" table:style-name="ce82" office:value="85088" office:value-type="float">
            <text:p>85088</text:p>
          </table:table-cell>
          <table:table-cell ns41:value-type="string" table:style-name="ce88" office:value-type="string">
            <text:p>101973,74,34</text:p>
          </table:table-cell>
          <table:table-cell ns41:value-type="float" table:style-name="ce145" office:value="834" office:value-type="float">
            <text:p>8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Almelo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1" office:value-type="float">
            <text:p>21</text:p>
          </table:table-cell>
          <table:table-cell ns41:value-type="float" table:style-name="ce82" office:value="94033" office:value-type="float">
            <text:p>94033</text:p>
          </table:table-cell>
          <table:table-cell ns41:value-type="string" table:style-name="ce88" office:value-type="string">
            <text:p>137042,60,25</text:p>
          </table:table-cell>
          <table:table-cell ns41:value-type="float" table:style-name="ce145" office:value="686" office:value-type="float">
            <text:p>68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Deventer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15" office:value-type="float">
            <text:p>15</text:p>
          </table:table-cell>
          <table:table-cell ns41:value-type="float" table:style-name="ce82" office:value="88346" office:value-type="float">
            <text:p>88346</text:p>
          </table:table-cell>
          <table:table-cell ns41:value-type="string" table:style-name="ce88" office:value-type="string">
            <text:p>141058,36,88</text:p>
          </table:table-cell>
          <table:table-cell ns41:value-type="float" table:style-name="ce145" office:value="626" office:value-type="float">
            <text:p>6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Overijssel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Zutphen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3" office:value-type="float">
            <text:p>23</text:p>
          </table:table-cell>
          <table:table-cell ns41:value-type="float" table:style-name="ce82" office:value="95396" office:value-type="float">
            <text:p>95396</text:p>
          </table:table-cell>
          <table:table-cell ns41:value-type="string" table:style-name="ce88" office:value-type="string">
            <text:p>121706,59,24</text:p>
          </table:table-cell>
          <table:table-cell ns41:value-type="float" table:style-name="ce145" office:value="784" office:value-type="float">
            <text:p>7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Gelder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Arnhem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14" office:value-type="float">
            <text:p>14</text:p>
          </table:table-cell>
          <table:table-cell ns41:value-type="float" table:style-name="ce82" office:value="86947" office:value-type="float">
            <text:p>86947</text:p>
          </table:table-cell>
          <table:table-cell ns41:value-type="string" table:style-name="ce88" office:value-type="string">
            <text:p>85181,01,35</text:p>
          </table:table-cell>
          <table:table-cell ns41:value-type="float" table:style-name="ce145" office:value="1021" office:value-type="float">
            <text:p>10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Gelder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Nijmegen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6" office:value-type="float">
            <text:p>26</text:p>
          </table:table-cell>
          <table:table-cell ns41:value-type="float" table:style-name="ce82" office:value="88707" office:value-type="float">
            <text:p>88707</text:p>
          </table:table-cell>
          <table:table-cell ns41:value-type="string" table:style-name="ce88" office:value-type="string">
            <text:p>76386,05,87</text:p>
          </table:table-cell>
          <table:table-cell ns41:value-type="float" table:style-name="ce145" office:value="1162" office:value-type="float">
            <text:p>11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Gelder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Tiel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45" office:value-type="float">
            <text:p>45</text:p>
          </table:table-cell>
          <table:table-cell ns41:value-type="float" table:style-name="ce82" office:value="89900" office:value-type="float">
            <text:p>89900</text:p>
          </table:table-cell>
          <table:table-cell ns41:value-type="string" table:style-name="ce88" office:value-type="string">
            <text:p>82707,13,42</text:p>
          </table:table-cell>
          <table:table-cell ns41:value-type="float" table:style-name="ce145" office:value="1087" office:value-type="float">
            <text:p>10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Gelder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Amersfoort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32" office:value-type="float">
            <text:p>32</text:p>
          </table:table-cell>
          <table:table-cell ns41:value-type="float" table:style-name="ce82" office:value="92615" office:value-type="float">
            <text:p>92615</text:p>
          </table:table-cell>
          <table:table-cell ns41:value-type="string" table:style-name="ce88" office:value-type="string">
            <text:p>115769,18,08</text:p>
          </table:table-cell>
          <table:table-cell ns41:value-type="float" table:style-name="ce145" office:value="800" office:value-type="float">
            <text:p>80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Utrech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Utrecht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7" office:value-type="float">
            <text:p>27</text:p>
          </table:table-cell>
          <table:table-cell ns41:value-type="float" table:style-name="ce82" office:value="93264" office:value-type="float">
            <text:p>93264</text:p>
          </table:table-cell>
          <table:table-cell ns41:value-type="string" table:style-name="ce88" office:value-type="string">
            <text:p>43248,41,92</text:p>
          </table:table-cell>
          <table:table-cell ns41:value-type="float" table:style-name="ce145" office:value="2156" office:value-type="float">
            <text:p>215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Utrech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Hoorn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48" office:value-type="float">
            <text:p>48</text:p>
          </table:table-cell>
          <table:table-cell ns41:value-type="float" table:style-name="ce82" office:value="81947" office:value-type="float">
            <text:p>81947</text:p>
          </table:table-cell>
          <table:table-cell ns41:value-type="string" table:style-name="ce88" office:value-type="string">
            <text:p>62671,92,40</text:p>
          </table:table-cell>
          <table:table-cell ns41:value-type="float" table:style-name="ce145" office:value="1308" office:value-type="float">
            <text:p>13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Alkmaar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38" office:value-type="float">
            <text:p>38</text:p>
          </table:table-cell>
          <table:table-cell ns41:value-type="float" table:style-name="ce82" office:value="85024" office:value-type="float">
            <text:p>85024</text:p>
          </table:table-cell>
          <table:table-cell ns41:value-type="string" table:style-name="ce88" office:value-type="string">
            <text:p>106487,11,21</text:p>
          </table:table-cell>
          <table:table-cell ns41:value-type="float" table:style-name="ce145" office:value="798" office:value-type="float">
            <text:p>7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Haarlem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5" office:value-type="float">
            <text:p>25</text:p>
          </table:table-cell>
          <table:table-cell ns41:value-type="float" table:style-name="ce82" office:value="87074" office:value-type="float">
            <text:p>87074</text:p>
          </table:table-cell>
          <table:table-cell ns41:value-type="string" table:style-name="ce88" office:value-type="string">
            <text:p>36897,18,30</text:p>
          </table:table-cell>
          <table:table-cell ns41:value-type="float" table:style-name="ce145" office:value="2360" office:value-type="float">
            <text:p>23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Haarlemmermeer</text:p>
          </table:table-cell>
          <table:table-cell table:style-name="ce76"/>
          <table:table-cell ns41:value-type="float" table:style-name="ce79" office:value="1" office:value-type="float">
            <text:p>1</text:p>
          </table:table-cell>
          <table:table-cell ns41:value-type="float" table:style-name="ce82" office:value="14" office:value-type="float">
            <text:p>14</text:p>
          </table:table-cell>
          <table:table-cell ns41:value-type="float" table:style-name="ce82" office:value="42306" office:value-type="float">
            <text:p>42306</text:p>
          </table:table-cell>
          <table:table-cell ns41:value-type="string" table:style-name="ce88" office:value-type="string">
            <text:p>50248,87,14</text:p>
          </table:table-cell>
          <table:table-cell ns41:value-type="float" table:style-name="ce145" office:value="842" office:value-type="float">
            <text:p>84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Amsterdam</text:p>
          </table:table-cell>
          <table:table-cell table:style-name="ce76"/>
          <table:table-cell ns41:value-type="float" table:style-name="ce79" office:value="6" office:value-type="float">
            <text:p>6</text:p>
          </table:table-cell>
          <table:table-cell ns41:value-type="float" table:style-name="ce82" office:value="1" office:value-type="float">
            <text:p>1</text:p>
          </table:table-cell>
          <table:table-cell ns41:value-type="float" table:style-name="ce82" office:value="264694" office:value-type="float">
            <text:p>264694</text:p>
          </table:table-cell>
          <table:table-cell ns41:value-type="string" table:style-name="ce88" office:value-type="string">
            <text:p>1433,05,97</text:p>
          </table:table-cell>
          <table:table-cell ns41:value-type="float" table:style-name="ce145" office:value="184705" office:value-type="float">
            <text:p>184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Leiden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4" office:value-type="float">
            <text:p>24</text:p>
          </table:table-cell>
          <table:table-cell ns41:value-type="float" table:style-name="ce82" office:value="87028" office:value-type="float">
            <text:p>87028</text:p>
          </table:table-cell>
          <table:table-cell ns41:value-type="string" table:style-name="ce88" office:value-type="string">
            <text:p>43998,87,80</text:p>
          </table:table-cell>
          <table:table-cell ns41:value-type="float" table:style-name="ce145" office:value="1978" office:value-type="float">
            <text:p>197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Gouda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48" office:value-type="float">
            <text:p>48</text:p>
          </table:table-cell>
          <table:table-cell ns41:value-type="float" table:style-name="ce82" office:value="88659" office:value-type="float">
            <text:p>88659</text:p>
          </table:table-cell>
          <table:table-cell ns41:value-type="string" table:style-name="ce88" office:value-type="string">
            <text:p>71809,22,73</text:p>
          </table:table-cell>
          <table:table-cell ns41:value-type="float" table:style-name="ce145" office:value="1234" office:value-type="float">
            <text:p>12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Delft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5" office:value-type="float">
            <text:p>25</text:p>
          </table:table-cell>
          <table:table-cell ns41:value-type="float" table:style-name="ce82" office:value="92101" office:value-type="float">
            <text:p>92101</text:p>
          </table:table-cell>
          <table:table-cell ns41:value-type="string" table:style-name="ce88" office:value-type="string">
            <text:p>41337,68,09</text:p>
          </table:table-cell>
          <table:table-cell ns41:value-type="float" table:style-name="ce145" office:value="2228" office:value-type="float">
            <text:p>22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Rotterdam</text:p>
          </table:table-cell>
          <table:table-cell table:style-name="ce76"/>
          <table:table-cell ns41:value-type="float" table:style-name="ce79" office:value="3" office:value-type="float">
            <text:p>3</text:p>
          </table:table-cell>
          <table:table-cell ns41:value-type="float" table:style-name="ce82" office:value="5" office:value-type="float">
            <text:p>5</text:p>
          </table:table-cell>
          <table:table-cell ns41:value-type="float" table:style-name="ce82" office:value="134817" office:value-type="float">
            <text:p>134817</text:p>
          </table:table-cell>
          <table:table-cell ns41:value-type="string" table:style-name="ce88" office:value-type="string">
            <text:p>6481,02,09</text:p>
          </table:table-cell>
          <table:table-cell ns41:value-type="float" table:style-name="ce145" office:value="20802" office:value-type="float">
            <text:p>208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Brielle</text:p>
          </table:table-cell>
          <table:table-cell table:style-name="ce76"/>
          <table:table-cell ns41:value-type="float" table:style-name="ce79" office:value="1" office:value-type="float">
            <text:p>1</text:p>
          </table:table-cell>
          <table:table-cell ns41:value-type="float" table:style-name="ce82" office:value="26" office:value-type="float">
            <text:p>26</text:p>
          </table:table-cell>
          <table:table-cell ns41:value-type="float" table:style-name="ce82" office:value="43119" office:value-type="float">
            <text:p>43119</text:p>
          </table:table-cell>
          <table:table-cell ns41:value-type="string" table:style-name="ce88" office:value-type="string">
            <text:p>39301,34,50</text:p>
          </table:table-cell>
          <table:table-cell ns41:value-type="float" table:style-name="ce145" office:value="1097" office:value-type="float">
            <text:p>10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s Gravenhage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3" office:value-type="float">
            <text:p>3</text:p>
          </table:table-cell>
          <table:table-cell ns41:value-type="float" table:style-name="ce82" office:value="95478" office:value-type="float">
            <text:p>95478</text:p>
          </table:table-cell>
          <table:table-cell ns41:value-type="string" table:style-name="ce88" office:value-type="string">
            <text:p>7355,27,83</text:p>
          </table:table-cell>
          <table:table-cell ns41:value-type="float" table:style-name="ce145" office:value="1298" office:value-type="float">
            <text:p>12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Dordrecht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9" office:value-type="float">
            <text:p>29</text:p>
          </table:table-cell>
          <table:table-cell ns41:value-type="float" table:style-name="ce82" office:value="89265" office:value-type="float">
            <text:p>89265</text:p>
          </table:table-cell>
          <table:table-cell ns41:value-type="string" table:style-name="ce88" office:value-type="string">
            <text:p>53247,33,68</text:p>
          </table:table-cell>
          <table:table-cell ns41:value-type="float" table:style-name="ce145" office:value="1676" office:value-type="float">
            <text:p>167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Gorinchem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64" office:value-type="float">
            <text:p>64</text:p>
          </table:table-cell>
          <table:table-cell ns41:value-type="float" table:style-name="ce82" office:value="86334" office:value-type="float">
            <text:p>86334</text:p>
          </table:table-cell>
          <table:table-cell ns41:value-type="string" table:style-name="ce88" office:value-type="string">
            <text:p>82917,25,92</text:p>
          </table:table-cell>
          <table:table-cell ns41:value-type="float" table:style-name="ce145" office:value="1041" office:value-type="float">
            <text:p>10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uidhol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Middelburg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56" office:value-type="float">
            <text:p>56</text:p>
          </table:table-cell>
          <table:table-cell ns41:value-type="float" table:style-name="ce82" office:value="101055" office:value-type="float">
            <text:p>101055</text:p>
          </table:table-cell>
          <table:table-cell ns41:value-type="string" table:style-name="ce88" office:value-type="string">
            <text:p>94622,93,74</text:p>
          </table:table-cell>
          <table:table-cell ns41:value-type="float" table:style-name="ce145" office:value="1068" office:value-type="float">
            <text:p>106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ee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Goes</text:p>
          </table:table-cell>
          <table:table-cell table:style-name="ce76"/>
          <table:table-cell ns41:value-type="float" table:style-name="ce79" office:value="1" office:value-type="float">
            <text:p>1</text:p>
          </table:table-cell>
          <table:table-cell ns41:value-type="float" table:style-name="ce82" office:value="38" office:value-type="float">
            <text:p>38</text:p>
          </table:table-cell>
          <table:table-cell ns41:value-type="float" table:style-name="ce82" office:value="53570" office:value-type="float">
            <text:p>53570</text:p>
          </table:table-cell>
          <table:table-cell ns41:value-type="string" table:style-name="ce88" office:value-type="string">
            <text:p>59608,52,27</text:p>
          </table:table-cell>
          <table:table-cell ns41:value-type="float" table:style-name="ce145" office:value="899" office:value-type="float">
            <text:p>8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ee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Zierikzee</text:p>
          </table:table-cell>
          <table:table-cell table:style-name="ce76"/>
          <table:table-cell ns41:value-type="float" table:style-name="ce79" office:value="1" office:value-type="float">
            <text:p>1</text:p>
          </table:table-cell>
          <table:table-cell ns41:value-type="float" table:style-name="ce82" office:value="31" office:value-type="float">
            <text:p>31</text:p>
          </table:table-cell>
          <table:table-cell ns41:value-type="float" table:style-name="ce82" office:value="45541" office:value-type="float">
            <text:p>45541</text:p>
          </table:table-cell>
          <table:table-cell ns41:value-type="string" table:style-name="ce88" office:value-type="string">
            <text:p>44461,68,70</text:p>
          </table:table-cell>
          <table:table-cell ns41:value-type="float" table:style-name="ce145" office:value="1024" office:value-type="float">
            <text:p>10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Zeeland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Breda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6" office:value-type="float">
            <text:p>26</text:p>
          </table:table-cell>
          <table:table-cell ns41:value-type="float" table:style-name="ce82" office:value="97578" office:value-type="float">
            <text:p>97578</text:p>
          </table:table-cell>
          <table:table-cell ns41:value-type="string" table:style-name="ce88" office:value-type="string">
            <text:p>110543,43,54</text:p>
          </table:table-cell>
          <table:table-cell ns41:value-type="float" table:style-name="ce145" office:value="883" office:value-type="float">
            <text:p>8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braban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Tilburg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29" office:value-type="float">
            <text:p>29</text:p>
          </table:table-cell>
          <table:table-cell ns41:value-type="float" table:style-name="ce82" office:value="93059" office:value-type="float">
            <text:p>93059</text:p>
          </table:table-cell>
          <table:table-cell ns41:value-type="string" table:style-name="ce88" office:value-type="string">
            <text:p>108030,31,70</text:p>
          </table:table-cell>
          <table:table-cell ns41:value-type="float" table:style-name="ce145" office:value="861" office:value-type="float">
            <text:p>8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braban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Eindhoven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50" office:value-type="float">
            <text:p>50</text:p>
          </table:table-cell>
          <table:table-cell ns41:value-type="float" table:style-name="ce82" office:value="85572" office:value-type="float">
            <text:p>85572</text:p>
          </table:table-cell>
          <table:table-cell ns41:value-type="string" table:style-name="ce88" office:value-type="string">
            <text:p>143425,10,28</text:p>
          </table:table-cell>
          <table:table-cell ns41:value-type="float" table:style-name="ce145" office:value="596" office:value-type="float">
            <text:p>5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braban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Maastricht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47" office:value-type="float">
            <text:p>47</text:p>
          </table:table-cell>
          <table:table-cell ns41:value-type="float" table:style-name="ce82" office:value="89287" office:value-type="float">
            <text:p>89287</text:p>
          </table:table-cell>
          <table:table-cell ns41:value-type="string" table:style-name="ce88" office:value-type="string">
            <text:p>47529,79,50</text:p>
          </table:table-cell>
          <table:table-cell ns41:value-type="float" table:style-name="ce145" office:value="1879" office:value-type="float">
            <text:p>18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Roermond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59" office:value-type="float">
            <text:p>59</text:p>
          </table:table-cell>
          <table:table-cell ns41:value-type="float" table:style-name="ce82" office:value="87289" office:value-type="float">
            <text:p>87289</text:p>
          </table:table-cell>
          <table:table-cell ns41:value-type="string" table:style-name="ce88" office:value-type="string">
            <text:p>89646,78,91</text:p>
          </table:table-cell>
          <table:table-cell ns41:value-type="float" table:style-name="ce145" office:value="974" office:value-type="float">
            <text:p>97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Limburg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5">
          <table:table-cell ns41:value-type="string" table:style-name="ce72" office:value-type="string">
            <text:p>Boxmeer</text:p>
          </table:table-cell>
          <table:table-cell table:style-name="ce76"/>
          <table:table-cell ns41:value-type="float" table:style-name="ce79" office:value="2" office:value-type="float">
            <text:p>2</text:p>
          </table:table-cell>
          <table:table-cell ns41:value-type="float" table:style-name="ce82" office:value="42" office:value-type="float">
            <text:p>42</text:p>
          </table:table-cell>
          <table:table-cell ns41:value-type="float" table:style-name="ce82" office:value="87324" office:value-type="float">
            <text:p>87324</text:p>
          </table:table-cell>
          <table:table-cell ns41:value-type="string" table:style-name="ce88" office:value-type="string">
            <text:p>141442,90,24</text:p>
          </table:table-cell>
          <table:table-cell ns41:value-type="float" table:style-name="ce145" office:value="617" office:value-type="float">
            <text:p>6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7" office:value="436" office:value-type="float">
            <text:p>436</text:p>
          </table:table-cell>
          <table:table-cell ns41:value-type="float" table:style-name="ce57" office:value="437" office:value-type="float">
            <text:p>437</text:p>
          </table:table-cell>
          <table:table-cell ns41:value-type="string" table:style-name="ce40" office:value-type="string">
            <text:p>Noordbrabant</text:p>
          </table:table-cell>
          <table:table-cell ns41:value-type="string" table:style-name="ce65" office:value-type="string">
            <text:p>36_0431</text:p>
          </table:table-cell>
          <table:table-cell table:number-columns-repeated="1011"/>
        </table:table-row>
        <table:table-row table:style-name="ro1">
          <table:table-cell ns41:value-type="string" table:style-name="ce73" office:value-type="string">
            <text:p>s Hertogenbosch</text:p>
          </table:table-cell>
          <table:table-cell table:style-name="ce76"/>
          <table:table-cell ns41:value-type="float" table:style-name="ce80" office:value="2" office:value-type="float">
            <text:p>2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87696" office:value-type="float">
            <text:p>87696</text:p>
          </table:table-cell>
          <table:table-cell ns41:value-type="string" table:style-name="ce89" office:value-type="string">
            <text:p>65755,30,96</text:p>
          </table:table-cell>
          <table:table-cell ns41:value-type="float" table:style-name="ce83" office:value="1334" office:value-type="float">
            <text:p>133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92" office:value="436" office:value-type="float">
            <text:p>436</text:p>
          </table:table-cell>
          <table:table-cell ns41:value-type="float" table:style-name="ce92" office:value="437" office:value-type="float">
            <text:p>437</text:p>
          </table:table-cell>
          <table:table-cell ns41:value-type="string" table:style-name="ce94" office:value-type="string">
            <text:p>Noordbrabant</text:p>
          </table:table-cell>
          <table:table-cell ns41:value-type="string" table:style-name="ce66" office:value-type="string">
            <text:p>36_0431</text:p>
          </table:table-cell>
          <table:table-cell table:number-columns-repeated="1011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Tabel 3"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8" table:default-cell-style-name="ce10"/>
        <table:table-column table:style-name="co11" table:default-cell-style-name="ce10"/>
        <table:table-column table:style-name="co25" table:default-cell-style-name="ce32"/>
        <table:table-column table:style-name="co17" table:default-cell-style-name="ce10"/>
        <table:table-column table:style-name="co12" table:default-cell-style-name="Default" table:number-columns-repeated="4"/>
        <table:table-column table:style-name="co26" table:default-cell-style-name="ce10"/>
        <table:table-column table:style-name="co12" table:default-cell-style-name="Default" table:number-columns-repeated="1012"/>
        <table:table-row table:style-name="ro1">
          <table:table-cell ns41:value-type="string" table:style-name="ce95" office:value-type="string">
            <text:p>HOOFDKIESDISTRIKTEN</text:p>
          </table:table-cell>
          <table:table-cell table:style-name="ce6" table:number-columns-repeated="4"/>
          <table:table-cell table:style-name="ce26"/>
          <table:table-cell table:style-name="ce6"/>
          <table:table-cell table:style-name="ce36" table:number-columns-repeated="5"/>
          <table:table-cell table:style-name="ce60"/>
          <table:table-cell table:style-name="ce110"/>
          <table:table-cell table:style-name="ce111" table:number-columns-repeated="106"/>
          <table:table-cell table:number-columns-repeated="904"/>
        </table:table-row>
        <table:table-row table:style-name="ro1">
          <table:table-cell table:style-name="ce96"/>
          <table:table-cell table:style-name="ce99"/>
          <table:table-cell table:style-name="ce101"/>
          <table:table-cell table:style-name="ce102"/>
          <table:table-cell table:style-name="ce101"/>
          <table:table-cell table:style-name="ce103"/>
          <table:table-cell table:style-name="ce101"/>
          <table:table-cell table:style-name="ce90" table:number-columns-repeated="3"/>
          <table:table-cell table:style-name="ce93"/>
          <table:table-cell table:style-name="ce90" table:number-columns-repeated="2"/>
          <table:table-cell table:style-name="ce110"/>
          <table:table-cell table:style-name="ce111" table:number-columns-repeated="106"/>
          <table:table-cell table:number-columns-repeated="904"/>
        </table:table-row>
        <table:table-row table:style-name="ro9">
          <table:table-cell ns41:value-type="string" table:number-rows-spanned="3" table:style-name="ce3" table:number-columns-spanned="1" office:value-type="string">
            <text:p>HOOFDKIESDISTRIKTEN</text:p>
          </table:table-cell>
          <table:table-cell table:style-name="ce99"/>
          <table:table-cell ns41:value-type="string" table:number-rows-spanned="3" table:style-name="ce13" table:number-columns-spanned="1" office:value-type="string">
            <text:p>Getal leden van de Tweede Kamer</text:p>
          </table:table-cell>
          <table:table-cell ns41:value-type="string" table:number-rows-spanned="3" table:style-name="ce20" table:number-columns-spanned="1" office:value-type="string">
            <text:p>Getal gemeenten</text:p>
          </table:table-cell>
          <table:table-cell ns41:value-type="string" table:number-rows-spanned="3" table:style-name="ce20" table:number-columns-spanned="1" office:value-type="string">
            <text:p>Werkelijke bevolking op 1 december 1869</text:p>
          </table:table-cell>
          <table:table-cell ns41:value-type="string" table:number-rows-spanned="3" table:style-name="ce20" table:number-columns-spanned="1" office:value-type="string">
            <text:p>Oppervlakte in hectaren, aren en centiaren</text:p>
          </table:table-cell>
          <table:table-cell ns41:value-type="string" table:number-rows-spanned="3" table:style-name="ce33" table:number-columns-spanned="1" office:value-type="string">
            <text:p>Bewoners op duizend hectaren</text:p>
          </table:table-cell>
          <table:table-cell ns41:value-type="string" table:number-rows-spanned="3" table:style-name="ce37" table:number-columns-spanned="1" office:value-type="string">
            <text:p>Telling</text:p>
          </table:table-cell>
          <table:table-cell ns41:value-type="string" table:number-rows-spanned="3" table:style-name="ce44" table:number-columns-spanned="1" office:value-type="string">
            <text:p>Tabel</text:p>
          </table:table-cell>
          <table:table-cell ns41:value-type="string" table:number-rows-spanned="3" table:style-name="ce44" table:number-columns-spanned="1" office:value-type="string">
            <text:p>Pagina links</text:p>
          </table:table-cell>
          <table:table-cell ns41:value-type="string" table:number-rows-spanned="3" table:style-name="ce54" table:number-columns-spanned="1" office:value-type="string">
            <text:p>Pagina rechts</text:p>
          </table:table-cell>
          <table:table-cell ns41:value-type="string" table:number-rows-spanned="3" table:style-name="ce44" table:number-columns-spanned="1" office:value-type="string">
            <text:p>Provincie</text:p>
          </table:table-cell>
          <table:table-cell ns41:value-type="string" table:number-rows-spanned="3" table:style-name="ce61" table:number-columns-spanned="1" office:value-type="string">
            <text:p>Image nr</text:p>
          </table:table-cell>
          <table:table-cell table:style-name="ce111" table:number-columns-repeated="107"/>
          <table:table-cell table:number-columns-repeated="904"/>
        </table:table-row>
        <table:table-row table:style-name="ro10">
          <table:covered-table-cell table:style-name="ce4"/>
          <table:table-cell table:style-name="ce100"/>
          <table:covered-table-cell table:style-name="ce14"/>
          <table:covered-table-cell table:style-name="ce21" table:number-columns-repeated="3"/>
          <table:covered-table-cell table:style-name="ce34"/>
          <table:covered-table-cell table:style-name="ce38"/>
          <table:covered-table-cell table:style-name="ce45" table:number-columns-repeated="2"/>
          <table:covered-table-cell table:style-name="ce55"/>
          <table:covered-table-cell table:style-name="ce45"/>
          <table:covered-table-cell table:style-name="ce62"/>
          <table:table-cell table:style-name="ce111" table:number-columns-repeated="107"/>
          <table:table-cell table:number-columns-repeated="904"/>
        </table:table-row>
        <table:table-row table:style-name="ro11">
          <table:covered-table-cell table:style-name="ce5"/>
          <table:table-cell table:style-name="ce12"/>
          <table:covered-table-cell table:style-name="ce15"/>
          <table:covered-table-cell table:style-name="ce22" table:number-columns-repeated="3"/>
          <table:covered-table-cell table:style-name="ce35"/>
          <table:covered-table-cell table:style-name="ce39"/>
          <table:covered-table-cell table:style-name="ce46" table:number-columns-repeated="2"/>
          <table:covered-table-cell table:style-name="ce56"/>
          <table:covered-table-cell table:style-name="ce46"/>
          <table:covered-table-cell table:style-name="ce63"/>
          <table:table-cell table:number-columns-repeated="1011"/>
        </table:table-row>
        <table:table-row table:style-name="ro1">
          <table:table-cell table:style-name="ce97"/>
          <table:table-cell table:style-name="ce12" table:number-columns-repeated="4"/>
          <table:table-cell table:style-name="ce147"/>
          <table:table-cell table:style-name="ce12"/>
          <table:table-cell table:style-name="ce148" table:number-columns-repeated="6"/>
          <table:table-cell table:number-columns-repeated="1011"/>
        </table:table-row>
        <table:table-row table:style-name="ro5">
          <table:table-cell ns41:value-type="string" table:style-name="ce98" office:value-type="string">
            <text:p>s Hertogenbosch</text:p>
          </table:table-cell>
          <table:table-cell table:style-name="ce2"/>
          <table:table-cell ns41:value-type="float" table:style-name="ce16" office:value="8" office:value-type="float">
            <text:p>8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52923" office:value-type="float">
            <text:p>52923</text:p>
          </table:table-cell>
          <table:table-cell ns41:value-type="string" table:style-name="ce104" office:value-type="string">
            <text:p>32998,26,03</text:p>
          </table:table-cell>
          <table:table-cell ns41:value-type="float" table:style-name="ce107" office:value="1604" office:value-type="float">
            <text:p>16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Grave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143" office:value="30" office:value-type="float">
            <text:p>30</text:p>
          </table:table-cell>
          <table:table-cell ns41:value-type="float" table:style-name="ce143" office:value="45259" office:value-type="float">
            <text:p>45259</text:p>
          </table:table-cell>
          <table:table-cell ns41:value-type="string" table:style-name="ce105" office:value-type="string">
            <text:p>60166,28,33</text:p>
          </table:table-cell>
          <table:table-cell ns41:value-type="float" table:style-name="ce108" office:value="752" office:value-type="float">
            <text:p>75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Tilburg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143" office:value="16" office:value-type="float">
            <text:p>16</text:p>
          </table:table-cell>
          <table:table-cell ns41:value-type="float" table:style-name="ce143" office:value="51179" office:value-type="float">
            <text:p>51179</text:p>
          </table:table-cell>
          <table:table-cell ns41:value-type="string" table:style-name="ce105" office:value-type="string">
            <text:p>56271,01,23</text:p>
          </table:table-cell>
          <table:table-cell ns41:value-type="float" table:style-name="ce108" office:value="910" office:value-type="float">
            <text:p>9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Heusden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43950" office:value-type="float">
            <text:p>43950</text:p>
          </table:table-cell>
          <table:table-cell ns41:value-type="string" table:style-name="ce106" office:value-type="string">
            <text:p>40991,71,79</text:p>
          </table:table-cell>
          <table:table-cell ns41:value-type="float" table:style-name="ce108" office:value="1072" office:value-type="float">
            <text:p>10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Helmond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50464" office:value-type="float">
            <text:p>50464</text:p>
          </table:table-cell>
          <table:table-cell ns41:value-type="string" table:style-name="ce106" office:value-type="string">
            <text:p>84615,10,03</text:p>
          </table:table-cell>
          <table:table-cell ns41:value-type="float" table:style-name="ce108" office:value="596" office:value-type="float">
            <text:p>5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Eindhoven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47429" office:value-type="float">
            <text:p>47429</text:p>
          </table:table-cell>
          <table:table-cell ns41:value-type="string" table:style-name="ce106" office:value-type="string">
            <text:p>78633,51,09</text:p>
          </table:table-cell>
          <table:table-cell ns41:value-type="float" table:style-name="ce108" office:value="603" office:value-type="float">
            <text:p>60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Breda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2167" office:value-type="float">
            <text:p>42167</text:p>
          </table:table-cell>
          <table:table-cell ns41:value-type="string" table:style-name="ce106" office:value-type="string">
            <text:p>49789,64,99</text:p>
          </table:table-cell>
          <table:table-cell ns41:value-type="float" table:style-name="ce108" office:value="847" office:value-type="float">
            <text:p>84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Zevenbergen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7848" office:value-type="float">
            <text:p>47848</text:p>
          </table:table-cell>
          <table:table-cell ns41:value-type="string" table:style-name="ce106" office:value-type="string">
            <text:p>47118,18,77</text:p>
          </table:table-cell>
          <table:table-cell ns41:value-type="float" table:style-name="ce108" office:value="1015" office:value-type="float">
            <text:p>101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Bergen op Zoom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7653" office:value-type="float">
            <text:p>47653</text:p>
          </table:table-cell>
          <table:table-cell ns41:value-type="string" table:style-name="ce106" office:value-type="string">
            <text:p>62190,29,53</text:p>
          </table:table-cell>
          <table:table-cell ns41:value-type="float" table:style-name="ce108" office:value="766" office:value-type="float">
            <text:p>7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 provincie Noordbrabant</text:p>
          </table:table-cell>
          <table:table-cell table:style-name="ce12"/>
          <table:table-cell table:formula="of:=SUM([.C7:.C15])" ns41:value-type="float" table:style-name="ce17" office:value-type="float" office:value="64">
            <text:p>64</text:p>
          </table:table-cell>
          <table:table-cell table:formula="of:=SUM([.D7:.D15])" ns41:value-type="float" table:style-name="ce143" office:value-type="float" office:value="185">
            <text:p>185</text:p>
          </table:table-cell>
          <table:table-cell table:formula="of:=SUM([.E7:.E15])" ns41:value-type="float" table:style-name="ce143" office:value-type="float" office:value="428872">
            <text:p>428872</text:p>
          </table:table-cell>
          <table:table-cell ns41:value-type="string" table:style-name="ce29" office:value-type="string">
            <text:p>512774,02,39</text:p>
          </table:table-cell>
          <table:table-cell ns41:value-type="float" table:style-name="ce108" office:value="836" office:value-type="float">
            <text:p>8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ce7" office:value-type="string">
            <text:p>Arnhem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1735" office:value-type="float">
            <text:p>41735</text:p>
          </table:table-cell>
          <table:table-cell ns41:value-type="string" table:style-name="ce106" office:value-type="string">
            <text:p>18711,03,28</text:p>
          </table:table-cell>
          <table:table-cell ns41:value-type="float" table:style-name="ce108" office:value="2230" office:value-type="float">
            <text:p>22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Ede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8744" office:value-type="float">
            <text:p>28744</text:p>
          </table:table-cell>
          <table:table-cell ns41:value-type="string" table:style-name="ce106" office:value-type="string">
            <text:p>59710,09,37</text:p>
          </table:table-cell>
          <table:table-cell ns41:value-type="float" table:style-name="ce108" office:value="481" office:value-type="float">
            <text:p>4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Putt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4260" office:value-type="float">
            <text:p>24260</text:p>
          </table:table-cell>
          <table:table-cell ns41:value-type="string" table:style-name="ce106" office:value-type="string">
            <text:p>39793,29,10</text:p>
          </table:table-cell>
          <table:table-cell ns41:value-type="float" table:style-name="ce108" office:value="610" office:value-type="float">
            <text:p>6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Oldebroek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5532" office:value-type="float">
            <text:p>25532</text:p>
          </table:table-cell>
          <table:table-cell ns41:value-type="string" table:style-name="ce106" office:value-type="string">
            <text:p>42973,22,04</text:p>
          </table:table-cell>
          <table:table-cell ns41:value-type="float" table:style-name="ce108" office:value="594" office:value-type="float">
            <text:p>59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Voorst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7845" office:value-type="float">
            <text:p>27845</text:p>
          </table:table-cell>
          <table:table-cell ns41:value-type="string" table:style-name="ce106" office:value-type="string">
            <text:p>54964,37,42</text:p>
          </table:table-cell>
          <table:table-cell ns41:value-type="float" table:style-name="ce108" office:value="507" office:value-type="float">
            <text:p>50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Zutph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7758" office:value-type="float">
            <text:p>27758</text:p>
          </table:table-cell>
          <table:table-cell ns41:value-type="string" table:style-name="ce106" office:value-type="string">
            <text:p>27124,39,68</text:p>
          </table:table-cell>
          <table:table-cell ns41:value-type="float" table:style-name="ce108" office:value="1023" office:value-type="float">
            <text:p>10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Ruurlo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4170" office:value-type="float">
            <text:p>24170</text:p>
          </table:table-cell>
          <table:table-cell ns41:value-type="string" table:style-name="ce106" office:value-type="string">
            <text:p>42220,55,68</text:p>
          </table:table-cell>
          <table:table-cell ns41:value-type="float" table:style-name="ce108" office:value="572" office:value-type="float">
            <text:p>57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Aalt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5285" office:value-type="float">
            <text:p>25285</text:p>
          </table:table-cell>
          <table:table-cell ns41:value-type="string" table:style-name="ce106" office:value-type="string">
            <text:p>35322,54,19</text:p>
          </table:table-cell>
          <table:table-cell ns41:value-type="float" table:style-name="ce108" office:value="716" office:value-type="float">
            <text:p>7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Zevenaar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9998" office:value-type="float">
            <text:p>29998</text:p>
          </table:table-cell>
          <table:table-cell ns41:value-type="string" table:style-name="ce106" office:value-type="string">
            <text:p>34447,57,83</text:p>
          </table:table-cell>
          <table:table-cell ns41:value-type="float" table:style-name="ce108" office:value="871" office:value-type="float">
            <text:p>87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oesburg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0681" office:value-type="float">
            <text:p>20681</text:p>
          </table:table-cell>
          <table:table-cell ns41:value-type="string" table:style-name="ce106" office:value-type="string">
            <text:p>23486,56,14</text:p>
          </table:table-cell>
          <table:table-cell ns41:value-type="float" table:style-name="ce108" office:value="881" office:value-type="float">
            <text:p>8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Elst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0230" office:value-type="float">
            <text:p>20230</text:p>
          </table:table-cell>
          <table:table-cell ns41:value-type="string" table:style-name="ce106" office:value-type="string">
            <text:p>18511,85,62</text:p>
          </table:table-cell>
          <table:table-cell ns41:value-type="float" table:style-name="ce108" office:value="1093" office:value-type="float">
            <text:p>10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Tiel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28762" office:value-type="float">
            <text:p>28762</text:p>
          </table:table-cell>
          <table:table-cell ns41:value-type="string" table:style-name="ce106" office:value-type="string">
            <text:p>23929,08,12</text:p>
          </table:table-cell>
          <table:table-cell ns41:value-type="float" table:style-name="ce108" office:value="1202" office:value-type="float">
            <text:p>12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Geldermals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7878" office:value-type="float">
            <text:p>27878</text:p>
          </table:table-cell>
          <table:table-cell ns41:value-type="string" table:style-name="ce106" office:value-type="string">
            <text:p>29733,17,22</text:p>
          </table:table-cell>
          <table:table-cell ns41:value-type="float" table:style-name="ce108" office:value="938" office:value-type="float">
            <text:p>93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Zalt-Bommel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9256" office:value-type="float">
            <text:p>19256</text:p>
          </table:table-cell>
          <table:table-cell ns41:value-type="string" table:style-name="ce106" office:value-type="string">
            <text:p>14956,37,65</text:p>
          </table:table-cell>
          <table:table-cell ns41:value-type="float" table:style-name="ce108" office:value="1288" office:value-type="float">
            <text:p>12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Wijch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0830" office:value-type="float">
            <text:p>30830</text:p>
          </table:table-cell>
          <table:table-cell ns41:value-type="string" table:style-name="ce106" office:value-type="string">
            <text:p>31874,24,26</text:p>
          </table:table-cell>
          <table:table-cell ns41:value-type="float" table:style-name="ce108" office:value="967" office:value-type="float">
            <text:p>9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Nijmeg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9729" office:value-type="float">
            <text:p>29729</text:p>
          </table:table-cell>
          <table:table-cell ns41:value-type="string" table:style-name="ce106" office:value-type="string">
            <text:p>10889,98,93</text:p>
          </table:table-cell>
          <table:table-cell ns41:value-type="float" table:style-name="ce108" office:value="2730" office:value-type="float">
            <text:p>27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 provincie Gelderland</text:p>
          </table:table-cell>
          <table:table-cell table:style-name="ce12"/>
          <table:table-cell table:formula="of:=SUM([.C17:.C32])" ns41:value-type="float" table:style-name="ce17" office:value-type="float" office:value="62">
            <text:p>62</text:p>
          </table:table-cell>
          <table:table-cell table:formula="of:=SUM([.D17:.D32])" ns41:value-type="float" table:style-name="ce143" office:value-type="float" office:value="116">
            <text:p>116</text:p>
          </table:table-cell>
          <table:table-cell table:formula="of:=SUM([.E17:.E32])" ns41:value-type="float" table:style-name="ce143" office:value-type="float" office:value="432693">
            <text:p>432693</text:p>
          </table:table-cell>
          <table:table-cell ns41:value-type="string" table:style-name="ce29" office:value-type="string">
            <text:p>508648,37,43</text:p>
          </table:table-cell>
          <table:table-cell ns41:value-type="float" table:style-name="ce108" office:value="851" office:value-type="float">
            <text:p>8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ce7" office:value-type="string">
            <text:p>Leijderdorp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1229" office:value-type="float">
            <text:p>31229</text:p>
          </table:table-cell>
          <table:table-cell ns41:value-type="string" table:style-name="ce106" office:value-type="string">
            <text:p>22943,86,10</text:p>
          </table:table-cell>
          <table:table-cell ns41:value-type="float" table:style-name="ce108" office:value="1361" office:value-type="float">
            <text:p>13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Leiden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8943" office:value-type="float">
            <text:p>38943</text:p>
          </table:table-cell>
          <table:table-cell ns41:value-type="string" table:style-name="ce106" office:value-type="string">
            <text:p>198,23,63</text:p>
          </table:table-cell>
          <table:table-cell ns41:value-type="float" table:style-name="ce108" office:value="196451" office:value-type="float">
            <text:p>1964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Zoetermeer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1367" office:value-type="float">
            <text:p>31367</text:p>
          </table:table-cell>
          <table:table-cell ns41:value-type="string" table:style-name="ce106" office:value-type="string">
            <text:p>34631,33,47</text:p>
          </table:table-cell>
          <table:table-cell ns41:value-type="float" table:style-name="ce108" office:value="906" office:value-type="float">
            <text:p>9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s Gravenhage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0277" office:value-type="float">
            <text:p>90277</text:p>
          </table:table-cell>
          <table:table-cell ns41:value-type="string" table:style-name="ce106" office:value-type="string">
            <text:p>2223,43,97</text:p>
          </table:table-cell>
          <table:table-cell ns41:value-type="float" table:style-name="ce108" office:value="40602" office:value-type="float">
            <text:p>406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Vlaarding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36485" office:value-type="float">
            <text:p>36485</text:p>
          </table:table-cell>
          <table:table-cell ns41:value-type="string" table:style-name="ce106" office:value-type="string">
            <text:p>26212,64,17</text:p>
          </table:table-cell>
          <table:table-cell ns41:value-type="float" table:style-name="ce108" office:value="1392" office:value-type="float">
            <text:p>13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lft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5639" office:value-type="float">
            <text:p>25639</text:p>
          </table:table-cell>
          <table:table-cell ns41:value-type="string" table:style-name="ce106" office:value-type="string">
            <text:p>6187,15,85</text:p>
          </table:table-cell>
          <table:table-cell ns41:value-type="float" table:style-name="ce108" office:value="4144" office:value-type="float">
            <text:p>41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Schiedam</text:p>
          </table:table-cell>
          <table:table-cell table:style-name="ce2"/>
          <table:table-cell ns41:value-type="float" table:style-name="ce18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1296" office:value-type="float">
            <text:p>31296</text:p>
          </table:table-cell>
          <table:table-cell ns41:value-type="string" table:style-name="ce106" office:value-type="string">
            <text:p>4802,39,57</text:p>
          </table:table-cell>
          <table:table-cell ns41:value-type="float" table:style-name="ce108" office:value="6517" office:value-type="float">
            <text:p>65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Rotterdam</text:p>
          </table:table-cell>
          <table:table-cell table:style-name="ce2"/>
          <table:table-cell ns41:value-type="float" table:style-name="ce17" office:value="13" office:value-type="float">
            <text:p>1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23331" office:value-type="float">
            <text:p>123331</text:p>
          </table:table-cell>
          <table:table-cell ns41:value-type="string" table:style-name="ce106" office:value-type="string">
            <text:p>2554,28,04</text:p>
          </table:table-cell>
          <table:table-cell ns41:value-type="float" table:style-name="ce108" office:value="48284" office:value-type="float">
            <text:p>482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Alph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31861" office:value-type="float">
            <text:p>31861</text:p>
          </table:table-cell>
          <table:table-cell ns41:value-type="string" table:style-name="ce106" office:value-type="string">
            <text:p>30310,65,58</text:p>
          </table:table-cell>
          <table:table-cell ns41:value-type="float" table:style-name="ce108" office:value="1051" office:value-type="float">
            <text:p>10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Gouda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52586" office:value-type="float">
            <text:p>52586</text:p>
          </table:table-cell>
          <table:table-cell ns41:value-type="string" table:style-name="ce106" office:value-type="string">
            <text:p>30203,80,97</text:p>
          </table:table-cell>
          <table:table-cell ns41:value-type="float" table:style-name="ce108" office:value="1741" office:value-type="float">
            <text:p>17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Gorinchem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9136" office:value-type="float">
            <text:p>29136</text:p>
          </table:table-cell>
          <table:table-cell ns41:value-type="string" table:style-name="ce106" office:value-type="string">
            <text:p>17624,88,64</text:p>
          </table:table-cell>
          <table:table-cell ns41:value-type="float" table:style-name="ce108" office:value="1653" office:value-type="float">
            <text:p>165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Sliedrecht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33060" office:value-type="float">
            <text:p>33060</text:p>
          </table:table-cell>
          <table:table-cell ns41:value-type="string" table:style-name="ce106" office:value-type="string">
            <text:p>26164,61,09</text:p>
          </table:table-cell>
          <table:table-cell ns41:value-type="float" table:style-name="ce108" office:value="1264" office:value-type="float">
            <text:p>12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ordrecht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8395" office:value-type="float">
            <text:p>28395</text:p>
          </table:table-cell>
          <table:table-cell ns41:value-type="string" table:style-name="ce106" office:value-type="string">
            <text:p>7425,96,32</text:p>
          </table:table-cell>
          <table:table-cell ns41:value-type="float" table:style-name="ce108" office:value="3824" office:value-type="float">
            <text:p>38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8" office:value-type="string">
            <text:p>Oud-Beijerland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8219" office:value-type="float">
            <text:p>28219</text:p>
          </table:table-cell>
          <table:table-cell ns41:value-type="string" table:style-name="ce106" office:value-type="string">
            <text:p>30047,57,66</text:p>
          </table:table-cell>
          <table:table-cell ns41:value-type="float" table:style-name="ce108" office:value="939" office:value-type="float">
            <text:p>93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8" office:value-type="string">
            <text:p>Ridderkerk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0728" office:value-type="float">
            <text:p>30728</text:p>
          </table:table-cell>
          <table:table-cell ns41:value-type="string" table:style-name="ce106" office:value-type="string">
            <text:p>16917,25,38</text:p>
          </table:table-cell>
          <table:table-cell ns41:value-type="float" table:style-name="ce108" office:value="1816" office:value-type="float">
            <text:p>18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8" office:value-type="string">
            <text:p>Brielle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3055" office:value-type="float">
            <text:p>23055</text:p>
          </table:table-cell>
          <table:table-cell ns41:value-type="string" table:style-name="ce106" office:value-type="string">
            <text:p>21115,78,51</text:p>
          </table:table-cell>
          <table:table-cell ns41:value-type="float" table:style-name="ce108" office:value="1092" office:value-type="float">
            <text:p>10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8" office:value-type="string">
            <text:p>Middelharnis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2597" office:value-type="float">
            <text:p>22597</text:p>
          </table:table-cell>
          <table:table-cell ns41:value-type="string" table:style-name="ce106" office:value-type="string">
            <text:p>22193,20,33</text:p>
          </table:table-cell>
          <table:table-cell ns41:value-type="float" table:style-name="ce108" office:value="1018" office:value-type="float">
            <text:p>10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 provincie Zuidholland</text:p>
          </table:table-cell>
          <table:table-cell table:style-name="ce12"/>
          <table:table-cell table:formula="of:=SUM([.C34:.C50])" ns41:value-type="float" table:style-name="ce17" office:value-type="float" office:value="80">
            <text:p>80</text:p>
          </table:table-cell>
          <table:table-cell table:formula="of:=SUM([.D34:.D50])" ns41:value-type="float" table:style-name="ce143" office:value-type="float" office:value="197">
            <text:p>197</text:p>
          </table:table-cell>
          <table:table-cell table:formula="of:=SUM([.E34:.E50])" ns41:value-type="float" table:style-name="ce143" office:value-type="float" office:value="688204">
            <text:p>688204</text:p>
          </table:table-cell>
          <table:table-cell ns41:value-type="string" table:style-name="ce29" office:value-type="string">
            <text:p>301756,49,28</text:p>
          </table:table-cell>
          <table:table-cell ns41:value-type="float" table:style-name="ce108" office:value="2281" office:value-type="float">
            <text:p>22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ce7" office:value-type="string">
            <text:p>Helder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8368" office:value-type="float">
            <text:p>28368</text:p>
          </table:table-cell>
          <table:table-cell ns41:value-type="string" table:style-name="ce106" office:value-type="string">
            <text:p>38984,21,01</text:p>
          </table:table-cell>
          <table:table-cell ns41:value-type="float" table:style-name="ce108" office:value="728" office:value-type="float">
            <text:p>7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Schag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34177" office:value-type="float">
            <text:p>34177</text:p>
          </table:table-cell>
          <table:table-cell ns41:value-type="string" table:style-name="ce106" office:value-type="string">
            <text:p>48474,78,55</text:p>
          </table:table-cell>
          <table:table-cell ns41:value-type="float" table:style-name="ce108" office:value="705" office:value-type="float">
            <text:p>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Alkmaar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2778" office:value-type="float">
            <text:p>22778</text:p>
          </table:table-cell>
          <table:table-cell ns41:value-type="string" table:style-name="ce106" office:value-type="string">
            <text:p>19538,26,77</text:p>
          </table:table-cell>
          <table:table-cell ns41:value-type="float" table:style-name="ce108" office:value="1166" office:value-type="float">
            <text:p>11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Zaandam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0354" office:value-type="float">
            <text:p>30354</text:p>
          </table:table-cell>
          <table:table-cell ns41:value-type="string" table:style-name="ce106" office:value-type="string">
            <text:p>9374,21,40</text:p>
          </table:table-cell>
          <table:table-cell ns41:value-type="float" table:style-name="ce108" office:value="3238" office:value-type="float">
            <text:p>323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Enkhuiz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0661" office:value-type="float">
            <text:p>30661</text:p>
          </table:table-cell>
          <table:table-cell ns41:value-type="string" table:style-name="ce106" office:value-type="string">
            <text:p>23172,22,36</text:p>
          </table:table-cell>
          <table:table-cell ns41:value-type="float" table:style-name="ce108" office:value="1323" office:value-type="float">
            <text:p>13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Hoorn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2388" office:value-type="float">
            <text:p>22388</text:p>
          </table:table-cell>
          <table:table-cell ns41:value-type="string" table:style-name="ce106" office:value-type="string">
            <text:p>14577,92,86</text:p>
          </table:table-cell>
          <table:table-cell ns41:value-type="float" table:style-name="ce108" office:value="1536" office:value-type="float">
            <text:p>15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Purmerend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1934" office:value-type="float">
            <text:p>21934</text:p>
          </table:table-cell>
          <table:table-cell ns41:value-type="string" table:style-name="ce106" office:value-type="string">
            <text:p>24840,37,41</text:p>
          </table:table-cell>
          <table:table-cell ns41:value-type="float" table:style-name="ce108" office:value="883" office:value-type="float">
            <text:p>8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Edam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5201" office:value-type="float">
            <text:p>15201</text:p>
          </table:table-cell>
          <table:table-cell ns41:value-type="string" table:style-name="ce106" office:value-type="string">
            <text:p>11415,33,15</text:p>
          </table:table-cell>
          <table:table-cell ns41:value-type="float" table:style-name="ce108" office:value="1332" office:value-type="float">
            <text:p>13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Nieuwer Amstel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7862" office:value-type="float">
            <text:p>17862</text:p>
          </table:table-cell>
          <table:table-cell ns41:value-type="string" table:style-name="ce106" office:value-type="string">
            <text:p>18616,44,16</text:p>
          </table:table-cell>
          <table:table-cell ns41:value-type="float" table:style-name="ce108" office:value="959" office:value-type="float">
            <text:p>95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Amsterdam</text:p>
          </table:table-cell>
          <table:table-cell table:style-name="ce2"/>
          <table:table-cell ns41:value-type="float" table:style-name="ce17" office:value="34" office:value-type="float">
            <text:p>3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64694" office:value-type="float">
            <text:p>264694</text:p>
          </table:table-cell>
          <table:table-cell ns41:value-type="string" table:style-name="ce106" office:value-type="string">
            <text:p>1433,05,97</text:p>
          </table:table-cell>
          <table:table-cell ns41:value-type="float" table:style-name="ce108" office:value="184705" office:value-type="float">
            <text:p>184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Weesp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8136" office:value-type="float">
            <text:p>28136</text:p>
          </table:table-cell>
          <table:table-cell ns41:value-type="string" table:style-name="ce106" office:value-type="string">
            <text:p>23862,73,14</text:p>
          </table:table-cell>
          <table:table-cell ns41:value-type="float" table:style-name="ce108" office:value="1179" office:value-type="float">
            <text:p>11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Haarlem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0883" office:value-type="float">
            <text:p>60883</text:p>
          </table:table-cell>
          <table:table-cell ns41:value-type="string" table:style-name="ce106" office:value-type="string">
            <text:p>37346,68,95</text:p>
          </table:table-cell>
          <table:table-cell ns41:value-type="float" table:style-name="ce108" office:value="1630" office:value-type="float">
            <text:p>16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 provincie Noordholland</text:p>
          </table:table-cell>
          <table:table-cell table:style-name="ce12"/>
          <table:table-cell table:formula="of:=SUM([.C52:.C63])" ns41:value-type="float" table:style-name="ce17" office:value-type="float" office:value="72">
            <text:p>72</text:p>
          </table:table-cell>
          <table:table-cell table:formula="of:=SUM([.D52:.D63])" ns41:value-type="float" table:style-name="ce143" office:value-type="float" office:value="133">
            <text:p>133</text:p>
          </table:table-cell>
          <table:table-cell table:formula="of:=SUM([.E52:.E63])" ns41:value-type="float" table:style-name="ce143" office:value-type="float" office:value="577436">
            <text:p>577436</text:p>
          </table:table-cell>
          <table:table-cell ns41:value-type="string" table:style-name="ce29" office:value-type="string">
            <text:p>271636,25,73</text:p>
          </table:table-cell>
          <table:table-cell ns41:value-type="float" table:style-name="ce108" office:value="2126" office:value-type="float">
            <text:p>21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ce7" office:value-type="string">
            <text:p>Middelburg</text:p>
          </table:table-cell>
          <table:table-cell table:style-name="ce2"/>
          <table:table-cell ns41:value-type="float" table:style-name="ce17" office:value="11" office:value-type="float">
            <text:p>1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3171" office:value-type="float">
            <text:p>43171</text:p>
          </table:table-cell>
          <table:table-cell ns41:value-type="string" table:style-name="ce106" office:value-type="string">
            <text:p>20726,98,24</text:p>
          </table:table-cell>
          <table:table-cell ns41:value-type="float" table:style-name="ce108" office:value="2083" office:value-type="float">
            <text:p>20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Zierikzee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2944" office:value-type="float">
            <text:p>22944</text:p>
          </table:table-cell>
          <table:table-cell ns41:value-type="string" table:style-name="ce106" office:value-type="string">
            <text:p>22268,48,37</text:p>
          </table:table-cell>
          <table:table-cell ns41:value-type="float" table:style-name="ce108" office:value="1030" office:value-type="float">
            <text:p>10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Tholen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4470" office:value-type="float">
            <text:p>14470</text:p>
          </table:table-cell>
          <table:table-cell ns41:value-type="string" table:style-name="ce106" office:value-type="string">
            <text:p>16356,95,79</text:p>
          </table:table-cell>
          <table:table-cell ns41:value-type="float" table:style-name="ce108" office:value="885" office:value-type="float">
            <text:p>8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Goes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39100" office:value-type="float">
            <text:p>39100</text:p>
          </table:table-cell>
          <table:table-cell ns41:value-type="string" table:style-name="ce106" office:value-type="string">
            <text:p>43251,56,48</text:p>
          </table:table-cell>
          <table:table-cell ns41:value-type="float" table:style-name="ce108" office:value="904" office:value-type="float">
            <text:p>9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Sluis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3744" office:value-type="float">
            <text:p>23744</text:p>
          </table:table-cell>
          <table:table-cell ns41:value-type="string" table:style-name="ce106" office:value-type="string">
            <text:p>30047,83,60</text:p>
          </table:table-cell>
          <table:table-cell ns41:value-type="float" table:style-name="ce108" office:value="790" office:value-type="float">
            <text:p>7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Hulst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34140" office:value-type="float">
            <text:p>34140</text:p>
          </table:table-cell>
          <table:table-cell ns41:value-type="string" table:style-name="ce106" office:value-type="string">
            <text:p>43848,11,60</text:p>
          </table:table-cell>
          <table:table-cell ns41:value-type="float" table:style-name="ce108" office:value="779" office:value-type="float">
            <text:p>7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 provincie Zeeland</text:p>
          </table:table-cell>
          <table:table-cell table:style-name="ce12"/>
          <table:table-cell table:formula="of:=SUM([.C65:.C70])" ns41:value-type="float" table:style-name="ce17" office:value-type="float" office:value="42">
            <text:p>42</text:p>
          </table:table-cell>
          <table:table-cell table:formula="of:=SUM([.D65:.D70])" ns41:value-type="float" table:style-name="ce143" office:value-type="float" office:value="112">
            <text:p>112</text:p>
          </table:table-cell>
          <table:table-cell table:formula="of:=SUM([.E65:.E70])" ns41:value-type="float" table:style-name="ce143" office:value-type="float" office:value="177569">
            <text:p>177569</text:p>
          </table:table-cell>
          <table:table-cell ns41:value-type="string" table:style-name="ce29" office:value-type="string">
            <text:p>176499,94,38</text:p>
          </table:table-cell>
          <table:table-cell ns41:value-type="float" table:style-name="ce108" office:value="1006" office:value-type="float">
            <text:p>10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ce7" office:value-type="string">
            <text:p>Utrecht</text:p>
          </table:table-cell>
          <table:table-cell table:style-name="ce2"/>
          <table:table-cell ns41:value-type="float" table:style-name="ce17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9299" office:value-type="float">
            <text:p>59299</text:p>
          </table:table-cell>
          <table:table-cell ns41:value-type="string" table:style-name="ce106" office:value-type="string">
            <text:p>2215,70,82</text:p>
          </table:table-cell>
          <table:table-cell ns41:value-type="float" table:style-name="ce108" office:value="26763" office:value-type="float">
            <text:p>267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Amersfoort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7814" office:value-type="float">
            <text:p>27814</text:p>
          </table:table-cell>
          <table:table-cell ns41:value-type="string" table:style-name="ce106" office:value-type="string">
            <text:p>27848,69,64</text:p>
          </table:table-cell>
          <table:table-cell ns41:value-type="float" table:style-name="ce108" office:value="999" office:value-type="float">
            <text:p>9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Amerongen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0278" office:value-type="float">
            <text:p>30278</text:p>
          </table:table-cell>
          <table:table-cell ns41:value-type="string" table:style-name="ce106" office:value-type="string">
            <text:p>36680,52,69</text:p>
          </table:table-cell>
          <table:table-cell ns41:value-type="float" table:style-name="ce108" office:value="825" office:value-type="float">
            <text:p>82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IJsselstein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7892" office:value-type="float">
            <text:p>27892</text:p>
          </table:table-cell>
          <table:table-cell ns41:value-type="string" table:style-name="ce106" office:value-type="string">
            <text:p>38330,68,08</text:p>
          </table:table-cell>
          <table:table-cell ns41:value-type="float" table:style-name="ce108" office:value="728" office:value-type="float">
            <text:p>7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Breukelen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8273" office:value-type="float">
            <text:p>28273</text:p>
          </table:table-cell>
          <table:table-cell ns41:value-type="string" table:style-name="ce106" office:value-type="string">
            <text:p>33353,76,96</text:p>
          </table:table-cell>
          <table:table-cell ns41:value-type="float" table:style-name="ce108" office:value="848" office:value-type="float">
            <text:p>8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 provincie Utrecht</text:p>
          </table:table-cell>
          <table:table-cell table:style-name="ce12"/>
          <table:table-cell table:formula="of:=SUM([.C72:.C76])" ns41:value-type="float" table:style-name="ce17" office:value-type="float" office:value="41">
            <text:p>41</text:p>
          </table:table-cell>
          <table:table-cell table:formula="of:=SUM([.D72:.D76])" ns41:value-type="float" table:style-name="ce143" office:value-type="float" office:value="72">
            <text:p>72</text:p>
          </table:table-cell>
          <table:table-cell table:formula="of:=SUM([.E72:.E76])" ns41:value-type="float" table:style-name="ce143" office:value-type="float" office:value="173556">
            <text:p>173556</text:p>
          </table:table-cell>
          <table:table-cell ns41:value-type="string" table:style-name="ce29" office:value-type="string">
            <text:p>138429,38,79</text:p>
          </table:table-cell>
          <table:table-cell ns41:value-type="float" table:style-name="ce108" office:value="1254" office:value-type="float">
            <text:p>1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ce7" office:value-type="string">
            <text:p>Leeuwarden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8961" office:value-type="float">
            <text:p>58961</text:p>
          </table:table-cell>
          <table:table-cell ns41:value-type="string" table:style-name="ce106" office:value-type="string">
            <text:p>42515,16,46</text:p>
          </table:table-cell>
          <table:table-cell ns41:value-type="float" table:style-name="ce108" office:value="1387" office:value-type="float">
            <text:p>13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okkum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5514" office:value-type="float">
            <text:p>55514</text:p>
          </table:table-cell>
          <table:table-cell ns41:value-type="string" table:style-name="ce106" office:value-type="string">
            <text:p>59263,91,15</text:p>
          </table:table-cell>
          <table:table-cell ns41:value-type="float" table:style-name="ce108" office:value="937" office:value-type="float">
            <text:p>93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Heereveen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2683" office:value-type="float">
            <text:p>62683</text:p>
          </table:table-cell>
          <table:table-cell ns41:value-type="string" table:style-name="ce106" office:value-type="string">
            <text:p>106565,39,95</text:p>
          </table:table-cell>
          <table:table-cell ns41:value-type="float" table:style-name="ce108" office:value="588" office:value-type="float">
            <text:p>5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Sneek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6574" office:value-type="float">
            <text:p>56574</text:p>
          </table:table-cell>
          <table:table-cell ns41:value-type="string" table:style-name="ce106" office:value-type="string">
            <text:p>73788,26,58</text:p>
          </table:table-cell>
          <table:table-cell ns41:value-type="float" table:style-name="ce108" office:value="767" office:value-type="float">
            <text:p>7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Franeker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8622" office:value-type="float">
            <text:p>58622</text:p>
          </table:table-cell>
          <table:table-cell ns41:value-type="string" table:style-name="ce106" office:value-type="string">
            <text:p>45361,19,12</text:p>
          </table:table-cell>
          <table:table-cell ns41:value-type="float" table:style-name="ce108" office:value="1292" office:value-type="float">
            <text:p>12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6">
          <table:table-cell ns41:value-type="string" table:style-name="ce7" office:value-type="string">
            <text:p>De provincie Friesland</text:p>
          </table:table-cell>
          <table:table-cell table:style-name="ce12"/>
          <table:table-cell table:formula="of:=SUM([.C78:.C82])" ns41:value-type="float" table:style-name="ce17" office:value-type="float" office:value="50">
            <text:p>50</text:p>
          </table:table-cell>
          <table:table-cell table:formula="of:=SUM([.D78:.D82])" ns41:value-type="float" table:style-name="ce143" office:value-type="float" office:value="43">
            <text:p>43</text:p>
          </table:table-cell>
          <table:table-cell table:formula="of:=SUM([.E78:.E82])" ns41:value-type="float" table:style-name="ce143" office:value-type="float" office:value="292354">
            <text:p>292354</text:p>
          </table:table-cell>
          <table:table-cell ns41:value-type="string" table:style-name="ce29" office:value-type="string">
            <text:p>327493,93,26</text:p>
          </table:table-cell>
          <table:table-cell ns41:value-type="float" table:style-name="ce108" office:value="893" office:value-type="float">
            <text:p>8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ce7" office:value-type="string">
            <text:p>Zwolle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408" office:value-type="float">
            <text:p>20408</text:p>
          </table:table-cell>
          <table:table-cell ns41:value-type="string" table:style-name="ce106" office:value-type="string">
            <text:p>1875,43,57</text:p>
          </table:table-cell>
          <table:table-cell ns41:value-type="float" table:style-name="ce108" office:value="10882" office:value-type="float">
            <text:p>1088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venter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1498" office:value-type="float">
            <text:p>21498</text:p>
          </table:table-cell>
          <table:table-cell ns41:value-type="string" table:style-name="ce106" office:value-type="string">
            <text:p>10098,48,52</text:p>
          </table:table-cell>
          <table:table-cell ns41:value-type="float" table:style-name="ce108" office:value="2129" office:value-type="float">
            <text:p>212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Kampen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8326" office:value-type="float">
            <text:p>18326</text:p>
          </table:table-cell>
          <table:table-cell ns41:value-type="string" table:style-name="ce106" office:value-type="string">
            <text:p>11525,62,72</text:p>
          </table:table-cell>
          <table:table-cell ns41:value-type="float" table:style-name="ce108" office:value="1590" office:value-type="float">
            <text:p>15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Steenwijk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1063" office:value-type="float">
            <text:p>21063</text:p>
          </table:table-cell>
          <table:table-cell ns41:value-type="string" table:style-name="ce106" office:value-type="string">
            <text:p>28219,87,87</text:p>
          </table:table-cell>
          <table:table-cell ns41:value-type="float" table:style-name="ce108" office:value="746" office:value-type="float">
            <text:p>74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Zwartsluis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238" office:value-type="float">
            <text:p>10238</text:p>
          </table:table-cell>
          <table:table-cell ns41:value-type="string" table:style-name="ce106" office:value-type="string">
            <text:p>8136,24,05</text:p>
          </table:table-cell>
          <table:table-cell ns41:value-type="float" table:style-name="ce108" office:value="1258" office:value-type="float">
            <text:p>125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alfsen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6087" office:value-type="float">
            <text:p>16087</text:p>
          </table:table-cell>
          <table:table-cell ns41:value-type="string" table:style-name="ce106" office:value-type="string">
            <text:p>42257,25,23</text:p>
          </table:table-cell>
          <table:table-cell ns41:value-type="float" table:style-name="ce108" office:value="381" office:value-type="float">
            <text:p>3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8" office:value-type="string">
            <text:p>Raalte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1055" office:value-type="float">
            <text:p>21055</text:p>
          </table:table-cell>
          <table:table-cell ns41:value-type="string" table:style-name="ce106" office:value-type="string">
            <text:p>41171,37,54</text:p>
          </table:table-cell>
          <table:table-cell ns41:value-type="float" table:style-name="ce108" office:value="511" office:value-type="float">
            <text:p>51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Markelo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495" office:value-type="float">
            <text:p>14495</text:p>
          </table:table-cell>
          <table:table-cell ns41:value-type="string" table:style-name="ce106" office:value-type="string">
            <text:p>21619,34,82</text:p>
          </table:table-cell>
          <table:table-cell ns41:value-type="float" table:style-name="ce108" office:value="670" office:value-type="float">
            <text:p>67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Enschede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2386" office:value-type="float">
            <text:p>32386</text:p>
          </table:table-cell>
          <table:table-cell ns41:value-type="string" table:style-name="ce106" office:value-type="string">
            <text:p>40976,47,19</text:p>
          </table:table-cell>
          <table:table-cell ns41:value-type="float" table:style-name="ce108" office:value="790" office:value-type="float">
            <text:p>7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Oldenzaal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3152" office:value-type="float">
            <text:p>23152</text:p>
          </table:table-cell>
          <table:table-cell ns41:value-type="string" table:style-name="ce106" office:value-type="string">
            <text:p>34901,17,78</text:p>
          </table:table-cell>
          <table:table-cell ns41:value-type="float" table:style-name="ce108" office:value="663" office:value-type="float">
            <text:p>6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Stad Almelo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9486" office:value-type="float">
            <text:p>29486</text:p>
          </table:table-cell>
          <table:table-cell ns41:value-type="string" table:style-name="ce106" office:value-type="string">
            <text:p>39800,25,38</text:p>
          </table:table-cell>
          <table:table-cell ns41:value-type="float" table:style-name="ce108" office:value="741" office:value-type="float">
            <text:p>7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Stad Ommen</text:p>
          </table:table-cell>
          <table:table-cell table:style-name="ce2"/>
          <table:table-cell ns41:value-type="float" table:style-name="ce18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5857" office:value-type="float">
            <text:p>25857</text:p>
          </table:table-cell>
          <table:table-cell ns41:value-type="string" table:style-name="ce106" office:value-type="string">
            <text:p>53723,02,21</text:p>
          </table:table-cell>
          <table:table-cell ns41:value-type="float" table:style-name="ce108" office:value="481" office:value-type="float">
            <text:p>4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 provincie Overijssel</text:p>
          </table:table-cell>
          <table:table-cell table:style-name="ce12"/>
          <table:table-cell table:formula="of:=SUM([.C84:.C95])" ns41:value-type="float" table:style-name="ce17" office:value-type="float" office:value="47">
            <text:p>47</text:p>
          </table:table-cell>
          <table:table-cell table:formula="of:=SUM([.D84:.D95])" ns41:value-type="float" table:style-name="ce143" office:value-type="float" office:value="61">
            <text:p>61</text:p>
          </table:table-cell>
          <table:table-cell table:formula="of:=SUM([.E84:.E95])" ns41:value-type="float" table:style-name="ce143" office:value-type="float" office:value="254051">
            <text:p>254051</text:p>
          </table:table-cell>
          <table:table-cell ns41:value-type="string" table:style-name="ce29" office:value-type="string">
            <text:p>334304,56,88</text:p>
          </table:table-cell>
          <table:table-cell ns41:value-type="float" table:style-name="ce108" office:value="760" office:value-type="float">
            <text:p>7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ce7" office:value-type="string">
            <text:p>Groningen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8528" office:value-type="float">
            <text:p>38528</text:p>
          </table:table-cell>
          <table:table-cell ns41:value-type="string" table:style-name="ce106" office:value-type="string">
            <text:p>1769,83,59</text:p>
          </table:table-cell>
          <table:table-cell ns41:value-type="float" table:style-name="ce108" office:value="21769" office:value-type="float">
            <text:p>217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Hoogezand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5730" office:value-type="float">
            <text:p>15730</text:p>
          </table:table-cell>
          <table:table-cell ns41:value-type="string" table:style-name="ce106" office:value-type="string">
            <text:p>15828,39,50</text:p>
          </table:table-cell>
          <table:table-cell ns41:value-type="float" table:style-name="ce108" office:value="994" office:value-type="float">
            <text:p>99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Zuidhorn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6602" office:value-type="float">
            <text:p>26602</text:p>
          </table:table-cell>
          <table:table-cell ns41:value-type="string" table:style-name="ce106" office:value-type="string">
            <text:p>36758,75,40</text:p>
          </table:table-cell>
          <table:table-cell ns41:value-type="float" table:style-name="ce108" office:value="724" office:value-type="float">
            <text:p>7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Onderdendam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3366" office:value-type="float">
            <text:p>33366</text:p>
          </table:table-cell>
          <table:table-cell ns41:value-type="string" table:style-name="ce106" office:value-type="string">
            <text:p>41113,48,12</text:p>
          </table:table-cell>
          <table:table-cell ns41:value-type="float" table:style-name="ce108" office:value="812" office:value-type="float">
            <text:p>81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Appingedam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7999" office:value-type="float">
            <text:p>37999</text:p>
          </table:table-cell>
          <table:table-cell ns41:value-type="string" table:style-name="ce106" office:value-type="string">
            <text:p>51559,88,76</text:p>
          </table:table-cell>
          <table:table-cell ns41:value-type="float" table:style-name="ce108" office:value="737" office:value-type="float">
            <text:p>73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Winschoten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143" office:value="12" office:value-type="float">
            <text:p>12</text:p>
          </table:table-cell>
          <table:table-cell ns41:value-type="float" table:style-name="ce143" office:value="34947" office:value-type="float">
            <text:p>34947</text:p>
          </table:table-cell>
          <table:table-cell ns41:value-type="string" table:style-name="ce29" office:value-type="string">
            <text:p>38011,86,11</text:p>
          </table:table-cell>
          <table:table-cell ns41:value-type="float" table:style-name="ce108" office:value="941" office:value-type="float">
            <text:p>9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Oude Pekela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143" office:value="7" office:value-type="float">
            <text:p>7</text:p>
          </table:table-cell>
          <table:table-cell ns41:value-type="float" table:style-name="ce143" office:value="38164" office:value-type="float">
            <text:p>38164</text:p>
          </table:table-cell>
          <table:table-cell ns41:value-type="string" table:style-name="ce29" office:value-type="string">
            <text:p>44225,90,65</text:p>
          </table:table-cell>
          <table:table-cell ns41:value-type="float" table:style-name="ce108" office:value="863" office:value-type="float">
            <text:p>8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 provincie Groningen</text:p>
          </table:table-cell>
          <table:table-cell table:style-name="ce12"/>
          <table:table-cell table:formula="of:=SUM([.C97:.C103])" ns41:value-type="float" table:style-name="ce17" office:value-type="float" office:value="45">
            <text:p>45</text:p>
          </table:table-cell>
          <table:table-cell table:formula="of:=SUM([.D97:.D103])" ns41:value-type="float" table:style-name="ce143" office:value-type="float" office:value="57">
            <text:p>57</text:p>
          </table:table-cell>
          <table:table-cell table:formula="of:=SUM([.E97:.E103])" ns41:value-type="float" table:style-name="ce143" office:value-type="float" office:value="225336">
            <text:p>225336</text:p>
          </table:table-cell>
          <table:table-cell ns41:value-type="string" table:style-name="ce29" office:value-type="string">
            <text:p>229268,12,13,</text:p>
          </table:table-cell>
          <table:table-cell ns41:value-type="float" table:style-name="ce108" office:value="983" office:value-type="float">
            <text:p>9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ce7" office:value-type="string">
            <text:p>Assen</text:p>
          </table:table-cell>
          <table:table-cell table:style-name="ce2"/>
          <table:table-cell ns41:value-type="float" table:style-name="ce17" office:value="18" office:value-type="float">
            <text:p>1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56660" office:value-type="float">
            <text:p>56660</text:p>
          </table:table-cell>
          <table:table-cell ns41:value-type="string" table:style-name="ce30" office:value-type="string">
            <text:p>154308,57,44</text:p>
          </table:table-cell>
          <table:table-cell ns41:value-type="float" table:style-name="ce108" office:value="367" office:value-type="float">
            <text:p>3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Hoogeveen</text:p>
          </table:table-cell>
          <table:table-cell table:style-name="ce2"/>
          <table:table-cell ns41:value-type="float" table:style-name="ce17" office:value="17" office:value-type="float">
            <text:p>1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7977" office:value-type="float">
            <text:p>47977</text:p>
          </table:table-cell>
          <table:table-cell ns41:value-type="string" table:style-name="ce30" office:value-type="string">
            <text:p>111953,88,00</text:p>
          </table:table-cell>
          <table:table-cell ns41:value-type="float" table:style-name="ce108" office:value="437" office:value-type="float">
            <text:p>43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De provincie Drenthe</text:p>
          </table:table-cell>
          <table:table-cell table:style-name="ce12"/>
          <table:table-cell table:formula="of:=SUM([.C105:.C106])" ns41:value-type="float" table:style-name="ce17" office:value-type="float" office:value="35">
            <text:p>35</text:p>
          </table:table-cell>
          <table:table-cell table:formula="of:=SUM([.D105:.D106])" ns41:value-type="float" table:style-name="ce143" office:value-type="float" office:value="33">
            <text:p>33</text:p>
          </table:table-cell>
          <table:table-cell table:formula="of:=SUM([.E105:.E106])" ns41:value-type="float" table:style-name="ce143" office:value-type="float" office:value="104637">
            <text:p>104637</text:p>
          </table:table-cell>
          <table:table-cell ns41:value-type="string" table:style-name="ce29" office:value-type="string">
            <text:p>266262,45,44</text:p>
          </table:table-cell>
          <table:table-cell ns41:value-type="float" table:style-name="ce108" office:value="397" office:value-type="float">
            <text:p>3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2</text:p>
          </table:table-cell>
          <table:table-cell table:style-name="ce47" table:number-columns-repeated="1011"/>
        </table:table-row>
        <table:table-row table:style-name="ro5">
          <table:table-cell ns41:value-type="string" table:style-name="ce7" office:value-type="string">
            <text:p>Maastricht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7808" office:value-type="float">
            <text:p>27808</text:p>
          </table:table-cell>
          <table:table-cell ns41:value-type="string" table:style-name="ce106" office:value-type="string">
            <text:p>415,01,35</text:p>
          </table:table-cell>
          <table:table-cell ns41:value-type="float" table:style-name="ce108" office:value="67005" office:value-type="float">
            <text:p>670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Meerssen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4973" office:value-type="float">
            <text:p>24973</text:p>
          </table:table-cell>
          <table:table-cell ns41:value-type="string" table:style-name="ce106" office:value-type="string">
            <text:p>19260,87,26</text:p>
          </table:table-cell>
          <table:table-cell ns41:value-type="float" table:style-name="ce108" office:value="1297" office:value-type="float">
            <text:p>12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Gulp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9930" office:value-type="float">
            <text:p>19930</text:p>
          </table:table-cell>
          <table:table-cell ns41:value-type="string" table:style-name="ce106" office:value-type="string">
            <text:p>16520,45,10</text:p>
          </table:table-cell>
          <table:table-cell ns41:value-type="float" table:style-name="ce108" office:value="1205" office:value-type="float">
            <text:p>12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Heerlen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21399" office:value-type="float">
            <text:p>21399</text:p>
          </table:table-cell>
          <table:table-cell ns41:value-type="string" table:style-name="ce106" office:value-type="string">
            <text:p>14603,96,23</text:p>
          </table:table-cell>
          <table:table-cell ns41:value-type="float" table:style-name="ce108" office:value="1465" office:value-type="float">
            <text:p>14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Sittard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3235" office:value-type="float">
            <text:p>23235</text:p>
          </table:table-cell>
          <table:table-cell ns41:value-type="string" table:style-name="ce106" office:value-type="string">
            <text:p>15643,54,75</text:p>
          </table:table-cell>
          <table:table-cell ns41:value-type="float" table:style-name="ce108" office:value="1485" office:value-type="float">
            <text:p>14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Roermond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1202" office:value-type="float">
            <text:p>31202</text:p>
          </table:table-cell>
          <table:table-cell ns41:value-type="string" table:style-name="ce106" office:value-type="string">
            <text:p>29375,42,62</text:p>
          </table:table-cell>
          <table:table-cell ns41:value-type="float" table:style-name="ce108" office:value="1062" office:value-type="float">
            <text:p>10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Weert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8029" office:value-type="float">
            <text:p>28029</text:p>
          </table:table-cell>
          <table:table-cell ns41:value-type="string" table:style-name="ce106" office:value-type="string">
            <text:p>41357,31,10</text:p>
          </table:table-cell>
          <table:table-cell ns41:value-type="float" table:style-name="ce108" office:value="678" office:value-type="float">
            <text:p>67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Venlo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5289" office:value-type="float">
            <text:p>25289</text:p>
          </table:table-cell>
          <table:table-cell ns41:value-type="string" table:style-name="ce106" office:value-type="string">
            <text:p>33957,28,85</text:p>
          </table:table-cell>
          <table:table-cell ns41:value-type="float" table:style-name="ce108" office:value="745" office:value-type="float">
            <text:p>7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5">
          <table:table-cell ns41:value-type="string" table:style-name="ce7" office:value-type="string">
            <text:p>Horst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1956" office:value-type="float">
            <text:p>21956</text:p>
          </table:table-cell>
          <table:table-cell ns41:value-type="string" table:style-name="ce106" office:value-type="string">
            <text:p>49280,46,48</text:p>
          </table:table-cell>
          <table:table-cell ns41:value-type="float" table:style-name="ce108" office:value="446" office:value-type="float">
            <text:p>44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38" office:value-type="float">
            <text:p>438</text:p>
          </table:table-cell>
          <table:table-cell ns41:value-type="float" table:style-name="ce52" office:value="439" office:value-type="float">
            <text:p>439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2</text:p>
          </table:table-cell>
          <table:table-cell table:number-columns-repeated="1011"/>
        </table:table-row>
        <table:table-row table:style-name="ro1">
          <table:table-cell ns41:value-type="string" table:style-name="ce9" office:value-type="string">
            <text:p>De provincie Limburg</text:p>
          </table:table-cell>
          <table:table-cell table:style-name="ce12"/>
          <table:table-cell table:formula="of:=SUM([.C108:.C116])" ns41:value-type="float" table:style-name="ce19" office:value-type="float" office:value="45">
            <text:p>45</text:p>
          </table:table-cell>
          <table:table-cell table:formula="of:=SUM([.D108:.D116])" ns41:value-type="float" table:style-name="ce25" office:value-type="float" office:value="125">
            <text:p>125</text:p>
          </table:table-cell>
          <table:table-cell table:formula="of:=SUM([.E108:.E116])" ns41:value-type="float" table:style-name="ce25" office:value-type="float" office:value="223821">
            <text:p>223821</text:p>
          </table:table-cell>
          <table:table-cell ns41:value-type="string" table:style-name="ce31" office:value-type="string">
            <text:p>220414,33,74</text:p>
          </table:table-cell>
          <table:table-cell ns41:value-type="float" table:style-name="ce109" office:value="1015" office:value-type="float">
            <text:p>101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53" office:value="438" office:value-type="float">
            <text:p>438</text:p>
          </table:table-cell>
          <table:table-cell ns41:value-type="float" table:style-name="ce53" office:value="439" office:value-type="float">
            <text:p>439</text:p>
          </table:table-cell>
          <table:table-cell ns41:value-type="string" table:style-name="ce59" office:value-type="string">
            <text:p>Limburg</text:p>
          </table:table-cell>
          <table:table-cell ns41:value-type="string" table:style-name="ce66" office:value-type="string">
            <text:p>36_0432</text:p>
          </table:table-cell>
          <table:table-cell table:style-name="ce47" table:number-columns-repeated="1011"/>
        </table:table-row>
        <table:table-row table:style-name="ro5" table:number-rows-repeated="4">
          <table:table-cell table:style-name="ce2" table:number-columns-repeated="5"/>
          <table:table-cell table:style-name="ce27"/>
          <table:table-cell table:style-name="ce2"/>
          <table:table-cell table:number-columns-repeated="1017"/>
        </table:table-row>
        <table:table-row table:style-name="ro5" table:number-rows-repeated="10484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Tabel 4"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18" table:default-cell-style-name="ce10"/>
        <table:table-column table:style-name="co6" table:default-cell-style-name="ce10"/>
        <table:table-column table:style-name="co5" table:default-cell-style-name="ce32"/>
        <table:table-column table:style-name="co31" table:default-cell-style-name="ce10"/>
        <table:table-column table:style-name="co19" table:default-cell-style-name="ce10"/>
        <table:table-column table:style-name="co12" table:default-cell-style-name="Default"/>
        <table:table-column table:style-name="co32" table:default-cell-style-name="ce10"/>
        <table:table-column table:style-name="co9" table:default-cell-style-name="ce10"/>
        <table:table-column table:style-name="co3" table:default-cell-style-name="ce10"/>
        <table:table-column table:style-name="co12" table:default-cell-style-name="Default" table:number-columns-repeated="1011"/>
        <table:table-row table:style-name="ro1">
          <table:table-cell ns41:value-type="string" table:style-name="ce95" office:value-type="string">
            <text:p>INDEELING IN MILITIEDISTRIKTEN <text:s/>- Indeeling in militiedistrikten, krachstens Z. M. besluiten ven 21 december <text:s/>1861 (Staatbladen N18; 150-151)</text:p>
          </table:table-cell>
          <table:table-cell table:style-name="ce36" table:number-columns-repeated="5"/>
          <table:table-cell table:style-name="ce84"/>
          <table:table-cell table:style-name="ce36" table:number-columns-repeated="6"/>
          <table:table-cell table:style-name="ce60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">
          <table:table-cell table:style-name="ce76" table:number-columns-repeated="6"/>
          <table:table-cell table:style-name="ce86"/>
          <table:table-cell table:style-name="ce76" table:number-columns-repeated="7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2">
          <table:table-cell ns41:value-type="string" table:number-rows-spanned="2" table:style-name="ce149" table:number-columns-spanned="1" office:value-type="string">
            <text:p>PROVINCIEN</text:p>
          </table:table-cell>
          <table:table-cell ns41:value-type="string" table:number-rows-spanned="2" table:style-name="ce150" table:number-columns-spanned="1" office:value-type="string">
            <text:p>Getal militiedistrikten</text:p>
          </table:table-cell>
          <table:table-cell ns41:value-type="string" table:number-rows-spanned="2" table:style-name="ce151" table:number-columns-spanned="1" office:value-type="string">
            <text:p>HOOFD- EN VERGADERPLAATS van elken MILITIERAAD</text:p>
          </table:table-cell>
          <table:table-cell table:style-name="ce119"/>
          <table:table-cell ns41:value-type="string" table:number-rows-spanned="2" table:style-name="ce120" table:number-columns-spanned="1" office:value-type="string">
            <text:p>Getal gemeenten van elk distrikt</text:p>
          </table:table-cell>
          <table:table-cell ns41:value-type="string" table:number-rows-spanned="2" table:style-name="ce122" table:number-columns-spanned="1" office:value-type="string">
            <text:p>Werkelijke bevolking op 1 december 1869</text:p>
          </table:table-cell>
          <table:table-cell ns41:value-type="string" table:number-rows-spanned="2" table:style-name="ce122" table:number-columns-spanned="1" office:value-type="string">
            <text:p>Oppervlakte in hectaren, aren en contiaren</text:p>
          </table:table-cell>
          <table:table-cell ns41:value-type="string" table:number-rows-spanned="2" table:style-name="ce129" table:number-columns-spanned="1" office:value-type="string">
            <text:p>Bewoners op duizend hectaren</text:p>
          </table:table-cell>
          <table:table-cell ns41:value-type="string" table:number-rows-spanned="2" table:style-name="ce37" table:number-columns-spanned="1" office:value-type="string">
            <text:p>Telling</text:p>
          </table:table-cell>
          <table:table-cell ns41:value-type="string" table:number-rows-spanned="2" table:style-name="ce44" table:number-columns-spanned="1" office:value-type="string">
            <text:p>Tabel</text:p>
          </table:table-cell>
          <table:table-cell ns41:value-type="string" table:number-rows-spanned="2" table:style-name="ce44" table:number-columns-spanned="1" office:value-type="string">
            <text:p>Pagina links</text:p>
          </table:table-cell>
          <table:table-cell ns41:value-type="string" table:number-rows-spanned="2" table:style-name="ce54" table:number-columns-spanned="1" office:value-type="string">
            <text:p>Pagina rechts</text:p>
          </table:table-cell>
          <table:table-cell ns41:value-type="string" table:number-rows-spanned="2" table:style-name="ce44" table:number-columns-spanned="1" office:value-type="string">
            <text:p>Provincie</text:p>
          </table:table-cell>
          <table:table-cell ns41:value-type="string" table:number-rows-spanned="2" table:style-name="ce61" table:number-columns-spanned="1" office:value-type="string">
            <text:p>Image nr</text:p>
          </table:table-cell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3">
          <table:covered-table-cell table:style-name="ce112"/>
          <table:covered-table-cell table:style-name="ce22"/>
          <table:covered-table-cell table:style-name="ce35"/>
          <table:table-cell table:style-name="ce119"/>
          <table:covered-table-cell table:style-name="ce121"/>
          <table:covered-table-cell table:style-name="ce123"/>
          <table:covered-table-cell table:style-name="ce124"/>
          <table:covered-table-cell table:style-name="ce130"/>
          <table:covered-table-cell table:style-name="ce39"/>
          <table:covered-table-cell table:style-name="ce46" table:number-columns-repeated="2"/>
          <table:covered-table-cell table:style-name="ce56"/>
          <table:covered-table-cell table:style-name="ce46"/>
          <table:covered-table-cell table:style-name="ce63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3">
          <table:table-cell table:style-name="Default"/>
          <table:table-cell table:style-name="ce76"/>
          <table:table-cell table:style-name="ce115"/>
          <table:table-cell table:style-name="ce76" table:number-columns-repeated="3"/>
          <table:table-cell table:style-name="ce86"/>
          <table:table-cell table:style-name="ce76" table:number-columns-repeated="7"/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14">
          <table:table-cell ns41:value-type="string" table:style-name="ce113" office:value-type="string">
            <text:p>Noordbrabant</text:p>
          </table:table-cell>
          <table:table-cell ns41:value-type="float" table:style-name="ce114" office:value="3" office:value-type="float">
            <text:p>3</text:p>
          </table:table-cell>
          <table:table-cell ns41:value-type="string" table:style-name="ce116" office:value-type="string">
            <text:p>s Hertogenbosch</text:p>
          </table:table-cell>
          <table:table-cell table:style-name="ce111"/>
          <table:table-cell ns41:value-type="float" table:style-name="ce152" office:value="73" office:value-type="float">
            <text:p>73</text:p>
          </table:table-cell>
          <table:table-cell ns41:value-type="float" table:style-name="ce153" office:value="159619" office:value-type="float">
            <text:p>159619</text:p>
          </table:table-cell>
          <table:table-cell ns41:value-type="string" table:style-name="ce125" office:value-type="string">
            <text:p>130611,21,30</text:p>
          </table:table-cell>
          <table:table-cell ns41:value-type="float" table:style-name="ce153" office:value="1222" office:value-type="float">
            <text:p>1222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8" office:value-type="string">
            <text:p>01_H5</text:p>
          </table:table-cell>
          <table:table-cell ns41:value-type="float" table:style-name="ce51" office:value="440" office:value-type="float">
            <text:p>440</text:p>
          </table:table-cell>
          <table:table-cell ns41:value-type="float" table:style-name="ce51" office:value="441" office:value-type="float">
            <text:p>441</text:p>
          </table:table-cell>
          <table:table-cell ns41:value-type="string" table:style-name="ce48" office:value-type="string">
            <text:p>Noordbrabant</text:p>
          </table:table-cell>
          <table:table-cell ns41:value-type="string" table:style-name="ce64" office:value-type="string">
            <text:p>36_0433</text:p>
          </table:table-cell>
          <table:table-cell table:style-name="ce110"/>
          <table:table-cell table:style-name="ce76" table:number-columns-repeated="4"/>
          <table:table-cell table:number-columns-repeated="1005"/>
        </table:table-row>
        <table:table-row table:style-name="ro5">
          <table:table-cell table:style-name="ce154"/>
          <table:table-cell table:style-name="ce155"/>
          <table:table-cell ns41:value-type="string" table:style-name="ce117" office:value-type="string">
            <text:p>Breda (Bergen op Zoom)</text:p>
          </table:table-cell>
          <table:table-cell table:style-name="Default"/>
          <table:table-cell ns41:value-type="float" table:style-name="ce79" office:value="40" office:value-type="float">
            <text:p>40</text:p>
          </table:table-cell>
          <table:table-cell ns41:value-type="float" table:style-name="ce145" office:value="142957" office:value-type="float">
            <text:p>142957</text:p>
          </table:table-cell>
          <table:table-cell ns41:value-type="string" table:style-name="ce126" office:value-type="string">
            <text:p>168247,54,78</text:p>
          </table:table-cell>
          <table:table-cell ns41:value-type="float" table:style-name="ce145" office:value="775" office:value-type="float">
            <text:p>77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49" office:value-type="string">
            <text:p>Noord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154"/>
          <table:table-cell table:style-name="ce155"/>
          <table:table-cell ns41:value-type="string" table:style-name="ce117" office:value-type="string">
            <text:p>Eindhoven (Boxmeer)</text:p>
          </table:table-cell>
          <table:table-cell table:style-name="Default"/>
          <table:table-cell ns41:value-type="float" table:style-name="ce79" office:value="72" office:value-type="float">
            <text:p>72</text:p>
          </table:table-cell>
          <table:table-cell ns41:value-type="float" table:style-name="ce145" office:value="126296" office:value-type="float">
            <text:p>126296</text:p>
          </table:table-cell>
          <table:table-cell ns41:value-type="string" table:style-name="ce126" office:value-type="string">
            <text:p>213915,23,31</text:p>
          </table:table-cell>
          <table:table-cell ns41:value-type="float" table:style-name="ce145" office:value="590" office:value-type="float">
            <text:p>5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49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ce154" office:value-type="string">
            <text:p>Gelderland</text:p>
          </table:table-cell>
          <table:table-cell ns41:value-type="float" table:style-name="ce155" office:value="2" office:value-type="float">
            <text:p>2</text:p>
          </table:table-cell>
          <table:table-cell ns41:value-type="string" table:style-name="ce117" office:value-type="string">
            <text:p>Arnhem</text:p>
          </table:table-cell>
          <table:table-cell table:style-name="Default"/>
          <table:table-cell ns41:value-type="float" table:style-name="ce79" office:value="74" office:value-type="float">
            <text:p>74</text:p>
          </table:table-cell>
          <table:table-cell ns41:value-type="float" table:style-name="ce82" office:value="239966" office:value-type="float">
            <text:p>239966</text:p>
          </table:table-cell>
          <table:table-cell ns41:value-type="string" table:style-name="ce127" office:value-type="string">
            <text:p>212055,26,97</text:p>
          </table:table-cell>
          <table:table-cell ns41:value-type="float" table:style-name="ce145" office:value="1132" office:value-type="float">
            <text:p>11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49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154"/>
          <table:table-cell table:style-name="ce155"/>
          <table:table-cell ns41:value-type="string" table:style-name="ce117" office:value-type="string">
            <text:p>Tiel</text:p>
          </table:table-cell>
          <table:table-cell table:style-name="Default"/>
          <table:table-cell ns41:value-type="float" table:style-name="ce79" office:value="42" office:value-type="float">
            <text:p>42</text:p>
          </table:table-cell>
          <table:table-cell ns41:value-type="float" table:style-name="ce82" office:value="192727" office:value-type="float">
            <text:p>192727</text:p>
          </table:table-cell>
          <table:table-cell ns41:value-type="string" table:style-name="ce127" office:value-type="string">
            <text:p>296593,10,46</text:p>
          </table:table-cell>
          <table:table-cell ns41:value-type="float" table:style-name="ce145" office:value="650" office:value-type="float">
            <text:p>65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ce154" office:value-type="string">
            <text:p>Zuidholland</text:p>
          </table:table-cell>
          <table:table-cell ns41:value-type="float" table:style-name="ce155" office:value="4" office:value-type="float">
            <text:p>4</text:p>
          </table:table-cell>
          <table:table-cell ns41:value-type="string" table:style-name="ce117" office:value-type="string">
            <text:p>s Gravenhage</text:p>
          </table:table-cell>
          <table:table-cell table:style-name="Default"/>
          <table:table-cell ns41:value-type="float" table:style-name="ce79" office:value="25" office:value-type="float">
            <text:p>25</text:p>
          </table:table-cell>
          <table:table-cell ns41:value-type="float" table:style-name="ce82" office:value="167528" office:value-type="float">
            <text:p>167528</text:p>
          </table:table-cell>
          <table:table-cell ns41:value-type="string" table:style-name="ce127" office:value-type="string">
            <text:p>49215,37,14</text:p>
          </table:table-cell>
          <table:table-cell ns41:value-type="float" table:style-name="ce145" office:value="3404" office:value-type="float">
            <text:p>34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Zuid-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154"/>
          <table:table-cell table:style-name="ce155"/>
          <table:table-cell ns41:value-type="string" table:style-name="ce117" office:value-type="string">
            <text:p>Rotterdam (Brielle)</text:p>
          </table:table-cell>
          <table:table-cell table:style-name="Default"/>
          <table:table-cell ns41:value-type="float" table:style-name="ce79" office:value="33" office:value-type="float">
            <text:p>33</text:p>
          </table:table-cell>
          <table:table-cell ns41:value-type="float" table:style-name="ce82" office:value="198300" office:value-type="float">
            <text:p>198300</text:p>
          </table:table-cell>
          <table:table-cell ns41:value-type="string" table:style-name="ce127" office:value-type="string">
            <text:p>47211,59,10</text:p>
          </table:table-cell>
          <table:table-cell ns41:value-type="float" table:style-name="ce145" office:value="4200" office:value-type="float">
            <text:p>420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154"/>
          <table:table-cell table:style-name="ce155"/>
          <table:table-cell ns41:value-type="string" table:style-name="ce117" office:value-type="string">
            <text:p>Leiden (Gouda)</text:p>
          </table:table-cell>
          <table:table-cell table:style-name="Default"/>
          <table:table-cell ns41:value-type="float" table:style-name="ce79" office:value="64" office:value-type="float">
            <text:p>64</text:p>
          </table:table-cell>
          <table:table-cell ns41:value-type="float" table:style-name="ce82" office:value="164049" office:value-type="float">
            <text:p>164049</text:p>
          </table:table-cell>
          <table:table-cell ns41:value-type="string" table:style-name="ce127" office:value-type="string">
            <text:p>93773,62,23</text:p>
          </table:table-cell>
          <table:table-cell ns41:value-type="float" table:style-name="ce145" office:value="1749" office:value-type="float">
            <text:p>174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154"/>
          <table:table-cell table:style-name="ce155"/>
          <table:table-cell ns41:value-type="string" table:style-name="ce117" office:value-type="string">
            <text:p>Dordrecht (Gorinchem en Dirksland)</text:p>
          </table:table-cell>
          <table:table-cell table:style-name="Default"/>
          <table:table-cell ns41:value-type="float" table:style-name="ce79" office:value="75" office:value-type="float">
            <text:p>75</text:p>
          </table:table-cell>
          <table:table-cell ns41:value-type="float" table:style-name="ce82" office:value="158327" office:value-type="float">
            <text:p>158327</text:p>
          </table:table-cell>
          <table:table-cell ns41:value-type="string" table:style-name="ce127" office:value-type="string">
            <text:p>111555,90,81</text:p>
          </table:table-cell>
          <table:table-cell ns41:value-type="float" table:style-name="ce145" office:value="1419" office:value-type="float">
            <text:p>141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ce154" office:value-type="string">
            <text:p>Noordholland</text:p>
          </table:table-cell>
          <table:table-cell ns41:value-type="float" table:style-name="ce155" office:value="3" office:value-type="float">
            <text:p>3</text:p>
          </table:table-cell>
          <table:table-cell ns41:value-type="string" table:style-name="ce117" office:value-type="string">
            <text:p>Amsterdam</text:p>
          </table:table-cell>
          <table:table-cell table:style-name="Default"/>
          <table:table-cell ns41:value-type="float" table:style-name="ce79" office:value="1" office:value-type="float">
            <text:p>1</text:p>
          </table:table-cell>
          <table:table-cell ns41:value-type="float" table:style-name="ce82" office:value="264694" office:value-type="float">
            <text:p>264694</text:p>
          </table:table-cell>
          <table:table-cell ns41:value-type="string" table:style-name="ce127" office:value-type="string">
            <text:p>1433,05,97</text:p>
          </table:table-cell>
          <table:table-cell ns41:value-type="float" table:style-name="ce145" office:value="184705" office:value-type="float">
            <text:p>184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154"/>
          <table:table-cell table:style-name="ce155"/>
          <table:table-cell ns41:value-type="string" table:style-name="ce117" office:value-type="string">
            <text:p>Haarlem</text:p>
          </table:table-cell>
          <table:table-cell table:style-name="Default"/>
          <table:table-cell ns41:value-type="float" table:style-name="ce79" office:value="52" office:value-type="float">
            <text:p>52</text:p>
          </table:table-cell>
          <table:table-cell ns41:value-type="float" table:style-name="ce82" office:value="154157" office:value-type="float">
            <text:p>154157</text:p>
          </table:table-cell>
          <table:table-cell ns41:value-type="string" table:style-name="ce127" office:value-type="string">
            <text:p>110391,60,21</text:p>
          </table:table-cell>
          <table:table-cell ns41:value-type="float" table:style-name="ce145" office:value="1396" office:value-type="float">
            <text:p>13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154"/>
          <table:table-cell table:style-name="ce155"/>
          <table:table-cell ns41:value-type="string" table:style-name="ce117" office:value-type="string">
            <text:p>Alkmaar (Hoorn)</text:p>
          </table:table-cell>
          <table:table-cell table:style-name="Default"/>
          <table:table-cell ns41:value-type="float" table:style-name="ce79" office:value="80" office:value-type="float">
            <text:p>80</text:p>
          </table:table-cell>
          <table:table-cell ns41:value-type="float" table:style-name="ce82" office:value="158585" office:value-type="float">
            <text:p>158585</text:p>
          </table:table-cell>
          <table:table-cell ns41:value-type="string" table:style-name="ce127" office:value-type="string">
            <text:p>159811,59,55</text:p>
          </table:table-cell>
          <table:table-cell ns41:value-type="float" table:style-name="ce145" office:value="992" office:value-type="float">
            <text:p>9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ce154" office:value-type="string">
            <text:p>Zeeland</text:p>
          </table:table-cell>
          <table:table-cell ns41:value-type="float" table:style-name="ce155" office:value="1" office:value-type="float">
            <text:p>1</text:p>
          </table:table-cell>
          <table:table-cell ns41:value-type="string" table:style-name="ce117" office:value-type="string">
            <text:p>Middelburg</text:p>
          </table:table-cell>
          <table:table-cell table:style-name="Default"/>
          <table:table-cell ns41:value-type="float" table:style-name="ce79" office:value="112" office:value-type="float">
            <text:p>112</text:p>
          </table:table-cell>
          <table:table-cell ns41:value-type="float" table:style-name="ce82" office:value="177569" office:value-type="float">
            <text:p>177569</text:p>
          </table:table-cell>
          <table:table-cell ns41:value-type="string" table:style-name="ce127" office:value-type="string">
            <text:p>176499,94,38</text:p>
          </table:table-cell>
          <table:table-cell ns41:value-type="float" table:style-name="ce145" office:value="1006" office:value-type="float">
            <text:p>10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ce154" office:value-type="string">
            <text:p>Utrecht</text:p>
          </table:table-cell>
          <table:table-cell ns41:value-type="float" table:style-name="ce155" office:value="1" office:value-type="float">
            <text:p>1</text:p>
          </table:table-cell>
          <table:table-cell ns41:value-type="string" table:style-name="ce117" office:value-type="string">
            <text:p>Utrecht</text:p>
          </table:table-cell>
          <table:table-cell table:style-name="Default"/>
          <table:table-cell ns41:value-type="float" table:style-name="ce79" office:value="72" office:value-type="float">
            <text:p>72</text:p>
          </table:table-cell>
          <table:table-cell ns41:value-type="float" table:style-name="ce82" office:value="173556" office:value-type="float">
            <text:p>173556</text:p>
          </table:table-cell>
          <table:table-cell ns41:value-type="string" table:style-name="ce127" office:value-type="string">
            <text:p>138420,38,79</text:p>
          </table:table-cell>
          <table:table-cell ns41:value-type="float" table:style-name="ce145" office:value="1254" office:value-type="float">
            <text:p>1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ce154" office:value-type="string">
            <text:p>Friesland</text:p>
          </table:table-cell>
          <table:table-cell ns41:value-type="float" table:style-name="ce155" office:value="2" office:value-type="float">
            <text:p>2</text:p>
          </table:table-cell>
          <table:table-cell ns41:value-type="string" table:style-name="ce117" office:value-type="string">
            <text:p>Leeuwarden</text:p>
          </table:table-cell>
          <table:table-cell table:style-name="Default"/>
          <table:table-cell ns41:value-type="float" table:style-name="ce79" office:value="18" office:value-type="float">
            <text:p>18</text:p>
          </table:table-cell>
          <table:table-cell ns41:value-type="float" table:style-name="ce82" office:value="146525" office:value-type="float">
            <text:p>146525</text:p>
          </table:table-cell>
          <table:table-cell ns41:value-type="string" table:style-name="ce127" office:value-type="string">
            <text:p>116521,96,13</text:p>
          </table:table-cell>
          <table:table-cell ns41:value-type="float" table:style-name="ce145" office:value="1257" office:value-type="float">
            <text:p>125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154"/>
          <table:table-cell table:style-name="ce155"/>
          <table:table-cell ns41:value-type="string" table:style-name="ce117" office:value-type="string">
            <text:p>Heerenveen</text:p>
          </table:table-cell>
          <table:table-cell table:style-name="Default"/>
          <table:table-cell ns41:value-type="float" table:style-name="ce79" office:value="25" office:value-type="float">
            <text:p>25</text:p>
          </table:table-cell>
          <table:table-cell ns41:value-type="float" table:style-name="ce82" office:value="145829" office:value-type="float">
            <text:p>145829</text:p>
          </table:table-cell>
          <table:table-cell ns41:value-type="string" table:style-name="ce127" office:value-type="string">
            <text:p>210971,97,13</text:p>
          </table:table-cell>
          <table:table-cell ns41:value-type="float" table:style-name="ce145" office:value="691" office:value-type="float">
            <text:p>69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ce154" office:value-type="string">
            <text:p>Overijssel</text:p>
          </table:table-cell>
          <table:table-cell ns41:value-type="float" table:style-name="ce155" office:value="1" office:value-type="float">
            <text:p>1</text:p>
          </table:table-cell>
          <table:table-cell ns41:value-type="string" table:style-name="ce117" office:value-type="string">
            <text:p>Zwolle (Stad Almelo)</text:p>
          </table:table-cell>
          <table:table-cell table:style-name="Default"/>
          <table:table-cell ns41:value-type="float" table:style-name="ce79" office:value="61" office:value-type="float">
            <text:p>61</text:p>
          </table:table-cell>
          <table:table-cell ns41:value-type="float" table:style-name="ce82" office:value="254051" office:value-type="float">
            <text:p>254051</text:p>
          </table:table-cell>
          <table:table-cell ns41:value-type="string" table:style-name="ce127" office:value-type="string">
            <text:p>33430,56,88</text:p>
          </table:table-cell>
          <table:table-cell ns41:value-type="float" table:style-name="ce145" office:value="760" office:value-type="float">
            <text:p>7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Overijssel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ce154" office:value-type="string">
            <text:p>Groningen</text:p>
          </table:table-cell>
          <table:table-cell ns41:value-type="float" table:style-name="ce155" office:value="1" office:value-type="float">
            <text:p>1</text:p>
          </table:table-cell>
          <table:table-cell ns41:value-type="string" table:style-name="ce117" office:value-type="string">
            <text:p>Groningen</text:p>
          </table:table-cell>
          <table:table-cell table:style-name="Default"/>
          <table:table-cell ns41:value-type="float" table:style-name="ce79" office:value="57" office:value-type="float">
            <text:p>57</text:p>
          </table:table-cell>
          <table:table-cell ns41:value-type="float" table:style-name="ce82" office:value="225336" office:value-type="float">
            <text:p>225336</text:p>
          </table:table-cell>
          <table:table-cell ns41:value-type="string" table:style-name="ce127" office:value-type="string">
            <text:p>229268,12,13</text:p>
          </table:table-cell>
          <table:table-cell ns41:value-type="float" table:style-name="ce145" office:value="983" office:value-type="float">
            <text:p>9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Groningen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ce154" office:value-type="string">
            <text:p>Drenthe</text:p>
          </table:table-cell>
          <table:table-cell ns41:value-type="float" table:style-name="ce155" office:value="1" office:value-type="float">
            <text:p>1</text:p>
          </table:table-cell>
          <table:table-cell ns41:value-type="string" table:style-name="ce117" office:value-type="string">
            <text:p>Assen</text:p>
          </table:table-cell>
          <table:table-cell table:style-name="Default"/>
          <table:table-cell ns41:value-type="float" table:style-name="ce79" office:value="33" office:value-type="float">
            <text:p>33</text:p>
          </table:table-cell>
          <table:table-cell ns41:value-type="float" table:style-name="ce82" office:value="105637" office:value-type="float">
            <text:p>105637</text:p>
          </table:table-cell>
          <table:table-cell ns41:value-type="string" table:style-name="ce127" office:value-type="string">
            <text:p>266262,45,44</text:p>
          </table:table-cell>
          <table:table-cell ns41:value-type="float" table:style-name="ce145" office:value="397" office:value-type="float">
            <text:p>3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Drenthe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ns41:value-type="string" table:style-name="ce154" office:value-type="string">
            <text:p>Limburg</text:p>
          </table:table-cell>
          <table:table-cell ns41:value-type="float" table:style-name="ce155" office:value="2" office:value-type="float">
            <text:p>2</text:p>
          </table:table-cell>
          <table:table-cell ns41:value-type="string" table:style-name="ce118" office:value-type="string">
            <text:p>Maastricht</text:p>
          </table:table-cell>
          <table:table-cell table:style-name="Default"/>
          <table:table-cell ns41:value-type="float" table:style-name="ce79" office:value="70" office:value-type="float">
            <text:p>70</text:p>
          </table:table-cell>
          <table:table-cell ns41:value-type="float" table:style-name="ce82" office:value="117345" office:value-type="float">
            <text:p>117345</text:p>
          </table:table-cell>
          <table:table-cell ns41:value-type="string" table:style-name="ce127" office:value-type="string">
            <text:p>66443,84,69</text:p>
          </table:table-cell>
          <table:table-cell ns41:value-type="float" table:style-name="ce145" office:value="1766" office:value-type="float">
            <text:p>17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Limburg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5">
          <table:table-cell table:style-name="ce154"/>
          <table:table-cell table:style-name="ce155"/>
          <table:table-cell ns41:value-type="string" table:style-name="ce117" office:value-type="string">
            <text:p>Roermond</text:p>
          </table:table-cell>
          <table:table-cell table:style-name="Default"/>
          <table:table-cell ns41:value-type="float" table:style-name="ce79" office:value="55" office:value-type="float">
            <text:p>55</text:p>
          </table:table-cell>
          <table:table-cell ns41:value-type="float" table:style-name="ce82" office:value="106476" office:value-type="float">
            <text:p>106476</text:p>
          </table:table-cell>
          <table:table-cell ns41:value-type="string" table:style-name="ce127" office:value-type="string">
            <text:p>153970,49,05</text:p>
          </table:table-cell>
          <table:table-cell ns41:value-type="float" table:style-name="ce145" office:value="692" office:value-type="float">
            <text:p>6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131" office:value-type="string">
            <text:p>Limburg</text:p>
          </table:table-cell>
          <table:table-cell ns41:value-type="string" table:style-name="ce65" office:value-type="string">
            <text:p>36_0433</text:p>
          </table:table-cell>
          <table:table-cell table:number-columns-repeated="1010"/>
        </table:table-row>
        <table:table-row table:style-name="ro1">
          <table:table-cell ns41:value-type="string" table:style-name="ce156" office:value-type="string">
            <text:p>Het Rijk (totaal)</text:p>
          </table:table-cell>
          <table:table-cell table:formula="of:=SUM([.B6:.B25])" ns41:value-type="float" table:style-name="ce157" office:value-type="float" office:value="21">
            <text:p>21</text:p>
          </table:table-cell>
          <table:table-cell table:style-name="ce158"/>
          <table:table-cell table:style-name="ce12"/>
          <table:table-cell table:formula="of:=SUM([.E6:.E26])" ns41:value-type="float" table:style-name="ce19" office:value-type="float" office:value="1134">
            <text:p>1134</text:p>
          </table:table-cell>
          <table:table-cell table:formula="of:=SUM([.F6:.F26])" ns41:value-type="float" table:style-name="ce25" office:value-type="float" office:value="3579529">
            <text:p>3579529</text:p>
          </table:table-cell>
          <table:table-cell ns41:value-type="string" table:style-name="ce128" office:value-type="string">
            <text:p>3287487,89,45</text:p>
          </table:table-cell>
          <table:table-cell ns41:value-type="float" table:style-name="ce25" office:value="1089" office:value-type="float">
            <text:p>108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53" office:value="440" office:value-type="float">
            <text:p>440</text:p>
          </table:table-cell>
          <table:table-cell ns41:value-type="float" table:style-name="ce53" office:value="441" office:value-type="float">
            <text:p>441</text:p>
          </table:table-cell>
          <table:table-cell ns41:value-type="string" table:style-name="ce50" office:value-type="string">
            <text:p>Het Rijk </text:p>
          </table:table-cell>
          <table:table-cell ns41:value-type="string" table:style-name="ce66" office:value-type="string">
            <text:p>36_0433</text:p>
          </table:table-cell>
          <table:table-cell table:style-name="ce47" table:number-columns-repeated="101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5" table:name="Tabel 5"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24" table:default-cell-style-name="ce10"/>
        <table:table-column table:style-name="co36" table:default-cell-style-name="ce10"/>
        <table:table-column table:style-name="co37" table:default-cell-style-name="ce10"/>
        <table:table-column table:style-name="co10" table:default-cell-style-name="ce10"/>
        <table:table-column table:style-name="co38" table:default-cell-style-name="ce10"/>
        <table:table-column table:style-name="co10" table:default-cell-style-name="ce10" table:number-columns-repeated="2"/>
        <table:table-column table:style-name="co39" table:default-cell-style-name="ce10"/>
        <table:table-column table:style-name="co12" table:default-cell-style-name="Default" table:number-columns-repeated="1013"/>
        <table:table-row table:style-name="ro1">
          <table:table-cell ns41:value-type="string" table:style-name="ce1" office:value-type="string">
            <text:p>SCHOOLDISTRIKTEN</text:p>
          </table:table-cell>
          <table:table-cell table:style-name="ce132"/>
          <table:table-cell table:style-name="ce134"/>
          <table:table-cell table:style-name="ce135" table:number-columns-repeated="3"/>
          <table:table-cell table:style-name="ce132" table:number-columns-repeated="5"/>
          <table:table-cell table:style-name="ce138"/>
          <table:table-cell table:style-name="ce111" table:number-columns-repeated="110"/>
          <table:table-cell table:number-columns-repeated="902"/>
        </table:table-row>
        <table:table-row table:style-name="ro1">
          <table:table-cell table:style-name="ce81"/>
          <table:table-cell table:style-name="ce110"/>
          <table:table-cell table:style-name="ce81"/>
          <table:table-cell table:style-name="ce77" table:number-columns-repeated="3"/>
          <table:table-cell table:style-name="ce110" table:number-columns-repeated="6"/>
          <table:table-cell table:style-name="ce111" table:number-columns-repeated="110"/>
          <table:table-cell table:number-columns-repeated="902"/>
        </table:table-row>
        <table:table-row table:style-name="ro15">
          <table:table-cell ns41:value-type="string" table:number-rows-spanned="2" table:style-name="ce3" table:number-columns-spanned="1" office:value-type="string">
            <text:p>SCHOOLDISTRIKTEN,(Kon. Besluit van 5 Dec 1857 en 5 Julij 1802, no. 90 en 37)</text:p>
          </table:table-cell>
          <table:table-cell table:style-name="ce76"/>
          <table:table-cell ns41:value-type="string" table:number-rows-spanned="2" table:style-name="ce13" table:number-columns-spanned="1" office:value-type="string">
            <text:p>Getal gemeenten</text:p>
          </table:table-cell>
          <table:table-cell ns41:value-type="string" table:number-rows-spanned="2" table:style-name="ce122" table:number-columns-spanned="1" office:value-type="string">
            <text:p>Werkelijke bevolking op 1 december 1869</text:p>
          </table:table-cell>
          <table:table-cell ns41:value-type="string" table:number-rows-spanned="2" table:style-name="ce122" table:number-columns-spanned="1" office:value-type="string">
            <text:p>Oppervlakte in hectaren, aren en contiaren</text:p>
          </table:table-cell>
          <table:table-cell ns41:value-type="string" table:number-rows-spanned="2" table:style-name="ce129" table:number-columns-spanned="1" office:value-type="string">
            <text:p>Bewoners op duizend hectaren</text:p>
          </table:table-cell>
          <table:table-cell ns41:value-type="string" table:number-rows-spanned="2" table:style-name="ce37" table:number-columns-spanned="1" office:value-type="string">
            <text:p>Telling</text:p>
          </table:table-cell>
          <table:table-cell ns41:value-type="string" table:number-rows-spanned="2" table:style-name="ce44" table:number-columns-spanned="1" office:value-type="string">
            <text:p>Tabel</text:p>
          </table:table-cell>
          <table:table-cell ns41:value-type="string" table:number-rows-spanned="2" table:style-name="ce44" table:number-columns-spanned="1" office:value-type="string">
            <text:p>Pagina links</text:p>
          </table:table-cell>
          <table:table-cell ns41:value-type="string" table:number-rows-spanned="2" table:style-name="ce54" table:number-columns-spanned="1" office:value-type="string">
            <text:p>Pagina rechts</text:p>
          </table:table-cell>
          <table:table-cell ns41:value-type="string" table:number-rows-spanned="2" table:style-name="ce44" table:number-columns-spanned="1" office:value-type="string">
            <text:p>Provincie</text:p>
          </table:table-cell>
          <table:table-cell ns41:value-type="string" table:number-rows-spanned="2" table:style-name="ce61" table:number-columns-spanned="1" office:value-type="string">
            <text:p>Image nr</text:p>
          </table:table-cell>
          <table:table-cell table:style-name="ce76"/>
          <table:table-cell table:style-name="ce111" table:number-columns-repeated="109"/>
          <table:table-cell table:number-columns-repeated="902"/>
        </table:table-row>
        <table:table-row table:style-name="ro12">
          <table:covered-table-cell table:style-name="ce5"/>
          <table:table-cell table:style-name="ce133"/>
          <table:covered-table-cell table:style-name="ce112"/>
          <table:covered-table-cell table:style-name="ce123" table:number-columns-repeated="2"/>
          <table:covered-table-cell table:style-name="ce130"/>
          <table:covered-table-cell table:style-name="ce39"/>
          <table:covered-table-cell table:style-name="ce46" table:number-columns-repeated="2"/>
          <table:covered-table-cell table:style-name="ce56"/>
          <table:covered-table-cell table:style-name="ce46"/>
          <table:covered-table-cell table:style-name="ce63"/>
          <table:table-cell table:style-name="ce76"/>
          <table:table-cell table:style-name="ce111" table:number-columns-repeated="109"/>
          <table:table-cell table:number-columns-repeated="902"/>
        </table:table-row>
        <table:table-row table:style-name="ro1">
          <table:table-cell table:style-name="ce111" table:number-columns-repeated="2"/>
          <table:table-cell table:style-name="ce110" table:number-columns-repeated="4"/>
          <table:table-cell table:style-name="ce137" table:number-columns-repeated="6"/>
          <table:table-cell table:style-name="ce110"/>
          <table:table-cell table:style-name="ce111" table:number-columns-repeated="109"/>
          <table:table-cell table:number-columns-repeated="902"/>
        </table:table-row>
        <table:table-row table:style-name="ro5">
          <table:table-cell ns41:value-type="string" table:style-name="ce71" office:value-type="string">
            <text:p>Eerste</text:p>
          </table:table-cell>
          <table:table-cell table:style-name="Default"/>
          <table:table-cell ns41:value-type="float" table:style-name="ce78" office:value="7" office:value-type="float">
            <text:p>7</text:p>
          </table:table-cell>
          <table:table-cell ns41:value-type="float" table:style-name="ce144" office:value="34576" office:value-type="float">
            <text:p>34576</text:p>
          </table:table-cell>
          <table:table-cell ns41:value-type="string" table:style-name="ce125" office:value-type="string">
            <text:p>13683,10,10</text:p>
          </table:table-cell>
          <table:table-cell ns41:value-type="float" table:style-name="ce136" office:value="2527" office:value-type="float">
            <text:p>25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Tweede</text:p>
          </table:table-cell>
          <table:table-cell table:style-name="Default"/>
          <table:table-cell ns41:value-type="float" table:style-name="ce79" office:value="12" office:value-type="float">
            <text:p>12</text:p>
          </table:table-cell>
          <table:table-cell ns41:value-type="float" table:style-name="ce145" office:value="44885" office:value-type="float">
            <text:p>44885</text:p>
          </table:table-cell>
          <table:table-cell ns41:value-type="string" table:style-name="ce126" office:value-type="string">
            <text:p>50067,64,39</text:p>
          </table:table-cell>
          <table:table-cell ns41:value-type="float" table:style-name="ce159" office:value="896" office:value-type="float">
            <text:p>8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Derde</text:p>
          </table:table-cell>
          <table:table-cell table:style-name="Default"/>
          <table:table-cell ns41:value-type="float" table:style-name="ce79" office:value="22" office:value-type="float">
            <text:p>22</text:p>
          </table:table-cell>
          <table:table-cell ns41:value-type="float" table:style-name="ce145" office:value="26751" office:value-type="float">
            <text:p>26751</text:p>
          </table:table-cell>
          <table:table-cell ns41:value-type="string" table:style-name="ce126" office:value-type="string">
            <text:p>27023,02,73</text:p>
          </table:table-cell>
          <table:table-cell ns41:value-type="float" table:style-name="ce159" office:value="990" office:value-type="float">
            <text:p>9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Vierde</text:p>
          </table:table-cell>
          <table:table-cell table:style-name="Default"/>
          <table:table-cell ns41:value-type="float" table:style-name="ce79" office:value="18" office:value-type="float">
            <text:p>18</text:p>
          </table:table-cell>
          <table:table-cell ns41:value-type="float" table:style-name="ce82" office:value="26186" office:value-type="float">
            <text:p>26186</text:p>
          </table:table-cell>
          <table:table-cell ns41:value-type="string" table:style-name="ce127" office:value-type="string">
            <text:p>31211,18,77</text:p>
          </table:table-cell>
          <table:table-cell ns41:value-type="float" table:style-name="ce159" office:value="839" office:value-type="float">
            <text:p>83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Vijfde</text:p>
          </table:table-cell>
          <table:table-cell table:style-name="Default"/>
          <table:table-cell ns41:value-type="float" table:style-name="ce79" office:value="18" office:value-type="float">
            <text:p>18</text:p>
          </table:table-cell>
          <table:table-cell ns41:value-type="float" table:style-name="ce82" office:value="23536" office:value-type="float">
            <text:p>23536</text:p>
          </table:table-cell>
          <table:table-cell ns41:value-type="string" table:style-name="ce127" office:value-type="string">
            <text:p>36362,65,14</text:p>
          </table:table-cell>
          <table:table-cell ns41:value-type="float" table:style-name="ce159" office:value="647" office:value-type="float">
            <text:p>64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Zesde</text:p>
          </table:table-cell>
          <table:table-cell table:style-name="Default"/>
          <table:table-cell ns41:value-type="float" table:style-name="ce79" office:value="10" office:value-type="float">
            <text:p>10</text:p>
          </table:table-cell>
          <table:table-cell ns41:value-type="float" table:style-name="ce82" office:value="30088" office:value-type="float">
            <text:p>30088</text:p>
          </table:table-cell>
          <table:table-cell ns41:value-type="string" table:style-name="ce127" office:value-type="string">
            <text:p>35863,50,50</text:p>
          </table:table-cell>
          <table:table-cell ns41:value-type="float" table:style-name="ce159" office:value="839" office:value-type="float">
            <text:p>83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Zevende</text:p>
          </table:table-cell>
          <table:table-cell table:style-name="Default"/>
          <table:table-cell ns41:value-type="float" table:style-name="ce79" office:value="19" office:value-type="float">
            <text:p>19</text:p>
          </table:table-cell>
          <table:table-cell ns41:value-type="float" table:style-name="ce82" office:value="41202" office:value-type="float">
            <text:p>41202</text:p>
          </table:table-cell>
          <table:table-cell ns41:value-type="string" table:style-name="ce127" office:value-type="string">
            <text:p>70887,97,70</text:p>
          </table:table-cell>
          <table:table-cell ns41:value-type="float" table:style-name="ce159" office:value="581" office:value-type="float">
            <text:p>5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Achtste</text:p>
          </table:table-cell>
          <table:table-cell table:style-name="Default"/>
          <table:table-cell ns41:value-type="float" table:style-name="ce79" office:value="21" office:value-type="float">
            <text:p>21</text:p>
          </table:table-cell>
          <table:table-cell ns41:value-type="float" table:style-name="ce82" office:value="29031" office:value-type="float">
            <text:p>29031</text:p>
          </table:table-cell>
          <table:table-cell ns41:value-type="string" table:style-name="ce127" office:value-type="string">
            <text:p>37522,81,95</text:p>
          </table:table-cell>
          <table:table-cell ns41:value-type="float" table:style-name="ce159" office:value="774" office:value-type="float">
            <text:p>77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Negende</text:p>
          </table:table-cell>
          <table:table-cell table:style-name="Default"/>
          <table:table-cell ns41:value-type="float" table:style-name="ce79" office:value="13" office:value-type="float">
            <text:p>13</text:p>
          </table:table-cell>
          <table:table-cell ns41:value-type="float" table:style-name="ce82" office:value="21322" office:value-type="float">
            <text:p>21322</text:p>
          </table:table-cell>
          <table:table-cell ns41:value-type="string" table:style-name="ce127" office:value-type="string">
            <text:p>46862,04,17</text:p>
          </table:table-cell>
          <table:table-cell ns41:value-type="float" table:style-name="ce159" office:value="455" office:value-type="float">
            <text:p>45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Tiende</text:p>
          </table:table-cell>
          <table:table-cell table:style-name="Default"/>
          <table:table-cell ns41:value-type="float" table:style-name="ce79" office:value="7" office:value-type="float">
            <text:p>7</text:p>
          </table:table-cell>
          <table:table-cell ns41:value-type="float" table:style-name="ce82" office:value="33693" office:value-type="float">
            <text:p>33693</text:p>
          </table:table-cell>
          <table:table-cell ns41:value-type="string" table:style-name="ce127" office:value-type="string">
            <text:p>35768,23,15</text:p>
          </table:table-cell>
          <table:table-cell ns41:value-type="float" table:style-name="ce159" office:value="942" office:value-type="float">
            <text:p>94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Elfde</text:p>
          </table:table-cell>
          <table:table-cell table:style-name="Default"/>
          <table:table-cell ns41:value-type="float" table:style-name="ce79" office:value="13" office:value-type="float">
            <text:p>13</text:p>
          </table:table-cell>
          <table:table-cell ns41:value-type="float" table:style-name="ce82" office:value="42219" office:value-type="float">
            <text:p>42219</text:p>
          </table:table-cell>
          <table:table-cell ns41:value-type="string" table:style-name="ce127" office:value-type="string">
            <text:p>52463,20,12</text:p>
          </table:table-cell>
          <table:table-cell ns41:value-type="float" table:style-name="ce159" office:value="805" office:value-type="float">
            <text:p>8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Twaalfde</text:p>
          </table:table-cell>
          <table:table-cell table:style-name="Default"/>
          <table:table-cell ns41:value-type="float" table:style-name="ce79" office:value="14" office:value-type="float">
            <text:p>14</text:p>
          </table:table-cell>
          <table:table-cell ns41:value-type="float" table:style-name="ce82" office:value="35964" office:value-type="float">
            <text:p>35964</text:p>
          </table:table-cell>
          <table:table-cell ns41:value-type="string" table:style-name="ce127" office:value-type="string">
            <text:p>25273,31,38</text:p>
          </table:table-cell>
          <table:table-cell ns41:value-type="float" table:style-name="ce159" office:value="1423" office:value-type="float">
            <text:p>14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2" office:value-type="string">
            <text:p>Dertiende</text:p>
          </table:table-cell>
          <table:table-cell table:style-name="Default"/>
          <table:table-cell ns41:value-type="float" table:style-name="ce79" office:value="11" office:value-type="float">
            <text:p>11</text:p>
          </table:table-cell>
          <table:table-cell ns41:value-type="float" table:style-name="ce82" office:value="39419" office:value-type="float">
            <text:p>39419</text:p>
          </table:table-cell>
          <table:table-cell ns41:value-type="string" table:style-name="ce127" office:value-type="string">
            <text:p>49785,32,29</text:p>
          </table:table-cell>
          <table:table-cell ns41:value-type="float" table:style-name="ce159" office:value="792" office:value-type="float">
            <text:p>7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Noordbrabant</text:p>
          </table:table-cell>
          <table:table-cell table:style-name="ce12"/>
          <table:table-cell table:formula="of:=SUM([.C6:.C18])" ns41:value-type="float" table:style-name="ce17" office:value-type="float" office:value="185">
            <text:p>185</text:p>
          </table:table-cell>
          <table:table-cell table:formula="of:=SUM([.D6:.D18])" ns41:value-type="float" table:style-name="ce143" office:value-type="float" office:value="428872">
            <text:p>428872</text:p>
          </table:table-cell>
          <table:table-cell ns41:value-type="string" table:style-name="ce105" office:value-type="string">
            <text:p>512774,02,39</text:p>
          </table:table-cell>
          <table:table-cell ns41:value-type="float" table:style-name="ce108" office:value="836" office:value-type="float">
            <text:p>8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-Braban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erste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58778" office:value-type="float">
            <text:p>58778</text:p>
          </table:table-cell>
          <table:table-cell ns41:value-type="string" table:style-name="ce106" office:value-type="string">
            <text:p>35096,24,04</text:p>
          </table:table-cell>
          <table:table-cell ns41:value-type="float" table:style-name="ce108" office:value="1675" office:value-type="float">
            <text:p>167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eed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42331" office:value-type="float">
            <text:p>42331</text:p>
          </table:table-cell>
          <table:table-cell ns41:value-type="string" table:style-name="ce106" office:value-type="string">
            <text:p>91577,79,26</text:p>
          </table:table-cell>
          <table:table-cell ns41:value-type="float" table:style-name="ce108" office:value="462" office:value-type="float">
            <text:p>4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rd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47007" office:value-type="float">
            <text:p>47007</text:p>
          </table:table-cell>
          <table:table-cell ns41:value-type="string" table:style-name="ce106" office:value-type="string">
            <text:p>89477,97,91</text:p>
          </table:table-cell>
          <table:table-cell ns41:value-type="float" table:style-name="ce108" office:value="525" office:value-type="float">
            <text:p>52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erde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43850" office:value-type="float">
            <text:p>43850</text:p>
          </table:table-cell>
          <table:table-cell ns41:value-type="string" table:style-name="ce106" office:value-type="string">
            <text:p>57387,81,37</text:p>
          </table:table-cell>
          <table:table-cell ns41:value-type="float" table:style-name="ce108" office:value="764" office:value-type="float">
            <text:p>7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38156" office:value-type="float">
            <text:p>38156</text:p>
          </table:table-cell>
          <table:table-cell ns41:value-type="string" table:style-name="ce106" office:value-type="string">
            <text:p>59298,68,47</text:p>
          </table:table-cell>
          <table:table-cell ns41:value-type="float" table:style-name="ce108" office:value="643" office:value-type="float">
            <text:p>6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sde</text:p>
          </table:table-cell>
          <table:table-cell table:style-name="ce2"/>
          <table:table-cell ns41:value-type="float" table:style-name="ce17" office:value="15" office:value-type="float">
            <text:p>15</text:p>
          </table:table-cell>
          <table:table-cell ns41:value-type="float" table:style-name="ce24" office:value="45886" office:value-type="float">
            <text:p>45886</text:p>
          </table:table-cell>
          <table:table-cell ns41:value-type="string" table:style-name="ce106" office:value-type="string">
            <text:p>45915,13,68</text:p>
          </table:table-cell>
          <table:table-cell ns41:value-type="float" table:style-name="ce108" office:value="999" office:value-type="float">
            <text:p>9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vende</text:p>
          </table:table-cell>
          <table:table-cell table:style-name="ce2"/>
          <table:table-cell ns41:value-type="float" table:style-name="ce17" office:value="15" office:value-type="float">
            <text:p>15</text:p>
          </table:table-cell>
          <table:table-cell ns41:value-type="float" table:style-name="ce24" office:value="47541" office:value-type="float">
            <text:p>47541</text:p>
          </table:table-cell>
          <table:table-cell ns41:value-type="string" table:style-name="ce106" office:value-type="string">
            <text:p>41022,67,36</text:p>
          </table:table-cell>
          <table:table-cell ns41:value-type="float" table:style-name="ce108" office:value="1159" office:value-type="float">
            <text:p>115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chtste</text:p>
          </table:table-cell>
          <table:table-cell table:style-name="ce2"/>
          <table:table-cell ns41:value-type="float" table:style-name="ce17" office:value="21" office:value-type="float">
            <text:p>21</text:p>
          </table:table-cell>
          <table:table-cell ns41:value-type="float" table:style-name="ce24" office:value="35318" office:value-type="float">
            <text:p>35318</text:p>
          </table:table-cell>
          <table:table-cell ns41:value-type="string" table:style-name="ce106" office:value-type="string">
            <text:p>38121,39,10</text:p>
          </table:table-cell>
          <table:table-cell ns41:value-type="float" table:style-name="ce108" office:value="926" office:value-type="float">
            <text:p>9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Negende</text:p>
          </table:table-cell>
          <table:table-cell table:style-name="ce2"/>
          <table:table-cell ns41:value-type="float" table:style-name="ce17" office:value="14" office:value-type="float">
            <text:p>14</text:p>
          </table:table-cell>
          <table:table-cell ns41:value-type="float" table:style-name="ce24" office:value="31459" office:value-type="float">
            <text:p>31459</text:p>
          </table:table-cell>
          <table:table-cell ns41:value-type="string" table:style-name="ce106" office:value-type="string">
            <text:p>24160,61,52</text:p>
          </table:table-cell>
          <table:table-cell ns41:value-type="float" table:style-name="ce108" office:value="1302" office:value-type="float">
            <text:p>130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iende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42367" office:value-type="float">
            <text:p>42367</text:p>
          </table:table-cell>
          <table:table-cell ns41:value-type="string" table:style-name="ce106" office:value-type="string">
            <text:p>26590,03,82</text:p>
          </table:table-cell>
          <table:table-cell ns41:value-type="float" table:style-name="ce108" office:value="1593" office:value-type="float">
            <text:p>15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Gelderland</text:p>
          </table:table-cell>
          <table:table-cell table:style-name="ce12"/>
          <table:table-cell table:formula="of:=SUM([.C20:.C29])" ns41:value-type="float" table:style-name="ce17" office:value-type="float" office:value="116">
            <text:p>116</text:p>
          </table:table-cell>
          <table:table-cell table:formula="of:=SUM([.D20:.D29])" ns41:value-type="float" table:style-name="ce143" office:value-type="float" office:value="432693">
            <text:p>432693</text:p>
          </table:table-cell>
          <table:table-cell ns41:value-type="string" table:style-name="ce143" office:value-type="string">
            <text:p>508648,37,43</text:p>
          </table:table-cell>
          <table:table-cell ns41:value-type="float" table:style-name="ce108" office:value="851" office:value-type="float">
            <text:p>8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Gelder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erste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95837" office:value-type="float">
            <text:p>95837</text:p>
          </table:table-cell>
          <table:table-cell ns41:value-type="string" table:style-name="ce106" office:value-type="string">
            <text:p>11319,97,90</text:p>
          </table:table-cell>
          <table:table-cell ns41:value-type="float" table:style-name="ce108" office:value="8466" office:value-type="float">
            <text:p>84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eede</text:p>
          </table:table-cell>
          <table:table-cell table:style-name="ce2"/>
          <table:table-cell ns41:value-type="float" table:style-name="ce17" office:value="16" office:value-type="float">
            <text:p>16</text:p>
          </table:table-cell>
          <table:table-cell ns41:value-type="float" table:style-name="ce24" office:value="53136" office:value-type="float">
            <text:p>53136</text:p>
          </table:table-cell>
          <table:table-cell ns41:value-type="string" table:style-name="ce106" office:value-type="string">
            <text:p>28756,19,62</text:p>
          </table:table-cell>
          <table:table-cell ns41:value-type="float" table:style-name="ce108" office:value="1848" office:value-type="float">
            <text:p>18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rde</text:p>
          </table:table-cell>
          <table:table-cell table:style-name="ce2"/>
          <table:table-cell ns41:value-type="float" table:style-name="ce17" office:value="15" office:value-type="float">
            <text:p>15</text:p>
          </table:table-cell>
          <table:table-cell ns41:value-type="float" table:style-name="ce24" office:value="68813" office:value-type="float">
            <text:p>68813</text:p>
          </table:table-cell>
          <table:table-cell ns41:value-type="string" table:style-name="ce106" office:value-type="string">
            <text:p>22124,78,04</text:p>
          </table:table-cell>
          <table:table-cell ns41:value-type="float" table:style-name="ce108" office:value="3110" office:value-type="float">
            <text:p>31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erde</text:p>
          </table:table-cell>
          <table:table-cell table:style-name="ce2"/>
          <table:table-cell ns41:value-type="float" table:style-name="ce17" office:value="23" office:value-type="float">
            <text:p>23</text:p>
          </table:table-cell>
          <table:table-cell ns41:value-type="float" table:style-name="ce24" office:value="41558" office:value-type="float">
            <text:p>41558</text:p>
          </table:table-cell>
          <table:table-cell ns41:value-type="string" table:style-name="ce106" office:value-type="string">
            <text:p>39854,35,30</text:p>
          </table:table-cell>
          <table:table-cell ns41:value-type="float" table:style-name="ce108" office:value="1043" office:value-type="float">
            <text:p>10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 en elfde (Rotterdam)</text:p>
          </table:table-cell>
          <table:table-cell table:style-name="ce2"/>
          <table:table-cell ns41:value-type="float" table:style-name="ce17" office:value="1" office:value-type="float">
            <text:p>1</text:p>
          </table:table-cell>
          <table:table-cell ns41:value-type="float" table:style-name="ce24" office:value="116232" office:value-type="float">
            <text:p>116232</text:p>
          </table:table-cell>
          <table:table-cell ns41:value-type="string" table:style-name="ce106" office:value-type="string">
            <text:p>1154,04,87</text:p>
          </table:table-cell>
          <table:table-cell ns41:value-type="float" table:style-name="ce108" office:value="100716" office:value-type="float">
            <text:p>10071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 (behalve Rotterdam)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1405" office:value-type="float">
            <text:p>11405</text:p>
          </table:table-cell>
          <table:table-cell ns41:value-type="string" table:style-name="ce106" office:value-type="string">
            <text:p>2995,39,18</text:p>
          </table:table-cell>
          <table:table-cell ns41:value-type="float" table:style-name="ce108" office:value="3808" office:value-type="float">
            <text:p>38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sde</text:p>
          </table:table-cell>
          <table:table-cell table:style-name="ce2"/>
          <table:table-cell ns41:value-type="float" table:style-name="ce17" office:value="21" office:value-type="float">
            <text:p>21</text:p>
          </table:table-cell>
          <table:table-cell ns41:value-type="float" table:style-name="ce24" office:value="68898" office:value-type="float">
            <text:p>68898</text:p>
          </table:table-cell>
          <table:table-cell ns41:value-type="string" table:style-name="ce106" office:value-type="string">
            <text:p>30988,01,82</text:p>
          </table:table-cell>
          <table:table-cell ns41:value-type="float" table:style-name="ce108" office:value="2223" office:value-type="float">
            <text:p>22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vende</text:p>
          </table:table-cell>
          <table:table-cell table:style-name="ce2"/>
          <table:table-cell ns41:value-type="float" table:style-name="ce17" office:value="26" office:value-type="float">
            <text:p>26</text:p>
          </table:table-cell>
          <table:table-cell ns41:value-type="float" table:style-name="ce24" office:value="54216" office:value-type="float">
            <text:p>54216</text:p>
          </table:table-cell>
          <table:table-cell ns41:value-type="string" table:style-name="ce106" office:value-type="string">
            <text:p>31020,32,42</text:p>
          </table:table-cell>
          <table:table-cell ns41:value-type="float" table:style-name="ce108" office:value="1748" office:value-type="float">
            <text:p>174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chtste</text:p>
          </table:table-cell>
          <table:table-cell table:style-name="ce2"/>
          <table:table-cell ns41:value-type="float" table:style-name="ce17" office:value="21" office:value-type="float">
            <text:p>21</text:p>
          </table:table-cell>
          <table:table-cell ns41:value-type="float" table:style-name="ce24" office:value="73174" office:value-type="float">
            <text:p>73174</text:p>
          </table:table-cell>
          <table:table-cell ns41:value-type="float" table:style-name="ce143" office:value="4511104.88" office:value-type="float">
            <text:p>4511104.88</text:p>
          </table:table-cell>
          <table:table-cell ns41:value-type="float" table:style-name="ce108" office:value="4622" office:value-type="float">
            <text:p>46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Negende</text:p>
          </table:table-cell>
          <table:table-cell table:style-name="ce2"/>
          <table:table-cell ns41:value-type="float" table:style-name="ce17" office:value="35" office:value-type="float">
            <text:p>35</text:p>
          </table:table-cell>
          <table:table-cell ns41:value-type="float" table:style-name="ce24" office:value="45636" office:value-type="float">
            <text:p>45636</text:p>
          </table:table-cell>
          <table:table-cell ns41:value-type="string" table:style-name="ce106" office:value-type="string">
            <text:p>36151,98,83</text:p>
          </table:table-cell>
          <table:table-cell ns41:value-type="float" table:style-name="ce108" office:value="1262" office:value-type="float">
            <text:p>12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iende</text:p>
          </table:table-cell>
          <table:table-cell table:style-name="ce2"/>
          <table:table-cell ns41:value-type="float" table:style-name="ce17" office:value="28" office:value-type="float">
            <text:p>28</text:p>
          </table:table-cell>
          <table:table-cell ns41:value-type="float" table:style-name="ce24" office:value="45652" office:value-type="float">
            <text:p>45652</text:p>
          </table:table-cell>
          <table:table-cell ns41:value-type="string" table:style-name="ce106" office:value-type="string">
            <text:p>43308,38,84</text:p>
          </table:table-cell>
          <table:table-cell ns41:value-type="float" table:style-name="ce108" office:value="1054" office:value-type="float">
            <text:p>10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lfde (behalve Rotterdam)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13647" office:value-type="float">
            <text:p>13647</text:p>
          </table:table-cell>
          <table:table-cell ns41:value-type="string" table:style-name="ce106" office:value-type="string">
            <text:p>8971,97,58</text:p>
          </table:table-cell>
          <table:table-cell ns41:value-type="float" table:style-name="ce108" office:value="1521" office:value-type="float">
            <text:p>15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Zuidholland</text:p>
          </table:table-cell>
          <table:table-cell table:style-name="ce12"/>
          <table:table-cell table:formula="of:=SUM([.C31:.C42])" ns41:value-type="float" table:style-name="ce17" office:value-type="float" office:value="197">
            <text:p>197</text:p>
          </table:table-cell>
          <table:table-cell table:formula="of:=SUM([.D31:.D42])" ns41:value-type="float" table:style-name="ce143" office:value-type="float" office:value="688204">
            <text:p>688204</text:p>
          </table:table-cell>
          <table:table-cell ns41:value-type="string" table:style-name="ce143" office:value-type="string">
            <text:p>301756,49,28</text:p>
          </table:table-cell>
          <table:table-cell ns41:value-type="float" table:style-name="ce108" office:value="2281" office:value-type="float">
            <text:p>22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ui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vier eerste (Amsterdam)</text:p>
          </table:table-cell>
          <table:table-cell table:style-name="ce2"/>
          <table:table-cell ns41:value-type="float" table:style-name="ce17" office:value="1" office:value-type="float">
            <text:p>1</text:p>
          </table:table-cell>
          <table:table-cell ns41:value-type="float" table:style-name="ce24" office:value="264694" office:value-type="float">
            <text:p>264694</text:p>
          </table:table-cell>
          <table:table-cell ns41:value-type="string" table:style-name="ce106" office:value-type="string">
            <text:p>1433,05,97</text:p>
          </table:table-cell>
          <table:table-cell ns41:value-type="float" table:style-name="ce108" office:value="184705" office:value-type="float">
            <text:p>184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erste (behalve Amsterdam)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15927" office:value-type="float">
            <text:p>15927</text:p>
          </table:table-cell>
          <table:table-cell ns41:value-type="string" table:style-name="ce106" office:value-type="string">
            <text:p>15668,28,39</text:p>
          </table:table-cell>
          <table:table-cell ns41:value-type="float" table:style-name="ce108" office:value="1017" office:value-type="float">
            <text:p>10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eede (behalve Amsterdam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5287" office:value-type="float">
            <text:p>5287</text:p>
          </table:table-cell>
          <table:table-cell ns41:value-type="string" table:style-name="ce106" office:value-type="string">
            <text:p>5467,84,04</text:p>
          </table:table-cell>
          <table:table-cell ns41:value-type="float" table:style-name="ce108" office:value="967" office:value-type="float">
            <text:p>9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rde (behalve Amsterdam)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24" office:value="3688" office:value-type="float">
            <text:p>3688</text:p>
          </table:table-cell>
          <table:table-cell ns41:value-type="string" table:style-name="ce106" office:value-type="string">
            <text:p>4993,48,24</text:p>
          </table:table-cell>
          <table:table-cell ns41:value-type="float" table:style-name="ce108" office:value="739" office:value-type="float">
            <text:p>73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erde (behalve Amsterdam)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21096" office:value-type="float">
            <text:p>21096</text:p>
          </table:table-cell>
          <table:table-cell ns41:value-type="string" table:style-name="ce106" office:value-type="string">
            <text:p>16349,56,63</text:p>
          </table:table-cell>
          <table:table-cell ns41:value-type="float" table:style-name="ce108" office:value="1290" office:value-type="float">
            <text:p>12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56592" office:value-type="float">
            <text:p>56592</text:p>
          </table:table-cell>
          <table:table-cell ns41:value-type="string" table:style-name="ce106" office:value-type="string">
            <text:p>35779,15,23</text:p>
          </table:table-cell>
          <table:table-cell ns41:value-type="float" table:style-name="ce108" office:value="1582" office:value-type="float">
            <text:p>158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sde</text:p>
          </table:table-cell>
          <table:table-cell table:style-name="ce2"/>
          <table:table-cell ns41:value-type="float" table:style-name="ce17" office:value="20" office:value-type="float">
            <text:p>20</text:p>
          </table:table-cell>
          <table:table-cell ns41:value-type="float" table:style-name="ce24" office:value="32258" office:value-type="float">
            <text:p>32258</text:p>
          </table:table-cell>
          <table:table-cell ns41:value-type="string" table:style-name="ce106" office:value-type="string">
            <text:p>34187,39,93</text:p>
          </table:table-cell>
          <table:table-cell ns41:value-type="float" table:style-name="ce108" office:value="944" office:value-type="float">
            <text:p>9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vende</text:p>
          </table:table-cell>
          <table:table-cell table:style-name="ce2"/>
          <table:table-cell ns41:value-type="float" table:style-name="ce17" office:value="13" office:value-type="float">
            <text:p>13</text:p>
          </table:table-cell>
          <table:table-cell ns41:value-type="float" table:style-name="ce24" office:value="41518" office:value-type="float">
            <text:p>41518</text:p>
          </table:table-cell>
          <table:table-cell ns41:value-type="string" table:style-name="ce106" office:value-type="string">
            <text:p>36678,52,00</text:p>
          </table:table-cell>
          <table:table-cell ns41:value-type="float" table:style-name="ce108" office:value="1132" office:value-type="float">
            <text:p>11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chtste</text:p>
          </table:table-cell>
          <table:table-cell table:style-name="ce2"/>
          <table:table-cell ns41:value-type="float" table:style-name="ce17" office:value="21" office:value-type="float">
            <text:p>21</text:p>
          </table:table-cell>
          <table:table-cell ns41:value-type="float" table:style-name="ce24" office:value="32239" office:value-type="float">
            <text:p>32239</text:p>
          </table:table-cell>
          <table:table-cell ns41:value-type="string" table:style-name="ce106" office:value-type="string">
            <text:p>23750,21,33</text:p>
          </table:table-cell>
          <table:table-cell ns41:value-type="float" table:style-name="ce108" office:value="1357" office:value-type="float">
            <text:p>135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Negende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10002" office:value-type="float">
            <text:p>10002</text:p>
          </table:table-cell>
          <table:table-cell ns41:value-type="string" table:style-name="ce106" office:value-type="string">
            <text:p>34521,21,50</text:p>
          </table:table-cell>
          <table:table-cell ns41:value-type="float" table:style-name="ce108" office:value="290" office:value-type="float">
            <text:p>2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iende</text:p>
          </table:table-cell>
          <table:table-cell table:style-name="ce2"/>
          <table:table-cell ns41:value-type="float" table:style-name="ce17" office:value="16" office:value-type="float">
            <text:p>16</text:p>
          </table:table-cell>
          <table:table-cell ns41:value-type="float" table:style-name="ce24" office:value="29803" office:value-type="float">
            <text:p>29803</text:p>
          </table:table-cell>
          <table:table-cell ns41:value-type="string" table:style-name="ce106" office:value-type="string">
            <text:p>23440,06,74</text:p>
          </table:table-cell>
          <table:table-cell ns41:value-type="float" table:style-name="ce108" office:value="1271" office:value-type="float">
            <text:p>127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lfde</text:p>
          </table:table-cell>
          <table:table-cell table:style-name="ce2"/>
          <table:table-cell ns41:value-type="float" table:style-name="ce17" office:value="15" office:value-type="float">
            <text:p>15</text:p>
          </table:table-cell>
          <table:table-cell ns41:value-type="float" table:style-name="ce24" office:value="24076" office:value-type="float">
            <text:p>24076</text:p>
          </table:table-cell>
          <table:table-cell ns41:value-type="string" table:style-name="ce106" office:value-type="string">
            <text:p>20730,89,19</text:p>
          </table:table-cell>
          <table:table-cell ns41:value-type="float" table:style-name="ce108" office:value="1161" office:value-type="float">
            <text:p>11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aalfde</text:p>
          </table:table-cell>
          <table:table-cell table:style-name="ce2"/>
          <table:table-cell ns41:value-type="float" table:style-name="ce17" office:value="14" office:value-type="float">
            <text:p>14</text:p>
          </table:table-cell>
          <table:table-cell ns41:value-type="float" table:style-name="ce24" office:value="40256" office:value-type="float">
            <text:p>40256</text:p>
          </table:table-cell>
          <table:table-cell ns41:value-type="string" table:style-name="ce106" office:value-type="string">
            <text:p>18636,51,54</text:p>
          </table:table-cell>
          <table:table-cell ns41:value-type="float" table:style-name="ce108" office:value="2160" office:value-type="float">
            <text:p>21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Noordholland</text:p>
          </table:table-cell>
          <table:table-cell table:style-name="ce2"/>
          <table:table-cell table:formula="of:=SUM([.C44:.C56])" ns41:value-type="float" table:style-name="ce17" office:value-type="float" office:value="133">
            <text:p>133</text:p>
          </table:table-cell>
          <table:table-cell table:formula="of:=SUM([.D44:.D56])" ns41:value-type="float" table:style-name="ce143" office:value-type="float" office:value="577436">
            <text:p>577436</text:p>
          </table:table-cell>
          <table:table-cell ns41:value-type="string" table:style-name="ce143" office:value-type="string">
            <text:p>271636,25,73</text:p>
          </table:table-cell>
          <table:table-cell ns41:value-type="float" table:style-name="ce108" office:value="2126" office:value-type="float">
            <text:p>21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Noordhol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erste</text:p>
          </table:table-cell>
          <table:table-cell table:style-name="ce2"/>
          <table:table-cell ns41:value-type="float" table:style-name="ce17" office:value="23" office:value-type="float">
            <text:p>23</text:p>
          </table:table-cell>
          <table:table-cell ns41:value-type="float" table:style-name="ce24" office:value="50135" office:value-type="float">
            <text:p>50135</text:p>
          </table:table-cell>
          <table:table-cell ns41:value-type="string" table:style-name="ce106" office:value-type="string">
            <text:p>29320,67,46</text:p>
          </table:table-cell>
          <table:table-cell ns41:value-type="float" table:style-name="ce108" office:value="1710" office:value-type="float">
            <text:p>17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eede</text:p>
          </table:table-cell>
          <table:table-cell table:style-name="ce2"/>
          <table:table-cell ns41:value-type="float" table:style-name="ce17" office:value="18" office:value-type="float">
            <text:p>18</text:p>
          </table:table-cell>
          <table:table-cell ns41:value-type="float" table:style-name="ce24" office:value="22944" office:value-type="float">
            <text:p>22944</text:p>
          </table:table-cell>
          <table:table-cell ns41:value-type="string" table:style-name="ce106" office:value-type="string">
            <text:p>22268,48,37</text:p>
          </table:table-cell>
          <table:table-cell ns41:value-type="float" table:style-name="ce108" office:value="1030" office:value-type="float">
            <text:p>103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rd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14470" office:value-type="float">
            <text:p>14470</text:p>
          </table:table-cell>
          <table:table-cell ns41:value-type="string" table:style-name="ce106" office:value-type="string">
            <text:p>16356,95,79</text:p>
          </table:table-cell>
          <table:table-cell ns41:value-type="float" table:style-name="ce108" office:value="885" office:value-type="float">
            <text:p>8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erde</text:p>
          </table:table-cell>
          <table:table-cell table:style-name="ce2"/>
          <table:table-cell ns41:value-type="float" table:style-name="ce17" office:value="26" office:value-type="float">
            <text:p>26</text:p>
          </table:table-cell>
          <table:table-cell ns41:value-type="float" table:style-name="ce24" office:value="32136" office:value-type="float">
            <text:p>32136</text:p>
          </table:table-cell>
          <table:table-cell ns41:value-type="string" table:style-name="ce106" office:value-type="string">
            <text:p>34657,87,26</text:p>
          </table:table-cell>
          <table:table-cell ns41:value-type="float" table:style-name="ce108" office:value="927" office:value-type="float">
            <text:p>9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</text:p>
          </table:table-cell>
          <table:table-cell table:style-name="ce2"/>
          <table:table-cell ns41:value-type="float" table:style-name="ce17" office:value="18" office:value-type="float">
            <text:p>18</text:p>
          </table:table-cell>
          <table:table-cell ns41:value-type="float" table:style-name="ce24" office:value="23744" office:value-type="float">
            <text:p>23744</text:p>
          </table:table-cell>
          <table:table-cell ns41:value-type="string" table:style-name="ce106" office:value-type="string">
            <text:p>30047,83,90</text:p>
          </table:table-cell>
          <table:table-cell ns41:value-type="float" table:style-name="ce108" office:value="790" office:value-type="float">
            <text:p>7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sde</text:p>
          </table:table-cell>
          <table:table-cell table:style-name="ce2"/>
          <table:table-cell ns41:value-type="float" table:style-name="ce17" office:value="19" office:value-type="float">
            <text:p>19</text:p>
          </table:table-cell>
          <table:table-cell ns41:value-type="float" table:style-name="ce24" office:value="34140" office:value-type="float">
            <text:p>34140</text:p>
          </table:table-cell>
          <table:table-cell ns41:value-type="string" table:style-name="ce106" office:value-type="string">
            <text:p>43848,11,60</text:p>
          </table:table-cell>
          <table:table-cell ns41:value-type="float" table:style-name="ce108" office:value="779" office:value-type="float">
            <text:p>7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Zeeland</text:p>
          </table:table-cell>
          <table:table-cell table:style-name="ce2"/>
          <table:table-cell table:formula="of:=SUM([.C58:.C63])" ns41:value-type="float" table:style-name="ce17" office:value-type="float" office:value="112">
            <text:p>112</text:p>
          </table:table-cell>
          <table:table-cell table:formula="of:=SUM([.D58:.D63])" ns41:value-type="float" table:style-name="ce143" office:value-type="float" office:value="177569">
            <text:p>177569</text:p>
          </table:table-cell>
          <table:table-cell ns41:value-type="string" table:style-name="ce143" office:value-type="string">
            <text:p>176499,94,38</text:p>
          </table:table-cell>
          <table:table-cell ns41:value-type="float" table:style-name="ce108" office:value="1006" office:value-type="float">
            <text:p>10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Zee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erste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67878" office:value-type="float">
            <text:p>67878</text:p>
          </table:table-cell>
          <table:table-cell ns41:value-type="string" table:style-name="ce106" office:value-type="string">
            <text:p>11702,99,43</text:p>
          </table:table-cell>
          <table:table-cell ns41:value-type="float" table:style-name="ce108" office:value="5800" office:value-type="float">
            <text:p>580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eede</text:p>
          </table:table-cell>
          <table:table-cell table:style-name="ce2"/>
          <table:table-cell ns41:value-type="float" table:style-name="ce17" office:value="18" office:value-type="float">
            <text:p>18</text:p>
          </table:table-cell>
          <table:table-cell ns41:value-type="float" table:style-name="ce24" office:value="23652" office:value-type="float">
            <text:p>23652</text:p>
          </table:table-cell>
          <table:table-cell ns41:value-type="string" table:style-name="ce106" office:value-type="string">
            <text:p>25261,38,67</text:p>
          </table:table-cell>
          <table:table-cell ns41:value-type="float" table:style-name="ce108" office:value="936" office:value-type="float">
            <text:p>9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rde</text:p>
          </table:table-cell>
          <table:table-cell table:style-name="ce2"/>
          <table:table-cell ns41:value-type="float" table:style-name="ce17" office:value="12" office:value-type="float">
            <text:p>12</text:p>
          </table:table-cell>
          <table:table-cell ns41:value-type="float" table:style-name="ce24" office:value="30442" office:value-type="float">
            <text:p>30442</text:p>
          </table:table-cell>
          <table:table-cell ns41:value-type="string" table:style-name="ce106" office:value-type="string">
            <text:p>32309,83,81</text:p>
          </table:table-cell>
          <table:table-cell ns41:value-type="float" table:style-name="ce108" office:value="942" office:value-type="float">
            <text:p>94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erde</text:p>
          </table:table-cell>
          <table:table-cell table:style-name="ce2"/>
          <table:table-cell ns41:value-type="float" table:style-name="ce17" office:value="18" office:value-type="float">
            <text:p>18</text:p>
          </table:table-cell>
          <table:table-cell ns41:value-type="float" table:style-name="ce24" office:value="28113" office:value-type="float">
            <text:p>28113</text:p>
          </table:table-cell>
          <table:table-cell ns41:value-type="string" table:style-name="ce106" office:value-type="string">
            <text:p>38326,69,08</text:p>
          </table:table-cell>
          <table:table-cell ns41:value-type="float" table:style-name="ce108" office:value="734" office:value-type="float">
            <text:p>7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</text:p>
          </table:table-cell>
          <table:table-cell table:style-name="ce2"/>
          <table:table-cell ns41:value-type="float" table:style-name="ce17" office:value="20" office:value-type="float">
            <text:p>20</text:p>
          </table:table-cell>
          <table:table-cell ns41:value-type="float" table:style-name="ce24" office:value="23471" office:value-type="float">
            <text:p>23471</text:p>
          </table:table-cell>
          <table:table-cell ns41:value-type="string" table:style-name="ce106" office:value-type="string">
            <text:p>30828,47,80</text:p>
          </table:table-cell>
          <table:table-cell ns41:value-type="float" table:style-name="ce108" office:value="761" office:value-type="float">
            <text:p>76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Utrecht</text:p>
          </table:table-cell>
          <table:table-cell table:style-name="ce2"/>
          <table:table-cell table:formula="of:=SUM([.C65:.C69])" ns41:value-type="float" table:style-name="ce17" office:value-type="float" office:value="72">
            <text:p>72</text:p>
          </table:table-cell>
          <table:table-cell table:formula="of:=SUM([.D65:.D69])" ns41:value-type="float" table:style-name="ce143" office:value-type="float" office:value="173556">
            <text:p>173556</text:p>
          </table:table-cell>
          <table:table-cell ns41:value-type="string" table:style-name="ce143" office:value-type="string">
            <text:p>138429,38,79</text:p>
          </table:table-cell>
          <table:table-cell ns41:value-type="float" table:style-name="ce108" office:value="1254" office:value-type="float">
            <text:p>1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Utrecht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erste 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46539" office:value-type="float">
            <text:p>46539</text:p>
          </table:table-cell>
          <table:table-cell ns41:value-type="string" table:style-name="ce106" office:value-type="string">
            <text:p>25217,80,12</text:p>
          </table:table-cell>
          <table:table-cell ns41:value-type="float" table:style-name="ce108" office:value="1845" office:value-type="float">
            <text:p>18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eede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33730" office:value-type="float">
            <text:p>33730</text:p>
          </table:table-cell>
          <table:table-cell ns41:value-type="string" table:style-name="ce106" office:value-type="string">
            <text:p>22666,72,09</text:p>
          </table:table-cell>
          <table:table-cell ns41:value-type="float" table:style-name="ce108" office:value="1488" office:value-type="float">
            <text:p>14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rde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26780" office:value-type="float">
            <text:p>26780</text:p>
          </table:table-cell>
          <table:table-cell ns41:value-type="string" table:style-name="ce106" office:value-type="string">
            <text:p>30452,61,36</text:p>
          </table:table-cell>
          <table:table-cell ns41:value-type="float" table:style-name="ce108" office:value="879" office:value-type="float">
            <text:p>8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erde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31036" office:value-type="float">
            <text:p>31036</text:p>
          </table:table-cell>
          <table:table-cell ns41:value-type="string" table:style-name="ce106" office:value-type="string">
            <text:p>35768,91,50</text:p>
          </table:table-cell>
          <table:table-cell ns41:value-type="float" table:style-name="ce108" office:value="868" office:value-type="float">
            <text:p>86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34156" office:value-type="float">
            <text:p>34156</text:p>
          </table:table-cell>
          <table:table-cell ns41:value-type="string" table:style-name="ce106" office:value-type="string">
            <text:p>49944,05,01</text:p>
          </table:table-cell>
          <table:table-cell ns41:value-type="float" table:style-name="ce108" office:value="684" office:value-type="float">
            <text:p>68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sde</text:p>
          </table:table-cell>
          <table:table-cell table:style-name="ce2"/>
          <table:table-cell ns41:value-type="float" table:style-name="ce17" office:value="3" office:value-type="float">
            <text:p>3</text:p>
          </table:table-cell>
          <table:table-cell ns41:value-type="float" table:style-name="ce24" office:value="33464" office:value-type="float">
            <text:p>33464</text:p>
          </table:table-cell>
          <table:table-cell ns41:value-type="string" table:style-name="ce106" office:value-type="string">
            <text:p>60471,22,34</text:p>
          </table:table-cell>
          <table:table-cell ns41:value-type="float" table:style-name="ce108" office:value="553" office:value-type="float">
            <text:p>55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vend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25825" office:value-type="float">
            <text:p>25825</text:p>
          </table:table-cell>
          <table:table-cell ns41:value-type="string" table:style-name="ce106" office:value-type="string">
            <text:p>43371,80,18</text:p>
          </table:table-cell>
          <table:table-cell ns41:value-type="float" table:style-name="ce108" office:value="595" office:value-type="float">
            <text:p>59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chtste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30907" office:value-type="float">
            <text:p>30907</text:p>
          </table:table-cell>
          <table:table-cell ns41:value-type="string" table:style-name="ce106" office:value-type="string">
            <text:p>31017,05,52</text:p>
          </table:table-cell>
          <table:table-cell ns41:value-type="float" table:style-name="ce108" office:value="996" office:value-type="float">
            <text:p>9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Negende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29917" office:value-type="float">
            <text:p>29917</text:p>
          </table:table-cell>
          <table:table-cell ns41:value-type="string" table:style-name="ce106" office:value-type="string">
            <text:p>28583,75,14</text:p>
          </table:table-cell>
          <table:table-cell ns41:value-type="float" table:style-name="ce108" office:value="1047" office:value-type="float">
            <text:p>104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2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Friesland</text:p>
          </table:table-cell>
          <table:table-cell table:style-name="ce2"/>
          <table:table-cell table:formula="of:=SUM([.C71:.C79])" ns41:value-type="float" table:style-name="ce17" office:value-type="float" office:value="43">
            <text:p>43</text:p>
          </table:table-cell>
          <table:table-cell table:formula="of:=SUM([.D71:.D79])" ns41:value-type="float" table:style-name="ce143" office:value-type="float" office:value="292354">
            <text:p>292354</text:p>
          </table:table-cell>
          <table:table-cell ns41:value-type="string" table:style-name="ce143" office:value-type="string">
            <text:p>327493,93,26</text:p>
          </table:table-cell>
          <table:table-cell ns41:value-type="float" table:style-name="ce108" office:value="893" office:value-type="float">
            <text:p>8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0" office:value-type="float">
            <text:p>440</text:p>
          </table:table-cell>
          <table:table-cell ns41:value-type="float" table:style-name="ce58" office:value="441" office:value-type="float">
            <text:p>441</text:p>
          </table:table-cell>
          <table:table-cell ns41:value-type="string" table:style-name="ce52" office:value-type="string">
            <text:p>Friesland</text:p>
          </table:table-cell>
          <table:table-cell ns41:value-type="string" table:style-name="ce65" office:value-type="string">
            <text:p>36_0433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erste 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34903" office:value-type="float">
            <text:p>34903</text:p>
          </table:table-cell>
          <table:table-cell ns41:value-type="string" table:style-name="ce106" office:value-type="string">
            <text:p>36015,27,78</text:p>
          </table:table-cell>
          <table:table-cell ns41:value-type="float" table:style-name="ce108" office:value="969" office:value-type="float">
            <text:p>9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eede</text:p>
          </table:table-cell>
          <table:table-cell table:style-name="ce2"/>
          <table:table-cell ns41:value-type="float" table:style-name="ce17" office:value="12" office:value-type="float">
            <text:p>12</text:p>
          </table:table-cell>
          <table:table-cell ns41:value-type="float" table:style-name="ce24" office:value="32945" office:value-type="float">
            <text:p>32945</text:p>
          </table:table-cell>
          <table:table-cell ns41:value-type="string" table:style-name="ce106" office:value-type="string">
            <text:p>27339,22,41</text:p>
          </table:table-cell>
          <table:table-cell ns41:value-type="float" table:style-name="ce108" office:value="1205" office:value-type="float">
            <text:p>12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rde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40013" office:value-type="float">
            <text:p>40013</text:p>
          </table:table-cell>
          <table:table-cell ns41:value-type="string" table:style-name="ce106" office:value-type="string">
            <text:p>44186,61,58</text:p>
          </table:table-cell>
          <table:table-cell ns41:value-type="float" table:style-name="ce108" office:value="906" office:value-type="float">
            <text:p>9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erd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39098" office:value-type="float">
            <text:p>39098</text:p>
          </table:table-cell>
          <table:table-cell ns41:value-type="string" table:style-name="ce106" office:value-type="string">
            <text:p>49602,93,07</text:p>
          </table:table-cell>
          <table:table-cell ns41:value-type="float" table:style-name="ce108" office:value="788" office:value-type="float">
            <text:p>78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30510" office:value-type="float">
            <text:p>30510</text:p>
          </table:table-cell>
          <table:table-cell ns41:value-type="string" table:style-name="ce106" office:value-type="string">
            <text:p>48989,87,12</text:p>
          </table:table-cell>
          <table:table-cell ns41:value-type="float" table:style-name="ce108" office:value="623" office:value-type="float">
            <text:p>6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sde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23706" office:value-type="float">
            <text:p>23706</text:p>
          </table:table-cell>
          <table:table-cell ns41:value-type="string" table:style-name="ce106" office:value-type="string">
            <text:p>49804,13,92</text:p>
          </table:table-cell>
          <table:table-cell ns41:value-type="float" table:style-name="ce108" office:value="476" office:value-type="float">
            <text:p>47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vend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22263" office:value-type="float">
            <text:p>22263</text:p>
          </table:table-cell>
          <table:table-cell ns41:value-type="string" table:style-name="ce106" office:value-type="string">
            <text:p>35649,69,68</text:p>
          </table:table-cell>
          <table:table-cell ns41:value-type="float" table:style-name="ce108" office:value="624" office:value-type="float">
            <text:p>6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chtst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30613" office:value-type="float">
            <text:p>30613</text:p>
          </table:table-cell>
          <table:table-cell ns41:value-type="string" table:style-name="ce106" office:value-type="string">
            <text:p>42716,81,32</text:p>
          </table:table-cell>
          <table:table-cell ns41:value-type="float" table:style-name="ce108" office:value="717" office:value-type="float">
            <text:p>71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Overijssel</text:p>
          </table:table-cell>
          <table:table-cell table:style-name="ce2"/>
          <table:table-cell table:formula="of:=SUM([.C81:.C88])" ns41:value-type="float" table:style-name="ce17" office:value-type="float" office:value="61">
            <text:p>61</text:p>
          </table:table-cell>
          <table:table-cell table:formula="of:=SUM([.D81:.D88])" ns41:value-type="float" table:style-name="ce143" office:value-type="float" office:value="254051">
            <text:p>254051</text:p>
          </table:table-cell>
          <table:table-cell ns41:value-type="string" table:style-name="ce143" office:value-type="string">
            <text:p>334304,56,88</text:p>
          </table:table-cell>
          <table:table-cell ns41:value-type="float" table:style-name="ce108" office:value="760" office:value-type="float">
            <text:p>7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Overijssel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erste 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24" office:value="41699" office:value-type="float">
            <text:p>41699</text:p>
          </table:table-cell>
          <table:table-cell ns41:value-type="string" table:style-name="ce106" office:value-type="string">
            <text:p>8011,09,36</text:p>
          </table:table-cell>
          <table:table-cell ns41:value-type="float" table:style-name="ce108" office:value="5205" office:value-type="float">
            <text:p>52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eede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28000" office:value-type="float">
            <text:p>28000</text:p>
          </table:table-cell>
          <table:table-cell ns41:value-type="string" table:style-name="ce106" office:value-type="string">
            <text:p>38833,57,07</text:p>
          </table:table-cell>
          <table:table-cell ns41:value-type="float" table:style-name="ce108" office:value="721" office:value-type="float">
            <text:p>7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rde</text:p>
          </table:table-cell>
          <table:table-cell table:style-name="ce2"/>
          <table:table-cell ns41:value-type="float" table:style-name="ce17" office:value="12" office:value-type="float">
            <text:p>12</text:p>
          </table:table-cell>
          <table:table-cell ns41:value-type="float" table:style-name="ce24" office:value="28957" office:value-type="float">
            <text:p>28957</text:p>
          </table:table-cell>
          <table:table-cell ns41:value-type="string" table:style-name="ce106" office:value-type="string">
            <text:p>36187,51,70</text:p>
          </table:table-cell>
          <table:table-cell ns41:value-type="float" table:style-name="ce108" office:value="800" office:value-type="float">
            <text:p>80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erd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26308" office:value-type="float">
            <text:p>26308</text:p>
          </table:table-cell>
          <table:table-cell ns41:value-type="string" table:style-name="ce106" office:value-type="string">
            <text:p>28637,30,99</text:p>
          </table:table-cell>
          <table:table-cell ns41:value-type="float" table:style-name="ce108" office:value="919" office:value-type="float">
            <text:p>91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28891" office:value-type="float">
            <text:p>28891</text:p>
          </table:table-cell>
          <table:table-cell ns41:value-type="string" table:style-name="ce106" office:value-type="string">
            <text:p>34214,86,71</text:p>
          </table:table-cell>
          <table:table-cell ns41:value-type="float" table:style-name="ce108" office:value="844" office:value-type="float">
            <text:p>84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sde</text:p>
          </table:table-cell>
          <table:table-cell table:style-name="ce2"/>
          <table:table-cell ns41:value-type="float" table:style-name="ce17" office:value="11" office:value-type="float">
            <text:p>11</text:p>
          </table:table-cell>
          <table:table-cell ns41:value-type="float" table:style-name="ce24" office:value="33317" office:value-type="float">
            <text:p>33317</text:p>
          </table:table-cell>
          <table:table-cell ns41:value-type="string" table:style-name="ce106" office:value-type="string">
            <text:p>391573,85,65</text:p>
          </table:table-cell>
          <table:table-cell ns41:value-type="float" table:style-name="ce108" office:value="851" office:value-type="float">
            <text:p>8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vende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38164" office:value-type="float">
            <text:p>38164</text:p>
          </table:table-cell>
          <table:table-cell ns41:value-type="string" table:style-name="ce106" office:value-type="string">
            <text:p>44225,90,65</text:p>
          </table:table-cell>
          <table:table-cell ns41:value-type="float" table:style-name="ce108" office:value="863" office:value-type="float">
            <text:p>8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Groningen </text:p>
          </table:table-cell>
          <table:table-cell table:style-name="ce2"/>
          <table:table-cell table:formula="of:=SUM([.C90:.C96])" ns41:value-type="float" table:style-name="ce17" office:value-type="float" office:value="57">
            <text:p>57</text:p>
          </table:table-cell>
          <table:table-cell table:formula="of:=SUM([.D90:.D96])" ns41:value-type="float" table:style-name="ce143" office:value-type="float" office:value="225336">
            <text:p>225336</text:p>
          </table:table-cell>
          <table:table-cell ns41:value-type="string" table:style-name="ce143" office:value-type="string">
            <text:p>229268,12,13</text:p>
          </table:table-cell>
          <table:table-cell ns41:value-type="float" table:style-name="ce108" office:value="983" office:value-type="float">
            <text:p>9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Groningen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erste 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18161" office:value-type="float">
            <text:p>18161</text:p>
          </table:table-cell>
          <table:table-cell ns41:value-type="string" table:style-name="ce106" office:value-type="string">
            <text:p>43799,24,40</text:p>
          </table:table-cell>
          <table:table-cell ns41:value-type="float" table:style-name="ce108" office:value="415" office:value-type="float">
            <text:p>41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eed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22739" office:value-type="float">
            <text:p>22739</text:p>
          </table:table-cell>
          <table:table-cell ns41:value-type="string" table:style-name="ce106" office:value-type="string">
            <text:p>60245,01,82</text:p>
          </table:table-cell>
          <table:table-cell ns41:value-type="float" table:style-name="ce108" office:value="377" office:value-type="float">
            <text:p>37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rde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17202" office:value-type="float">
            <text:p>17202</text:p>
          </table:table-cell>
          <table:table-cell ns41:value-type="string" table:style-name="ce106" office:value-type="string">
            <text:p>60701,05,92</text:p>
          </table:table-cell>
          <table:table-cell ns41:value-type="float" table:style-name="ce108" office:value="283" office:value-type="float">
            <text:p>2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erde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23806" office:value-type="float">
            <text:p>23806</text:p>
          </table:table-cell>
          <table:table-cell ns41:value-type="string" table:style-name="ce106" office:value-type="string">
            <text:p>55975,00,16</text:p>
          </table:table-cell>
          <table:table-cell ns41:value-type="float" table:style-name="ce108" office:value="425" office:value-type="float">
            <text:p>42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23729" office:value-type="float">
            <text:p>23729</text:p>
          </table:table-cell>
          <table:table-cell ns41:value-type="string" table:style-name="ce106" office:value-type="string">
            <text:p>45542,13,14</text:p>
          </table:table-cell>
          <table:table-cell ns41:value-type="float" table:style-name="ce108" office:value="521" office:value-type="float">
            <text:p>5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Drenthe</text:p>
          </table:table-cell>
          <table:table-cell table:style-name="ce2"/>
          <table:table-cell table:formula="of:=SUM([.C98:.C102])" ns41:value-type="float" table:style-name="ce17" office:value-type="float" office:value="33">
            <text:p>33</text:p>
          </table:table-cell>
          <table:table-cell table:formula="of:=SUM([.D98:.D102])" ns41:value-type="float" table:style-name="ce143" office:value-type="float" office:value="105637">
            <office:annotation draw:style-name="gr1" svg:height="0.821cm" draw:caption-point-y="1.306cm" svg:width="1.483cm" svg:x="12.643cm" draw:caption-point-x="-2.529cm" svg:y="46.143cm" draw:text-style-name="P1">
              <dc:creator>CDM</dc:creator>
              <dc:date>2014-12-12T00:00:00</dc:date>
              <text:p text:style-name="P1"><text:span text:style-name="T2">getal in image <text:s/>onleesbaar</text:span></text:p>
              <text:p text:style-name="P1"><text:span text:style-name="T1"/></text:p>
            </office:annotation>
            <text:p>105637</text:p>
          </table:table-cell>
          <table:table-cell ns41:value-type="string" table:style-name="ce143" office:value-type="string">
            <text:p>266262,45,44</text:p>
          </table:table-cell>
          <table:table-cell ns41:value-type="float" table:style-name="ce108" office:value="397" office:value-type="float">
            <text:p>3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Drenthe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Eerste </text:p>
          </table:table-cell>
          <table:table-cell table:style-name="ce2"/>
          <table:table-cell ns41:value-type="float" table:style-name="ce17" office:value="16" office:value-type="float">
            <text:p>16</text:p>
          </table:table-cell>
          <table:table-cell ns41:value-type="float" table:style-name="ce143" office:value="46960" office:value-type="float">
            <text:p>46960</text:p>
          </table:table-cell>
          <table:table-cell ns41:value-type="string" table:style-name="ce143" office:value-type="string">
            <text:p>17404,02,60</text:p>
          </table:table-cell>
          <table:table-cell ns41:value-type="float" table:style-name="ce108" office:value="2698" office:value-type="float">
            <text:p>26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Tweede</text:p>
          </table:table-cell>
          <table:table-cell table:style-name="ce2"/>
          <table:table-cell ns41:value-type="float" table:style-name="ce17" office:value="20" office:value-type="float">
            <text:p>20</text:p>
          </table:table-cell>
          <table:table-cell ns41:value-type="float" table:style-name="ce24" office:value="21185" office:value-type="float">
            <text:p>21185</text:p>
          </table:table-cell>
          <table:table-cell ns41:value-type="string" table:style-name="ce106" office:value-type="string">
            <text:p>16073,06,96</text:p>
          </table:table-cell>
          <table:table-cell ns41:value-type="float" table:style-name="ce108" office:value="1318" office:value-type="float">
            <text:p>13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rde</text:p>
          </table:table-cell>
          <table:table-cell table:style-name="ce2"/>
          <table:table-cell ns41:value-type="float" table:style-name="ce17" office:value="17" office:value-type="float">
            <text:p>17</text:p>
          </table:table-cell>
          <table:table-cell ns41:value-type="float" table:style-name="ce24" office:value="28031" office:value-type="float">
            <text:p>28031</text:p>
          </table:table-cell>
          <table:table-cell ns41:value-type="string" table:style-name="ce106" office:value-type="string">
            <text:p>19232,51,88</text:p>
          </table:table-cell>
          <table:table-cell ns41:value-type="float" table:style-name="ce108" office:value="1457" office:value-type="float">
            <text:p>145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erde</text:p>
          </table:table-cell>
          <table:table-cell table:style-name="ce2"/>
          <table:table-cell ns41:value-type="float" table:style-name="ce17" office:value="19" office:value-type="float">
            <text:p>19</text:p>
          </table:table-cell>
          <table:table-cell ns41:value-type="float" table:style-name="ce24" office:value="23943" office:value-type="float">
            <text:p>23943</text:p>
          </table:table-cell>
          <table:table-cell ns41:value-type="string" table:style-name="ce106" office:value-type="string">
            <text:p>16238,60,10</text:p>
          </table:table-cell>
          <table:table-cell ns41:value-type="float" table:style-name="ce108" office:value="1474" office:value-type="float">
            <text:p>147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Vijfde</text:p>
          </table:table-cell>
          <table:table-cell table:style-name="ce2"/>
          <table:table-cell ns41:value-type="float" table:style-name="ce17" office:value="18" office:value-type="float">
            <text:p>18</text:p>
          </table:table-cell>
          <table:table-cell ns41:value-type="float" table:style-name="ce24" office:value="30097" office:value-type="float">
            <text:p>30097</text:p>
          </table:table-cell>
          <table:table-cell ns41:value-type="string" table:style-name="ce106" office:value-type="string">
            <text:p>28917,50,82</text:p>
          </table:table-cell>
          <table:table-cell ns41:value-type="float" table:style-name="ce108" office:value="1041" office:value-type="float">
            <text:p>10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sde</text:p>
          </table:table-cell>
          <table:table-cell table:style-name="ce2"/>
          <table:table-cell ns41:value-type="float" table:style-name="ce17" office:value="15" office:value-type="float">
            <text:p>15</text:p>
          </table:table-cell>
          <table:table-cell ns41:value-type="float" table:style-name="ce24" office:value="24828" office:value-type="float">
            <text:p>24828</text:p>
          </table:table-cell>
          <table:table-cell ns41:value-type="string" table:style-name="ce106" office:value-type="string">
            <text:p>37120,54,85</text:p>
          </table:table-cell>
          <table:table-cell ns41:value-type="float" table:style-name="ce108" office:value="669" office:value-type="float">
            <text:p>6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Zevende</text:p>
          </table:table-cell>
          <table:table-cell table:style-name="ce2"/>
          <table:table-cell ns41:value-type="float" table:style-name="ce17" office:value="12" office:value-type="float">
            <text:p>12</text:p>
          </table:table-cell>
          <table:table-cell ns41:value-type="float" table:style-name="ce24" office:value="31601" office:value-type="float">
            <text:p>31601</text:p>
          </table:table-cell>
          <table:table-cell ns41:value-type="string" table:style-name="ce106" office:value-type="string">
            <text:p>47935,10,35</text:p>
          </table:table-cell>
          <table:table-cell ns41:value-type="float" table:style-name="ce108" office:value="659" office:value-type="float">
            <text:p>65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Achtste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17176" office:value-type="float">
            <text:p>17176</text:p>
          </table:table-cell>
          <table:table-cell ns41:value-type="string" table:style-name="ce106" office:value-type="string">
            <text:p>37492,96,18</text:p>
          </table:table-cell>
          <table:table-cell ns41:value-type="float" table:style-name="ce108" office:value="458" office:value-type="float">
            <text:p>45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Limburg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1">
          <table:table-cell ns41:value-type="string" table:style-name="ce9" office:value-type="string">
            <text:p>De provincie Limburg</text:p>
          </table:table-cell>
          <table:table-cell table:style-name="ce2"/>
          <table:table-cell table:formula="of:=SUM([.C104:.C111])" ns41:value-type="float" table:style-name="ce19" office:value-type="float" office:value="125">
            <text:p>125</text:p>
          </table:table-cell>
          <table:table-cell table:formula="of:=SUM([.D104:.D111])" ns41:value-type="float" table:style-name="ce25" office:value-type="float" office:value="223821">
            <text:p>223821</text:p>
          </table:table-cell>
          <table:table-cell ns41:value-type="string" table:style-name="ce25" office:value-type="string">
            <text:p>220414,33,74</text:p>
          </table:table-cell>
          <table:table-cell ns41:value-type="float" table:style-name="ce109" office:value="1015" office:value-type="float">
            <text:p>101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53" office:value="442" office:value-type="float">
            <text:p>442</text:p>
          </table:table-cell>
          <table:table-cell ns41:value-type="float" table:style-name="ce53" office:value="443" office:value-type="float">
            <text:p>443</text:p>
          </table:table-cell>
          <table:table-cell ns41:value-type="string" table:style-name="ce53" office:value-type="string">
            <text:p>Limburg</text:p>
          </table:table-cell>
          <table:table-cell ns41:value-type="string" table:style-name="ce66" office:value-type="string">
            <text:p>36_0434</text:p>
          </table:table-cell>
          <table:table-cell table:number-columns-repeated="1012"/>
        </table:table-row>
        <table:table-row table:style-name="ro5" table:number-rows-repeated="7">
          <table:table-cell table:style-name="ce76"/>
          <table:table-cell table:style-name="Default"/>
          <table:table-cell table:style-name="ce76" table:number-columns-repeated="4"/>
          <table:table-cell table:number-columns-repeated="1018"/>
        </table:table-row>
        <table:table-row table:style-name="ro5" table:number-rows-repeated="10484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6" table:name="Tabel 7">
        <table:table-column table:style-name="co40" table:default-cell-style-name="ce10"/>
        <table:table-column table:style-name="co41" table:default-cell-style-name="ce10"/>
        <table:table-column table:style-name="co42" table:default-cell-style-name="ce10"/>
        <table:table-column table:style-name="co5" table:default-cell-style-name="ce10"/>
        <table:table-column table:style-name="co43" table:default-cell-style-name="ce10"/>
        <table:table-column table:style-name="co42" table:default-cell-style-name="ce10"/>
        <table:table-column table:style-name="co44" table:default-cell-style-name="ce10"/>
        <table:table-column table:style-name="co45" table:default-cell-style-name="ce10"/>
        <table:table-column table:style-name="co46" table:default-cell-style-name="ce10"/>
        <table:table-column table:style-name="co34" table:default-cell-style-name="ce10"/>
        <table:table-column table:style-name="co47" table:default-cell-style-name="ce10"/>
        <table:table-column table:style-name="co12" table:default-cell-style-name="Default" table:number-columns-repeated="1013"/>
        <table:table-row table:style-name="ro1">
          <table:table-cell ns41:value-type="string" table:style-name="ce139" office:value-type="string">
            <text:p>GENEESKUNDIGE GROEPEN ENZ.</text:p>
          </table:table-cell>
          <table:table-cell table:style-name="ce132"/>
          <table:table-cell table:style-name="ce134"/>
          <table:table-cell table:style-name="ce135" table:number-columns-repeated="3"/>
          <table:table-cell table:style-name="ce132" table:number-columns-repeated="5"/>
          <table:table-cell table:style-name="ce138"/>
          <table:table-cell table:style-name="ce110"/>
          <table:table-cell table:style-name="ce111" table:number-columns-repeated="50"/>
          <table:table-cell table:number-columns-repeated="961"/>
        </table:table-row>
        <table:table-row table:style-name="ro1">
          <table:table-cell table:style-name="ce119"/>
          <table:table-cell table:style-name="ce110"/>
          <table:table-cell table:style-name="ce81"/>
          <table:table-cell table:style-name="ce77" table:number-columns-repeated="3"/>
          <table:table-cell table:style-name="ce110" table:number-columns-repeated="7"/>
          <table:table-cell table:style-name="ce111" table:number-columns-repeated="50"/>
          <table:table-cell table:number-columns-repeated="961"/>
        </table:table-row>
        <table:table-row table:style-name="ro15">
          <table:table-cell ns41:value-type="string" table:number-rows-spanned="2" table:style-name="ce3" table:number-columns-spanned="1" office:value-type="string">
            <text:p>GENEESKUNDIGE GROEPEN NAAR DE GESTELDHEID VAN DE BODEM</text:p>
          </table:table-cell>
          <table:table-cell table:style-name="ce110"/>
          <table:table-cell ns41:value-type="string" table:number-rows-spanned="2" table:style-name="ce13" table:number-columns-spanned="1" office:value-type="string">
            <text:p>Getal gemeenten</text:p>
          </table:table-cell>
          <table:table-cell ns41:value-type="string" table:number-rows-spanned="2" table:style-name="ce20" table:number-columns-spanned="1" office:value-type="string">
            <text:p>Werkelijke bevolking op 1 december 1869</text:p>
          </table:table-cell>
          <table:table-cell ns41:value-type="string" table:number-rows-spanned="2" table:style-name="ce20" table:number-columns-spanned="1" office:value-type="string">
            <text:p>Oppervlakte in hectaren, aren en contiaren</text:p>
          </table:table-cell>
          <table:table-cell ns41:value-type="string" table:number-rows-spanned="2" table:style-name="ce20" table:number-columns-spanned="1" office:value-type="string">
            <text:p>Bewoners op duizend hectaren</text:p>
          </table:table-cell>
          <table:table-cell ns41:value-type="string" table:number-rows-spanned="2" table:style-name="ce44" table:number-columns-spanned="1" office:value-type="string">
            <text:p>Telling</text:p>
          </table:table-cell>
          <table:table-cell ns41:value-type="string" table:number-rows-spanned="2" table:style-name="ce44" table:number-columns-spanned="1" office:value-type="string">
            <text:p>Tabel</text:p>
          </table:table-cell>
          <table:table-cell ns41:value-type="string" table:number-rows-spanned="2" table:style-name="ce44" table:number-columns-spanned="1" office:value-type="string">
            <text:p>Pagina links</text:p>
          </table:table-cell>
          <table:table-cell ns41:value-type="string" table:number-rows-spanned="2" table:style-name="ce54" table:number-columns-spanned="1" office:value-type="string">
            <text:p>Pagina rechts</text:p>
          </table:table-cell>
          <table:table-cell ns41:value-type="string" table:number-rows-spanned="2" table:style-name="ce44" table:number-columns-spanned="1" office:value-type="string">
            <text:p>Provincie</text:p>
          </table:table-cell>
          <table:table-cell ns41:value-type="string" table:number-rows-spanned="2" table:style-name="ce61" table:number-columns-spanned="1" office:value-type="string">
            <text:p>Image nr</text:p>
          </table:table-cell>
          <table:table-cell table:style-name="ce110"/>
          <table:table-cell table:style-name="ce111" table:number-columns-repeated="50"/>
          <table:table-cell table:number-columns-repeated="961"/>
        </table:table-row>
        <table:table-row table:style-name="ro15">
          <table:covered-table-cell table:style-name="ce5"/>
          <table:table-cell table:style-name="ce110"/>
          <table:covered-table-cell table:style-name="ce15"/>
          <table:covered-table-cell table:style-name="ce22" table:number-columns-repeated="3"/>
          <table:covered-table-cell table:style-name="ce46" table:number-columns-repeated="3"/>
          <table:covered-table-cell table:style-name="ce56"/>
          <table:covered-table-cell table:style-name="ce46"/>
          <table:covered-table-cell table:style-name="ce63"/>
          <table:table-cell table:style-name="ce110"/>
          <table:table-cell table:style-name="ce111" table:number-columns-repeated="50"/>
          <table:table-cell table:number-columns-repeated="961"/>
        </table:table-row>
        <table:table-row table:style-name="ro1">
          <table:table-cell table:style-name="ce110"/>
          <table:table-cell table:style-name="Default" table:number-columns-repeated="5"/>
          <table:table-cell table:style-name="ce36" table:number-columns-repeated="3"/>
          <table:table-cell table:number-columns-repeated="1015"/>
        </table:table-row>
        <table:table-row table:style-name="ro5">
          <table:table-cell ns41:value-type="string" table:style-name="ce140" office:value-type="string">
            <text:p>I, Zeeuwse kleirand</text:p>
          </table:table-cell>
          <table:table-cell table:style-name="ce2"/>
          <table:table-cell ns41:value-type="float" table:style-name="ce16" office:value="18" office:value-type="float">
            <text:p>18</text:p>
          </table:table-cell>
          <table:table-cell ns41:value-type="float" table:style-name="ce23" office:value="51734" office:value-type="float">
            <text:p>51734</text:p>
          </table:table-cell>
          <table:table-cell ns41:value-type="string" table:style-name="ce28" office:value-type="string">
            <text:p>68406,99,03</text:p>
          </table:table-cell>
          <table:table-cell ns41:value-type="float" table:style-name="ce107" office:value="756" office:value-type="float">
            <text:p>75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1" office:value="443" office:value-type="float">
            <text:p>443</text:p>
          </table:table-cell>
          <table:table-cell ns41:value-type="string" table:style-name="ce51" office:value-type="string">
            <text:p>Noordbrabant</text:p>
          </table:table-cell>
          <table:table-cell ns41:value-type="string" table:style-name="ce64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Omstreken van Bergen op Zoom en Breda</text:p>
          </table:table-cell>
          <table:table-cell table:style-name="ce2"/>
          <table:table-cell ns41:value-type="float" table:style-name="ce17" office:value="21" office:value-type="float">
            <text:p>21</text:p>
          </table:table-cell>
          <table:table-cell ns41:value-type="float" table:style-name="ce143" office:value="88522" office:value-type="float">
            <text:p>88522</text:p>
          </table:table-cell>
          <table:table-cell ns41:value-type="string" table:style-name="ce29" office:value-type="string">
            <text:p>97839,52,22</text:p>
          </table:table-cell>
          <table:table-cell ns41:value-type="float" table:style-name="ce108" office:value="905" office:value-type="float">
            <text:p>9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I, Land van Heusden, Langstraat-Maasrand</text:p>
          </table:table-cell>
          <table:table-cell table:style-name="ce2"/>
          <table:table-cell ns41:value-type="float" table:style-name="ce17" office:value="41" office:value-type="float">
            <text:p>41</text:p>
          </table:table-cell>
          <table:table-cell ns41:value-type="float" table:style-name="ce143" office:value="52883" office:value-type="float">
            <text:p>52883</text:p>
          </table:table-cell>
          <table:table-cell ns41:value-type="string" table:style-name="ce29" office:value-type="string">
            <text:p>49060,83,23</text:p>
          </table:table-cell>
          <table:table-cell ns41:value-type="float" table:style-name="ce108" office:value="1078" office:value-type="float">
            <text:p>107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2" office:value-type="string">
            <text:p>IV, Limburger-Maasrand</text:p>
          </table:table-cell>
          <table:table-cell table:style-name="ce2"/>
          <table:table-cell ns41:value-type="float" table:style-name="ce17" office:value="11" office:value-type="float">
            <text:p>11</text:p>
          </table:table-cell>
          <table:table-cell ns41:value-type="float" table:style-name="ce24" office:value="13587" office:value-type="float">
            <text:p>13587</text:p>
          </table:table-cell>
          <table:table-cell ns41:value-type="string" table:style-name="ce30" office:value-type="string">
            <text:p>21879,90,28</text:p>
          </table:table-cell>
          <table:table-cell ns41:value-type="float" table:style-name="ce108" office:value="621" office:value-type="float">
            <text:p>62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2" office:value-type="string">
            <text:p>V, Peel en Zand</text:p>
          </table:table-cell>
          <table:table-cell table:style-name="ce2"/>
          <table:table-cell ns41:value-type="float" table:style-name="ce17" office:value="22" office:value-type="float">
            <text:p>22</text:p>
          </table:table-cell>
          <table:table-cell ns41:value-type="float" table:style-name="ce24" office:value="46182" office:value-type="float">
            <text:p>46182</text:p>
          </table:table-cell>
          <table:table-cell ns41:value-type="string" table:style-name="ce30" office:value-type="string">
            <text:p>61360,31,66</text:p>
          </table:table-cell>
          <table:table-cell ns41:value-type="float" table:style-name="ce108" office:value="753" office:value-type="float">
            <text:p>75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2" office:value-type="string">
            <text:p>VI, Middelpeel </text:p>
          </table:table-cell>
          <table:table-cell table:style-name="ce2"/>
          <table:table-cell ns41:value-type="float" table:style-name="ce17" office:value="19" office:value-type="float">
            <text:p>19</text:p>
          </table:table-cell>
          <table:table-cell ns41:value-type="float" table:style-name="ce24" office:value="87143" office:value-type="float">
            <text:p>87143</text:p>
          </table:table-cell>
          <table:table-cell ns41:value-type="string" table:style-name="ce30" office:value-type="string">
            <text:p>56403,61,64</text:p>
          </table:table-cell>
          <table:table-cell ns41:value-type="float" table:style-name="ce108" office:value="1545" office:value-type="float">
            <text:p>154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2" office:value-type="string">
            <text:p>VII, Arr. Eindhoven</text:p>
          </table:table-cell>
          <table:table-cell table:style-name="ce2"/>
          <table:table-cell ns41:value-type="float" table:style-name="ce17" office:value="53" office:value-type="float">
            <text:p>53</text:p>
          </table:table-cell>
          <table:table-cell ns41:value-type="float" table:style-name="ce24" office:value="88821" office:value-type="float">
            <text:p>88821</text:p>
          </table:table-cell>
          <table:table-cell ns41:value-type="string" table:style-name="ce30" office:value-type="string">
            <text:p>157822,84,33</text:p>
          </table:table-cell>
          <table:table-cell ns41:value-type="float" table:style-name="ce108" office:value="563" office:value-type="float">
            <text:p>5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Noordbrabant</text:p>
          </table:table-cell>
          <table:table-cell table:style-name="ce2"/>
          <table:table-cell table:formula="of:=SUM([.C6:.C12])" ns41:value-type="float" table:style-name="ce17" office:value-type="float" office:value="185">
            <text:p>185</text:p>
          </table:table-cell>
          <table:table-cell table:formula="of:=SUM([.D6:.D12])" ns41:value-type="float" table:style-name="ce143" office:value-type="float" office:value="428872">
            <text:p>428872</text:p>
          </table:table-cell>
          <table:table-cell ns41:value-type="string" table:style-name="ce29" office:value-type="string">
            <text:p>512774,02,39</text:p>
          </table:table-cell>
          <table:table-cell ns41:value-type="float" table:style-name="ce108" office:value="836" office:value-type="float">
            <text:p>83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2" office:value-type="string">
            <text:p>Noordbrabant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141" office:value-type="string">
            <text:p>I, Veluwe</text:p>
          </table:table-cell>
          <table:table-cell table:style-name="ce2"/>
          <table:table-cell ns41:value-type="float" table:style-name="ce17" office:value="23" office:value-type="float">
            <text:p>23</text:p>
          </table:table-cell>
          <table:table-cell ns41:value-type="float" table:style-name="ce24" office:value="147116" office:value-type="float">
            <text:p>147116</text:p>
          </table:table-cell>
          <table:table-cell ns41:value-type="string" table:style-name="ce30" office:value-type="string">
            <text:p>216152,02,11</text:p>
          </table:table-cell>
          <table:table-cell ns41:value-type="float" table:style-name="ce108" office:value="685" office:value-type="float">
            <text:p>6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Zutphen</text:p>
          </table:table-cell>
          <table:table-cell table:style-name="ce2"/>
          <table:table-cell ns41:value-type="float" table:style-name="ce17" office:value="33" office:value-type="float">
            <text:p>33</text:p>
          </table:table-cell>
          <table:table-cell ns41:value-type="float" table:style-name="ce24" office:value="127892" office:value-type="float">
            <text:p>127892</text:p>
          </table:table-cell>
          <table:table-cell ns41:value-type="string" table:style-name="ce30" office:value-type="string">
            <text:p>162601,63,52</text:p>
          </table:table-cell>
          <table:table-cell ns41:value-type="float" table:style-name="ce108" office:value="787" office:value-type="float">
            <text:p>78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I, Rijn en Waal</text:p>
          </table:table-cell>
          <table:table-cell table:style-name="ce2"/>
          <table:table-cell ns41:value-type="float" table:style-name="ce17" office:value="30" office:value-type="float">
            <text:p>30</text:p>
          </table:table-cell>
          <table:table-cell ns41:value-type="float" table:style-name="ce24" office:value="76870" office:value-type="float">
            <text:p>76870</text:p>
          </table:table-cell>
          <table:table-cell ns41:value-type="string" table:style-name="ce30" office:value-type="string">
            <text:p>72174,10,96</text:p>
          </table:table-cell>
          <table:table-cell ns41:value-type="float" table:style-name="ce108" office:value="1065" office:value-type="float">
            <text:p>10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V, Maas en Waal</text:p>
          </table:table-cell>
          <table:table-cell table:style-name="ce2"/>
          <table:table-cell ns41:value-type="float" table:style-name="ce17" office:value="30" office:value-type="float">
            <text:p>30</text:p>
          </table:table-cell>
          <table:table-cell ns41:value-type="float" table:style-name="ce24" office:value="79815" office:value-type="float">
            <text:p>79815</text:p>
          </table:table-cell>
          <table:table-cell ns41:value-type="string" table:style-name="ce30" office:value-type="string">
            <text:p>57720,60,84</text:p>
          </table:table-cell>
          <table:table-cell ns41:value-type="float" table:style-name="ce108" office:value="1383" office:value-type="float">
            <text:p>13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Gelderland</text:p>
          </table:table-cell>
          <table:table-cell table:style-name="ce2"/>
          <table:table-cell table:formula="of:=SUM([.C14:.C17])" ns41:value-type="float" table:style-name="ce17" office:value-type="float" office:value="116">
            <text:p>116</text:p>
          </table:table-cell>
          <table:table-cell table:formula="of:=SUM([.D14:.D17])" ns41:value-type="float" table:style-name="ce143" office:value-type="float" office:value="431693">
            <text:p>431693</text:p>
          </table:table-cell>
          <table:table-cell ns41:value-type="string" table:style-name="ce143" office:value-type="string">
            <text:p>57720,60,84</text:p>
          </table:table-cell>
          <table:table-cell ns41:value-type="float" table:style-name="ce108" office:value="851" office:value-type="float">
            <text:p>8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Gelderland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141" office:value-type="string">
            <text:p>I, Overflakke en Goeree</text:p>
          </table:table-cell>
          <table:table-cell table:style-name="ce2"/>
          <table:table-cell ns41:value-type="float" table:style-name="ce17" office:value="13" office:value-type="float">
            <text:p>13</text:p>
          </table:table-cell>
          <table:table-cell ns41:value-type="float" table:style-name="ce24" office:value="22597" office:value-type="float">
            <text:p>22597</text:p>
          </table:table-cell>
          <table:table-cell ns41:value-type="string" table:style-name="ce30" office:value-type="string">
            <text:p>22193,20,33</text:p>
          </table:table-cell>
          <table:table-cell ns41:value-type="float" table:style-name="ce108" office:value="1018" office:value-type="float">
            <text:p>101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Land v. Voorne</text:p>
          </table:table-cell>
          <table:table-cell table:style-name="ce2"/>
          <table:table-cell ns41:value-type="float" table:style-name="ce17" office:value="15" office:value-type="float">
            <text:p>15</text:p>
          </table:table-cell>
          <table:table-cell ns41:value-type="float" table:style-name="ce24" office:value="23055" office:value-type="float">
            <text:p>23055</text:p>
          </table:table-cell>
          <table:table-cell ns41:value-type="string" table:style-name="ce30" office:value-type="string">
            <text:p>21115,18,51</text:p>
          </table:table-cell>
          <table:table-cell ns41:value-type="float" table:style-name="ce108" office:value="1092" office:value-type="float">
            <text:p>109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I, Beijerland</text:p>
          </table:table-cell>
          <table:table-cell table:style-name="ce2"/>
          <table:table-cell ns41:value-type="float" table:style-name="ce17" office:value="14" office:value-type="float">
            <text:p>14</text:p>
          </table:table-cell>
          <table:table-cell ns41:value-type="float" table:style-name="ce24" office:value="28219" office:value-type="float">
            <text:p>28219</text:p>
          </table:table-cell>
          <table:table-cell ns41:value-type="string" table:style-name="ce30" office:value-type="string">
            <text:p>30047,57,66</text:p>
          </table:table-cell>
          <table:table-cell ns41:value-type="float" table:style-name="ce108" office:value="939" office:value-type="float">
            <text:p>93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V, Dordrecht</text:p>
          </table:table-cell>
          <table:table-cell table:style-name="ce2"/>
          <table:table-cell ns41:value-type="float" table:style-name="ce17" office:value="2" office:value-type="float">
            <text:p>2</text:p>
          </table:table-cell>
          <table:table-cell ns41:value-type="float" table:style-name="ce24" office:value="28395" office:value-type="float">
            <text:p>28395</text:p>
          </table:table-cell>
          <table:table-cell ns41:value-type="string" table:style-name="ce30" office:value-type="string">
            <text:p>7425,96,32</text:p>
          </table:table-cell>
          <table:table-cell ns41:value-type="float" table:style-name="ce108" office:value="3824" office:value-type="float">
            <text:p>38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, Ablasserwaard</text:p>
          </table:table-cell>
          <table:table-cell table:style-name="ce2"/>
          <table:table-cell ns41:value-type="float" table:style-name="ce17" office:value="40" office:value-type="float">
            <text:p>40</text:p>
          </table:table-cell>
          <table:table-cell ns41:value-type="float" table:style-name="ce24" office:value="62196" office:value-type="float">
            <text:p>62196</text:p>
          </table:table-cell>
          <table:table-cell ns41:value-type="string" table:style-name="ce30" office:value-type="string">
            <text:p>43789,49,73</text:p>
          </table:table-cell>
          <table:table-cell ns41:value-type="float" table:style-name="ce108" office:value="1420" office:value-type="float">
            <text:p>142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I, Krimpenerwaard</text:p>
          </table:table-cell>
          <table:table-cell table:style-name="ce2"/>
          <table:table-cell ns41:value-type="float" table:style-name="ce17" office:value="12" office:value-type="float">
            <text:p>12</text:p>
          </table:table-cell>
          <table:table-cell ns41:value-type="float" table:style-name="ce24" office:value="20605" office:value-type="float">
            <text:p>20605</text:p>
          </table:table-cell>
          <table:table-cell ns41:value-type="string" table:style-name="ce30" office:value-type="string">
            <text:p>16332,33,02</text:p>
          </table:table-cell>
          <table:table-cell ns41:value-type="float" table:style-name="ce108" office:value="1262" office:value-type="float">
            <text:p>12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II, Ijsselmonde</text:p>
          </table:table-cell>
          <table:table-cell table:style-name="ce2"/>
          <table:table-cell ns41:value-type="float" table:style-name="ce17" office:value="14" office:value-type="float">
            <text:p>14</text:p>
          </table:table-cell>
          <table:table-cell ns41:value-type="float" table:style-name="ce24" office:value="32100" office:value-type="float">
            <text:p>32100</text:p>
          </table:table-cell>
          <table:table-cell ns41:value-type="string" table:style-name="ce30" office:value-type="string">
            <text:p>20818,43,21</text:p>
          </table:table-cell>
          <table:table-cell ns41:value-type="float" table:style-name="ce108" office:value="1542" office:value-type="float">
            <text:p>154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III, Schieland</text:p>
          </table:table-cell>
          <table:table-cell table:style-name="ce2"/>
          <table:table-cell ns41:value-type="float" table:style-name="ce17" office:value="13" office:value-type="float">
            <text:p>13</text:p>
          </table:table-cell>
          <table:table-cell ns41:value-type="float" table:style-name="ce24" office:value="175033" office:value-type="float">
            <text:p>175033</text:p>
          </table:table-cell>
          <table:table-cell ns41:value-type="string" table:style-name="ce30" office:value-type="string">
            <text:p>18451,04,72</text:p>
          </table:table-cell>
          <table:table-cell ns41:value-type="float" table:style-name="ce108" office:value="9486" office:value-type="float">
            <text:p>948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X, Delfland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28339" office:value-type="float">
            <text:p>28339</text:p>
          </table:table-cell>
          <table:table-cell ns41:value-type="string" table:style-name="ce30" office:value-type="string">
            <text:p>8959,64,22</text:p>
          </table:table-cell>
          <table:table-cell ns41:value-type="float" table:style-name="ce108" office:value="3163" office:value-type="float">
            <text:p>316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X, Droogmakerijen</text:p>
          </table:table-cell>
          <table:table-cell table:style-name="ce2"/>
          <table:table-cell ns41:value-type="float" table:style-name="ce17" office:value="13" office:value-type="float">
            <text:p>13</text:p>
          </table:table-cell>
          <table:table-cell ns41:value-type="float" table:style-name="ce24" office:value="20965" office:value-type="float">
            <text:p>20965</text:p>
          </table:table-cell>
          <table:table-cell ns41:value-type="string" table:style-name="ce30" office:value-type="string">
            <text:p>24879,04,49</text:p>
          </table:table-cell>
          <table:table-cell ns41:value-type="float" table:style-name="ce108" office:value="843" office:value-type="float">
            <text:p>8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XI, Zuidelijke duinstreek</text:p>
          </table:table-cell>
          <table:table-cell table:style-name="ce2"/>
          <table:table-cell ns41:value-type="float" table:style-name="ce17" office:value="9" office:value-type="float">
            <text:p>9</text:p>
          </table:table-cell>
          <table:table-cell ns41:value-type="float" table:style-name="ce24" office:value="112478" office:value-type="float">
            <text:p>112478</text:p>
          </table:table-cell>
          <table:table-cell ns41:value-type="string" table:style-name="ce30" office:value-type="string">
            <text:p>18317,58,94</text:p>
          </table:table-cell>
          <table:table-cell ns41:value-type="float" table:style-name="ce108" office:value="6140" office:value-type="float">
            <text:p>614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XII, Noordelijke duinstreek</text:p>
          </table:table-cell>
          <table:table-cell table:style-name="ce2"/>
          <table:table-cell ns41:value-type="float" table:style-name="ce17" office:value="11" office:value-type="float">
            <text:p>11</text:p>
          </table:table-cell>
          <table:table-cell ns41:value-type="float" table:style-name="ce24" office:value="24081" office:value-type="float">
            <text:p>24081</text:p>
          </table:table-cell>
          <table:table-cell ns41:value-type="string" table:style-name="ce30" office:value-type="string">
            <text:p>20156,66,87</text:p>
          </table:table-cell>
          <table:table-cell ns41:value-type="float" table:style-name="ce108" office:value="1195" office:value-type="float">
            <text:p>119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XIII, Rijnland</text:p>
          </table:table-cell>
          <table:table-cell table:style-name="ce2"/>
          <table:table-cell ns41:value-type="float" table:style-name="ce17" office:value="19" office:value-type="float">
            <text:p>19</text:p>
          </table:table-cell>
          <table:table-cell ns41:value-type="float" table:style-name="ce24" office:value="75776" office:value-type="float">
            <text:p>75776</text:p>
          </table:table-cell>
          <table:table-cell ns41:value-type="string" table:style-name="ce30" office:value-type="string">
            <text:p>34750,09,43</text:p>
          </table:table-cell>
          <table:table-cell ns41:value-type="float" table:style-name="ce108" office:value="2181" office:value-type="float">
            <text:p>21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XIV, Woerden en Gouda</text:p>
          </table:table-cell>
          <table:table-cell table:style-name="ce2"/>
          <table:table-cell ns41:value-type="float" table:style-name="ce17" office:value="16" office:value-type="float">
            <text:p>16</text:p>
          </table:table-cell>
          <table:table-cell ns41:value-type="float" table:style-name="ce24" office:value="34365" office:value-type="float">
            <text:p>34365</text:p>
          </table:table-cell>
          <table:table-cell ns41:value-type="string" table:style-name="ce30" office:value-type="string">
            <text:p>14520,21,83</text:p>
          </table:table-cell>
          <table:table-cell ns41:value-type="float" table:style-name="ce108" office:value="2367" office:value-type="float">
            <text:p>23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Zuidholland</text:p>
          </table:table-cell>
          <table:table-cell table:style-name="ce2"/>
          <table:table-cell table:formula="of:=SUM([.C19:.C32])" ns41:value-type="float" table:style-name="ce17" office:value-type="float" office:value="197">
            <text:p>197</text:p>
          </table:table-cell>
          <table:table-cell table:formula="of:=SUM([.D19:.D32])" ns41:value-type="float" table:style-name="ce143" office:value-type="float" office:value="688204">
            <text:p>688204</text:p>
          </table:table-cell>
          <table:table-cell ns41:value-type="string" table:style-name="ce143" office:value-type="string">
            <text:p>301756,49,28</text:p>
          </table:table-cell>
          <table:table-cell ns41:value-type="float" table:style-name="ce108" office:value="2281" office:value-type="float">
            <text:p>228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uidholland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141" office:value-type="string">
            <text:p>I, Amsterdam</text:p>
          </table:table-cell>
          <table:table-cell table:style-name="ce2"/>
          <table:table-cell ns41:value-type="float" table:style-name="ce17" office:value="1" office:value-type="float">
            <text:p>1</text:p>
          </table:table-cell>
          <table:table-cell ns41:value-type="float" table:style-name="ce24" office:value="264694" office:value-type="float">
            <text:p>264694</text:p>
          </table:table-cell>
          <table:table-cell ns41:value-type="string" table:style-name="ce30" office:value-type="string">
            <text:p>1433,05,97</text:p>
          </table:table-cell>
          <table:table-cell ns41:value-type="float" table:style-name="ce108" office:value="184705" office:value-type="float">
            <text:p>184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De zes Eilanden</text:p>
          </table:table-cell>
          <table:table-cell table:style-name="ce2"/>
          <table:table-cell ns41:value-type="float" table:style-name="ce17" office:value="6" office:value-type="float">
            <text:p>6</text:p>
          </table:table-cell>
          <table:table-cell ns41:value-type="float" table:style-name="ce24" office:value="14793" office:value-type="float">
            <text:p>14793</text:p>
          </table:table-cell>
          <table:table-cell ns41:value-type="string" table:style-name="ce30" office:value-type="string">
            <text:p>37400,94,08</text:p>
          </table:table-cell>
          <table:table-cell ns41:value-type="float" table:style-name="ce108" office:value="396" office:value-type="float">
            <text:p>3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I, Noordelijke zeepolders</text:p>
          </table:table-cell>
          <table:table-cell table:style-name="ce2"/>
          <table:table-cell ns41:value-type="float" table:style-name="ce17" office:value="5" office:value-type="float">
            <text:p>5</text:p>
          </table:table-cell>
          <table:table-cell ns41:value-type="float" table:style-name="ce24" office:value="30241" office:value-type="float">
            <text:p>30241</text:p>
          </table:table-cell>
          <table:table-cell ns41:value-type="string" table:style-name="ce30" office:value-type="string">
            <text:p>22318,11,15</text:p>
          </table:table-cell>
          <table:table-cell ns41:value-type="float" table:style-name="ce108" office:value="1355" office:value-type="float">
            <text:p>135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V, West-Friesland (Oostelijk deel)</text:p>
          </table:table-cell>
          <table:table-cell table:style-name="ce2"/>
          <table:table-cell ns41:value-type="float" table:style-name="ce17" office:value="16" office:value-type="float">
            <text:p>16</text:p>
          </table:table-cell>
          <table:table-cell ns41:value-type="float" table:style-name="ce24" office:value="25788" office:value-type="float">
            <text:p>25788</text:p>
          </table:table-cell>
          <table:table-cell ns41:value-type="string" table:style-name="ce30" office:value-type="string">
            <text:p>18013,32,53</text:p>
          </table:table-cell>
          <table:table-cell ns41:value-type="float" table:style-name="ce108" office:value="1432" office:value-type="float">
            <text:p>14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, Wes-Friesland (Midden deel)</text:p>
          </table:table-cell>
          <table:table-cell table:style-name="ce2"/>
          <table:table-cell ns41:value-type="float" table:style-name="ce17" office:value="14" office:value-type="float">
            <text:p>14</text:p>
          </table:table-cell>
          <table:table-cell ns41:value-type="float" table:style-name="ce24" office:value="24292" office:value-type="float">
            <text:p>24292</text:p>
          </table:table-cell>
          <table:table-cell ns41:value-type="string" table:style-name="ce30" office:value-type="string">
            <text:p>17669,68,45</text:p>
          </table:table-cell>
          <table:table-cell ns41:value-type="float" table:style-name="ce108" office:value="1375" office:value-type="float">
            <text:p>137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I, West-Friesland (Westelijk deel)</text:p>
          </table:table-cell>
          <table:table-cell table:style-name="ce2"/>
          <table:table-cell ns41:value-type="float" table:style-name="ce17" office:value="15" office:value-type="float">
            <text:p>15</text:p>
          </table:table-cell>
          <table:table-cell ns41:value-type="float" table:style-name="ce24" office:value="18007" office:value-type="float">
            <text:p>18007</text:p>
          </table:table-cell>
          <table:table-cell ns41:value-type="string" table:style-name="ce30" office:value-type="string">
            <text:p>19927,69,16</text:p>
          </table:table-cell>
          <table:table-cell ns41:value-type="float" table:style-name="ce108" office:value="904" office:value-type="float">
            <text:p>9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II, Duin- en Geestgronden</text:p>
          </table:table-cell>
          <table:table-cell table:style-name="ce2"/>
          <table:table-cell ns41:value-type="float" table:style-name="ce17" office:value="20" office:value-type="float">
            <text:p>20</text:p>
          </table:table-cell>
          <table:table-cell ns41:value-type="float" table:style-name="ce24" office:value="69985" office:value-type="float">
            <text:p>69985</text:p>
          </table:table-cell>
          <table:table-cell ns41:value-type="string" table:style-name="ce30" office:value-type="string">
            <text:p>39950,92,20</text:p>
          </table:table-cell>
          <table:table-cell ns41:value-type="float" table:style-name="ce108" office:value="1752" office:value-type="float">
            <text:p>175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IIII, De Binnenpolders</text:p>
          </table:table-cell>
          <table:table-cell table:style-name="ce2"/>
          <table:table-cell ns41:value-type="float" table:style-name="ce17" office:value="12" office:value-type="float">
            <text:p>12</text:p>
          </table:table-cell>
          <table:table-cell ns41:value-type="float" table:style-name="ce24" office:value="16158" office:value-type="float">
            <text:p>16158</text:p>
          </table:table-cell>
          <table:table-cell ns41:value-type="string" table:style-name="ce30" office:value-type="string">
            <text:p>20574,85,54</text:p>
          </table:table-cell>
          <table:table-cell ns41:value-type="float" table:style-name="ce108" office:value="785" office:value-type="float">
            <text:p>7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X, Waterland</text:p>
          </table:table-cell>
          <table:table-cell table:style-name="ce2"/>
          <table:table-cell ns41:value-type="float" table:style-name="ce17" office:value="11" office:value-type="float">
            <text:p>11</text:p>
          </table:table-cell>
          <table:table-cell ns41:value-type="float" table:style-name="ce24" office:value="21650" office:value-type="float">
            <text:p>21650</text:p>
          </table:table-cell>
          <table:table-cell ns41:value-type="string" table:style-name="ce30" office:value-type="string">
            <text:p>18023,93,26</text:p>
          </table:table-cell>
          <table:table-cell ns41:value-type="float" table:style-name="ce108" office:value="1201" office:value-type="float">
            <text:p>120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X, De Zaanstreek</text:p>
          </table:table-cell>
          <table:table-cell table:style-name="ce2"/>
          <table:table-cell ns41:value-type="float" table:style-name="ce17" office:value="10" office:value-type="float">
            <text:p>10</text:p>
          </table:table-cell>
          <table:table-cell ns41:value-type="float" table:style-name="ce24" office:value="32610" office:value-type="float">
            <text:p>32610</text:p>
          </table:table-cell>
          <table:table-cell ns41:value-type="string" table:style-name="ce30" office:value-type="string">
            <text:p>12086,93,44</text:p>
          </table:table-cell>
          <table:table-cell ns41:value-type="float" table:style-name="ce108" office:value="2698" office:value-type="float">
            <text:p>269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XI. Veenstreek bezuiden het IJ</text:p>
          </table:table-cell>
          <table:table-cell table:style-name="ce2"/>
          <table:table-cell ns41:value-type="float" table:style-name="ce17" office:value="16" office:value-type="float">
            <text:p>16</text:p>
          </table:table-cell>
          <table:table-cell ns41:value-type="float" table:style-name="ce24" office:value="41499" office:value-type="float">
            <text:p>41499</text:p>
          </table:table-cell>
          <table:table-cell ns41:value-type="string" table:style-name="ce30" office:value-type="string">
            <text:p>52347,38,23</text:p>
          </table:table-cell>
          <table:table-cell ns41:value-type="float" table:style-name="ce108" office:value="793" office:value-type="float">
            <text:p>7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XII, Het Gooiland</text:p>
          </table:table-cell>
          <table:table-cell table:style-name="ce2"/>
          <table:table-cell ns41:value-type="float" table:style-name="ce17" office:value="7" office:value-type="float">
            <text:p>7</text:p>
          </table:table-cell>
          <table:table-cell ns41:value-type="float" table:style-name="ce24" office:value="17719" office:value-type="float">
            <text:p>17719</text:p>
          </table:table-cell>
          <table:table-cell ns41:value-type="string" table:style-name="ce30" office:value-type="string">
            <text:p>11889,41,72</text:p>
          </table:table-cell>
          <table:table-cell ns41:value-type="float" table:style-name="ce108" office:value="1490" office:value-type="float">
            <text:p>14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Noordholland</text:p>
          </table:table-cell>
          <table:table-cell table:style-name="ce2"/>
          <table:table-cell table:formula="of:=SUM([.C34:.C45])" ns41:value-type="float" table:style-name="ce17" office:value-type="float" office:value="133">
            <text:p>133</text:p>
          </table:table-cell>
          <table:table-cell table:formula="of:=SUM([.D34:.D45])" ns41:value-type="float" table:style-name="ce143" office:value-type="float" office:value="577436">
            <text:p>577436</text:p>
          </table:table-cell>
          <table:table-cell ns41:value-type="string" table:style-name="ce143" office:value-type="string">
            <text:p>271636,25,73</text:p>
          </table:table-cell>
          <table:table-cell ns41:value-type="float" table:style-name="ce108" office:value="2126" office:value-type="float">
            <text:p>21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Noordholland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141" office:value-type="string">
            <text:p>I, Walcheren</text:p>
          </table:table-cell>
          <table:table-cell table:style-name="ce2"/>
          <table:table-cell ns41:value-type="float" table:style-name="ce17" office:value="19" office:value-type="float">
            <text:p>19</text:p>
          </table:table-cell>
          <table:table-cell ns41:value-type="float" table:style-name="ce24" office:value="43171" office:value-type="float">
            <text:p>43171</text:p>
          </table:table-cell>
          <table:table-cell ns41:value-type="string" table:style-name="ce30" office:value-type="string">
            <text:p>20726,98,24</text:p>
          </table:table-cell>
          <table:table-cell ns41:value-type="float" table:style-name="ce108" office:value="2083" office:value-type="float">
            <text:p>20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Schouwen</text:p>
          </table:table-cell>
          <table:table-cell table:style-name="ce2"/>
          <table:table-cell ns41:value-type="float" table:style-name="ce17" office:value="18" office:value-type="float">
            <text:p>18</text:p>
          </table:table-cell>
          <table:table-cell ns41:value-type="float" table:style-name="ce24" office:value="22944" office:value-type="float">
            <text:p>22944</text:p>
          </table:table-cell>
          <table:table-cell ns41:value-type="string" table:style-name="ce30" office:value-type="string">
            <text:p>22268,48,37</text:p>
          </table:table-cell>
          <table:table-cell ns41:value-type="float" table:style-name="ce108" office:value="1031" office:value-type="float">
            <text:p>103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I, Tholen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14470" office:value-type="float">
            <text:p>14470</text:p>
          </table:table-cell>
          <table:table-cell ns41:value-type="string" table:style-name="ce30" office:value-type="string">
            <text:p>16356,95,79</text:p>
          </table:table-cell>
          <table:table-cell ns41:value-type="float" table:style-name="ce108" office:value="885" office:value-type="float">
            <text:p>88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V, Noord-Beveland</text:p>
          </table:table-cell>
          <table:table-cell table:style-name="ce2"/>
          <table:table-cell ns41:value-type="float" table:style-name="ce17" office:value="4" office:value-type="float">
            <text:p>4</text:p>
          </table:table-cell>
          <table:table-cell ns41:value-type="float" table:style-name="ce24" office:value="6964" office:value-type="float">
            <text:p>6964</text:p>
          </table:table-cell>
          <table:table-cell ns41:value-type="string" table:style-name="ce30" office:value-type="string">
            <text:p>8593,69,22</text:p>
          </table:table-cell>
          <table:table-cell ns41:value-type="float" table:style-name="ce108" office:value="810" office:value-type="float">
            <text:p>81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, Zuid-Beveland</text:p>
          </table:table-cell>
          <table:table-cell table:style-name="ce2"/>
          <table:table-cell ns41:value-type="float" table:style-name="ce17" office:value="26" office:value-type="float">
            <text:p>26</text:p>
          </table:table-cell>
          <table:table-cell ns41:value-type="float" table:style-name="ce24" office:value="32136" office:value-type="float">
            <text:p>32136</text:p>
          </table:table-cell>
          <table:table-cell ns41:value-type="string" table:style-name="ce30" office:value-type="string">
            <text:p>34657,87,26</text:p>
          </table:table-cell>
          <table:table-cell ns41:value-type="float" table:style-name="ce108" office:value="927" office:value-type="float">
            <text:p>92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I, Vierde district</text:p>
          </table:table-cell>
          <table:table-cell table:style-name="ce2"/>
          <table:table-cell ns41:value-type="float" table:style-name="ce17" office:value="18" office:value-type="float">
            <text:p>18</text:p>
          </table:table-cell>
          <table:table-cell ns41:value-type="float" table:style-name="ce24" office:value="23744" office:value-type="float">
            <text:p>23744</text:p>
          </table:table-cell>
          <table:table-cell ns41:value-type="string" table:style-name="ce30" office:value-type="string">
            <text:p>30047,83,90</text:p>
          </table:table-cell>
          <table:table-cell ns41:value-type="float" table:style-name="ce108" office:value="790" office:value-type="float">
            <text:p>79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II, Vijfde district</text:p>
          </table:table-cell>
          <table:table-cell table:style-name="ce2"/>
          <table:table-cell ns41:value-type="float" table:style-name="ce17" office:value="19" office:value-type="float">
            <text:p>19</text:p>
          </table:table-cell>
          <table:table-cell ns41:value-type="float" table:style-name="ce24" office:value="34140" office:value-type="float">
            <text:p>34140</text:p>
          </table:table-cell>
          <table:table-cell ns41:value-type="string" table:style-name="ce30" office:value-type="string">
            <text:p>43848,11,60</text:p>
          </table:table-cell>
          <table:table-cell ns41:value-type="float" table:style-name="ce108" office:value="779" office:value-type="float">
            <text:p>77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Zeeland</text:p>
          </table:table-cell>
          <table:table-cell table:style-name="ce2"/>
          <table:table-cell table:formula="of:=SUM([.C47:.C53])" ns41:value-type="float" table:style-name="ce17" office:value-type="float" office:value="112">
            <text:p>112</text:p>
          </table:table-cell>
          <table:table-cell table:formula="of:=SUM([.D47:.D53])" ns41:value-type="float" table:style-name="ce143" office:value-type="float" office:value="177569">
            <text:p>177569</text:p>
          </table:table-cell>
          <table:table-cell ns41:value-type="string" table:style-name="ce143" office:value-type="string">
            <text:p>176499,94,38</text:p>
          </table:table-cell>
          <table:table-cell ns41:value-type="float" table:style-name="ce108" office:value="1006" office:value-type="float">
            <text:p>100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Zeeland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141" office:value-type="string">
            <text:p>I, Westelijk deel</text:p>
          </table:table-cell>
          <table:table-cell table:style-name="ce2"/>
          <table:table-cell ns41:value-type="float" table:style-name="ce17" office:value="41" office:value-type="float">
            <text:p>41</text:p>
          </table:table-cell>
          <table:table-cell ns41:value-type="float" table:style-name="ce24" office:value="48937" office:value-type="float">
            <text:p>48937</text:p>
          </table:table-cell>
          <table:table-cell ns41:value-type="string" table:style-name="ce30" office:value-type="string">
            <text:p>59387,93,19</text:p>
          </table:table-cell>
          <table:table-cell ns41:value-type="float" table:style-name="ce108" office:value="824" office:value-type="float">
            <text:p>8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Oostelijk deel</text:p>
          </table:table-cell>
          <table:table-cell table:style-name="ce2"/>
          <table:table-cell ns41:value-type="float" table:style-name="ce17" office:value="31" office:value-type="float">
            <text:p>31</text:p>
          </table:table-cell>
          <table:table-cell ns41:value-type="float" table:style-name="ce24" office:value="124619" office:value-type="float">
            <text:p>124619</text:p>
          </table:table-cell>
          <table:table-cell ns41:value-type="string" table:style-name="ce30" office:value-type="string">
            <text:p>79041,45,60</text:p>
          </table:table-cell>
          <table:table-cell ns41:value-type="float" table:style-name="ce108" office:value="1577" office:value-type="float">
            <text:p>157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Utrecht</text:p>
          </table:table-cell>
          <table:table-cell table:style-name="ce2"/>
          <table:table-cell table:formula="of:=SUM([.C55:.C56])" ns41:value-type="float" table:style-name="ce17" office:value-type="float" office:value="72">
            <text:p>72</text:p>
          </table:table-cell>
          <table:table-cell table:formula="of:=SUM([.D55:.D56])" ns41:value-type="float" table:style-name="ce143" office:value-type="float" office:value="173556">
            <text:p>173556</text:p>
          </table:table-cell>
          <table:table-cell ns41:value-type="string" table:style-name="ce143" office:value-type="string">
            <text:p>138429,38,79</text:p>
          </table:table-cell>
          <table:table-cell ns41:value-type="float" table:style-name="ce108" office:value="1254" office:value-type="float">
            <text:p>1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Utrecht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141" office:value-type="string">
            <text:p>I, Oostelijk deel</text:p>
          </table:table-cell>
          <table:table-cell table:style-name="ce2"/>
          <table:table-cell ns41:value-type="float" table:style-name="ce17" office:value="8" office:value-type="float">
            <text:p>8</text:p>
          </table:table-cell>
          <table:table-cell ns41:value-type="float" table:style-name="ce24" office:value="84015" office:value-type="float">
            <text:p>84015</text:p>
          </table:table-cell>
          <table:table-cell ns41:value-type="string" table:style-name="ce30" office:value-type="string">
            <text:p>133608,06,62</text:p>
          </table:table-cell>
          <table:table-cell ns41:value-type="float" table:style-name="ce108" office:value="629" office:value-type="float">
            <text:p>62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Zuidewestelijk deel</text:p>
          </table:table-cell>
          <table:table-cell table:style-name="ce2"/>
          <table:table-cell ns41:value-type="float" table:style-name="ce17" office:value="14" office:value-type="float">
            <text:p>14</text:p>
          </table:table-cell>
          <table:table-cell ns41:value-type="float" table:style-name="ce24" office:value="57642" office:value-type="float">
            <text:p>57642</text:p>
          </table:table-cell>
          <table:table-cell ns41:value-type="string" table:style-name="ce30" office:value-type="string">
            <text:p>74967,08,74</text:p>
          </table:table-cell>
          <table:table-cell ns41:value-type="float" table:style-name="ce108" office:value="769" office:value-type="float">
            <text:p>76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I, N-westelijk deel met Ameland en Schiermonnikoog</text:p>
          </table:table-cell>
          <table:table-cell table:style-name="ce2"/>
          <table:table-cell ns41:value-type="float" table:style-name="ce17" office:value="21" office:value-type="float">
            <text:p>21</text:p>
          </table:table-cell>
          <table:table-cell ns41:value-type="float" table:style-name="ce24" office:value="150697" office:value-type="float">
            <text:p>150697</text:p>
          </table:table-cell>
          <table:table-cell ns41:value-type="string" table:style-name="ce30" office:value-type="string">
            <text:p>118918,77,90</text:p>
          </table:table-cell>
          <table:table-cell ns41:value-type="float" table:style-name="ce108" office:value="1267" office:value-type="float">
            <text:p>12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4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Friesland</text:p>
          </table:table-cell>
          <table:table-cell table:style-name="ce2"/>
          <table:table-cell table:formula="of:=SUM([.C58:.C60])" ns41:value-type="float" table:style-name="ce17" office:value-type="float" office:value="43">
            <text:p>43</text:p>
          </table:table-cell>
          <table:table-cell table:formula="of:=SUM([.D58:.D60])" ns41:value-type="float" table:style-name="ce143" office:value-type="float" office:value="292354">
            <text:p>292354</text:p>
          </table:table-cell>
          <table:table-cell ns41:value-type="string" table:style-name="ce143" office:value-type="string">
            <text:p>327493,93,26</text:p>
          </table:table-cell>
          <table:table-cell ns41:value-type="float" table:style-name="ce108" office:value="893" office:value-type="float">
            <text:p>8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2" office:value="442" office:value-type="float">
            <text:p>442</text:p>
          </table:table-cell>
          <table:table-cell ns41:value-type="float" table:style-name="ce52" office:value="443" office:value-type="float">
            <text:p>443</text:p>
          </table:table-cell>
          <table:table-cell ns41:value-type="string" table:style-name="ce58" office:value-type="string">
            <text:p>Friesland</text:p>
          </table:table-cell>
          <table:table-cell ns41:value-type="string" table:style-name="ce65" office:value-type="string">
            <text:p>36_0434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141" office:value-type="string">
            <text:p>I, Arr. Almelo</text:p>
          </table:table-cell>
          <table:table-cell table:style-name="ce2"/>
          <table:table-cell ns41:value-type="float" table:style-name="ce17" office:value="17" office:value-type="float">
            <text:p>17</text:p>
          </table:table-cell>
          <table:table-cell ns41:value-type="float" table:style-name="ce24" office:value="79548" office:value-type="float">
            <text:p>79548</text:p>
          </table:table-cell>
          <table:table-cell ns41:value-type="string" table:style-name="ce30" office:value-type="string">
            <text:p>108699,74,77</text:p>
          </table:table-cell>
          <table:table-cell ns41:value-type="float" table:style-name="ce108" office:value="732" office:value-type="float">
            <text:p>7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Arr. Deventer, met stad Ommen</text:p>
          </table:table-cell>
          <table:table-cell table:style-name="ce2"/>
          <table:table-cell ns41:value-type="float" table:style-name="ce17" office:value="20" office:value-type="float">
            <text:p>20</text:p>
          </table:table-cell>
          <table:table-cell ns41:value-type="float" table:style-name="ce24" office:value="86230" office:value-type="float">
            <text:p>86230</text:p>
          </table:table-cell>
          <table:table-cell ns41:value-type="string" table:style-name="ce30" office:value-type="string">
            <text:p>129671,50,38</text:p>
          </table:table-cell>
          <table:table-cell ns41:value-type="float" table:style-name="ce108" office:value="665" office:value-type="float">
            <text:p>6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I, Arr. Zwolle</text:p>
          </table:table-cell>
          <table:table-cell table:style-name="ce2"/>
          <table:table-cell ns41:value-type="float" table:style-name="ce17" office:value="24" office:value-type="float">
            <text:p>24</text:p>
          </table:table-cell>
          <table:table-cell ns41:value-type="float" table:style-name="ce24" office:value="88273" office:value-type="float">
            <text:p>88273</text:p>
          </table:table-cell>
          <table:table-cell ns41:value-type="string" table:style-name="ce30" office:value-type="string">
            <text:p>334304,56,88</text:p>
          </table:table-cell>
          <table:table-cell ns41:value-type="float" table:style-name="ce108" office:value="920" office:value-type="float">
            <text:p>92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Overijssel</text:p>
          </table:table-cell>
          <table:table-cell table:style-name="ce2"/>
          <table:table-cell table:formula="of:=SUM([.C62:.C64])" ns41:value-type="float" table:style-name="ce17" office:value-type="float" office:value="61">
            <text:p>61</text:p>
          </table:table-cell>
          <table:table-cell table:formula="of:=SUM([.D62:.D64])" ns41:value-type="float" table:style-name="ce143" office:value-type="float" office:value="254051">
            <text:p>254051</text:p>
          </table:table-cell>
          <table:table-cell ns41:value-type="string" table:style-name="ce143" office:value-type="string">
            <text:p>334304,56,88</text:p>
          </table:table-cell>
          <table:table-cell ns41:value-type="float" table:style-name="ce108" office:value="760" office:value-type="float">
            <text:p>76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Overijssel</text:p>
          </table:table-cell>
          <table:table-cell ns41:value-type="string" table:style-name="ce65" office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141" office:value-type="string">
            <text:p>I, Noordelijk deel</text:p>
          </table:table-cell>
          <table:table-cell table:style-name="ce2"/>
          <table:table-cell ns41:value-type="float" table:style-name="ce17" office:value="29" office:value-type="float">
            <text:p>29</text:p>
          </table:table-cell>
          <table:table-cell ns41:value-type="float" table:style-name="ce24" office:value="78095" office:value-type="float">
            <text:p>78095</text:p>
          </table:table-cell>
          <table:table-cell ns41:value-type="string" table:style-name="ce30" office:value-type="string">
            <text:p>96591,45,29</text:p>
          </table:table-cell>
          <table:table-cell ns41:value-type="float" table:style-name="ce108" office:value="809" office:value-type="float">
            <text:p>8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Zuidelijk deel</text:p>
          </table:table-cell>
          <table:table-cell table:style-name="ce2"/>
          <table:table-cell ns41:value-type="float" table:style-name="ce17" office:value="14" office:value-type="float">
            <text:p>14</text:p>
          </table:table-cell>
          <table:table-cell ns41:value-type="float" table:style-name="ce24" office:value="104041" office:value-type="float">
            <text:p>104041</text:p>
          </table:table-cell>
          <table:table-cell ns41:value-type="string" table:style-name="ce30" office:value-type="string">
            <text:p>67934,19,95</text:p>
          </table:table-cell>
          <table:table-cell ns41:value-type="float" table:style-name="ce108" office:value="1531" office:value-type="float">
            <text:p>153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I, Oostelijk deel</text:p>
          </table:table-cell>
          <table:table-cell table:style-name="ce2"/>
          <table:table-cell ns41:value-type="float" table:style-name="ce17" office:value="14" office:value-type="float">
            <text:p>14</text:p>
          </table:table-cell>
          <table:table-cell ns41:value-type="float" table:style-name="ce24" office:value="43200" office:value-type="float">
            <text:p>43200</text:p>
          </table:table-cell>
          <table:table-cell ns41:value-type="string" table:style-name="ce30" office:value-type="string">
            <text:p>64742,46,89</text:p>
          </table:table-cell>
          <table:table-cell ns41:value-type="float" table:style-name="ce108" office:value="667" office:value-type="float">
            <text:p>6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Groningen</text:p>
          </table:table-cell>
          <table:table-cell table:style-name="ce2"/>
          <table:table-cell table:formula="of:=SUM([.C66:.C68])" ns41:value-type="float" table:style-name="ce17" office:value-type="float" office:value="57">
            <text:p>57</text:p>
          </table:table-cell>
          <table:table-cell table:formula="of:=SUM([.D66:.D68])" ns41:value-type="float" table:style-name="ce143" office:value-type="float" office:value="225336">
            <text:p>225336</text:p>
          </table:table-cell>
          <table:table-cell ns41:value-type="string" table:style-name="ce143" office:value-type="string">
            <text:p>229268,12,13</text:p>
          </table:table-cell>
          <table:table-cell ns41:value-type="float" table:style-name="ce108" office:value="983" office:value-type="float">
            <text:p>98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Groningen</text:p>
          </table:table-cell>
          <table:table-cell ns41:value-type="string" table:style-name="ce65" office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141" office:value-type="string">
            <office:annotation draw:style-name="gr1" svg:height="1.218cm" draw:caption-point-y="1.307cm" svg:width="4.142cm" svg:x="10.852cm" draw:caption-point-x="-3.422cm" svg:y="31.723cm" draw:text-style-name="P1">
              <dc:creator>CDM</dc:creator>
              <dc:date>2014-12-12T00:00:00</dc:date>
              <text:p text:style-name="P1"><text:span text:style-name="T1">in de image stond verder geen benaming voor deze groep</text:span></text:p>
              <text:p text:style-name="P1"><text:span text:style-name="T1"/></text:p>
            </office:annotation>
            <text:p>I, (….)</text:p>
          </table:table-cell>
          <table:table-cell table:style-name="ce2"/>
          <table:table-cell ns41:value-type="float" table:style-name="ce17" office:value="32" office:value-type="float">
            <text:p>32</text:p>
          </table:table-cell>
          <table:table-cell ns41:value-type="float" table:style-name="ce24" office:value="100866" office:value-type="float">
            <text:p>100866</text:p>
          </table:table-cell>
          <table:table-cell ns41:value-type="string" table:style-name="ce30" office:value-type="string">
            <text:p>255030,76,35</text:p>
          </table:table-cell>
          <table:table-cell ns41:value-type="float" table:style-name="ce108" office:value="396" office:value-type="float">
            <text:p>3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Norg met de gestichten Veenhuizen</text:p>
          </table:table-cell>
          <table:table-cell table:style-name="ce2"/>
          <table:table-cell ns41:value-type="float" table:style-name="ce17" office:value="1" office:value-type="float">
            <text:p>1</text:p>
          </table:table-cell>
          <table:table-cell ns41:value-type="float" table:style-name="ce24" office:value="4771" office:value-type="float">
            <text:p>4771</text:p>
          </table:table-cell>
          <table:table-cell ns41:value-type="string" table:style-name="ce30" office:value-type="string">
            <text:p>11231,69,09</text:p>
          </table:table-cell>
          <table:table-cell ns41:value-type="float" table:style-name="ce108" office:value="425" office:value-type="float">
            <text:p>42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7" office:value-type="string">
            <text:p>De provincie Drenthe</text:p>
          </table:table-cell>
          <table:table-cell table:style-name="ce2"/>
          <table:table-cell table:formula="of:=SUM([.C70:.C71])" ns41:value-type="float" table:style-name="ce17" office:value-type="float" office:value="33">
            <text:p>33</text:p>
          </table:table-cell>
          <table:table-cell table:formula="of:=SUM([.D70:.D71])" ns41:value-type="float" table:style-name="ce143" office:value-type="float" office:value="105637">
            <text:p>105637</text:p>
          </table:table-cell>
          <table:table-cell ns41:value-type="string" table:style-name="ce143" office:value-type="string">
            <text:p>266262,45,44</text:p>
          </table:table-cell>
          <table:table-cell ns41:value-type="float" table:style-name="ce108" office:value="397" office:value-type="float">
            <text:p>3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Drenthe</text:p>
          </table:table-cell>
          <table:table-cell ns41:value-type="string" table:style-name="ce65" office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ns41:value-type="string" table:style-name="ce141" office:value-type="string">
            <text:p>I, Venlo aan de Maas van Mook tot Kessel</text:p>
          </table:table-cell>
          <table:table-cell table:style-name="ce2"/>
          <table:table-cell ns41:value-type="float" table:style-name="ce17" office:value="12" office:value-type="float">
            <text:p>12</text:p>
          </table:table-cell>
          <table:table-cell ns41:value-type="float" table:style-name="ce24" office:value="25786" office:value-type="float">
            <text:p>25786</text:p>
          </table:table-cell>
          <table:table-cell ns41:value-type="string" table:style-name="ce30" office:value-type="string">
            <text:p>36562,41,18</text:p>
          </table:table-cell>
          <table:table-cell ns41:value-type="float" table:style-name="ce108" office:value="705" office:value-type="float">
            <text:p>70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, Weert-de Peel</text:p>
          </table:table-cell>
          <table:table-cell table:style-name="ce2"/>
          <table:table-cell ns41:value-type="float" table:style-name="ce17" office:value="16" office:value-type="float">
            <text:p>16</text:p>
          </table:table-cell>
          <table:table-cell ns41:value-type="float" table:style-name="ce24" office:value="39491" office:value-type="float">
            <text:p>39491</text:p>
          </table:table-cell>
          <table:table-cell ns41:value-type="string" table:style-name="ce30" office:value-type="string">
            <text:p>75412,51,31</text:p>
          </table:table-cell>
          <table:table-cell ns41:value-type="float" table:style-name="ce108" office:value="524" office:value-type="float">
            <text:p>5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II, Roermond aan de Maas van Kessel tot Maaseijk</text:p>
          </table:table-cell>
          <table:table-cell table:style-name="ce2"/>
          <table:table-cell ns41:value-type="float" table:style-name="ce17" office:value="26" office:value-type="float">
            <text:p>26</text:p>
          </table:table-cell>
          <table:table-cell ns41:value-type="float" table:style-name="ce24" office:value="39314" office:value-type="float">
            <text:p>39314</text:p>
          </table:table-cell>
          <table:table-cell ns41:value-type="string" table:style-name="ce30" office:value-type="string">
            <text:p>40260,95,06</text:p>
          </table:table-cell>
          <table:table-cell ns41:value-type="float" table:style-name="ce108" office:value="976" office:value-type="float">
            <text:p>97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IV, Sittard en omstreken</text:p>
          </table:table-cell>
          <table:table-cell table:style-name="ce2"/>
          <table:table-cell ns41:value-type="float" table:style-name="ce17" office:value="22" office:value-type="float">
            <text:p>22</text:p>
          </table:table-cell>
          <table:table-cell ns41:value-type="float" table:style-name="ce24" office:value="26955" office:value-type="float">
            <text:p>26955</text:p>
          </table:table-cell>
          <table:table-cell ns41:value-type="string" table:style-name="ce30" office:value-type="string">
            <text:p>18824,98,43</text:p>
          </table:table-cell>
          <table:table-cell ns41:value-type="float" table:style-name="ce108" office:value="1432" office:value-type="float">
            <text:p>143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, Maastricht en omstreken</text:p>
          </table:table-cell>
          <table:table-cell table:style-name="ce2"/>
          <table:table-cell ns41:value-type="float" table:style-name="ce17" office:value="34" office:value-type="float">
            <text:p>34</text:p>
          </table:table-cell>
          <table:table-cell ns41:value-type="float" table:style-name="ce24" office:value="63220" office:value-type="float">
            <text:p>63220</text:p>
          </table:table-cell>
          <table:table-cell ns41:value-type="string" table:style-name="ce30" office:value-type="string">
            <text:p>28061,77,16</text:p>
          </table:table-cell>
          <table:table-cell ns41:value-type="float" table:style-name="ce108" office:value="2253" office:value-type="float">
            <text:p>225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5">
          <table:table-cell ns41:value-type="string" table:style-name="ce141" office:value-type="string">
            <text:p>VI, Herzogenrade</text:p>
          </table:table-cell>
          <table:table-cell table:style-name="ce2"/>
          <table:table-cell ns41:value-type="float" table:style-name="ce17" office:value="15" office:value-type="float">
            <text:p>15</text:p>
          </table:table-cell>
          <table:table-cell ns41:value-type="float" table:style-name="ce24" office:value="29055" office:value-type="float">
            <text:p>29055</text:p>
          </table:table-cell>
          <table:table-cell ns41:value-type="string" table:style-name="ce30" office:value-type="string">
            <text:p>21291,70,60</text:p>
          </table:table-cell>
          <table:table-cell ns41:value-type="float" table:style-name="ce108" office:value="1365" office:value-type="float">
            <text:p>136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9" office:value-type="string">
            <text:p>01_H5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445" office:value-type="float">
            <text:p>445</text:p>
          </table:table-cell>
          <table:table-cell ns41:value-type="string" table:style-name="ce58" office:value-type="string">
            <text:p>Limburg</text:p>
          </table:table-cell>
          <table:table-cell ns41:value-type="string" table:style-name="ce65" office:value-type="string">
            <text:p>36_0435</text:p>
          </table:table-cell>
          <table:table-cell table:number-columns-repeated="1012"/>
        </table:table-row>
        <table:table-row table:style-name="ro1">
          <table:table-cell ns41:value-type="string" table:style-name="ce9" office:value-type="string">
            <text:p>De provincie Limburg</text:p>
          </table:table-cell>
          <table:table-cell table:style-name="ce2"/>
          <table:table-cell table:formula="of:=SUM([.C73:.C78])" ns41:value-type="float" table:style-name="ce19" office:value-type="float" office:value="125">
            <text:p>125</text:p>
          </table:table-cell>
          <table:table-cell table:formula="of:=SUM([.D73:.D78])" ns41:value-type="float" table:style-name="ce25" office:value-type="float" office:value="223821">
            <text:p>223821</text:p>
          </table:table-cell>
          <table:table-cell ns41:value-type="string" table:style-name="ce25" office:value-type="string">
            <text:p>220414,33,74</text:p>
          </table:table-cell>
          <table:table-cell ns41:value-type="float" table:style-name="ce109" office:value="1015" office:value-type="float">
            <text:p>101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50" office:value-type="string">
            <text:p>01_H5</text:p>
          </table:table-cell>
          <table:table-cell ns41:value-type="float" table:style-name="ce59" office:value="444" office:value-type="float">
            <text:p>444</text:p>
          </table:table-cell>
          <table:table-cell ns41:value-type="float" table:style-name="ce59" office:value="445" office:value-type="float">
            <text:p>445</text:p>
          </table:table-cell>
          <table:table-cell ns41:value-type="string" table:style-name="ce59" office:value-type="string">
            <text:p>Limburg</text:p>
          </table:table-cell>
          <table:table-cell ns41:value-type="string" table:style-name="ce66" office:value-type="string">
            <text:p>36_0435</text:p>
          </table:table-cell>
          <table:table-cell table:style-name="ce47" table:number-columns-repeated="1012"/>
        </table:table-row>
        <table:table-row table:style-name="ro5">
          <table:table-cell table:style-name="ce110"/>
          <table:table-cell table:style-name="Default"/>
          <table:table-cell table:style-name="ce76" table:number-columns-repeated="4"/>
          <table:table-cell table:number-columns-repeated="1018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cell-range-address="$'Tabel 2'.$A$1:.$A$1048576" table:name="B" table:base-cell-address="$'Tabel 1'.$A$1"/>
      </table:named-expressions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page-layout-name="Mpm4" style:display-name="PageStyle_Tabel 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3-09-10T15:23:57</meta:creation-date>
    <dc:creator>JP 174</dc:creator>
    <dc:date>2003-10-31T15:37:39</dc:date>
    <meta:document-statistic meta:object-count="0" meta:cell-count="6246" meta:table-count="6"/>
    <meta:generator>ODFPY/1.3.0dev</meta:generator>
  </office:meta>
</office:document-meta>
</file>